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89in"/>
    </style:style>
    <style:style style:name="co2" style:family="table-column">
      <style:table-column-properties fo:break-before="auto" style:column-width="3.3382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2.3299in"/>
    </style:style>
    <style:style style:name="co5" style:family="table-column">
      <style:table-column-properties fo:break-before="auto" style:column-width="0.3138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0.711in"/>
    </style:style>
    <style:style style:name="co8" style:family="table-column">
      <style:table-column-properties fo:break-before="auto" style:column-width="1.2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1" style:family="table-cell" style:parent-style-name="Default"/>
    <style:style style:name="ce4" style:family="table-cell" style:parent-style-name="Default"/>
    <style:style style:name="ce5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парсер-wordsta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" office:value-type="string" calcext:value-type="string">
            <text:p>Поисковые запросы</text:p>
          </table:table-cell>
          <table:table-cell office:value-type="string" calcext:value-type="string">
            <text:p>Название группы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Суммарная частотность кластера</text:p>
          </table:table-cell>
          <table:table-cell office:value-type="string" calcext:value-type="string">
            <text:p>% Агрегаторов</text:p>
          </table:table-cell>
          <table:table-cell office:value-type="string" calcext:value-type="string">
            <text:p>Главных страниц</text:p>
          </table:table-cell>
          <table:table-cell office:value-type="string" calcext:value-type="string">
            <text:p>Топоним в запросе</text:p>
          </table:table-cell>
          <table:table-cell office:value-type="string" calcext:value-type="string">
            <text:p>URLs группы</text:p>
          </table:table-cell>
        </table:table-row>
        <table:table-row table:style-name="ro1">
          <table:table-cell office:value-type="string" calcext:value-type="string">
            <text:p>парсер</text:p>
          </table:table-cell>
          <table:table-cell office:value-type="string" calcext:value-type="string">
            <text:p>парсер (3)</text:p>
          </table:table-cell>
          <table:table-cell office:value-type="float" office:value="44822" calcext:value-type="float">
            <text:p>44822</text:p>
          </table:table-cell>
          <table:table-cell office:value-type="float" office:value="89657" calcext:value-type="float">
            <text:p>896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, https://www.unisender.com/ru/blog/parsery-dlya-sbora-dannyh-s-sajtov/, https://blog.skillfactory.ru/glossary/parser/, https://cloudparser.ru/, https://habr.com/ru/articles/893622/, https://habr.com/ru/companies/click/articles/494020/, https://parser.plus/, https://ru.wikipedia.org/wiki/%D0%A1%D0%B8%D0%BD%D1%82%D0%B0%D0%BA%D1%81%D0%B8%D1%87%D0%B5%D1%81%D0%BA%D0%B8%D0%B9_%D0%B0%D0%BD%D0%B0%D0%BB%D0%B8%D0%B7%D0%B0%D1%82%D0%BE%D1%80</text:p>
          </table:table-cell>
        </table:table-row>
        <table:table-row table:style-name="ro1">
          <table:table-cell office:value-type="string" calcext:value-type="string">
            <text:p>парсеры</text:p>
          </table:table-cell>
          <table:table-cell office:value-type="string" calcext:value-type="string">
            <text:p>парсер (3)</text:p>
          </table:table-cell>
          <table:table-cell office:value-type="float" office:value="44822" calcext:value-type="float">
            <text:p>44822</text:p>
          </table:table-cell>
          <table:table-cell office:value-type="float" office:value="89657" calcext:value-type="float">
            <text:p>896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, https://www.unisender.com/ru/blog/parsery-dlya-sbora-dannyh-s-sajtov/, https://blog.skillfactory.ru/glossary/parser/, https://cloudparser.ru/, https://habr.com/ru/articles/893622/, https://habr.com/ru/companies/click/articles/494020/, https://parser.plus/, https://ru.wikipedia.org/wiki/%D0%A1%D0%B8%D0%BD%D1%82%D0%B0%D0%BA%D1%81%D0%B8%D1%87%D0%B5%D1%81%D0%BA%D0%B8%D0%B9_%D0%B0%D0%BD%D0%B0%D0%BB%D0%B8%D0%B7%D0%B0%D1%82%D0%BE%D1%80</text:p>
          </table:table-cell>
        </table:table-row>
        <table:table-row table:style-name="ro1">
          <table:table-cell office:value-type="string" calcext:value-type="string">
            <text:p>универсальный парсер сайтов</text:p>
          </table:table-cell>
          <table:table-cell office:value-type="string" calcext:value-type="string">
            <text:p>парсер (3)</text:p>
          </table:table-cell>
          <table:table-cell office:value-type="float" office:value="13" calcext:value-type="float">
            <text:p>13</text:p>
          </table:table-cell>
          <table:table-cell office:value-type="float" office:value="89657" calcext:value-type="float">
            <text:p>896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, https://www.unisender.com/ru/blog/parsery-dlya-sbora-dannyh-s-sajtov/, https://blog.skillfactory.ru/glossary/parser/, https://cloudparser.ru/, https://habr.com/ru/articles/893622/, https://habr.com/ru/companies/click/articles/494020/, https://parser.plus/, https://ru.wikipedia.org/wiki/%D0%A1%D0%B8%D0%BD%D1%82%D0%B0%D0%BA%D1%81%D0%B8%D1%87%D0%B5%D1%81%D0%BA%D0%B8%D0%B9_%D0%B0%D0%BD%D0%B0%D0%BB%D0%B8%D0%B7%D0%B0%D1%82%D0%BE%D1%80</text:p>
          </table:table-cell>
        </table:table-row>
        <table:table-row table:style-name="ro1">
          <table:table-cell office:value-type="string" calcext:value-type="string">
            <text:p>парсинг</text:p>
          </table:table-cell>
          <table:table-cell office:value-type="string" calcext:value-type="string">
            <text:p>парсинг (8)</text:p>
          </table:table-cell>
          <table:table-cell office:value-type="float" office:value="48083" calcext:value-type="float">
            <text:p>48083</text:p>
          </table:table-cell>
          <table:table-cell office:value-type="float" office:value="49201" calcext:value-type="float">
            <text:p>49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glossary/chto-takoe-parsing/, https://www.calltouch.ru/blog/chto-takoe-parsing/, https://skillbox.ru/media/marketing/chto-takoe-parsing-i-chto-o-nyem-obyazatelno-nuzhno-znat-marketologu/, https://www.tgu-dpo.ru/news/2023/06/07/chto-takoe-parsing-i-kak-on-rabotat/, https://www.marquiz.ru/blog/chto-takoe-parsing, https://blog.skillfactory.ru/parsing-saytov-na-python/, https://blog.skillfactory.ru/glossary/parser/, https://roistat.com/rublog/parsing/, https://roistat.com/rublog/parsing/#:~:text=%D0%9F%D0%B0%D1%80%D1%81%D0%B8%D0%BD%D0%B3%20%D1%82%D0%BE%D0%B2%D0%B0%D1%80%D0%BE%D0%B2%20%E2%80%94%20%D1%81%D0%B1%D0%BE%D1%80%20%D0%B4%D0%B0%D0%BD%D0%BD%D1%8B%D1%85%20%D0%BE,%D1%81%D0%B1%D0%BE%D1%80%20%D0%B4%D0%B0%D0%BD%D0%BD%D1%8B%D1%85%20%D0%BE%20%D1%86%D0%B5%D0%BD%D0%B0%D1%85%20%D0%BA%D0%BE%D0%BD%D0%BA%D1%83%D1%80%D0%B5%D0%BD%D1%82%D0%BE%D0%B2., https://roistat.com/rublog/parsing/#:~:text=%D0%9F%D0%B0%D1%80%D1%81%D0%B8%D0%BD%D0%B3%20%E2%80%94%20%D1%8D%D1%82%D0%BE%20%D0%B0%D0%B2%D1%82%D0%BE%D0%BC%D0%B0%D1%82%D0%B8%D0%B7%D0%B8%D1%80%D0%BE%D0%B2%D0%B0%D0%BD%D0%BD%D1%8B%D0%B9%20%D1%81%D0%B1%D0%BE%D1%80%20%D0%B8,%D0%B2%20%D1%81%D0%BE%D0%BE%D1%82%D0%B2%D0%B5%D1%82%D1%81%D1%82%D0%B2%D0%B8%D0%B8%20%D1%81%20%D0%B7%D0%B0%D0%B4%D0%B0%D0%BD%D0%BD%D1%8B%D0%BC%D0%B8%20%D0%BF%D0%B0%D1%80%D0%B0%D0%BC%D0%B5%D1%82%D1%80%D0%B0%D0%BC%D0%B8.&amp;text=%D0%9D%D0%B0%D0%BF%D1%80%D0%B8%D0%BC%D0%B5%D1%80%2C%20%D0%BF%D1%80%D0%B8%20%D0%BF%D0%BE%D0%BC%D0%BE%D1%89%D0%B8%20%D0%BF%D0%B0%D1%80%D1%81%D0%B8%D0%BD%D0%B3%D0%B0%20%D1%81%D0%B0%D0%B9%D1%82%D0%BE%D0%B2,%D0%BE%D0%BF%D0%B8%D1%81%D0%B0%D0%BD%D0%B8%D0%B5%20%D0%BA%D0%B0%D1%80%D1%82%D0%BE%D1%87%D0%B5%D0%BA%20%D1%82%D0%BE%D0%B2%D0%B0%D1%80%D0%BE%D0%B2%20%D0%BE%D0%BD%D0%BB%D0%B0%D0%B9%D0%BD%2D%D0%BC%D0%B0%D0%B3%D0%B0%D0%B7%D0%B8%D0%BD%D0%B0.</text:p>
          </table:table-cell>
        </table:table-row>
        <table:table-row table:style-name="ro1">
          <table:table-cell office:value-type="string" calcext:value-type="string">
            <text:p>парсить данные</text:p>
          </table:table-cell>
          <table:table-cell office:value-type="string" calcext:value-type="string">
            <text:p>парсинг (8)</text:p>
          </table:table-cell>
          <table:table-cell office:value-type="float" office:value="827" calcext:value-type="float">
            <text:p>827</text:p>
          </table:table-cell>
          <table:table-cell office:value-type="float" office:value="49201" calcext:value-type="float">
            <text:p>49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glossary/chto-takoe-parsing/, https://www.calltouch.ru/blog/chto-takoe-parsing/, https://skillbox.ru/media/marketing/chto-takoe-parsing-i-chto-o-nyem-obyazatelno-nuzhno-znat-marketologu/, https://www.tgu-dpo.ru/news/2023/06/07/chto-takoe-parsing-i-kak-on-rabotat/, https://www.marquiz.ru/blog/chto-takoe-parsing, https://blog.skillfactory.ru/parsing-saytov-na-python/, https://blog.skillfactory.ru/glossary/parser/, https://roistat.com/rublog/parsing/, https://roistat.com/rublog/parsing/#:~:text=%D0%9F%D0%B0%D1%80%D1%81%D0%B8%D0%BD%D0%B3%20%D1%82%D0%BE%D0%B2%D0%B0%D1%80%D0%BE%D0%B2%20%E2%80%94%20%D1%81%D0%B1%D0%BE%D1%80%20%D0%B4%D0%B0%D0%BD%D0%BD%D1%8B%D1%85%20%D0%BE,%D1%81%D0%B1%D0%BE%D1%80%20%D0%B4%D0%B0%D0%BD%D0%BD%D1%8B%D1%85%20%D0%BE%20%D1%86%D0%B5%D0%BD%D0%B0%D1%85%20%D0%BA%D0%BE%D0%BD%D0%BA%D1%83%D1%80%D0%B5%D0%BD%D1%82%D0%BE%D0%B2., https://roistat.com/rublog/parsing/#:~:text=%D0%9F%D0%B0%D1%80%D1%81%D0%B8%D0%BD%D0%B3%20%E2%80%94%20%D1%8D%D1%82%D0%BE%20%D0%B0%D0%B2%D1%82%D0%BE%D0%BC%D0%B0%D1%82%D0%B8%D0%B7%D0%B8%D1%80%D0%BE%D0%B2%D0%B0%D0%BD%D0%BD%D1%8B%D0%B9%20%D1%81%D0%B1%D0%BE%D1%80%20%D0%B8,%D0%B2%20%D1%81%D0%BE%D0%BE%D1%82%D0%B2%D0%B5%D1%82%D1%81%D1%82%D0%B2%D0%B8%D0%B8%20%D1%81%20%D0%B7%D0%B0%D0%B4%D0%B0%D0%BD%D0%BD%D1%8B%D0%BC%D0%B8%20%D0%BF%D0%B0%D1%80%D0%B0%D0%BC%D0%B5%D1%82%D1%80%D0%B0%D0%BC%D0%B8.&amp;text=%D0%9D%D0%B0%D0%BF%D1%80%D0%B8%D0%BC%D0%B5%D1%80%2C%20%D0%BF%D1%80%D0%B8%20%D0%BF%D0%BE%D0%BC%D0%BE%D1%89%D0%B8%20%D0%BF%D0%B0%D1%80%D1%81%D0%B8%D0%BD%D0%B3%D0%B0%20%D1%81%D0%B0%D0%B9%D1%82%D0%BE%D0%B2,%D0%BE%D0%BF%D0%B8%D1%81%D0%B0%D0%BD%D0%B8%D0%B5%20%D0%BA%D0%B0%D1%80%D1%82%D0%BE%D1%87%D0%B5%D0%BA%20%D1%82%D0%BE%D0%B2%D0%B0%D1%80%D0%BE%D0%B2%20%D0%BE%D0%BD%D0%BB%D0%B0%D0%B9%D0%BD%2D%D0%BC%D0%B0%D0%B3%D0%B0%D0%B7%D0%B8%D0%BD%D0%B0.</text:p>
          </table:table-cell>
        </table:table-row>
        <table:table-row table:style-name="ro1">
          <table:table-cell office:value-type="string" calcext:value-type="string">
            <text:p>парсинг сайтов что это</text:p>
          </table:table-cell>
          <table:table-cell office:value-type="string" calcext:value-type="string">
            <text:p>парсинг (8)</text:p>
          </table:table-cell>
          <table:table-cell office:value-type="float" office:value="110" calcext:value-type="float">
            <text:p>110</text:p>
          </table:table-cell>
          <table:table-cell office:value-type="float" office:value="49201" calcext:value-type="float">
            <text:p>49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glossary/chto-takoe-parsing/, https://www.calltouch.ru/blog/chto-takoe-parsing/, https://skillbox.ru/media/marketing/chto-takoe-parsing-i-chto-o-nyem-obyazatelno-nuzhno-znat-marketologu/, https://www.tgu-dpo.ru/news/2023/06/07/chto-takoe-parsing-i-kak-on-rabotat/, https://www.marquiz.ru/blog/chto-takoe-parsing, https://blog.skillfactory.ru/parsing-saytov-na-python/, https://blog.skillfactory.ru/glossary/parser/, https://roistat.com/rublog/parsing/, https://roistat.com/rublog/parsing/#:~:text=%D0%9F%D0%B0%D1%80%D1%81%D0%B8%D0%BD%D0%B3%20%D1%82%D0%BE%D0%B2%D0%B0%D1%80%D0%BE%D0%B2%20%E2%80%94%20%D1%81%D0%B1%D0%BE%D1%80%20%D0%B4%D0%B0%D0%BD%D0%BD%D1%8B%D1%85%20%D0%BE,%D1%81%D0%B1%D0%BE%D1%80%20%D0%B4%D0%B0%D0%BD%D0%BD%D1%8B%D1%85%20%D0%BE%20%D1%86%D0%B5%D0%BD%D0%B0%D1%85%20%D0%BA%D0%BE%D0%BD%D0%BA%D1%83%D1%80%D0%B5%D0%BD%D1%82%D0%BE%D0%B2., https://roistat.com/rublog/parsing/#:~:text=%D0%9F%D0%B0%D1%80%D1%81%D0%B8%D0%BD%D0%B3%20%E2%80%94%20%D1%8D%D1%82%D0%BE%20%D0%B0%D0%B2%D1%82%D0%BE%D0%BC%D0%B0%D1%82%D0%B8%D0%B7%D0%B8%D1%80%D0%BE%D0%B2%D0%B0%D0%BD%D0%BD%D1%8B%D0%B9%20%D1%81%D0%B1%D0%BE%D1%80%20%D0%B8,%D0%B2%20%D1%81%D0%BE%D0%BE%D1%82%D0%B2%D0%B5%D1%82%D1%81%D1%82%D0%B2%D0%B8%D0%B8%20%D1%81%20%D0%B7%D0%B0%D0%B4%D0%B0%D0%BD%D0%BD%D1%8B%D0%BC%D0%B8%20%D0%BF%D0%B0%D1%80%D0%B0%D0%BC%D0%B5%D1%82%D1%80%D0%B0%D0%BC%D0%B8.&amp;text=%D0%9D%D0%B0%D0%BF%D1%80%D0%B8%D0%BC%D0%B5%D1%80%2C%20%D0%BF%D1%80%D0%B8%20%D0%BF%D0%BE%D0%BC%D0%BE%D1%89%D0%B8%20%D0%BF%D0%B0%D1%80%D1%81%D0%B8%D0%BD%D0%B3%D0%B0%20%D1%81%D0%B0%D0%B9%D1%82%D0%BE%D0%B2,%D0%BE%D0%BF%D0%B8%D1%81%D0%B0%D0%BD%D0%B8%D0%B5%20%D0%BA%D0%B0%D1%80%D1%82%D0%BE%D1%87%D0%B5%D0%BA%20%D1%82%D0%BE%D0%B2%D0%B0%D1%80%D0%BE%D0%B2%20%D0%BE%D0%BD%D0%BB%D0%B0%D0%B9%D0%BD%2D%D0%BC%D0%B0%D0%B3%D0%B0%D0%B7%D0%B8%D0%BD%D0%B0.</text:p>
          </table:table-cell>
        </table:table-row>
        <table:table-row table:style-name="ro1">
          <table:table-cell office:value-type="string" calcext:value-type="string">
            <text:p>парсер сайта это</text:p>
          </table:table-cell>
          <table:table-cell office:value-type="string" calcext:value-type="string">
            <text:p>парсинг (8)</text:p>
          </table:table-cell>
          <table:table-cell office:value-type="float" office:value="55" calcext:value-type="float">
            <text:p>55</text:p>
          </table:table-cell>
          <table:table-cell office:value-type="float" office:value="49201" calcext:value-type="float">
            <text:p>49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glossary/chto-takoe-parsing/, https://www.calltouch.ru/blog/chto-takoe-parsing/, https://skillbox.ru/media/marketing/chto-takoe-parsing-i-chto-o-nyem-obyazatelno-nuzhno-znat-marketologu/, https://www.tgu-dpo.ru/news/2023/06/07/chto-takoe-parsing-i-kak-on-rabotat/, https://www.marquiz.ru/blog/chto-takoe-parsing, https://blog.skillfactory.ru/parsing-saytov-na-python/, https://blog.skillfactory.ru/glossary/parser/, https://roistat.com/rublog/parsing/, https://roistat.com/rublog/parsing/#:~:text=%D0%9F%D0%B0%D1%80%D1%81%D0%B8%D0%BD%D0%B3%20%D1%82%D0%BE%D0%B2%D0%B0%D1%80%D0%BE%D0%B2%20%E2%80%94%20%D1%81%D0%B1%D0%BE%D1%80%20%D0%B4%D0%B0%D0%BD%D0%BD%D1%8B%D1%85%20%D0%BE,%D1%81%D0%B1%D0%BE%D1%80%20%D0%B4%D0%B0%D0%BD%D0%BD%D1%8B%D1%85%20%D0%BE%20%D1%86%D0%B5%D0%BD%D0%B0%D1%85%20%D0%BA%D0%BE%D0%BD%D0%BA%D1%83%D1%80%D0%B5%D0%BD%D1%82%D0%BE%D0%B2., https://roistat.com/rublog/parsing/#:~:text=%D0%9F%D0%B0%D1%80%D1%81%D0%B8%D0%BD%D0%B3%20%E2%80%94%20%D1%8D%D1%82%D0%BE%20%D0%B0%D0%B2%D1%82%D0%BE%D0%BC%D0%B0%D1%82%D0%B8%D0%B7%D0%B8%D1%80%D0%BE%D0%B2%D0%B0%D0%BD%D0%BD%D1%8B%D0%B9%20%D1%81%D0%B1%D0%BE%D1%80%20%D0%B8,%D0%B2%20%D1%81%D0%BE%D0%BE%D1%82%D0%B2%D0%B5%D1%82%D1%81%D1%82%D0%B2%D0%B8%D0%B8%20%D1%81%20%D0%B7%D0%B0%D0%B4%D0%B0%D0%BD%D0%BD%D1%8B%D0%BC%D0%B8%20%D0%BF%D0%B0%D1%80%D0%B0%D0%BC%D0%B5%D1%82%D1%80%D0%B0%D0%BC%D0%B8.&amp;text=%D0%9D%D0%B0%D0%BF%D1%80%D0%B8%D0%BC%D0%B5%D1%80%2C%20%D0%BF%D1%80%D0%B8%20%D0%BF%D0%BE%D0%BC%D0%BE%D1%89%D0%B8%20%D0%BF%D0%B0%D1%80%D1%81%D0%B8%D0%BD%D0%B3%D0%B0%20%D1%81%D0%B0%D0%B9%D1%82%D0%BE%D0%B2,%D0%BE%D0%BF%D0%B8%D1%81%D0%B0%D0%BD%D0%B8%D0%B5%20%D0%BA%D0%B0%D1%80%D1%82%D0%BE%D1%87%D0%B5%D0%BA%20%D1%82%D0%BE%D0%B2%D0%B0%D1%80%D0%BE%D0%B2%20%D0%BE%D0%BD%D0%BB%D0%B0%D0%B9%D0%BD%2D%D0%BC%D0%B0%D0%B3%D0%B0%D0%B7%D0%B8%D0%BD%D0%B0.</text:p>
          </table:table-cell>
        </table:table-row>
        <table:table-row table:style-name="ro1">
          <table:table-cell office:value-type="string" calcext:value-type="string">
            <text:p>парсинг в маркетинге</text:p>
          </table:table-cell>
          <table:table-cell office:value-type="string" calcext:value-type="string">
            <text:p>парсинг (8)</text:p>
          </table:table-cell>
          <table:table-cell office:value-type="float" office:value="53" calcext:value-type="float">
            <text:p>53</text:p>
          </table:table-cell>
          <table:table-cell office:value-type="float" office:value="49201" calcext:value-type="float">
            <text:p>49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glossary/chto-takoe-parsing/, https://www.calltouch.ru/blog/chto-takoe-parsing/, https://skillbox.ru/media/marketing/chto-takoe-parsing-i-chto-o-nyem-obyazatelno-nuzhno-znat-marketologu/, https://www.tgu-dpo.ru/news/2023/06/07/chto-takoe-parsing-i-kak-on-rabotat/, https://www.marquiz.ru/blog/chto-takoe-parsing, https://blog.skillfactory.ru/parsing-saytov-na-python/, https://blog.skillfactory.ru/glossary/parser/, https://roistat.com/rublog/parsing/, https://roistat.com/rublog/parsing/#:~:text=%D0%9F%D0%B0%D1%80%D1%81%D0%B8%D0%BD%D0%B3%20%D1%82%D0%BE%D0%B2%D0%B0%D1%80%D0%BE%D0%B2%20%E2%80%94%20%D1%81%D0%B1%D0%BE%D1%80%20%D0%B4%D0%B0%D0%BD%D0%BD%D1%8B%D1%85%20%D0%BE,%D1%81%D0%B1%D0%BE%D1%80%20%D0%B4%D0%B0%D0%BD%D0%BD%D1%8B%D1%85%20%D0%BE%20%D1%86%D0%B5%D0%BD%D0%B0%D1%85%20%D0%BA%D0%BE%D0%BD%D0%BA%D1%83%D1%80%D0%B5%D0%BD%D1%82%D0%BE%D0%B2., https://roistat.com/rublog/parsing/#:~:text=%D0%9F%D0%B0%D1%80%D1%81%D0%B8%D0%BD%D0%B3%20%E2%80%94%20%D1%8D%D1%82%D0%BE%20%D0%B0%D0%B2%D1%82%D0%BE%D0%BC%D0%B0%D1%82%D0%B8%D0%B7%D0%B8%D1%80%D0%BE%D0%B2%D0%B0%D0%BD%D0%BD%D1%8B%D0%B9%20%D1%81%D0%B1%D0%BE%D1%80%20%D0%B8,%D0%B2%20%D1%81%D0%BE%D0%BE%D1%82%D0%B2%D0%B5%D1%82%D1%81%D1%82%D0%B2%D0%B8%D0%B8%20%D1%81%20%D0%B7%D0%B0%D0%B4%D0%B0%D0%BD%D0%BD%D1%8B%D0%BC%D0%B8%20%D0%BF%D0%B0%D1%80%D0%B0%D0%BC%D0%B5%D1%82%D1%80%D0%B0%D0%BC%D0%B8.&amp;text=%D0%9D%D0%B0%D0%BF%D1%80%D0%B8%D0%BC%D0%B5%D1%80%2C%20%D0%BF%D1%80%D0%B8%20%D0%BF%D0%BE%D0%BC%D0%BE%D1%89%D0%B8%20%D0%BF%D0%B0%D1%80%D1%81%D0%B8%D0%BD%D0%B3%D0%B0%20%D1%81%D0%B0%D0%B9%D1%82%D0%BE%D0%B2,%D0%BE%D0%BF%D0%B8%D1%81%D0%B0%D0%BD%D0%B8%D0%B5%20%D0%BA%D0%B0%D1%80%D1%82%D0%BE%D1%87%D0%B5%D0%BA%20%D1%82%D0%BE%D0%B2%D0%B0%D1%80%D0%BE%D0%B2%20%D0%BE%D0%BD%D0%BB%D0%B0%D0%B9%D0%BD%2D%D0%BC%D0%B0%D0%B3%D0%B0%D0%B7%D0%B8%D0%BD%D0%B0.</text:p>
          </table:table-cell>
        </table:table-row>
        <table:table-row table:style-name="ro1">
          <table:table-cell office:value-type="string" calcext:value-type="string">
            <text:p>парсить сайт это</text:p>
          </table:table-cell>
          <table:table-cell office:value-type="string" calcext:value-type="string">
            <text:p>парсинг (8)</text:p>
          </table:table-cell>
          <table:table-cell office:value-type="float" office:value="38" calcext:value-type="float">
            <text:p>38</text:p>
          </table:table-cell>
          <table:table-cell office:value-type="float" office:value="49201" calcext:value-type="float">
            <text:p>49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glossary/chto-takoe-parsing/, https://www.calltouch.ru/blog/chto-takoe-parsing/, https://skillbox.ru/media/marketing/chto-takoe-parsing-i-chto-o-nyem-obyazatelno-nuzhno-znat-marketologu/, https://www.tgu-dpo.ru/news/2023/06/07/chto-takoe-parsing-i-kak-on-rabotat/, https://www.marquiz.ru/blog/chto-takoe-parsing, https://blog.skillfactory.ru/parsing-saytov-na-python/, https://blog.skillfactory.ru/glossary/parser/, https://roistat.com/rublog/parsing/, https://roistat.com/rublog/parsing/#:~:text=%D0%9F%D0%B0%D1%80%D1%81%D0%B8%D0%BD%D0%B3%20%D1%82%D0%BE%D0%B2%D0%B0%D1%80%D0%BE%D0%B2%20%E2%80%94%20%D1%81%D0%B1%D0%BE%D1%80%20%D0%B4%D0%B0%D0%BD%D0%BD%D1%8B%D1%85%20%D0%BE,%D1%81%D0%B1%D0%BE%D1%80%20%D0%B4%D0%B0%D0%BD%D0%BD%D1%8B%D1%85%20%D0%BE%20%D1%86%D0%B5%D0%BD%D0%B0%D1%85%20%D0%BA%D0%BE%D0%BD%D0%BA%D1%83%D1%80%D0%B5%D0%BD%D1%82%D0%BE%D0%B2., https://roistat.com/rublog/parsing/#:~:text=%D0%9F%D0%B0%D1%80%D1%81%D0%B8%D0%BD%D0%B3%20%E2%80%94%20%D1%8D%D1%82%D0%BE%20%D0%B0%D0%B2%D1%82%D0%BE%D0%BC%D0%B0%D1%82%D0%B8%D0%B7%D0%B8%D1%80%D0%BE%D0%B2%D0%B0%D0%BD%D0%BD%D1%8B%D0%B9%20%D1%81%D0%B1%D0%BE%D1%80%20%D0%B8,%D0%B2%20%D1%81%D0%BE%D0%BE%D1%82%D0%B2%D0%B5%D1%82%D1%81%D1%82%D0%B2%D0%B8%D0%B8%20%D1%81%20%D0%B7%D0%B0%D0%B4%D0%B0%D0%BD%D0%BD%D1%8B%D0%BC%D0%B8%20%D0%BF%D0%B0%D1%80%D0%B0%D0%BC%D0%B5%D1%82%D1%80%D0%B0%D0%BC%D0%B8.&amp;text=%D0%9D%D0%B0%D0%BF%D1%80%D0%B8%D0%BC%D0%B5%D1%80%2C%20%D0%BF%D1%80%D0%B8%20%D0%BF%D0%BE%D0%BC%D0%BE%D1%89%D0%B8%20%D0%BF%D0%B0%D1%80%D1%81%D0%B8%D0%BD%D0%B3%D0%B0%20%D1%81%D0%B0%D0%B9%D1%82%D0%BE%D0%B2,%D0%BE%D0%BF%D0%B8%D1%81%D0%B0%D0%BD%D0%B8%D0%B5%20%D0%BA%D0%B0%D1%80%D1%82%D0%BE%D1%87%D0%B5%D0%BA%20%D1%82%D0%BE%D0%B2%D0%B0%D1%80%D0%BE%D0%B2%20%D0%BE%D0%BD%D0%BB%D0%B0%D0%B9%D0%BD%2D%D0%BC%D0%B0%D0%B3%D0%B0%D0%B7%D0%B8%D0%BD%D0%B0.</text:p>
          </table:table-cell>
        </table:table-row>
        <table:table-row table:style-name="ro1">
          <table:table-cell office:value-type="string" calcext:value-type="string">
            <text:p>парсинг в маркетинге это</text:p>
          </table:table-cell>
          <table:table-cell office:value-type="string" calcext:value-type="string">
            <text:p>парсинг (8)</text:p>
          </table:table-cell>
          <table:table-cell office:value-type="float" office:value="35" calcext:value-type="float">
            <text:p>35</text:p>
          </table:table-cell>
          <table:table-cell office:value-type="float" office:value="49201" calcext:value-type="float">
            <text:p>49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glossary/chto-takoe-parsing/, https://www.calltouch.ru/blog/chto-takoe-parsing/, https://skillbox.ru/media/marketing/chto-takoe-parsing-i-chto-o-nyem-obyazatelno-nuzhno-znat-marketologu/, https://www.tgu-dpo.ru/news/2023/06/07/chto-takoe-parsing-i-kak-on-rabotat/, https://www.marquiz.ru/blog/chto-takoe-parsing, https://blog.skillfactory.ru/parsing-saytov-na-python/, https://blog.skillfactory.ru/glossary/parser/, https://roistat.com/rublog/parsing/, https://roistat.com/rublog/parsing/#:~:text=%D0%9F%D0%B0%D1%80%D1%81%D0%B8%D0%BD%D0%B3%20%D1%82%D0%BE%D0%B2%D0%B0%D1%80%D0%BE%D0%B2%20%E2%80%94%20%D1%81%D0%B1%D0%BE%D1%80%20%D0%B4%D0%B0%D0%BD%D0%BD%D1%8B%D1%85%20%D0%BE,%D1%81%D0%B1%D0%BE%D1%80%20%D0%B4%D0%B0%D0%BD%D0%BD%D1%8B%D1%85%20%D0%BE%20%D1%86%D0%B5%D0%BD%D0%B0%D1%85%20%D0%BA%D0%BE%D0%BD%D0%BA%D1%83%D1%80%D0%B5%D0%BD%D1%82%D0%BE%D0%B2., https://roistat.com/rublog/parsing/#:~:text=%D0%9F%D0%B0%D1%80%D1%81%D0%B8%D0%BD%D0%B3%20%E2%80%94%20%D1%8D%D1%82%D0%BE%20%D0%B0%D0%B2%D1%82%D0%BE%D0%BC%D0%B0%D1%82%D0%B8%D0%B7%D0%B8%D1%80%D0%BE%D0%B2%D0%B0%D0%BD%D0%BD%D1%8B%D0%B9%20%D1%81%D0%B1%D0%BE%D1%80%20%D0%B8,%D0%B2%20%D1%81%D0%BE%D0%BE%D1%82%D0%B2%D0%B5%D1%82%D1%81%D1%82%D0%B2%D0%B8%D0%B8%20%D1%81%20%D0%B7%D0%B0%D0%B4%D0%B0%D0%BD%D0%BD%D1%8B%D0%BC%D0%B8%20%D0%BF%D0%B0%D1%80%D0%B0%D0%BC%D0%B5%D1%82%D1%80%D0%B0%D0%BC%D0%B8.&amp;text=%D0%9D%D0%B0%D0%BF%D1%80%D0%B8%D0%BC%D0%B5%D1%80%2C%20%D0%BF%D1%80%D0%B8%20%D0%BF%D0%BE%D0%BC%D0%BE%D1%89%D0%B8%20%D0%BF%D0%B0%D1%80%D1%81%D0%B8%D0%BD%D0%B3%D0%B0%20%D1%81%D0%B0%D0%B9%D1%82%D0%BE%D0%B2,%D0%BE%D0%BF%D0%B8%D1%81%D0%B0%D0%BD%D0%B8%D0%B5%20%D0%BA%D0%B0%D1%80%D1%82%D0%BE%D1%87%D0%B5%D0%BA%20%D1%82%D0%BE%D0%B2%D0%B0%D1%80%D0%BE%D0%B2%20%D0%BE%D0%BD%D0%BB%D0%B0%D0%B9%D0%BD%2D%D0%BC%D0%B0%D0%B3%D0%B0%D0%B7%D0%B8%D0%BD%D0%B0.</text:p>
          </table:table-cell>
        </table:table-row>
        <table:table-row table:style-name="ro1">
          <table:table-cell office:value-type="string" calcext:value-type="string">
            <text:p>парсинг даних</text:p>
          </table:table-cell>
          <table:table-cell office:value-type="string" calcext:value-type="string">
            <text:p>парсинг (8)</text:p>
          </table:table-cell>
          <table:table-cell office:value-type="float" office:value="0" calcext:value-type="float">
            <text:p>0</text:p>
          </table:table-cell>
          <table:table-cell office:value-type="float" office:value="49201" calcext:value-type="float">
            <text:p>49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glossary/chto-takoe-parsing/, https://www.calltouch.ru/blog/chto-takoe-parsing/, https://skillbox.ru/media/marketing/chto-takoe-parsing-i-chto-o-nyem-obyazatelno-nuzhno-znat-marketologu/, https://www.tgu-dpo.ru/news/2023/06/07/chto-takoe-parsing-i-kak-on-rabotat/, https://www.marquiz.ru/blog/chto-takoe-parsing, https://blog.skillfactory.ru/parsing-saytov-na-python/, https://blog.skillfactory.ru/glossary/parser/, https://roistat.com/rublog/parsing/, https://roistat.com/rublog/parsing/#:~:text=%D0%9F%D0%B0%D1%80%D1%81%D0%B8%D0%BD%D0%B3%20%D1%82%D0%BE%D0%B2%D0%B0%D1%80%D0%BE%D0%B2%20%E2%80%94%20%D1%81%D0%B1%D0%BE%D1%80%20%D0%B4%D0%B0%D0%BD%D0%BD%D1%8B%D1%85%20%D0%BE,%D1%81%D0%B1%D0%BE%D1%80%20%D0%B4%D0%B0%D0%BD%D0%BD%D1%8B%D1%85%20%D0%BE%20%D1%86%D0%B5%D0%BD%D0%B0%D1%85%20%D0%BA%D0%BE%D0%BD%D0%BA%D1%83%D1%80%D0%B5%D0%BD%D1%82%D0%BE%D0%B2., https://roistat.com/rublog/parsing/#:~:text=%D0%9F%D0%B0%D1%80%D1%81%D0%B8%D0%BD%D0%B3%20%E2%80%94%20%D1%8D%D1%82%D0%BE%20%D0%B0%D0%B2%D1%82%D0%BE%D0%BC%D0%B0%D1%82%D0%B8%D0%B7%D0%B8%D1%80%D0%BE%D0%B2%D0%B0%D0%BD%D0%BD%D1%8B%D0%B9%20%D1%81%D0%B1%D0%BE%D1%80%20%D0%B8,%D0%B2%20%D1%81%D0%BE%D0%BE%D1%82%D0%B2%D0%B5%D1%82%D1%81%D1%82%D0%B2%D0%B8%D0%B8%20%D1%81%20%D0%B7%D0%B0%D0%B4%D0%B0%D0%BD%D0%BD%D1%8B%D0%BC%D0%B8%20%D0%BF%D0%B0%D1%80%D0%B0%D0%BC%D0%B5%D1%82%D1%80%D0%B0%D0%BC%D0%B8.&amp;text=%D0%9D%D0%B0%D0%BF%D1%80%D0%B8%D0%BC%D0%B5%D1%80%2C%20%D0%BF%D1%80%D0%B8%20%D0%BF%D0%BE%D0%BC%D0%BE%D1%89%D0%B8%20%D0%BF%D0%B0%D1%80%D1%81%D0%B8%D0%BD%D0%B3%D0%B0%20%D1%81%D0%B0%D0%B9%D1%82%D0%BE%D0%B2,%D0%BE%D0%BF%D0%B8%D1%81%D0%B0%D0%BD%D0%B8%D0%B5%20%D0%BA%D0%B0%D1%80%D1%82%D0%BE%D1%87%D0%B5%D0%BA%20%D1%82%D0%BE%D0%B2%D0%B0%D1%80%D0%BE%D0%B2%20%D0%BE%D0%BD%D0%BB%D0%B0%D0%B9%D0%BD%2D%D0%BC%D0%B0%D0%B3%D0%B0%D0%B7%D0%B8%D0%BD%D0%B0.</text:p>
          </table:table-cell>
        </table:table-row>
        <table:table-row table:style-name="ro1">
          <table:table-cell office:value-type="string" calcext:value-type="string">
            <text:p>парсинг сайтов</text:p>
          </table:table-cell>
          <table:table-cell office:value-type="string" calcext:value-type="string">
            <text:p>парсинг сайтов (11)</text:p>
          </table:table-cell>
          <table:table-cell office:value-type="float" office:value="5995" calcext:value-type="float">
            <text:p>5995</text:p>
          </table:table-cell>
          <table:table-cell office:value-type="float" office:value="21093" calcext:value-type="float">
            <text:p>210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habr.com/ru/articles/579336/, https://skillbox.ru/media/code/parsing-sayta-vmeste-s-python-i-bibliotekoy-beautiful-soup-prostaya-instruktsiya-v-tri-shaga/, https://www.unisender.com/ru/blog/parsery-dlya-sbora-dannyh-s-sajtov/, https://blog.skillfactory.ru/parsing-saytov-na-python/, https://vc.ru/services/878178-samostoyatelnyi-parsing-saitov-v-2023-godu-30-aktualnyh-instrumentov-na-lyuboi-vkus-bez-programmirovaniya, https://www.marquiz.ru/blog/chto-takoe-parsing, https://habr.com/ru/companies/click/articles/494020/, https://trinet.ru/blog/kontent/parsing-sajta/, https://q-parser.ru/</text:p>
          </table:table-cell>
        </table:table-row>
        <table:table-row table:style-name="ro1">
          <table:table-cell office:value-type="string" calcext:value-type="string">
            <text:p>парсинга сайтов</text:p>
          </table:table-cell>
          <table:table-cell office:value-type="string" calcext:value-type="string">
            <text:p>парсинг сайтов (11)</text:p>
          </table:table-cell>
          <table:table-cell office:value-type="float" office:value="5995" calcext:value-type="float">
            <text:p>5995</text:p>
          </table:table-cell>
          <table:table-cell office:value-type="float" office:value="21093" calcext:value-type="float">
            <text:p>2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habr.com/ru/articles/579336/, https://skillbox.ru/media/code/parsing-sayta-vmeste-s-python-i-bibliotekoy-beautiful-soup-prostaya-instruktsiya-v-tri-shaga/, https://www.unisender.com/ru/blog/parsery-dlya-sbora-dannyh-s-sajtov/, https://blog.skillfactory.ru/parsing-saytov-na-python/, https://vc.ru/services/878178-samostoyatelnyi-parsing-saitov-v-2023-godu-30-aktualnyh-instrumentov-na-lyuboi-vkus-bez-programmirovaniya, https://www.marquiz.ru/blog/chto-takoe-parsing, https://habr.com/ru/companies/click/articles/494020/, https://trinet.ru/blog/kontent/parsing-sajta/, https://q-parser.ru/</text:p>
          </table:table-cell>
        </table:table-row>
        <table:table-row table:style-name="ro1">
          <table:table-cell office:value-type="string" calcext:value-type="string">
            <text:p>сайт парсер</text:p>
          </table:table-cell>
          <table:table-cell office:value-type="string" calcext:value-type="string">
            <text:p>парсинг сайтов (11)</text:p>
          </table:table-cell>
          <table:table-cell office:value-type="float" office:value="3112" calcext:value-type="float">
            <text:p>3112</text:p>
          </table:table-cell>
          <table:table-cell office:value-type="float" office:value="21093" calcext:value-type="float">
            <text:p>210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habr.com/ru/articles/579336/, https://skillbox.ru/media/code/parsing-sayta-vmeste-s-python-i-bibliotekoy-beautiful-soup-prostaya-instruktsiya-v-tri-shaga/, https://www.unisender.com/ru/blog/parsery-dlya-sbora-dannyh-s-sajtov/, https://blog.skillfactory.ru/parsing-saytov-na-python/, https://vc.ru/services/878178-samostoyatelnyi-parsing-saitov-v-2023-godu-30-aktualnyh-instrumentov-na-lyuboi-vkus-bez-programmirovaniya, https://www.marquiz.ru/blog/chto-takoe-parsing, https://habr.com/ru/companies/click/articles/494020/, https://trinet.ru/blog/kontent/parsing-sajta/, https://q-parser.ru/</text:p>
          </table:table-cell>
        </table:table-row>
        <table:table-row table:style-name="ro1">
          <table:table-cell office:value-type="string" calcext:value-type="string">
            <text:p>парсим сайт</text:p>
          </table:table-cell>
          <table:table-cell office:value-type="string" calcext:value-type="string">
            <text:p>парсинг сайтов (11)</text:p>
          </table:table-cell>
          <table:table-cell office:value-type="float" office:value="1581" calcext:value-type="float">
            <text:p>1581</text:p>
          </table:table-cell>
          <table:table-cell office:value-type="float" office:value="21093" calcext:value-type="float">
            <text:p>2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habr.com/ru/articles/579336/, https://skillbox.ru/media/code/parsing-sayta-vmeste-s-python-i-bibliotekoy-beautiful-soup-prostaya-instruktsiya-v-tri-shaga/, https://www.unisender.com/ru/blog/parsery-dlya-sbora-dannyh-s-sajtov/, https://blog.skillfactory.ru/parsing-saytov-na-python/, https://vc.ru/services/878178-samostoyatelnyi-parsing-saitov-v-2023-godu-30-aktualnyh-instrumentov-na-lyuboi-vkus-bez-programmirovaniya, https://www.marquiz.ru/blog/chto-takoe-parsing, https://habr.com/ru/companies/click/articles/494020/, https://trinet.ru/blog/kontent/parsing-sajta/, https://q-parser.ru/</text:p>
          </table:table-cell>
        </table:table-row>
        <table:table-row table:style-name="ro1">
          <table:table-cell office:value-type="string" calcext:value-type="string">
            <text:p>парсить сайты</text:p>
          </table:table-cell>
          <table:table-cell office:value-type="string" calcext:value-type="string">
            <text:p>парсинг сайтов (11)</text:p>
          </table:table-cell>
          <table:table-cell office:value-type="float" office:value="1581" calcext:value-type="float">
            <text:p>1581</text:p>
          </table:table-cell>
          <table:table-cell office:value-type="float" office:value="21093" calcext:value-type="float">
            <text:p>2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habr.com/ru/articles/579336/, https://skillbox.ru/media/code/parsing-sayta-vmeste-s-python-i-bibliotekoy-beautiful-soup-prostaya-instruktsiya-v-tri-shaga/, https://www.unisender.com/ru/blog/parsery-dlya-sbora-dannyh-s-sajtov/, https://blog.skillfactory.ru/parsing-saytov-na-python/, https://vc.ru/services/878178-samostoyatelnyi-parsing-saitov-v-2023-godu-30-aktualnyh-instrumentov-na-lyuboi-vkus-bez-programmirovaniya, https://www.marquiz.ru/blog/chto-takoe-parsing, https://habr.com/ru/companies/click/articles/494020/, https://trinet.ru/blog/kontent/parsing-sajta/, https://q-parser.ru/</text:p>
          </table:table-cell>
        </table:table-row>
        <table:table-row table:style-name="ro1">
          <table:table-cell office:value-type="string" calcext:value-type="string">
            <text:p>парсинг сайтов с</text:p>
          </table:table-cell>
          <table:table-cell office:value-type="string" calcext:value-type="string">
            <text:p>парсинг сайтов (11)</text:p>
          </table:table-cell>
          <table:table-cell office:value-type="float" office:value="1444" calcext:value-type="float">
            <text:p>1444</text:p>
          </table:table-cell>
          <table:table-cell office:value-type="float" office:value="21093" calcext:value-type="float">
            <text:p>2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habr.com/ru/articles/579336/, https://skillbox.ru/media/code/parsing-sayta-vmeste-s-python-i-bibliotekoy-beautiful-soup-prostaya-instruktsiya-v-tri-shaga/, https://www.unisender.com/ru/blog/parsery-dlya-sbora-dannyh-s-sajtov/, https://blog.skillfactory.ru/parsing-saytov-na-python/, https://vc.ru/services/878178-samostoyatelnyi-parsing-saitov-v-2023-godu-30-aktualnyh-instrumentov-na-lyuboi-vkus-bez-programmirovaniya, https://www.marquiz.ru/blog/chto-takoe-parsing, https://habr.com/ru/companies/click/articles/494020/, https://trinet.ru/blog/kontent/parsing-sajta/, https://q-parser.ru/</text:p>
          </table:table-cell>
        </table:table-row>
        <table:table-row table:style-name="ro1">
          <table:table-cell office:value-type="string" calcext:value-type="string">
            <text:p>парсер с сайта</text:p>
          </table:table-cell>
          <table:table-cell office:value-type="string" calcext:value-type="string">
            <text:p>парсинг сайтов (11)</text:p>
          </table:table-cell>
          <table:table-cell office:value-type="float" office:value="765" calcext:value-type="float">
            <text:p>765</text:p>
          </table:table-cell>
          <table:table-cell office:value-type="float" office:value="21093" calcext:value-type="float">
            <text:p>210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habr.com/ru/articles/579336/, https://skillbox.ru/media/code/parsing-sayta-vmeste-s-python-i-bibliotekoy-beautiful-soup-prostaya-instruktsiya-v-tri-shaga/, https://www.unisender.com/ru/blog/parsery-dlya-sbora-dannyh-s-sajtov/, https://blog.skillfactory.ru/parsing-saytov-na-python/, https://vc.ru/services/878178-samostoyatelnyi-parsing-saitov-v-2023-godu-30-aktualnyh-instrumentov-na-lyuboi-vkus-bez-programmirovaniya, https://www.marquiz.ru/blog/chto-takoe-parsing, https://habr.com/ru/companies/click/articles/494020/, https://trinet.ru/blog/kontent/parsing-sajta/, https://q-parser.ru/</text:p>
          </table:table-cell>
        </table:table-row>
        <table:table-row table:style-name="ro1">
          <table:table-cell office:value-type="string" calcext:value-type="string">
            <text:p>парсер для сайта</text:p>
          </table:table-cell>
          <table:table-cell office:value-type="string" calcext:value-type="string">
            <text:p>парсинг сайтов (11)</text:p>
          </table:table-cell>
          <table:table-cell office:value-type="float" office:value="379" calcext:value-type="float">
            <text:p>379</text:p>
          </table:table-cell>
          <table:table-cell office:value-type="float" office:value="21093" calcext:value-type="float">
            <text:p>210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habr.com/ru/articles/579336/, https://skillbox.ru/media/code/parsing-sayta-vmeste-s-python-i-bibliotekoy-beautiful-soup-prostaya-instruktsiya-v-tri-shaga/, https://www.unisender.com/ru/blog/parsery-dlya-sbora-dannyh-s-sajtov/, https://blog.skillfactory.ru/parsing-saytov-na-python/, https://vc.ru/services/878178-samostoyatelnyi-parsing-saitov-v-2023-godu-30-aktualnyh-instrumentov-na-lyuboi-vkus-bez-programmirovaniya, https://www.marquiz.ru/blog/chto-takoe-parsing, https://habr.com/ru/companies/click/articles/494020/, https://trinet.ru/blog/kontent/parsing-sajta/, https://q-parser.ru/</text:p>
          </table:table-cell>
        </table:table-row>
        <table:table-row table:style-name="ro1">
          <table:table-cell office:value-type="string" calcext:value-type="string">
            <text:p>парсить данные с сайта</text:p>
          </table:table-cell>
          <table:table-cell office:value-type="string" calcext:value-type="string">
            <text:p>парсинг сайтов (11)</text:p>
          </table:table-cell>
          <table:table-cell office:value-type="float" office:value="220" calcext:value-type="float">
            <text:p>220</text:p>
          </table:table-cell>
          <table:table-cell office:value-type="float" office:value="21093" calcext:value-type="float">
            <text:p>2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habr.com/ru/articles/579336/, https://skillbox.ru/media/code/parsing-sayta-vmeste-s-python-i-bibliotekoy-beautiful-soup-prostaya-instruktsiya-v-tri-shaga/, https://www.unisender.com/ru/blog/parsery-dlya-sbora-dannyh-s-sajtov/, https://blog.skillfactory.ru/parsing-saytov-na-python/, https://vc.ru/services/878178-samostoyatelnyi-parsing-saitov-v-2023-godu-30-aktualnyh-instrumentov-na-lyuboi-vkus-bez-programmirovaniya, https://www.marquiz.ru/blog/chto-takoe-parsing, https://habr.com/ru/companies/click/articles/494020/, https://trinet.ru/blog/kontent/parsing-sajta/, https://q-parser.ru/</text:p>
          </table:table-cell>
        </table:table-row>
        <table:table-row table:style-name="ro1">
          <table:table-cell office:value-type="string" calcext:value-type="string">
            <text:p>скрипт для парсинга сайта</text:p>
          </table:table-cell>
          <table:table-cell office:value-type="string" calcext:value-type="string">
            <text:p>парсинг сайтов (11)</text:p>
          </table:table-cell>
          <table:table-cell office:value-type="float" office:value="16" calcext:value-type="float">
            <text:p>16</text:p>
          </table:table-cell>
          <table:table-cell office:value-type="float" office:value="21093" calcext:value-type="float">
            <text:p>2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habr.com/ru/articles/579336/, https://skillbox.ru/media/code/parsing-sayta-vmeste-s-python-i-bibliotekoy-beautiful-soup-prostaya-instruktsiya-v-tri-shaga/, https://www.unisender.com/ru/blog/parsery-dlya-sbora-dannyh-s-sajtov/, https://blog.skillfactory.ru/parsing-saytov-na-python/, https://vc.ru/services/878178-samostoyatelnyi-parsing-saitov-v-2023-godu-30-aktualnyh-instrumentov-na-lyuboi-vkus-bez-programmirovaniya, https://www.marquiz.ru/blog/chto-takoe-parsing, https://habr.com/ru/companies/click/articles/494020/, https://trinet.ru/blog/kontent/parsing-sajta/, https://q-parser.ru/</text:p>
          </table:table-cell>
        </table:table-row>
        <table:table-row table:style-name="ro1">
          <table:table-cell office:value-type="string" calcext:value-type="string">
            <text:p>парсить ссылки с сайта</text:p>
          </table:table-cell>
          <table:table-cell office:value-type="string" calcext:value-type="string">
            <text:p>парсинг сайтов (11)</text:p>
          </table:table-cell>
          <table:table-cell office:value-type="float" office:value="5" calcext:value-type="float">
            <text:p>5</text:p>
          </table:table-cell>
          <table:table-cell office:value-type="float" office:value="21093" calcext:value-type="float">
            <text:p>2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habr.com/ru/articles/579336/, https://skillbox.ru/media/code/parsing-sayta-vmeste-s-python-i-bibliotekoy-beautiful-soup-prostaya-instruktsiya-v-tri-shaga/, https://www.unisender.com/ru/blog/parsery-dlya-sbora-dannyh-s-sajtov/, https://blog.skillfactory.ru/parsing-saytov-na-python/, https://vc.ru/services/878178-samostoyatelnyi-parsing-saitov-v-2023-godu-30-aktualnyh-instrumentov-na-lyuboi-vkus-bez-programmirovaniya, https://www.marquiz.ru/blog/chto-takoe-parsing, https://habr.com/ru/companies/click/articles/494020/, https://trinet.ru/blog/kontent/parsing-sajta/, https://q-parser.ru/</text:p>
          </table:table-cell>
        </table:table-row>
        <table:table-row table:style-name="ro1">
          <table:table-cell office:value-type="string" calcext:value-type="string">
            <text:p>парсер бесплатный</text:p>
          </table:table-cell>
          <table:table-cell office:value-type="string" calcext:value-type="string">
            <text:p>парсер бесплатный (13)</text:p>
          </table:table-cell>
          <table:table-cell office:value-type="float" office:value="1771" calcext:value-type="float">
            <text:p>1771</text:p>
          </table:table-cell>
          <table:table-cell office:value-type="float" office:value="5701" calcext:value-type="float">
            <text:p>57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datica.com/blog/programmy-dlya-parsinga-dannykh-v-2020-godu/, https://www.unisender.com/ru/blog/parsery-dlya-sbora-dannyh-s-sajtov/, https://vc.ru/services/174802-parsing-besplatno-30-programm-servisov-i-freimvorkov, https://chromewebstore.google.com/detail/parsers-%D0%B1%D0%B5%D1%81%D0%BF%D0%BB%D0%B0%D1%82%D0%BD%D1%8B%D0%B9-%D0%BF%D0%B0%D1%80%D1%81%D0%B5%D1%80/mhfjedhbggbodliofccpefegbmaoohin?hl=ru, https://robotdreams.cc/blog/125-8-instrumentov-dlya-parsinga-saytov, https://www.reg.ru/blog/parsing-dannyh-luchshie-servisy-dlya-veb-skrapinga/, https://ru-brightdata.com/blog/web-data-ru/best-web-scraping-tools, https://trinet.ru/blog/kontent/parsing-sajta/, https://serpstat.com/ru/blog/luchshie-instrumenty-dlya-parsinga-sajtov/, https://habr.com/ru/companies/click/articles/494020/</text:p>
          </table:table-cell>
        </table:table-row>
        <table:table-row table:style-name="ro1">
          <table:table-cell office:value-type="string" calcext:value-type="string">
            <text:p>бесплатные парсеры</text:p>
          </table:table-cell>
          <table:table-cell office:value-type="string" calcext:value-type="string">
            <text:p>парсер бесплатный (13)</text:p>
          </table:table-cell>
          <table:table-cell office:value-type="float" office:value="1771" calcext:value-type="float">
            <text:p>1771</text:p>
          </table:table-cell>
          <table:table-cell office:value-type="float" office:value="5701" calcext:value-type="float">
            <text:p>57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datica.com/blog/programmy-dlya-parsinga-dannykh-v-2020-godu/, https://www.unisender.com/ru/blog/parsery-dlya-sbora-dannyh-s-sajtov/, https://vc.ru/services/174802-parsing-besplatno-30-programm-servisov-i-freimvorkov, https://chromewebstore.google.com/detail/parsers-%D0%B1%D0%B5%D1%81%D0%BF%D0%BB%D0%B0%D1%82%D0%BD%D1%8B%D0%B9-%D0%BF%D0%B0%D1%80%D1%81%D0%B5%D1%80/mhfjedhbggbodliofccpefegbmaoohin?hl=ru, https://robotdreams.cc/blog/125-8-instrumentov-dlya-parsinga-saytov, https://www.reg.ru/blog/parsing-dannyh-luchshie-servisy-dlya-veb-skrapinga/, https://ru-brightdata.com/blog/web-data-ru/best-web-scraping-tools, https://trinet.ru/blog/kontent/parsing-sajta/, https://serpstat.com/ru/blog/luchshie-instrumenty-dlya-parsinga-sajtov/, https://habr.com/ru/companies/click/articles/494020/</text:p>
          </table:table-cell>
        </table:table-row>
        <table:table-row table:style-name="ro1">
          <table:table-cell office:value-type="string" calcext:value-type="string">
            <text:p>парсинг программа</text:p>
          </table:table-cell>
          <table:table-cell office:value-type="string" calcext:value-type="string">
            <text:p>парсер бесплатный (13)</text:p>
          </table:table-cell>
          <table:table-cell office:value-type="float" office:value="761" calcext:value-type="float">
            <text:p>761</text:p>
          </table:table-cell>
          <table:table-cell office:value-type="float" office:value="5701" calcext:value-type="float">
            <text:p>5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datica.com/blog/programmy-dlya-parsinga-dannykh-v-2020-godu/, https://www.unisender.com/ru/blog/parsery-dlya-sbora-dannyh-s-sajtov/, https://vc.ru/services/174802-parsing-besplatno-30-programm-servisov-i-freimvorkov, https://chromewebstore.google.com/detail/parsers-%D0%B1%D0%B5%D1%81%D0%BF%D0%BB%D0%B0%D1%82%D0%BD%D1%8B%D0%B9-%D0%BF%D0%B0%D1%80%D1%81%D0%B5%D1%80/mhfjedhbggbodliofccpefegbmaoohin?hl=ru, https://robotdreams.cc/blog/125-8-instrumentov-dlya-parsinga-saytov, https://www.reg.ru/blog/parsing-dannyh-luchshie-servisy-dlya-veb-skrapinga/, https://ru-brightdata.com/blog/web-data-ru/best-web-scraping-tools, https://trinet.ru/blog/kontent/parsing-sajta/, https://serpstat.com/ru/blog/luchshie-instrumenty-dlya-parsinga-sajtov/, https://habr.com/ru/companies/click/articles/494020/</text:p>
          </table:table-cell>
        </table:table-row>
        <table:table-row table:style-name="ro1">
          <table:table-cell office:value-type="string" calcext:value-type="string">
            <text:p>программа для парсинга</text:p>
          </table:table-cell>
          <table:table-cell office:value-type="string" calcext:value-type="string">
            <text:p>парсер бесплатный (13)</text:p>
          </table:table-cell>
          <table:table-cell office:value-type="float" office:value="452" calcext:value-type="float">
            <text:p>452</text:p>
          </table:table-cell>
          <table:table-cell office:value-type="float" office:value="5701" calcext:value-type="float">
            <text:p>5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datica.com/blog/programmy-dlya-parsinga-dannykh-v-2020-godu/, https://www.unisender.com/ru/blog/parsery-dlya-sbora-dannyh-s-sajtov/, https://vc.ru/services/174802-parsing-besplatno-30-programm-servisov-i-freimvorkov, https://chromewebstore.google.com/detail/parsers-%D0%B1%D0%B5%D1%81%D0%BF%D0%BB%D0%B0%D1%82%D0%BD%D1%8B%D0%B9-%D0%BF%D0%B0%D1%80%D1%81%D0%B5%D1%80/mhfjedhbggbodliofccpefegbmaoohin?hl=ru, https://robotdreams.cc/blog/125-8-instrumentov-dlya-parsinga-saytov, https://www.reg.ru/blog/parsing-dannyh-luchshie-servisy-dlya-veb-skrapinga/, https://ru-brightdata.com/blog/web-data-ru/best-web-scraping-tools, https://trinet.ru/blog/kontent/parsing-sajta/, https://serpstat.com/ru/blog/luchshie-instrumenty-dlya-parsinga-sajtov/, https://habr.com/ru/companies/click/articles/494020/</text:p>
          </table:table-cell>
        </table:table-row>
        <table:table-row table:style-name="ro1">
          <table:table-cell office:value-type="string" calcext:value-type="string">
            <text:p>парсер программа</text:p>
          </table:table-cell>
          <table:table-cell office:value-type="string" calcext:value-type="string">
            <text:p>парсер бесплатный (13)</text:p>
          </table:table-cell>
          <table:table-cell office:value-type="float" office:value="344" calcext:value-type="float">
            <text:p>344</text:p>
          </table:table-cell>
          <table:table-cell office:value-type="float" office:value="5701" calcext:value-type="float">
            <text:p>57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datica.com/blog/programmy-dlya-parsinga-dannykh-v-2020-godu/, https://www.unisender.com/ru/blog/parsery-dlya-sbora-dannyh-s-sajtov/, https://vc.ru/services/174802-parsing-besplatno-30-programm-servisov-i-freimvorkov, https://chromewebstore.google.com/detail/parsers-%D0%B1%D0%B5%D1%81%D0%BF%D0%BB%D0%B0%D1%82%D0%BD%D1%8B%D0%B9-%D0%BF%D0%B0%D1%80%D1%81%D0%B5%D1%80/mhfjedhbggbodliofccpefegbmaoohin?hl=ru, https://robotdreams.cc/blog/125-8-instrumentov-dlya-parsinga-saytov, https://www.reg.ru/blog/parsing-dannyh-luchshie-servisy-dlya-veb-skrapinga/, https://ru-brightdata.com/blog/web-data-ru/best-web-scraping-tools, https://trinet.ru/blog/kontent/parsing-sajta/, https://serpstat.com/ru/blog/luchshie-instrumenty-dlya-parsinga-sajtov/, https://habr.com/ru/companies/click/articles/494020/</text:p>
          </table:table-cell>
        </table:table-row>
        <table:table-row table:style-name="ro1">
          <table:table-cell office:value-type="string" calcext:value-type="string">
            <text:p>бесплатные парсеры сайтов</text:p>
          </table:table-cell>
          <table:table-cell office:value-type="string" calcext:value-type="string">
            <text:p>парсер бесплатный (13)</text:p>
          </table:table-cell>
          <table:table-cell office:value-type="float" office:value="206" calcext:value-type="float">
            <text:p>206</text:p>
          </table:table-cell>
          <table:table-cell office:value-type="float" office:value="5701" calcext:value-type="float">
            <text:p>5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datica.com/blog/programmy-dlya-parsinga-dannykh-v-2020-godu/, https://www.unisender.com/ru/blog/parsery-dlya-sbora-dannyh-s-sajtov/, https://vc.ru/services/174802-parsing-besplatno-30-programm-servisov-i-freimvorkov, https://chromewebstore.google.com/detail/parsers-%D0%B1%D0%B5%D1%81%D0%BF%D0%BB%D0%B0%D1%82%D0%BD%D1%8B%D0%B9-%D0%BF%D0%B0%D1%80%D1%81%D0%B5%D1%80/mhfjedhbggbodliofccpefegbmaoohin?hl=ru, https://robotdreams.cc/blog/125-8-instrumentov-dlya-parsinga-saytov, https://www.reg.ru/blog/parsing-dannyh-luchshie-servisy-dlya-veb-skrapinga/, https://ru-brightdata.com/blog/web-data-ru/best-web-scraping-tools, https://trinet.ru/blog/kontent/parsing-sajta/, https://serpstat.com/ru/blog/luchshie-instrumenty-dlya-parsinga-sajtov/, https://habr.com/ru/companies/click/articles/494020/</text:p>
          </table:table-cell>
        </table:table-row>
        <table:table-row table:style-name="ro1">
          <table:table-cell office:value-type="string" calcext:value-type="string">
            <text:p>парсинг сайтов программа</text:p>
          </table:table-cell>
          <table:table-cell office:value-type="string" calcext:value-type="string">
            <text:p>парсер бесплатный (13)</text:p>
          </table:table-cell>
          <table:table-cell office:value-type="float" office:value="148" calcext:value-type="float">
            <text:p>148</text:p>
          </table:table-cell>
          <table:table-cell office:value-type="float" office:value="5701" calcext:value-type="float">
            <text:p>5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datica.com/blog/programmy-dlya-parsinga-dannykh-v-2020-godu/, https://www.unisender.com/ru/blog/parsery-dlya-sbora-dannyh-s-sajtov/, https://vc.ru/services/174802-parsing-besplatno-30-programm-servisov-i-freimvorkov, https://chromewebstore.google.com/detail/parsers-%D0%B1%D0%B5%D1%81%D0%BF%D0%BB%D0%B0%D1%82%D0%BD%D1%8B%D0%B9-%D0%BF%D0%B0%D1%80%D1%81%D0%B5%D1%80/mhfjedhbggbodliofccpefegbmaoohin?hl=ru, https://robotdreams.cc/blog/125-8-instrumentov-dlya-parsinga-saytov, https://www.reg.ru/blog/parsing-dannyh-luchshie-servisy-dlya-veb-skrapinga/, https://ru-brightdata.com/blog/web-data-ru/best-web-scraping-tools, https://trinet.ru/blog/kontent/parsing-sajta/, https://serpstat.com/ru/blog/luchshie-instrumenty-dlya-parsinga-sajtov/, https://habr.com/ru/companies/click/articles/494020/</text:p>
          </table:table-cell>
        </table:table-row>
        <table:table-row table:style-name="ro1">
          <table:table-cell office:value-type="string" calcext:value-type="string">
            <text:p>программа для парсинга сайта</text:p>
          </table:table-cell>
          <table:table-cell office:value-type="string" calcext:value-type="string">
            <text:p>парсер бесплатный (13)</text:p>
          </table:table-cell>
          <table:table-cell office:value-type="float" office:value="115" calcext:value-type="float">
            <text:p>115</text:p>
          </table:table-cell>
          <table:table-cell office:value-type="float" office:value="5701" calcext:value-type="float">
            <text:p>5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datica.com/blog/programmy-dlya-parsinga-dannykh-v-2020-godu/, https://www.unisender.com/ru/blog/parsery-dlya-sbora-dannyh-s-sajtov/, https://vc.ru/services/174802-parsing-besplatno-30-programm-servisov-i-freimvorkov, https://chromewebstore.google.com/detail/parsers-%D0%B1%D0%B5%D1%81%D0%BF%D0%BB%D0%B0%D1%82%D0%BD%D1%8B%D0%B9-%D0%BF%D0%B0%D1%80%D1%81%D0%B5%D1%80/mhfjedhbggbodliofccpefegbmaoohin?hl=ru, https://robotdreams.cc/blog/125-8-instrumentov-dlya-parsinga-saytov, https://www.reg.ru/blog/parsing-dannyh-luchshie-servisy-dlya-veb-skrapinga/, https://ru-brightdata.com/blog/web-data-ru/best-web-scraping-tools, https://trinet.ru/blog/kontent/parsing-sajta/, https://serpstat.com/ru/blog/luchshie-instrumenty-dlya-parsinga-sajtov/, https://habr.com/ru/companies/click/articles/494020/</text:p>
          </table:table-cell>
        </table:table-row>
        <table:table-row table:style-name="ro1">
          <table:table-cell office:value-type="string" calcext:value-type="string">
            <text:p>parser программа</text:p>
          </table:table-cell>
          <table:table-cell office:value-type="string" calcext:value-type="string">
            <text:p>парсер бесплатный (13)</text:p>
          </table:table-cell>
          <table:table-cell office:value-type="float" office:value="91" calcext:value-type="float">
            <text:p>91</text:p>
          </table:table-cell>
          <table:table-cell office:value-type="float" office:value="5701" calcext:value-type="float">
            <text:p>5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datica.com/blog/programmy-dlya-parsinga-dannykh-v-2020-godu/, https://www.unisender.com/ru/blog/parsery-dlya-sbora-dannyh-s-sajtov/, https://vc.ru/services/174802-parsing-besplatno-30-programm-servisov-i-freimvorkov, https://chromewebstore.google.com/detail/parsers-%D0%B1%D0%B5%D1%81%D0%BF%D0%BB%D0%B0%D1%82%D0%BD%D1%8B%D0%B9-%D0%BF%D0%B0%D1%80%D1%81%D0%B5%D1%80/mhfjedhbggbodliofccpefegbmaoohin?hl=ru, https://robotdreams.cc/blog/125-8-instrumentov-dlya-parsinga-saytov, https://www.reg.ru/blog/parsing-dannyh-luchshie-servisy-dlya-veb-skrapinga/, https://ru-brightdata.com/blog/web-data-ru/best-web-scraping-tools, https://trinet.ru/blog/kontent/parsing-sajta/, https://serpstat.com/ru/blog/luchshie-instrumenty-dlya-parsinga-sajtov/, https://habr.com/ru/companies/click/articles/494020/</text:p>
          </table:table-cell>
        </table:table-row>
        <table:table-row table:style-name="ro1">
          <table:table-cell office:value-type="string" calcext:value-type="string">
            <text:p>бесплатные программы для парсинга</text:p>
          </table:table-cell>
          <table:table-cell office:value-type="string" calcext:value-type="string">
            <text:p>парсер бесплатный (13)</text:p>
          </table:table-cell>
          <table:table-cell office:value-type="float" office:value="17" calcext:value-type="float">
            <text:p>17</text:p>
          </table:table-cell>
          <table:table-cell office:value-type="float" office:value="5701" calcext:value-type="float">
            <text:p>5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datica.com/blog/programmy-dlya-parsinga-dannykh-v-2020-godu/, https://www.unisender.com/ru/blog/parsery-dlya-sbora-dannyh-s-sajtov/, https://vc.ru/services/174802-parsing-besplatno-30-programm-servisov-i-freimvorkov, https://chromewebstore.google.com/detail/parsers-%D0%B1%D0%B5%D1%81%D0%BF%D0%BB%D0%B0%D1%82%D0%BD%D1%8B%D0%B9-%D0%BF%D0%B0%D1%80%D1%81%D0%B5%D1%80/mhfjedhbggbodliofccpefegbmaoohin?hl=ru, https://robotdreams.cc/blog/125-8-instrumentov-dlya-parsinga-saytov, https://www.reg.ru/blog/parsing-dannyh-luchshie-servisy-dlya-veb-skrapinga/, https://ru-brightdata.com/blog/web-data-ru/best-web-scraping-tools, https://trinet.ru/blog/kontent/parsing-sajta/, https://serpstat.com/ru/blog/luchshie-instrumenty-dlya-parsinga-sajtov/, https://habr.com/ru/companies/click/articles/494020/</text:p>
          </table:table-cell>
        </table:table-row>
        <table:table-row table:style-name="ro1">
          <table:table-cell office:value-type="string" calcext:value-type="string">
            <text:p>программы для парсинга бесплатные</text:p>
          </table:table-cell>
          <table:table-cell office:value-type="string" calcext:value-type="string">
            <text:p>парсер бесплатный (13)</text:p>
          </table:table-cell>
          <table:table-cell office:value-type="float" office:value="17" calcext:value-type="float">
            <text:p>17</text:p>
          </table:table-cell>
          <table:table-cell office:value-type="float" office:value="5701" calcext:value-type="float">
            <text:p>5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datica.com/blog/programmy-dlya-parsinga-dannykh-v-2020-godu/, https://www.unisender.com/ru/blog/parsery-dlya-sbora-dannyh-s-sajtov/, https://vc.ru/services/174802-parsing-besplatno-30-programm-servisov-i-freimvorkov, https://chromewebstore.google.com/detail/parsers-%D0%B1%D0%B5%D1%81%D0%BF%D0%BB%D0%B0%D1%82%D0%BD%D1%8B%D0%B9-%D0%BF%D0%B0%D1%80%D1%81%D0%B5%D1%80/mhfjedhbggbodliofccpefegbmaoohin?hl=ru, https://robotdreams.cc/blog/125-8-instrumentov-dlya-parsinga-saytov, https://www.reg.ru/blog/parsing-dannyh-luchshie-servisy-dlya-veb-skrapinga/, https://ru-brightdata.com/blog/web-data-ru/best-web-scraping-tools, https://trinet.ru/blog/kontent/parsing-sajta/, https://serpstat.com/ru/blog/luchshie-instrumenty-dlya-parsinga-sajtov/, https://habr.com/ru/companies/click/articles/494020/</text:p>
          </table:table-cell>
        </table:table-row>
        <table:table-row table:style-name="ro1">
          <table:table-cell office:value-type="string" calcext:value-type="string">
            <text:p>бесплатная программа для парсинга сайтов</text:p>
          </table:table-cell>
          <table:table-cell office:value-type="string" calcext:value-type="string">
            <text:p>парсер бесплатный (13)</text:p>
          </table:table-cell>
          <table:table-cell office:value-type="float" office:value="8" calcext:value-type="float">
            <text:p>8</text:p>
          </table:table-cell>
          <table:table-cell office:value-type="float" office:value="5701" calcext:value-type="float">
            <text:p>5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datica.com/blog/programmy-dlya-parsinga-dannykh-v-2020-godu/, https://www.unisender.com/ru/blog/parsery-dlya-sbora-dannyh-s-sajtov/, https://vc.ru/services/174802-parsing-besplatno-30-programm-servisov-i-freimvorkov, https://chromewebstore.google.com/detail/parsers-%D0%B1%D0%B5%D1%81%D0%BF%D0%BB%D0%B0%D1%82%D0%BD%D1%8B%D0%B9-%D0%BF%D0%B0%D1%80%D1%81%D0%B5%D1%80/mhfjedhbggbodliofccpefegbmaoohin?hl=ru, https://robotdreams.cc/blog/125-8-instrumentov-dlya-parsinga-saytov, https://www.reg.ru/blog/parsing-dannyh-luchshie-servisy-dlya-veb-skrapinga/, https://ru-brightdata.com/blog/web-data-ru/best-web-scraping-tools, https://trinet.ru/blog/kontent/parsing-sajta/, https://serpstat.com/ru/blog/luchshie-instrumenty-dlya-parsinga-sajtov/, https://habr.com/ru/companies/click/articles/494020/</text:p>
          </table:table-cell>
        </table:table-row>
        <table:table-row table:style-name="ro1">
          <table:table-cell office:value-type="string" calcext:value-type="string">
            <text:p>бесплатный парсер сайтов на русском</text:p>
          </table:table-cell>
          <table:table-cell office:value-type="string" calcext:value-type="string">
            <text:p>парсер бесплатный (13)</text:p>
          </table:table-cell>
          <table:table-cell office:value-type="float" office:value="0" calcext:value-type="float">
            <text:p>0</text:p>
          </table:table-cell>
          <table:table-cell office:value-type="float" office:value="5701" calcext:value-type="float">
            <text:p>57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datica.com/blog/programmy-dlya-parsinga-dannykh-v-2020-godu/, https://www.unisender.com/ru/blog/parsery-dlya-sbora-dannyh-s-sajtov/, https://vc.ru/services/174802-parsing-besplatno-30-programm-servisov-i-freimvorkov, https://chromewebstore.google.com/detail/parsers-%D0%B1%D0%B5%D1%81%D0%BF%D0%BB%D0%B0%D1%82%D0%BD%D1%8B%D0%B9-%D0%BF%D0%B0%D1%80%D1%81%D0%B5%D1%80/mhfjedhbggbodliofccpefegbmaoohin?hl=ru, https://robotdreams.cc/blog/125-8-instrumentov-dlya-parsinga-saytov, https://www.reg.ru/blog/parsing-dannyh-luchshie-servisy-dlya-veb-skrapinga/, https://ru-brightdata.com/blog/web-data-ru/best-web-scraping-tools, https://trinet.ru/blog/kontent/parsing-sajta/, https://serpstat.com/ru/blog/luchshie-instrumenty-dlya-parsinga-sajtov/, https://habr.com/ru/companies/click/articles/494020/</text:p>
          </table:table-cell>
        </table:table-row>
        <table:table-row table:style-name="ro1">
          <table:table-cell office:value-type="string" calcext:value-type="string">
            <text:p>scraping</text:p>
          </table:table-cell>
          <table:table-cell office:value-type="string" calcext:value-type="string">
            <text:p>scraping (4)</text:p>
          </table:table-cell>
          <table:table-cell office:value-type="float" office:value="5408" calcext:value-type="float">
            <text:p>5408</text:p>
          </table:table-cell>
          <table:table-cell office:value-type="float" office:value="5506" calcext:value-type="float">
            <text:p>5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Data_scraping, https://webscraper.io/, https://www.cloudflare.com/learning/bots/what-is-data-scraping/, https://targetinternet.com/resources/what-is-data-scraping-and-how-can-you-use-it, https://www.imperva.com/learn/application-security/data-scraping/, https://chromewebstore.google.com/detail/data-scraper-easy-web-scr/nndknepjnldbdbepjfgmncbggmopgden, https://medium.com/@joerosborne/intro-to-web-scraping-build-your-first-scraper-in-5-minutes-1c36b5c4b110, https://www.okta.com/identity-101/data-scraping/</text:p>
          </table:table-cell>
        </table:table-row>
        <table:table-row table:style-name="ro1">
          <table:table-cell office:value-type="string" calcext:value-type="string">
            <text:p>data scraping</text:p>
          </table:table-cell>
          <table:table-cell office:value-type="string" calcext:value-type="string">
            <text:p>scraping (4)</text:p>
          </table:table-cell>
          <table:table-cell office:value-type="float" office:value="94" calcext:value-type="float">
            <text:p>94</text:p>
          </table:table-cell>
          <table:table-cell office:value-type="float" office:value="5506" calcext:value-type="float">
            <text:p>5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Data_scraping, https://webscraper.io/, https://www.cloudflare.com/learning/bots/what-is-data-scraping/, https://targetinternet.com/resources/what-is-data-scraping-and-how-can-you-use-it, https://www.imperva.com/learn/application-security/data-scraping/, https://chromewebstore.google.com/detail/data-scraper-easy-web-scr/nndknepjnldbdbepjfgmncbggmopgden, https://medium.com/@joerosborne/intro-to-web-scraping-build-your-first-scraper-in-5-minutes-1c36b5c4b110, https://www.okta.com/identity-101/data-scraping/</text:p>
          </table:table-cell>
        </table:table-row>
        <table:table-row table:style-name="ro1">
          <table:table-cell office:value-type="string" calcext:value-type="string">
            <text:p>database scraping</text:p>
          </table:table-cell>
          <table:table-cell office:value-type="string" calcext:value-type="string">
            <text:p>scraping (4)</text:p>
          </table:table-cell>
          <table:table-cell office:value-type="float" office:value="4" calcext:value-type="float">
            <text:p>4</text:p>
          </table:table-cell>
          <table:table-cell office:value-type="float" office:value="5506" calcext:value-type="float">
            <text:p>55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Data_scraping, https://webscraper.io/, https://www.cloudflare.com/learning/bots/what-is-data-scraping/, https://targetinternet.com/resources/what-is-data-scraping-and-how-can-you-use-it, https://www.imperva.com/learn/application-security/data-scraping/, https://chromewebstore.google.com/detail/data-scraper-easy-web-scr/nndknepjnldbdbepjfgmncbggmopgden, https://medium.com/@joerosborne/intro-to-web-scraping-build-your-first-scraper-in-5-minutes-1c36b5c4b110, https://www.okta.com/identity-101/data-scraping/</text:p>
          </table:table-cell>
        </table:table-row>
        <table:table-row table:style-name="ro1">
          <table:table-cell office:value-type="string" calcext:value-type="string">
            <text:p>the data scraper</text:p>
          </table:table-cell>
          <table:table-cell office:value-type="string" calcext:value-type="string">
            <text:p>scraping (4)</text:p>
          </table:table-cell>
          <table:table-cell office:value-type="float" office:value="0" calcext:value-type="float">
            <text:p>0</text:p>
          </table:table-cell>
          <table:table-cell office:value-type="float" office:value="5506" calcext:value-type="float">
            <text:p>55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Data_scraping, https://webscraper.io/, https://www.cloudflare.com/learning/bots/what-is-data-scraping/, https://targetinternet.com/resources/what-is-data-scraping-and-how-can-you-use-it, https://www.imperva.com/learn/application-security/data-scraping/, https://chromewebstore.google.com/detail/data-scraper-easy-web-scr/nndknepjnldbdbepjfgmncbggmopgden, https://medium.com/@joerosborne/intro-to-web-scraping-build-your-first-scraper-in-5-minutes-1c36b5c4b110, https://www.okta.com/identity-101/data-scraping/</text:p>
          </table:table-cell>
        </table:table-row>
        <table:table-row table:style-name="ro1">
          <table:table-cell office:value-type="string" calcext:value-type="string">
            <text:p>python парсер</text:p>
          </table:table-cell>
          <table:table-cell office:value-type="string" calcext:value-type="string">
            <text:p>python парсер (19)</text:p>
          </table:table-cell>
          <table:table-cell office:value-type="float" office:value="1417" calcext:value-type="float">
            <text:p>1417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office:value-type="string" calcext:value-type="string">
            <text:p>парсер python</text:p>
          </table:table-cell>
          <table:table-cell office:value-type="string" calcext:value-type="string">
            <text:p>python парсер (19)</text:p>
          </table:table-cell>
          <table:table-cell office:value-type="float" office:value="1417" calcext:value-type="float">
            <text:p>1417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office:value-type="string" calcext:value-type="string">
            <text:p>питон парсер</text:p>
          </table:table-cell>
          <table:table-cell office:value-type="string" calcext:value-type="string">
            <text:p>python парсер (19)</text:p>
          </table:table-cell>
          <table:table-cell office:value-type="float" office:value="493" calcext:value-type="float">
            <text:p>493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office:value-type="string" calcext:value-type="string">
            <text:p>парсер питон</text:p>
          </table:table-cell>
          <table:table-cell office:value-type="string" calcext:value-type="string">
            <text:p>python парсер (19)</text:p>
          </table:table-cell>
          <table:table-cell office:value-type="float" office:value="493" calcext:value-type="float">
            <text:p>493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office:value-type="string" calcext:value-type="string">
            <text:p>простой парсер</text:p>
          </table:table-cell>
          <table:table-cell office:value-type="string" calcext:value-type="string">
            <text:p>python парсер (19)</text:p>
          </table:table-cell>
          <table:table-cell office:value-type="float" office:value="426" calcext:value-type="float">
            <text:p>426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office:value-type="string" calcext:value-type="string">
            <text:p>парсер на питон</text:p>
          </table:table-cell>
          <table:table-cell office:value-type="string" calcext:value-type="string">
            <text:p>python парсер (19)</text:p>
          </table:table-cell>
          <table:table-cell office:value-type="float" office:value="322" calcext:value-type="float">
            <text:p>322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office:value-type="string" calcext:value-type="string">
            <text:p>пишем парсер</text:p>
          </table:table-cell>
          <table:table-cell office:value-type="string" calcext:value-type="string">
            <text:p>python парсер (19)</text:p>
          </table:table-cell>
          <table:table-cell office:value-type="float" office:value="205" calcext:value-type="float">
            <text:p>205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office:value-type="string" calcext:value-type="string">
            <text:p>парсер сайтов python</text:p>
          </table:table-cell>
          <table:table-cell office:value-type="string" calcext:value-type="string">
            <text:p>python парсер (19)</text:p>
          </table:table-cell>
          <table:table-cell office:value-type="float" office:value="165" calcext:value-type="float">
            <text:p>165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office:value-type="string" calcext:value-type="string">
            <text:p>python парсер сайта</text:p>
          </table:table-cell>
          <table:table-cell office:value-type="string" calcext:value-type="string">
            <text:p>python парсер (19)</text:p>
          </table:table-cell>
          <table:table-cell office:value-type="float" office:value="165" calcext:value-type="float">
            <text:p>165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office:value-type="string" calcext:value-type="string">
            <text:p>парсинг сайта питон</text:p>
          </table:table-cell>
          <table:table-cell office:value-type="string" calcext:value-type="string">
            <text:p>python парсер (19)</text:p>
          </table:table-cell>
          <table:table-cell office:value-type="float" office:value="75" calcext:value-type="float">
            <text:p>75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office:value-type="string" calcext:value-type="string">
            <text:p>питон парсинг сайтов</text:p>
          </table:table-cell>
          <table:table-cell office:value-type="string" calcext:value-type="string">
            <text:p>python парсер (19)</text:p>
          </table:table-cell>
          <table:table-cell office:value-type="float" office:value="75" calcext:value-type="float">
            <text:p>75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office:value-type="string" calcext:value-type="string">
            <text:p>пишем парсер на python</text:p>
          </table:table-cell>
          <table:table-cell office:value-type="string" calcext:value-type="string">
            <text:p>python парсер (19)</text:p>
          </table:table-cell>
          <table:table-cell office:value-type="float" office:value="28" calcext:value-type="float">
            <text:p>28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office:value-type="string" calcext:value-type="string">
            <text:p>парсер сайта на питоне</text:p>
          </table:table-cell>
          <table:table-cell office:value-type="string" calcext:value-type="string">
            <text:p>python парсер (19)</text:p>
          </table:table-cell>
          <table:table-cell office:value-type="float" office:value="27" calcext:value-type="float">
            <text:p>27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office:value-type="string" calcext:value-type="string">
            <text:p>простой парсер на python</text:p>
          </table:table-cell>
          <table:table-cell office:value-type="string" calcext:value-type="string">
            <text:p>python парсер (19)</text:p>
          </table:table-cell>
          <table:table-cell office:value-type="float" office:value="19" calcext:value-type="float">
            <text:p>19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office:value-type="string" calcext:value-type="string">
            <text:p>парсер на python пример</text:p>
          </table:table-cell>
          <table:table-cell office:value-type="string" calcext:value-type="string">
            <text:p>python парсер (19)</text:p>
          </table:table-cell>
          <table:table-cell office:value-type="float" office:value="14" calcext:value-type="float">
            <text:p>14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office:value-type="string" calcext:value-type="string">
            <text:p>парсер цен на python</text:p>
          </table:table-cell>
          <table:table-cell office:value-type="string" calcext:value-type="string">
            <text:p>python парсер (19)</text:p>
          </table:table-cell>
          <table:table-cell office:value-type="float" office:value="8" calcext:value-type="float">
            <text:p>8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office:value-type="string" calcext:value-type="string">
            <text:p>парсинг интернет магазина python</text:p>
          </table:table-cell>
          <table:table-cell office:value-type="string" calcext:value-type="string">
            <text:p>python парсер (19)</text:p>
          </table:table-cell>
          <table:table-cell office:value-type="float" office:value="5" calcext:value-type="float">
            <text:p>5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office:value-type="string" calcext:value-type="string">
            <text:p>парсинг цен с сайта python</text:p>
          </table:table-cell>
          <table:table-cell office:value-type="string" calcext:value-type="string">
            <text:p>python парсер (19)</text:p>
          </table:table-cell>
          <table:table-cell office:value-type="float" office:value="1" calcext:value-type="float">
            <text:p>1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office:value-type="string" calcext:value-type="string">
            <text:p>парсер python для чайников</text:p>
          </table:table-cell>
          <table:table-cell office:value-type="string" calcext:value-type="string">
            <text:p>python парсер (19)</text:p>
          </table:table-cell>
          <table:table-cell office:value-type="float" office:value="0" calcext:value-type="float">
            <text:p>0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habr.com/ru/sandbox/195434/, https://mate.academy/blog/ru/python-ru/python-web-parser/, https://blog.skillfactory.ru/parsing-saytov-na-python/, https://proglib.io/p/samouchitel-po-python-dlya-nachinayushchih-chast-17-osnovy-skrapinga-i-parsinga-2023-03-13, https://thecode.media/parsing-2/, https://habr.com/ru/companies/selectel/articles/754674/, https://timeweb.cloud/tutorials/python/kak-parsit-dannye-s-python, https://stepik.org/course/104774/promo, https://timthewebmaster.com/ru/articles/kak-sdelat-prostoiy-parser-na-python/</text:p>
          </table:table-cell>
        </table:table-row>
        <table:table-row table:style-name="ro1">
          <table:table-cell office:value-type="string" calcext:value-type="string">
            <text:p>scrape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235" calcext:value-type="float">
            <text:p>42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craperite.com/, https://chromewebstore.google.com/detail/scraper/mbigbapnjcgaffohmbkdlecaccepngjd?hl=en, https://crates.io/crates/scraper, https://taytools.com/collections/tools-scrapers, https://webscraper.io/, https://www.amazon.com/Scraper-Multi-Purpose-Cleaning-Stickers-Adhesive/dp/B088LQX985, https://www.amazon.com/Scraper-Replacement-Remover-Cleaning-Adhesive/dp/B097YXVJLH, https://www.sliceproducts.com/collections/utility-scrapers, https://www.toolsid.com/scrapers.html</text:p>
          </table:table-cell>
        </table:table-row>
        <table:table-row table:style-name="ro1">
          <table:table-cell office:value-type="string" calcext:value-type="string">
            <text:p>парсер это</text:p>
          </table:table-cell>
          <table:table-cell office:value-type="string" calcext:value-type="string">
            <text:p>парсер это (4)</text:p>
          </table:table-cell>
          <table:table-cell office:value-type="float" office:value="2858" calcext:value-type="float">
            <text:p>2858</text:p>
          </table:table-cell>
          <table:table-cell office:value-type="float" office:value="3980" calcext:value-type="float">
            <text:p>3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glossary/parser/, https://ru.wikipedia.org/wiki/Parser, https://zvonobot.ru/blog/parser-chto-eto-takoe-spisok/, https://drozd.red/ru/glossary/parser/, https://skyeng.ru/magazine/wiki/it-industriya/chto-takoe-parser/, https://timeweb.com/ru/community/articles/chto-takoe-parser, https://www.tgu-dpo.ru/news/2023/06/07/chto-takoe-parsing-i-kak-on-rabotat/, https://blog.ringostat.com/ru/parsing-dannyh-s-saytov-chto-eto-i-zachem-on-nuzhen/, https://roistat.com/rublog/parsing/, https://ru.wikipedia.org/wiki/%D0%A1%D0%B8%D0%BD%D1%82%D0%B0%D0%BA%D1%81%D0%B8%D1%87%D0%B5%D1%81%D0%BA%D0%B8%D0%B9_%D0%B0%D0%BD%D0%B0%D0%BB%D0%B8%D0%B7%D0%B0%D1%82%D0%BE%D1%80</text:p>
          </table:table-cell>
        </table:table-row>
        <table:table-row table:style-name="ro1">
          <table:table-cell office:value-type="string" calcext:value-type="string">
            <text:p>парсер что это</text:p>
          </table:table-cell>
          <table:table-cell office:value-type="string" calcext:value-type="string">
            <text:p>парсер это (4)</text:p>
          </table:table-cell>
          <table:table-cell office:value-type="float" office:value="887" calcext:value-type="float">
            <text:p>887</text:p>
          </table:table-cell>
          <table:table-cell office:value-type="float" office:value="3980" calcext:value-type="float">
            <text:p>3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glossary/parser/, https://ru.wikipedia.org/wiki/Parser, https://zvonobot.ru/blog/parser-chto-eto-takoe-spisok/, https://drozd.red/ru/glossary/parser/, https://skyeng.ru/magazine/wiki/it-industriya/chto-takoe-parser/, https://timeweb.com/ru/community/articles/chto-takoe-parser, https://www.tgu-dpo.ru/news/2023/06/07/chto-takoe-parsing-i-kak-on-rabotat/, https://blog.ringostat.com/ru/parsing-dannyh-s-saytov-chto-eto-i-zachem-on-nuzhen/, https://roistat.com/rublog/parsing/, https://ru.wikipedia.org/wiki/%D0%A1%D0%B8%D0%BD%D1%82%D0%B0%D0%BA%D1%81%D0%B8%D1%87%D0%B5%D1%81%D0%BA%D0%B8%D0%B9_%D0%B0%D0%BD%D0%B0%D0%BB%D0%B8%D0%B7%D0%B0%D1%82%D0%BE%D1%80</text:p>
          </table:table-cell>
        </table:table-row>
        <table:table-row table:style-name="ro1">
          <table:table-cell office:value-type="string" calcext:value-type="string">
            <text:p>parser что это</text:p>
          </table:table-cell>
          <table:table-cell office:value-type="string" calcext:value-type="string">
            <text:p>парсер это (4)</text:p>
          </table:table-cell>
          <table:table-cell office:value-type="float" office:value="208" calcext:value-type="float">
            <text:p>208</text:p>
          </table:table-cell>
          <table:table-cell office:value-type="float" office:value="3980" calcext:value-type="float">
            <text:p>3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glossary/parser/, https://ru.wikipedia.org/wiki/Parser, https://zvonobot.ru/blog/parser-chto-eto-takoe-spisok/, https://drozd.red/ru/glossary/parser/, https://skyeng.ru/magazine/wiki/it-industriya/chto-takoe-parser/, https://timeweb.com/ru/community/articles/chto-takoe-parser, https://www.tgu-dpo.ru/news/2023/06/07/chto-takoe-parsing-i-kak-on-rabotat/, https://blog.ringostat.com/ru/parsing-dannyh-s-saytov-chto-eto-i-zachem-on-nuzhen/, https://roistat.com/rublog/parsing/, https://ru.wikipedia.org/wiki/%D0%A1%D0%B8%D0%BD%D1%82%D0%B0%D0%BA%D1%81%D0%B8%D1%87%D0%B5%D1%81%D0%BA%D0%B8%D0%B9_%D0%B0%D0%BD%D0%B0%D0%BB%D0%B8%D0%B7%D0%B0%D1%82%D0%BE%D1%80</text:p>
          </table:table-cell>
        </table:table-row>
        <table:table-row table:style-name="ro1">
          <table:table-cell office:value-type="string" calcext:value-type="string">
            <text:p>программа парсер это</text:p>
          </table:table-cell>
          <table:table-cell office:value-type="string" calcext:value-type="string">
            <text:p>парсер это (4)</text:p>
          </table:table-cell>
          <table:table-cell office:value-type="float" office:value="27" calcext:value-type="float">
            <text:p>27</text:p>
          </table:table-cell>
          <table:table-cell office:value-type="float" office:value="3980" calcext:value-type="float">
            <text:p>3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glossary/parser/, https://ru.wikipedia.org/wiki/Parser, https://zvonobot.ru/blog/parser-chto-eto-takoe-spisok/, https://drozd.red/ru/glossary/parser/, https://skyeng.ru/magazine/wiki/it-industriya/chto-takoe-parser/, https://timeweb.com/ru/community/articles/chto-takoe-parser, https://www.tgu-dpo.ru/news/2023/06/07/chto-takoe-parsing-i-kak-on-rabotat/, https://blog.ringostat.com/ru/parsing-dannyh-s-saytov-chto-eto-i-zachem-on-nuzhen/, https://roistat.com/rublog/parsing/, https://ru.wikipedia.org/wiki/%D0%A1%D0%B8%D0%BD%D1%82%D0%B0%D0%BA%D1%81%D0%B8%D1%87%D0%B5%D1%81%D0%BA%D0%B8%D0%B9_%D0%B0%D0%BD%D0%B0%D0%BB%D0%B8%D0%B7%D0%B0%D1%82%D0%BE%D1%80</text:p>
          </table:table-cell>
        </table:table-row>
        <table:table-row table:style-name="ro1">
          <table:table-cell office:value-type="string" calcext:value-type="string">
            <text:p>парсер с</text:p>
          </table:table-cell>
          <table:table-cell office:value-type="string" calcext:value-type="string">
            <text:p>парсер с (2)</text:p>
          </table:table-cell>
          <table:table-cell office:value-type="float" office:value="2221" calcext:value-type="float">
            <text:p>2221</text:p>
          </table:table-cell>
          <table:table-cell office:value-type="float" office:value="2451" calcext:value-type="float">
            <text:p>24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282119/, https://habr.com/ru/companies/timeweb/articles/724146/, https://ru.stackoverflow.com/questions/1492935/%D0%9A%D0%B0%D0%BA-%D1%81%D0%B4%D0%B5%D0%BB%D0%B0%D1%82%D1%8C-%D0%BE%D1%87%D0%B5%D0%BD%D1%8C-%D0%BF%D1%80%D0%BE%D1%81%D1%82%D0%BE%D0%B9-%D0%BF%D0%B0%D1%80%D1%81%D0%B5%D1%80-%D0%BD%D0%B0-c, https://tproger.ru/articles/parsing-dannyh-onlajn-magazina-na-c, https://zvonobot.ru/blog/parser-chto-eto-takoe-spisok/</text:p>
          </table:table-cell>
        </table:table-row>
        <table:table-row table:style-name="ro1">
          <table:table-cell office:value-type="string" calcext:value-type="string">
            <text:p>парсер на с</text:p>
          </table:table-cell>
          <table:table-cell office:value-type="string" calcext:value-type="string">
            <text:p>парсер с (2)</text:p>
          </table:table-cell>
          <table:table-cell office:value-type="float" office:value="230" calcext:value-type="float">
            <text:p>230</text:p>
          </table:table-cell>
          <table:table-cell office:value-type="float" office:value="2451" calcext:value-type="float">
            <text:p>2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282119/, https://habr.com/ru/companies/timeweb/articles/724146/, https://ru.stackoverflow.com/questions/1492935/%D0%9A%D0%B0%D0%BA-%D1%81%D0%B4%D0%B5%D0%BB%D0%B0%D1%82%D1%8C-%D0%BE%D1%87%D0%B5%D0%BD%D1%8C-%D0%BF%D1%80%D0%BE%D1%81%D1%82%D0%BE%D0%B9-%D0%BF%D0%B0%D1%80%D1%81%D0%B5%D1%80-%D0%BD%D0%B0-c, https://tproger.ru/articles/parsing-dannyh-onlajn-magazina-na-c, https://zvonobot.ru/blog/parser-chto-eto-takoe-spisok/</text:p>
          </table:table-cell>
        </table:table-row>
        <table:table-row table:style-name="ro1">
          <table:table-cell office:value-type="string" calcext:value-type="string">
            <text:p>парсер яндекс</text:p>
          </table:table-cell>
          <table:table-cell office:value-type="string" calcext:value-type="string">
            <text:p>парсер яндекс (3)</text:p>
          </table:table-cell>
          <table:table-cell office:value-type="float" office:value="971" calcext:value-type="float">
            <text:p>971</text:p>
          </table:table-cell>
          <table:table-cell office:value-type="float" office:value="1511" calcext:value-type="float">
            <text:p>1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useless-apple/yandex_reviews-parser, https://habr.com/ru/articles/701478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1%8F%D0%BD%D0%B4%D0%B5%D0%BA%D1%81-%D0%BA%D0%B0%D1%80%D1%82/, https://a-parser.com/docs/parsers/se-yandex, https://academy.yandex.ru/handbook/data-analysis/article/parsing-dannyh-i-avtomatizaciya-brauzera-regulyarnye-vyrazheniya, https://web-data-extractor.net/yandex-parser/, https://www.parseronline.ru/baza/yandex_maps/, https://yandex.ru/dev/tomita/</text:p>
          </table:table-cell>
        </table:table-row>
        <table:table-row table:style-name="ro1">
          <table:table-cell office:value-type="string" calcext:value-type="string">
            <text:p>парсер яндекс карты</text:p>
          </table:table-cell>
          <table:table-cell office:value-type="string" calcext:value-type="string">
            <text:p>парсер яндекс (3)</text:p>
          </table:table-cell>
          <table:table-cell office:value-type="float" office:value="401" calcext:value-type="float">
            <text:p>401</text:p>
          </table:table-cell>
          <table:table-cell office:value-type="float" office:value="1511" calcext:value-type="float">
            <text:p>1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useless-apple/yandex_reviews-parser, https://habr.com/ru/articles/701478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1%8F%D0%BD%D0%B4%D0%B5%D0%BA%D1%81-%D0%BA%D0%B0%D1%80%D1%82/, https://a-parser.com/docs/parsers/se-yandex, https://academy.yandex.ru/handbook/data-analysis/article/parsing-dannyh-i-avtomatizaciya-brauzera-regulyarnye-vyrazheniya, https://web-data-extractor.net/yandex-parser/, https://www.parseronline.ru/baza/yandex_maps/, https://yandex.ru/dev/tomita/</text:p>
          </table:table-cell>
        </table:table-row>
        <table:table-row table:style-name="ro1">
          <table:table-cell office:value-type="string" calcext:value-type="string">
            <text:p>yandex parser</text:p>
          </table:table-cell>
          <table:table-cell office:value-type="string" calcext:value-type="string">
            <text:p>парсер яндекс (3)</text:p>
          </table:table-cell>
          <table:table-cell office:value-type="float" office:value="139" calcext:value-type="float">
            <text:p>139</text:p>
          </table:table-cell>
          <table:table-cell office:value-type="float" office:value="1511" calcext:value-type="float">
            <text:p>1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useless-apple/yandex_reviews-parser, https://habr.com/ru/articles/701478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1%8F%D0%BD%D0%B4%D0%B5%D0%BA%D1%81-%D0%BA%D0%B0%D1%80%D1%82/, https://a-parser.com/docs/parsers/se-yandex, https://academy.yandex.ru/handbook/data-analysis/article/parsing-dannyh-i-avtomatizaciya-brauzera-regulyarnye-vyrazheniya, https://web-data-extractor.net/yandex-parser/, https://www.parseronline.ru/baza/yandex_maps/, https://yandex.ru/dev/tomita/</text:p>
          </table:table-cell>
        </table:table-row>
        <table:table-row table:style-name="ro1">
          <table:table-cell office:value-type="string" calcext:value-type="string">
            <text:p>парсинг цены</text:p>
          </table:table-cell>
          <table:table-cell office:value-type="string" calcext:value-type="string">
            <text:p>парсинг цены (2)</text:p>
          </table:table-cell>
          <table:table-cell office:value-type="float" office:value="903" calcext:value-type="float">
            <text:p>903</text:p>
          </table:table-cell>
          <table:table-cell office:value-type="float" office:value="1469" calcext:value-type="float">
            <text:p>146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518380/, https://kwork.ru/categories/script-programming/parsery, https://profi.ru/it_freelance/parsing-saitov/price/, https://profi.ru/it_freelance/parsing/price/, https://yavorsky.ru/services/parsing/parsing-tsen/</text:p>
          </table:table-cell>
        </table:table-row>
        <table:table-row table:style-name="ro1">
          <table:table-cell office:value-type="string" calcext:value-type="string">
            <text:p>парсер цена</text:p>
          </table:table-cell>
          <table:table-cell office:value-type="string" calcext:value-type="string">
            <text:p>парсинг цены (2)</text:p>
          </table:table-cell>
          <table:table-cell office:value-type="float" office:value="566" calcext:value-type="float">
            <text:p>566</text:p>
          </table:table-cell>
          <table:table-cell office:value-type="float" office:value="1469" calcext:value-type="float">
            <text:p>146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518380/, https://kwork.ru/categories/script-programming/parsery, https://profi.ru/it_freelance/parsing-saitov/price/, https://profi.ru/it_freelance/parsing/price/, https://yavorsky.ru/services/parsing/parsing-tsen/</text:p>
          </table:table-cell>
        </table:table-row>
        <table:table-row table:style-name="ro1">
          <table:table-cell office:value-type="string" calcext:value-type="string">
            <text:p>онлайн парсер</text:p>
          </table:table-cell>
          <table:table-cell office:value-type="string" calcext:value-type="string">
            <text:p>онлайн парсер (6)</text:p>
          </table:table-cell>
          <table:table-cell office:value-type="float" office:value="1036" calcext:value-type="float">
            <text:p>1036</text:p>
          </table:table-cell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talogloader.com/projects/besplatnyj-parser-sajtov-catalogloader, https://chromewebstore.google.com/detail/parsers-%D0%B1%D0%B5%D1%81%D0%BF%D0%BB%D0%B0%D1%82%D0%BD%D1%8B%D0%B9-%D0%BF%D0%B0%D1%80%D1%81%D0%B5%D1%80/mhfjedhbggbodliofccpefegbmaoohin?hl=ru, https://q-parser.ru/, https://cloudparser.ru/, https://a-parser.com/, https://www.hse.ru/ma/datajourn/news/261818537.html, https://www.unisender.com/ru/blog/parsery-dlya-sbora-dannyh-s-sajtov/, https://chromewebstore.google.com/detail/%D0%BF%D0%B0%D1%80%D1%81%D0%B5%D1%80-%D0%BE%D0%BD%D0%BB%D0%B0%D0%B9%D0%BD-website-scr/hinkdfeimgkdgkildfkbmegapmiieffg?hl=ru, https://www.parseronline.ru/, https://a-parser.com/a-parser-for-e-commerce/</text:p>
          </table:table-cell>
        </table:table-row>
        <table:table-row table:style-name="ro1">
          <table:table-cell office:value-type="string" calcext:value-type="string">
            <text:p>онлайн парсер сайта</text:p>
          </table:table-cell>
          <table:table-cell office:value-type="string" calcext:value-type="string">
            <text:p>онлайн парсер (6)</text:p>
          </table:table-cell>
          <table:table-cell office:value-type="float" office:value="131" calcext:value-type="float">
            <text:p>131</text:p>
          </table:table-cell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talogloader.com/projects/besplatnyj-parser-sajtov-catalogloader, https://chromewebstore.google.com/detail/parsers-%D0%B1%D0%B5%D1%81%D0%BF%D0%BB%D0%B0%D1%82%D0%BD%D1%8B%D0%B9-%D0%BF%D0%B0%D1%80%D1%81%D0%B5%D1%80/mhfjedhbggbodliofccpefegbmaoohin?hl=ru, https://q-parser.ru/, https://cloudparser.ru/, https://a-parser.com/, https://www.hse.ru/ma/datajourn/news/261818537.html, https://www.unisender.com/ru/blog/parsery-dlya-sbora-dannyh-s-sajtov/, https://chromewebstore.google.com/detail/%D0%BF%D0%B0%D1%80%D1%81%D0%B5%D1%80-%D0%BE%D0%BD%D0%BB%D0%B0%D0%B9%D0%BD-website-scr/hinkdfeimgkdgkildfkbmegapmiieffg?hl=ru, https://www.parseronline.ru/, https://a-parser.com/a-parser-for-e-commerce/</text:p>
          </table:table-cell>
        </table:table-row>
        <table:table-row table:style-name="ro1">
          <table:table-cell office:value-type="string" calcext:value-type="string">
            <text:p>парсер сайта онлайн</text:p>
          </table:table-cell>
          <table:table-cell office:value-type="string" calcext:value-type="string">
            <text:p>онлайн парсер (6)</text:p>
          </table:table-cell>
          <table:table-cell office:value-type="float" office:value="131" calcext:value-type="float">
            <text:p>131</text:p>
          </table:table-cell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talogloader.com/projects/besplatnyj-parser-sajtov-catalogloader, https://chromewebstore.google.com/detail/parsers-%D0%B1%D0%B5%D1%81%D0%BF%D0%BB%D0%B0%D1%82%D0%BD%D1%8B%D0%B9-%D0%BF%D0%B0%D1%80%D1%81%D0%B5%D1%80/mhfjedhbggbodliofccpefegbmaoohin?hl=ru, https://q-parser.ru/, https://cloudparser.ru/, https://a-parser.com/, https://www.hse.ru/ma/datajourn/news/261818537.html, https://www.unisender.com/ru/blog/parsery-dlya-sbora-dannyh-s-sajtov/, https://chromewebstore.google.com/detail/%D0%BF%D0%B0%D1%80%D1%81%D0%B5%D1%80-%D0%BE%D0%BD%D0%BB%D0%B0%D0%B9%D0%BD-website-scr/hinkdfeimgkdgkildfkbmegapmiieffg?hl=ru, https://www.parseronline.ru/, https://a-parser.com/a-parser-for-e-commerce/</text:p>
          </table:table-cell>
        </table:table-row>
        <table:table-row table:style-name="ro1">
          <table:table-cell office:value-type="string" calcext:value-type="string">
            <text:p>парсер интернет магазина</text:p>
          </table:table-cell>
          <table:table-cell office:value-type="string" calcext:value-type="string">
            <text:p>онлайн парсер (6)</text:p>
          </table:table-cell>
          <table:table-cell office:value-type="float" office:value="65" calcext:value-type="float">
            <text:p>65</text:p>
          </table:table-cell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talogloader.com/projects/besplatnyj-parser-sajtov-catalogloader, https://chromewebstore.google.com/detail/parsers-%D0%B1%D0%B5%D1%81%D0%BF%D0%BB%D0%B0%D1%82%D0%BD%D1%8B%D0%B9-%D0%BF%D0%B0%D1%80%D1%81%D0%B5%D1%80/mhfjedhbggbodliofccpefegbmaoohin?hl=ru, https://q-parser.ru/, https://cloudparser.ru/, https://a-parser.com/, https://www.hse.ru/ma/datajourn/news/261818537.html, https://www.unisender.com/ru/blog/parsery-dlya-sbora-dannyh-s-sajtov/, https://chromewebstore.google.com/detail/%D0%BF%D0%B0%D1%80%D1%81%D0%B5%D1%80-%D0%BE%D0%BD%D0%BB%D0%B0%D0%B9%D0%BD-website-scr/hinkdfeimgkdgkildfkbmegapmiieffg?hl=ru, https://www.parseronline.ru/, https://a-parser.com/a-parser-for-e-commerce/</text:p>
          </table:table-cell>
        </table:table-row>
        <table:table-row table:style-name="ro1">
          <table:table-cell office:value-type="string" calcext:value-type="string">
            <text:p>парсер для интернет магазина</text:p>
          </table:table-cell>
          <table:table-cell office:value-type="string" calcext:value-type="string">
            <text:p>онлайн парсер (6)</text:p>
          </table:table-cell>
          <table:table-cell office:value-type="float" office:value="10" calcext:value-type="float">
            <text:p>10</text:p>
          </table:table-cell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talogloader.com/projects/besplatnyj-parser-sajtov-catalogloader, https://chromewebstore.google.com/detail/parsers-%D0%B1%D0%B5%D1%81%D0%BF%D0%BB%D0%B0%D1%82%D0%BD%D1%8B%D0%B9-%D0%BF%D0%B0%D1%80%D1%81%D0%B5%D1%80/mhfjedhbggbodliofccpefegbmaoohin?hl=ru, https://q-parser.ru/, https://cloudparser.ru/, https://a-parser.com/, https://www.hse.ru/ma/datajourn/news/261818537.html, https://www.unisender.com/ru/blog/parsery-dlya-sbora-dannyh-s-sajtov/, https://chromewebstore.google.com/detail/%D0%BF%D0%B0%D1%80%D1%81%D0%B5%D1%80-%D0%BE%D0%BD%D0%BB%D0%B0%D0%B9%D0%BD-website-scr/hinkdfeimgkdgkildfkbmegapmiieffg?hl=ru, https://www.parseronline.ru/, https://a-parser.com/a-parser-for-e-commerce/</text:p>
          </table:table-cell>
        </table:table-row>
        <table:table-row table:style-name="ro1">
          <table:table-cell office:value-type="string" calcext:value-type="string">
            <text:p>парсить сайт онлайн</text:p>
          </table:table-cell>
          <table:table-cell office:value-type="string" calcext:value-type="string">
            <text:p>онлайн парсер (6)</text:p>
          </table:table-cell>
          <table:table-cell office:value-type="float" office:value="6" calcext:value-type="float">
            <text:p>6</text:p>
          </table:table-cell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talogloader.com/projects/besplatnyj-parser-sajtov-catalogloader, https://chromewebstore.google.com/detail/parsers-%D0%B1%D0%B5%D1%81%D0%BF%D0%BB%D0%B0%D1%82%D0%BD%D1%8B%D0%B9-%D0%BF%D0%B0%D1%80%D1%81%D0%B5%D1%80/mhfjedhbggbodliofccpefegbmaoohin?hl=ru, https://q-parser.ru/, https://cloudparser.ru/, https://a-parser.com/, https://www.hse.ru/ma/datajourn/news/261818537.html, https://www.unisender.com/ru/blog/parsery-dlya-sbora-dannyh-s-sajtov/, https://chromewebstore.google.com/detail/%D0%BF%D0%B0%D1%80%D1%81%D0%B5%D1%80-%D0%BE%D0%BD%D0%BB%D0%B0%D0%B9%D0%BD-website-scr/hinkdfeimgkdgkildfkbmegapmiieffg?hl=ru, https://www.parseronline.ru/, https://a-parser.com/a-parser-for-e-commerce/</text:p>
          </table:table-cell>
        </table:table-row>
        <table:table-row table:style-name="ro1">
          <table:table-cell office:value-type="string" calcext:value-type="string">
            <text:p>парсер телегра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90" calcext:value-type="float">
            <text:p>190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телеграм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54" calcext:value-type="float">
            <text:p>154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бот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49" calcext:value-type="float">
            <text:p>149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каналы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31" calcext:value-type="float">
            <text:p>131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тг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26" calcext:value-type="float">
            <text:p>126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чатов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16" calcext:value-type="float">
            <text:p>116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чатов телеграм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46" calcext:value-type="float">
            <text:p>46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тг каналов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42" calcext:value-type="float">
            <text:p>42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телеграм каналов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42" calcext:value-type="float">
            <text:p>42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бот парсер телегра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36" calcext:value-type="float">
            <text:p>36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тг бот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32" calcext:value-type="float">
            <text:p>32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телеграмма каналов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29" calcext:value-type="float">
            <text:p>29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telegram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23" calcext:value-type="float">
            <text:p>23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бесплатный телеграмм парсер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5" calcext:value-type="float">
            <text:p>15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тг чатов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5" calcext:value-type="float">
            <text:p>15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чат бот парсер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5" calcext:value-type="float">
            <text:p>15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участников телеграм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4" calcext:value-type="float">
            <text:p>14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бесплатный парсер чатов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2" calcext:value-type="float">
            <text:p>12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бот парсер каналов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0" calcext:value-type="float">
            <text:p>10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участников группы телеграм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0" calcext:value-type="float">
            <text:p>10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телеграм групп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9" calcext:value-type="float">
            <text:p>9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чатов телеграмм бесплатно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9" calcext:value-type="float">
            <text:p>9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бесплатный парсер каналов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9" calcext:value-type="float">
            <text:p>9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постов тг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8" calcext:value-type="float">
            <text:p>8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сообщений телегра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6" calcext:value-type="float">
            <text:p>6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бот парсер для телеграмма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6" calcext:value-type="float">
            <text:p>6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постов телегра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5" calcext:value-type="float">
            <text:p>5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участников чата телеграм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4" calcext:value-type="float">
            <text:p>4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сообщений телеграм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4" calcext:value-type="float">
            <text:p>4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новостей в телеграм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4" calcext:value-type="float">
            <text:p>4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постов телеграм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4" calcext:value-type="float">
            <text:p>4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аудитории телеграм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4" calcext:value-type="float">
            <text:p>4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телеграмм каналов бесплатно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4" calcext:value-type="float">
            <text:p>4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чатов в телегра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4" calcext:value-type="float">
            <text:p>4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бесплатный парсер тг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4" calcext:value-type="float">
            <text:p>4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каналов telegram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3" calcext:value-type="float">
            <text:p>3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бесплатный парсер бот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3" calcext:value-type="float">
            <text:p>3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групп в тг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3" calcext:value-type="float">
            <text:p>3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групп в телеграм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3" calcext:value-type="float">
            <text:p>3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телеграм парсер бесплатно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3" calcext:value-type="float">
            <text:p>3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тг каналов бесплатно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3" calcext:value-type="float">
            <text:p>3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чатов telegram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3" calcext:value-type="float">
            <text:p>3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постов телеграмм каналов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3" calcext:value-type="float">
            <text:p>3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пользователей телеграм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2" calcext:value-type="float">
            <text:p>2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тг чатов бесплатно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2" calcext:value-type="float">
            <text:p>2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скачать парсер чатов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2" calcext:value-type="float">
            <text:p>2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каналов с открытыми комментариями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2" calcext:value-type="float">
            <text:p>2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телеграм каналов бесплатно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2" calcext:value-type="float">
            <text:p>2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подписчиков в телегра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" calcext:value-type="float">
            <text:p>1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контента телегра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" calcext:value-type="float">
            <text:p>1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скачать парсер телегра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" calcext:value-type="float">
            <text:p>1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участников телегра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" calcext:value-type="float">
            <text:p>1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telegram soft парсер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" calcext:value-type="float">
            <text:p>1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чатов телеграм бесплатно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1" calcext:value-type="float">
            <text:p>1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онлайн телегра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чатов телеграмм бот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телеграм чатов скачать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контактов телеграм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для телеграмма программа бесплатно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чатов и групп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файлов из чатов телеграм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telegram граббер парсер постов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скачать программу парсер телеграмм каналов торрент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telegram граббер парсер постов фильтры</text:p>
          </table:table-cell>
          <table:table-cell office:value-type="string" calcext:value-type="string">
            <text:p>парсер телеграм (64)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tnerkin.com/blog/articles/parsing-telegram-chaty-kanaly, https://dtf.ru/topraiting/3247511-luchshie-programmy-i-boty-dlya-parsinga-v-telegram-top-10-reiting-2024, https://otzyvmarketing.ru/articles/telegram-parser-vse-servisy-bots-dlya-parsing-kanalov-chats/, https://www.calltouch.ru/blog/luchshie-servisy-i-boty-dlya-parsinga-telegram/, https://skillbox.ru/media/code/parsim-dannye-v-telegram-na-python-chast-1/, https://t.me/parsetgbot, https://trafficcardinal.com/post/parser-telegram, https://vc.ru/u/1422837-prodvizhenie-v-telegram/616324-besplatnyi-parser-chatov-i-kanalov-v-telegram-parser-pro, https://smmpanele.ru/articles/kak-sparsit-chat-telegram, https://martrending.ru/smm/telegram-parsery</text:p>
          </table:table-cell>
        </table:table-row>
        <table:table-row table:style-name="ro1">
          <table:table-cell office:value-type="string" calcext:value-type="string">
            <text:p>парсер сайтов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633" calcext:value-type="float">
            <text:p>633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бесплатный парсер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274" calcext:value-type="float">
            <text:p>274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ер товаров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89" calcext:value-type="float">
            <text:p>89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ер сайтов онлайн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47" calcext:value-type="float">
            <text:p>47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ер магазинов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46" calcext:value-type="float">
            <text:p>46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бесплатный парсер сайтов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42" calcext:value-type="float">
            <text:p>42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ер товаров с сайта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33" calcext:value-type="float">
            <text:p>33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ер интернет магазинов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24" calcext:value-type="float">
            <text:p>24</text:p>
          </table:table-cell>
          <table:table-cell office:value-type="float" office:value="1297" calcext:value-type="float">
            <text:p>129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ер сайт для скачивания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21" calcext:value-type="float">
            <text:p>21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ер каталогов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19" calcext:value-type="float">
            <text:p>19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ер товаров интернет магазинов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14" calcext:value-type="float">
            <text:p>14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ер товаров бесплатно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13" calcext:value-type="float">
            <text:p>13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актуальный парсер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11" calcext:value-type="float">
            <text:p>11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бесплатный парсер сайтов товаров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9" calcext:value-type="float">
            <text:p>9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быстрый парсер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7" calcext:value-type="float">
            <text:p>7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ер товаров с любого сайта бесплатно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4" calcext:value-type="float">
            <text:p>4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ер площадок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4" calcext:value-type="float">
            <text:p>4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ер каталога товаров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2" calcext:value-type="float">
            <text:p>2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ер каталога сайта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2" calcext:value-type="float">
            <text:p>2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выгрузка товаров сайты парсеры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2" calcext:value-type="float">
            <text:p>2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готовый парсер сайтов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1" calcext:value-type="float">
            <text:p>1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ер для сайта кудель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ер каталога товаров с сайта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бесплатный онлайн парсер сайтов бесплатно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ер помощник</text:p>
          </table:table-cell>
          <table:table-cell office:value-type="string" calcext:value-type="string">
            <text:p>парсер сайтов (25)</text:p>
          </table:table-cell>
          <table:table-cell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click/articles/494020/, https://spparser.ru/, https://cloudparser.ru/, https://blog.promopult.ru/seo/kak-parsit-sajt-20-instrumentov.html, https://www.unisender.com/ru/blog/parsery-dlya-sbora-dannyh-s-sajtov/, https://catalogloader.com/projects/besplatnyj-parser-sajtov-catalogloader, https://q-parser.ru/, https://www.turboparser.ru/, https://vc.ru/services/174802-parsing-besplatno-30-programm-servisov-i-freimvorkov, https://vc.ru/services/878178-samostoyatelnyi-parsing-saitov-v-2023-godu-30-aktualnyh-instrumentov-na-lyuboi-vkus-bez-programmirovaniya</text:p>
          </table:table-cell>
        </table:table-row>
        <table:table-row table:style-name="ro1">
          <table:table-cell office:value-type="string" calcext:value-type="string">
            <text:p>парсинг цен</text:p>
          </table:table-cell>
          <table:table-cell office:value-type="string" calcext:value-type="string">
            <text:p>парсинг цен (4)</text:p>
          </table:table-cell>
          <table:table-cell office:value-type="float" office:value="903" calcext:value-type="float">
            <text:p>903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uxprice.com/blog/ru/all-articles-ru/parser-cen-konkurentov-napisat-ili-ispolzovat-gotovyj/, https://habr.com/ru/articles/518380/, https://marketparser.ru/, https://pricecontrol.biz/9-prepyatstvij-pri-parsinge-sajtov/, https://pricer24.com/ru/price-scraping-tool/, https://www.pricecontrol.com.ua/vse-o-chem-sleduet-znat-pri-parsinge-sajtov/, https://yavorsky.ru/services/parsing/parsing-tsen/, https://blog.metacommerce.ru/parsing_cen_konkurentov_na_marketplejsah, https://chromewebstore.google.com/detail/%D0%BF%D0%B0%D1%80%D1%81%D0%B5%D1%80-%D1%81%D0%B0%D0%B9%D1%82%D0%BE%D0%B2-%C2%B7-%D0%BC%D0%BE%D0%BD%D0%B8%D1%82%D0%BE%D1%80%D0%B8%D0%BD/mfhiahbobigkjofkpcbelhaojlcfkiah, https://idatica.com/blog/parsing-tsen-internet-magazinov-kak-parsing-pomogayet-prodavtsam/</text:p>
          </table:table-cell>
        </table:table-row>
        <table:table-row table:style-name="ro1">
          <table:table-cell office:value-type="string" calcext:value-type="string">
            <text:p>парсинг цен это</text:p>
          </table:table-cell>
          <table:table-cell office:value-type="string" calcext:value-type="string">
            <text:p>парсинг цен (4)</text:p>
          </table:table-cell>
          <table:table-cell office:value-type="float" office:value="58" calcext:value-type="float">
            <text:p>58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uxprice.com/blog/ru/all-articles-ru/parser-cen-konkurentov-napisat-ili-ispolzovat-gotovyj/, https://habr.com/ru/articles/518380/, https://marketparser.ru/, https://pricecontrol.biz/9-prepyatstvij-pri-parsinge-sajtov/, https://pricer24.com/ru/price-scraping-tool/, https://www.pricecontrol.com.ua/vse-o-chem-sleduet-znat-pri-parsinge-sajtov/, https://yavorsky.ru/services/parsing/parsing-tsen/, https://blog.metacommerce.ru/parsing_cen_konkurentov_na_marketplejsah, https://chromewebstore.google.com/detail/%D0%BF%D0%B0%D1%80%D1%81%D0%B5%D1%80-%D1%81%D0%B0%D0%B9%D1%82%D0%BE%D0%B2-%C2%B7-%D0%BC%D0%BE%D0%BD%D0%B8%D1%82%D0%BE%D1%80%D0%B8%D0%BD/mfhiahbobigkjofkpcbelhaojlcfkiah, https://idatica.com/blog/parsing-tsen-internet-magazinov-kak-parsing-pomogayet-prodavtsam/</text:p>
          </table:table-cell>
        </table:table-row>
        <table:table-row table:style-name="ro1">
          <table:table-cell office:value-type="string" calcext:value-type="string">
            <text:p>парсинг цен с сайта</text:p>
          </table:table-cell>
          <table:table-cell office:value-type="string" calcext:value-type="string">
            <text:p>парсинг цен (4)</text:p>
          </table:table-cell>
          <table:table-cell office:value-type="float" office:value="41" calcext:value-type="float">
            <text:p>41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uxprice.com/blog/ru/all-articles-ru/parser-cen-konkurentov-napisat-ili-ispolzovat-gotovyj/, https://habr.com/ru/articles/518380/, https://marketparser.ru/, https://pricecontrol.biz/9-prepyatstvij-pri-parsinge-sajtov/, https://pricer24.com/ru/price-scraping-tool/, https://www.pricecontrol.com.ua/vse-o-chem-sleduet-znat-pri-parsinge-sajtov/, https://yavorsky.ru/services/parsing/parsing-tsen/, https://blog.metacommerce.ru/parsing_cen_konkurentov_na_marketplejsah, https://chromewebstore.google.com/detail/%D0%BF%D0%B0%D1%80%D1%81%D0%B5%D1%80-%D1%81%D0%B0%D0%B9%D1%82%D0%BE%D0%B2-%C2%B7-%D0%BC%D0%BE%D0%BD%D0%B8%D1%82%D0%BE%D1%80%D0%B8%D0%BD/mfhiahbobigkjofkpcbelhaojlcfkiah, https://idatica.com/blog/parsing-tsen-internet-magazinov-kak-parsing-pomogayet-prodavtsam/</text:p>
          </table:table-cell>
        </table:table-row>
        <table:table-row table:style-name="ro1">
          <table:table-cell office:value-type="string" calcext:value-type="string">
            <text:p>парсер цен с сайтов</text:p>
          </table:table-cell>
          <table:table-cell office:value-type="string" calcext:value-type="string">
            <text:p>парсинг цен (4)</text:p>
          </table:table-cell>
          <table:table-cell office:value-type="float" office:value="17" calcext:value-type="float">
            <text:p>17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uxprice.com/blog/ru/all-articles-ru/parser-cen-konkurentov-napisat-ili-ispolzovat-gotovyj/, https://habr.com/ru/articles/518380/, https://marketparser.ru/, https://pricecontrol.biz/9-prepyatstvij-pri-parsinge-sajtov/, https://pricer24.com/ru/price-scraping-tool/, https://www.pricecontrol.com.ua/vse-o-chem-sleduet-znat-pri-parsinge-sajtov/, https://yavorsky.ru/services/parsing/parsing-tsen/, https://blog.metacommerce.ru/parsing_cen_konkurentov_na_marketplejsah, https://chromewebstore.google.com/detail/%D0%BF%D0%B0%D1%80%D1%81%D0%B5%D1%80-%D1%81%D0%B0%D0%B9%D1%82%D0%BE%D0%B2-%C2%B7-%D0%BC%D0%BE%D0%BD%D0%B8%D1%82%D0%BE%D1%80%D0%B8%D0%BD/mfhiahbobigkjofkpcbelhaojlcfkiah, https://idatica.com/blog/parsing-tsen-internet-magazinov-kak-parsing-pomogayet-prodavtsam/</text:p>
          </table:table-cell>
        </table:table-row>
        <table:table-row table:style-name="ro1">
          <table:table-cell office:value-type="string" calcext:value-type="string">
            <text:p>парсер ссылок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69" calcext:value-type="float">
            <text:p>69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страницы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65" calcext:value-type="float">
            <text:p>65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база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46" calcext:value-type="float">
            <text:p>46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данных с сайта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36" calcext:value-type="float">
            <text:p>36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примеры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34" calcext:value-type="float">
            <text:p>34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поиска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34" calcext:value-type="float">
            <text:p>34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рабочий парсер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33" calcext:value-type="float">
            <text:p>33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интернета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32" calcext:value-type="float">
            <text:p>32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для скачивания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28" calcext:value-type="float">
            <text:p>28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контента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25" calcext:value-type="float">
            <text:p>25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проверки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20" calcext:value-type="float">
            <text:p>20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веб парсер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16" calcext:value-type="float">
            <text:p>16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баз данных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15" calcext:value-type="float">
            <text:p>15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адресов сайтов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15" calcext:value-type="float">
            <text:p>15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для скачивания данных с сайтов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14" calcext:value-type="float">
            <text:p>14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бесплатные парсер программы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10" calcext:value-type="float">
            <text:p>10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анализатор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10" calcext:value-type="float">
            <text:p>10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ы статей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9" calcext:value-type="float">
            <text:p>9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какой парсер выбрать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9" calcext:value-type="float">
            <text:p>9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любого сайта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9" calcext:value-type="float">
            <text:p>9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страниц сайта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8" calcext:value-type="float">
            <text:p>8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сети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7" calcext:value-type="float">
            <text:p>7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информации с сайта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7" calcext:value-type="float">
            <text:p>7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рограмма парсер сайтов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6" calcext:value-type="float">
            <text:p>6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основные инструменты парсера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6" calcext:value-type="float">
            <text:p>6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лучший парсер сайтов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6" calcext:value-type="float">
            <text:p>6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ссылок сайта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6" calcext:value-type="float">
            <text:p>6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веб страниц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4" calcext:value-type="float">
            <text:p>4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ссылок по ключевым словам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3" calcext:value-type="float">
            <text:p>3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какие есть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3" calcext:value-type="float">
            <text:p>3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ы текстов сайта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3" calcext:value-type="float">
            <text:p>3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бесплатный парсер данных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3" calcext:value-type="float">
            <text:p>3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файлов сайта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собрать данные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сайт для проверки парсера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какими основными инструментами парсера вы пользуетесь</text:p>
          </table:table-cell>
          <table:table-cell office:value-type="string" calcext:value-type="string">
            <text:p>парсер ссылок (36)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nisender.com/ru/blog/parsery-dlya-sbora-dannyh-s-sajtov/, https://blog.promopult.ru/seo/kak-parsit-sajt-20-instrumentov.html, https://habr.com/ru/companies/click/articles/494020/, https://vc.ru/services/878178-samostoyatelnyi-parsing-saitov-v-2023-godu-30-aktualnyh-instrumentov-na-lyuboi-vkus-bez-programmirovaniya, https://pr-cy.ru/news/p/10598-parsing-html-guide, https://idatica.com/blog/programmy-dlya-parsinga-dannykh-v-2020-godu/, https://ru-brightdata.com/blog/web-data-ru/best-no-code-scrapers, https://thecode.media/parsing-2/, https://parserok.ru/, https://vc.ru/services/174802-parsing-besplatno-30-programm-servisov-i-freimvorkov</text:p>
          </table:table-cell>
        </table:table-row>
        <table:table-row table:style-name="ro1">
          <table:table-cell office:value-type="string" calcext:value-type="string">
            <text:p>парсер на python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160" calcext:value-type="float">
            <text:p>160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парсер на питоне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76" calcext:value-type="float">
            <text:p>76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как сделать парсер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68" calcext:value-type="float">
            <text:p>68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библиотека парсера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27" calcext:value-type="float">
            <text:p>27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как создать парсер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26" calcext:value-type="float">
            <text:p>26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парсер сайта на python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21" calcext:value-type="float">
            <text:p>21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парсеры python код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19" calcext:value-type="float">
            <text:p>19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парсер пайтон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18" calcext:value-type="float">
            <text:p>18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как сделать парсер сайта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15" calcext:value-type="float">
            <text:p>15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python парсер html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13" calcext:value-type="float">
            <text:p>13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парсер питон код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11" calcext:value-type="float">
            <text:p>11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библиотека парсера python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10" calcext:value-type="float">
            <text:p>10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как написать парсер на python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10" calcext:value-type="float">
            <text:p>10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парсер сайта питон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9" calcext:value-type="float">
            <text:p>9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парсер beautifulsoup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8" calcext:value-type="float">
            <text:p>8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python парсер данных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7" calcext:value-type="float">
            <text:p>7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готовый парсер на python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7" calcext:value-type="float">
            <text:p>7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как сделать парсер на python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готовый парсер на питоне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5" calcext:value-type="float">
            <text:p>5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пример парсера на python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5" calcext:value-type="float">
            <text:p>5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python парсер страниц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4" calcext:value-type="float">
            <text:p>4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создание парсера на python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4" calcext:value-type="float">
            <text:p>4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как написать парсер на питоне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4" calcext:value-type="float">
            <text:p>4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как писать парсеры на python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4" calcext:value-type="float">
            <text:p>4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парсер python beautifulsoup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3" calcext:value-type="float">
            <text:p>3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парсер библиотеки питон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3" calcext:value-type="float">
            <text:p>3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как сделать парсер питон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3" calcext:value-type="float">
            <text:p>3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как создать парсер на python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как создать парсер сайта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как сделать парсер сайта на python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пишем парсер сайта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парсер на питоне для начинающих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как написать парсер для сайта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как написать парсер на python для начинающих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парсер на python с нуля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парсер данных с сайта на python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веб парсер на пайтон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парсер персональных данных на python готовый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написать парсер на python пошаговая инструкция</text:p>
          </table:table-cell>
          <table:table-cell office:value-type="string" calcext:value-type="string">
            <text:p>парсер на python (39)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parsing-saytov-na-python/, https://tproger.ru/articles/osnovy-parsinga-dannyh-na-python--beautifulsoup-i-scrapy, https://skillbox.ru/media/code/parsing-sayta-vmeste-s-python-i-bibliotekoy-beautiful-soup-prostaya-instruktsiya-v-tri-shaga/, https://timeweb.cloud/tutorials/python/kak-parsit-dannye-s-python, https://sky.pro/wiki/python/kak-parsit-dannye-s-sajta-s-pomoshyu-python/, https://habr.com/ru/companies/selectel/articles/754674/, https://thecode.media/parsing-2/, https://parsingmaster.com/blog-post/parsing-na-python-poshagovoe-rukovodstvo/, https://kedu.ru/press-center/articles/info-razrabotka-parserov-s-ispolzovaniem-python-poshagovoe-rukovodstvo/, https://proglib.io/p/samouchitel-po-python-dlya-nachinayushchih-chast-17-osnovy-skrapinga-i-parsinga-2023-03-13</text:p>
          </table:table-cell>
        </table:table-row>
        <table:table-row table:style-name="ro1">
          <table:table-cell office:value-type="string" calcext:value-type="string">
            <text:p>web scraping</text:p>
          </table:table-cell>
          <table:table-cell office:value-type="string" calcext:value-type="string">
            <text:p>web scraping (6)</text:p>
          </table:table-cell>
          <table:table-cell office:value-type="float" office:value="484" calcext:value-type="float">
            <text:p>48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medium.com/@joerosborne/intro-to-web-scraping-build-your-first-scraper-in-5-minutes-1c36b5c4b110, https://www.reddit.com/r/datascience/comments/a116l5/my_ultimate_guide_to_web_scraping/, https://www.zyte.com/learn/what-is-web-scraping/, https://chromewebstore.google.com/detail/web-scraper-free-web-scra/jnhgnonknehpejjnehehllkliplmbmhn?hl=en, https://en.wikipedia.org/wiki/Web_scraping, https://www.parsehub.com/, https://kinsta.com/knowledgebase/what-is-web-scraping/, https://www.octoparse.com/, https://community.make.com/t/a-web-scraping-method-to-scrape-many-websites-of-different-structure-and-content/63099</text:p>
          </table:table-cell>
        </table:table-row>
        <table:table-row table:style-name="ro1">
          <table:table-cell office:value-type="string" calcext:value-type="string">
            <text:p>web data scraping</text:p>
          </table:table-cell>
          <table:table-cell office:value-type="string" calcext:value-type="string">
            <text:p>web scraping (6)</text:p>
          </table:table-cell>
          <table:table-cell office:value-type="float" office:value="33" calcext:value-type="float">
            <text:p>33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medium.com/@joerosborne/intro-to-web-scraping-build-your-first-scraper-in-5-minutes-1c36b5c4b110, https://www.reddit.com/r/datascience/comments/a116l5/my_ultimate_guide_to_web_scraping/, https://www.zyte.com/learn/what-is-web-scraping/, https://chromewebstore.google.com/detail/web-scraper-free-web-scra/jnhgnonknehpejjnehehllkliplmbmhn?hl=en, https://en.wikipedia.org/wiki/Web_scraping, https://www.parsehub.com/, https://kinsta.com/knowledgebase/what-is-web-scraping/, https://www.octoparse.com/, https://community.make.com/t/a-web-scraping-method-to-scrape-many-websites-of-different-structure-and-content/63099</text:p>
          </table:table-cell>
        </table:table-row>
        <table:table-row table:style-name="ro1">
          <table:table-cell office:value-type="string" calcext:value-type="string">
            <text:p>scrape data from website</text:p>
          </table:table-cell>
          <table:table-cell office:value-type="string" calcext:value-type="string">
            <text:p>web scraping (6)</text:p>
          </table:table-cell>
          <table:table-cell office:value-type="float" office:value="5" calcext:value-type="float">
            <text:p>5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medium.com/@joerosborne/intro-to-web-scraping-build-your-first-scraper-in-5-minutes-1c36b5c4b110, https://www.reddit.com/r/datascience/comments/a116l5/my_ultimate_guide_to_web_scraping/, https://www.zyte.com/learn/what-is-web-scraping/, https://chromewebstore.google.com/detail/web-scraper-free-web-scra/jnhgnonknehpejjnehehllkliplmbmhn?hl=en, https://en.wikipedia.org/wiki/Web_scraping, https://www.parsehub.com/, https://kinsta.com/knowledgebase/what-is-web-scraping/, https://www.octoparse.com/, https://community.make.com/t/a-web-scraping-method-to-scrape-many-websites-of-different-structure-and-content/63099</text:p>
          </table:table-cell>
        </table:table-row>
        <table:table-row table:style-name="ro1">
          <table:table-cell office:value-type="string" calcext:value-type="string">
            <text:p>web scraping websites</text:p>
          </table:table-cell>
          <table:table-cell office:value-type="string" calcext:value-type="string">
            <text:p>web scraping (6)</text:p>
          </table:table-cell>
          <table:table-cell office:value-type="float" office:value="4" calcext:value-type="float">
            <text:p>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medium.com/@joerosborne/intro-to-web-scraping-build-your-first-scraper-in-5-minutes-1c36b5c4b110, https://www.reddit.com/r/datascience/comments/a116l5/my_ultimate_guide_to_web_scraping/, https://www.zyte.com/learn/what-is-web-scraping/, https://chromewebstore.google.com/detail/web-scraper-free-web-scra/jnhgnonknehpejjnehehllkliplmbmhn?hl=en, https://en.wikipedia.org/wiki/Web_scraping, https://www.parsehub.com/, https://kinsta.com/knowledgebase/what-is-web-scraping/, https://www.octoparse.com/, https://community.make.com/t/a-web-scraping-method-to-scrape-many-websites-of-different-structure-and-content/63099</text:p>
          </table:table-cell>
        </table:table-row>
        <table:table-row table:style-name="ro1">
          <table:table-cell office:value-type="string" calcext:value-type="string">
            <text:p>internet scraping</text:p>
          </table:table-cell>
          <table:table-cell office:value-type="string" calcext:value-type="string">
            <text:p>web scraping (6)</text:p>
          </table:table-cell>
          <table:table-cell office:value-type="float" office:value="4" calcext:value-type="float">
            <text:p>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medium.com/@joerosborne/intro-to-web-scraping-build-your-first-scraper-in-5-minutes-1c36b5c4b110, https://www.reddit.com/r/datascience/comments/a116l5/my_ultimate_guide_to_web_scraping/, https://www.zyte.com/learn/what-is-web-scraping/, https://chromewebstore.google.com/detail/web-scraper-free-web-scra/jnhgnonknehpejjnehehllkliplmbmhn?hl=en, https://en.wikipedia.org/wiki/Web_scraping, https://www.parsehub.com/, https://kinsta.com/knowledgebase/what-is-web-scraping/, https://www.octoparse.com/, https://community.make.com/t/a-web-scraping-method-to-scrape-many-websites-of-different-structure-and-content/63099</text:p>
          </table:table-cell>
        </table:table-row>
        <table:table-row table:style-name="ro1">
          <table:table-cell office:value-type="string" calcext:value-type="string">
            <text:p>scrape content from website</text:p>
          </table:table-cell>
          <table:table-cell office:value-type="string" calcext:value-type="string">
            <text:p>web scraping (6)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medium.com/@joerosborne/intro-to-web-scraping-build-your-first-scraper-in-5-minutes-1c36b5c4b110, https://www.reddit.com/r/datascience/comments/a116l5/my_ultimate_guide_to_web_scraping/, https://www.zyte.com/learn/what-is-web-scraping/, https://chromewebstore.google.com/detail/web-scraper-free-web-scra/jnhgnonknehpejjnehehllkliplmbmhn?hl=en, https://en.wikipedia.org/wiki/Web_scraping, https://www.parsehub.com/, https://kinsta.com/knowledgebase/what-is-web-scraping/, https://www.octoparse.com/, https://community.make.com/t/a-web-scraping-method-to-scrape-many-websites-of-different-structure-and-content/63099</text:p>
          </table:table-cell>
        </table:table-row>
        <table:table-row table:style-name="ro1">
          <table:table-cell office:value-type="string" calcext:value-type="string">
            <text:p>яндекс парсер</text:p>
          </table:table-cell>
          <table:table-cell office:value-type="string" calcext:value-type="string">
            <text:p>яндекс парсер (11)</text:p>
          </table:table-cell>
          <table:table-cell office:value-type="float" office:value="258" calcext:value-type="float">
            <text:p>258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ya-maps-parser-%E2%80%94-%D0%BF%D0%B0%D1%80%D1%81%D0%B5%D1%80-%D0%BA/aacfjdlinogfkihpmhaagoejofgbnlgd, https://yandexparser.aisoft.su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1%8F%D0%BD%D0%B4%D0%B5%D0%BA%D1%81-%D0%BA%D0%B0%D1%80%D1%82/, https://github.com/redrum0x/YMapsParser, https://www.parseronline.ru/baza/yandex_maps/, https://a-parser.com/docs/parsers/maps-yandex, https://habr.com/ru/articles/701478/, https://resize-web.ru/soft/parser-yandeks-kart/, https://webbee-ai.ru/yandex-maps/, https://parsinfo.ru/products/parser_yandex</text:p>
          </table:table-cell>
        </table:table-row>
        <table:table-row table:style-name="ro1">
          <table:table-cell office:value-type="string" calcext:value-type="string">
            <text:p>парсер карт</text:p>
          </table:table-cell>
          <table:table-cell office:value-type="string" calcext:value-type="string">
            <text:p>яндекс парсер (11)</text:p>
          </table:table-cell>
          <table:table-cell office:value-type="float" office:value="109" calcext:value-type="float">
            <text:p>109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ya-maps-parser-%E2%80%94-%D0%BF%D0%B0%D1%80%D1%81%D0%B5%D1%80-%D0%BA/aacfjdlinogfkihpmhaagoejofgbnlgd, https://yandexparser.aisoft.su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1%8F%D0%BD%D0%B4%D0%B5%D0%BA%D1%81-%D0%BA%D0%B0%D1%80%D1%82/, https://github.com/redrum0x/YMapsParser, https://www.parseronline.ru/baza/yandex_maps/, https://a-parser.com/docs/parsers/maps-yandex, https://habr.com/ru/articles/701478/, https://resize-web.ru/soft/parser-yandeks-kart/, https://webbee-ai.ru/yandex-maps/, https://parsinfo.ru/products/parser_yandex</text:p>
          </table:table-cell>
        </table:table-row>
        <table:table-row table:style-name="ro1">
          <table:table-cell office:value-type="string" calcext:value-type="string">
            <text:p>парсер яндекс карт</text:p>
          </table:table-cell>
          <table:table-cell office:value-type="string" calcext:value-type="string">
            <text:p>яндекс парсер (11)</text:p>
          </table:table-cell>
          <table:table-cell office:value-type="float" office:value="101" calcext:value-type="float">
            <text:p>101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ya-maps-parser-%E2%80%94-%D0%BF%D0%B0%D1%80%D1%81%D0%B5%D1%80-%D0%BA/aacfjdlinogfkihpmhaagoejofgbnlgd, https://yandexparser.aisoft.su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1%8F%D0%BD%D0%B4%D0%B5%D0%BA%D1%81-%D0%BA%D0%B0%D1%80%D1%82/, https://github.com/redrum0x/YMapsParser, https://www.parseronline.ru/baza/yandex_maps/, https://a-parser.com/docs/parsers/maps-yandex, https://habr.com/ru/articles/701478/, https://resize-web.ru/soft/parser-yandeks-kart/, https://webbee-ai.ru/yandex-maps/, https://parsinfo.ru/products/parser_yandex</text:p>
          </table:table-cell>
        </table:table-row>
        <table:table-row table:style-name="ro1">
          <table:table-cell office:value-type="string" calcext:value-type="string">
            <text:p>парсер яндекса скачать</text:p>
          </table:table-cell>
          <table:table-cell office:value-type="string" calcext:value-type="string">
            <text:p>яндекс парсер (11)</text:p>
          </table:table-cell>
          <table:table-cell office:value-type="float" office:value="10" calcext:value-type="float">
            <text:p>1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ya-maps-parser-%E2%80%94-%D0%BF%D0%B0%D1%80%D1%81%D0%B5%D1%80-%D0%BA/aacfjdlinogfkihpmhaagoejofgbnlgd, https://yandexparser.aisoft.su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1%8F%D0%BD%D0%B4%D0%B5%D0%BA%D1%81-%D0%BA%D0%B0%D1%80%D1%82/, https://github.com/redrum0x/YMapsParser, https://www.parseronline.ru/baza/yandex_maps/, https://a-parser.com/docs/parsers/maps-yandex, https://habr.com/ru/articles/701478/, https://resize-web.ru/soft/parser-yandeks-kart/, https://webbee-ai.ru/yandex-maps/, https://parsinfo.ru/products/parser_yandex</text:p>
          </table:table-cell>
        </table:table-row>
        <table:table-row table:style-name="ro1">
          <table:table-cell office:value-type="string" calcext:value-type="string">
            <text:p>парсер яндекс карт скачать</text:p>
          </table:table-cell>
          <table:table-cell office:value-type="string" calcext:value-type="string">
            <text:p>яндекс парсер (11)</text:p>
          </table:table-cell>
          <table:table-cell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ya-maps-parser-%E2%80%94-%D0%BF%D0%B0%D1%80%D1%81%D0%B5%D1%80-%D0%BA/aacfjdlinogfkihpmhaagoejofgbnlgd, https://yandexparser.aisoft.su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1%8F%D0%BD%D0%B4%D0%B5%D0%BA%D1%81-%D0%BA%D0%B0%D1%80%D1%82/, https://github.com/redrum0x/YMapsParser, https://www.parseronline.ru/baza/yandex_maps/, https://a-parser.com/docs/parsers/maps-yandex, https://habr.com/ru/articles/701478/, https://resize-web.ru/soft/parser-yandeks-kart/, https://webbee-ai.ru/yandex-maps/, https://parsinfo.ru/products/parser_yandex</text:p>
          </table:table-cell>
        </table:table-row>
        <table:table-row table:style-name="ro1">
          <table:table-cell office:value-type="string" calcext:value-type="string">
            <text:p>парсер яндекс карт бесплатно</text:p>
          </table:table-cell>
          <table:table-cell office:value-type="string" calcext:value-type="string">
            <text:p>яндекс парсер (11)</text:p>
          </table:table-cell>
          <table:table-cell office:value-type="float" office:value="5" calcext:value-type="float">
            <text:p>5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ya-maps-parser-%E2%80%94-%D0%BF%D0%B0%D1%80%D1%81%D0%B5%D1%80-%D0%BA/aacfjdlinogfkihpmhaagoejofgbnlgd, https://yandexparser.aisoft.su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1%8F%D0%BD%D0%B4%D0%B5%D0%BA%D1%81-%D0%BA%D0%B0%D1%80%D1%82/, https://github.com/redrum0x/YMapsParser, https://www.parseronline.ru/baza/yandex_maps/, https://a-parser.com/docs/parsers/maps-yandex, https://habr.com/ru/articles/701478/, https://resize-web.ru/soft/parser-yandeks-kart/, https://webbee-ai.ru/yandex-maps/, https://parsinfo.ru/products/parser_yandex</text:p>
          </table:table-cell>
        </table:table-row>
        <table:table-row table:style-name="ro1">
          <table:table-cell office:value-type="string" calcext:value-type="string">
            <text:p>парсер контактов яндекс карт</text:p>
          </table:table-cell>
          <table:table-cell office:value-type="string" calcext:value-type="string">
            <text:p>яндекс парсер (11)</text:p>
          </table:table-cell>
          <table:table-cell office:value-type="float" office:value="4" calcext:value-type="float">
            <text:p>4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ya-maps-parser-%E2%80%94-%D0%BF%D0%B0%D1%80%D1%81%D0%B5%D1%80-%D0%BA/aacfjdlinogfkihpmhaagoejofgbnlgd, https://yandexparser.aisoft.su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1%8F%D0%BD%D0%B4%D0%B5%D0%BA%D1%81-%D0%BA%D0%B0%D1%80%D1%82/, https://github.com/redrum0x/YMapsParser, https://www.parseronline.ru/baza/yandex_maps/, https://a-parser.com/docs/parsers/maps-yandex, https://habr.com/ru/articles/701478/, https://resize-web.ru/soft/parser-yandeks-kart/, https://webbee-ai.ru/yandex-maps/, https://parsinfo.ru/products/parser_yandex</text:p>
          </table:table-cell>
        </table:table-row>
        <table:table-row table:style-name="ro1">
          <table:table-cell office:value-type="string" calcext:value-type="string">
            <text:p>парсер яндекса скачать бесплатно</text:p>
          </table:table-cell>
          <table:table-cell office:value-type="string" calcext:value-type="string">
            <text:p>яндекс парсер (11)</text:p>
          </table:table-cell>
          <table:table-cell office:value-type="float" office:value="3" calcext:value-type="float">
            <text:p>3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ya-maps-parser-%E2%80%94-%D0%BF%D0%B0%D1%80%D1%81%D0%B5%D1%80-%D0%BA/aacfjdlinogfkihpmhaagoejofgbnlgd, https://yandexparser.aisoft.su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1%8F%D0%BD%D0%B4%D0%B5%D0%BA%D1%81-%D0%BA%D0%B0%D1%80%D1%82/, https://github.com/redrum0x/YMapsParser, https://www.parseronline.ru/baza/yandex_maps/, https://a-parser.com/docs/parsers/maps-yandex, https://habr.com/ru/articles/701478/, https://resize-web.ru/soft/parser-yandeks-kart/, https://webbee-ai.ru/yandex-maps/, https://parsinfo.ru/products/parser_yandex</text:p>
          </table:table-cell>
        </table:table-row>
        <table:table-row table:style-name="ro1">
          <table:table-cell office:value-type="string" calcext:value-type="string">
            <text:p>парсер яндекс карт онлайн</text:p>
          </table:table-cell>
          <table:table-cell office:value-type="string" calcext:value-type="string">
            <text:p>яндекс парсер (11)</text:p>
          </table:table-cell>
          <table:table-cell office:value-type="float" office:value="2" calcext:value-type="float">
            <text:p>2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ya-maps-parser-%E2%80%94-%D0%BF%D0%B0%D1%80%D1%81%D0%B5%D1%80-%D0%BA/aacfjdlinogfkihpmhaagoejofgbnlgd, https://yandexparser.aisoft.su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1%8F%D0%BD%D0%B4%D0%B5%D0%BA%D1%81-%D0%BA%D0%B0%D1%80%D1%82/, https://github.com/redrum0x/YMapsParser, https://www.parseronline.ru/baza/yandex_maps/, https://a-parser.com/docs/parsers/maps-yandex, https://habr.com/ru/articles/701478/, https://resize-web.ru/soft/parser-yandeks-kart/, https://webbee-ai.ru/yandex-maps/, https://parsinfo.ru/products/parser_yandex</text:p>
          </table:table-cell>
        </table:table-row>
        <table:table-row table:style-name="ro1">
          <table:table-cell office:value-type="string" calcext:value-type="string">
            <text:p>парсер адреса на яндекс карт</text:p>
          </table:table-cell>
          <table:table-cell office:value-type="string" calcext:value-type="string">
            <text:p>яндекс парсер (11)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ya-maps-parser-%E2%80%94-%D0%BF%D0%B0%D1%80%D1%81%D0%B5%D1%80-%D0%BA/aacfjdlinogfkihpmhaagoejofgbnlgd, https://yandexparser.aisoft.su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1%8F%D0%BD%D0%B4%D0%B5%D0%BA%D1%81-%D0%BA%D0%B0%D1%80%D1%82/, https://github.com/redrum0x/YMapsParser, https://www.parseronline.ru/baza/yandex_maps/, https://a-parser.com/docs/parsers/maps-yandex, https://habr.com/ru/articles/701478/, https://resize-web.ru/soft/parser-yandeks-kart/, https://webbee-ai.ru/yandex-maps/, https://parsinfo.ru/products/parser_yandex</text:p>
          </table:table-cell>
        </table:table-row>
        <table:table-row table:style-name="ro1">
          <table:table-cell office:value-type="string" calcext:value-type="string">
            <text:p>парсер организаций с яндекс карт</text:p>
          </table:table-cell>
          <table:table-cell office:value-type="string" calcext:value-type="string">
            <text:p>яндекс парсер (11)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ya-maps-parser-%E2%80%94-%D0%BF%D0%B0%D1%80%D1%81%D0%B5%D1%80-%D0%BA/aacfjdlinogfkihpmhaagoejofgbnlgd, https://yandexparser.aisoft.su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1%8F%D0%BD%D0%B4%D0%B5%D0%BA%D1%81-%D0%BA%D0%B0%D1%80%D1%82/, https://github.com/redrum0x/YMapsParser, https://www.parseronline.ru/baza/yandex_maps/, https://a-parser.com/docs/parsers/maps-yandex, https://habr.com/ru/articles/701478/, https://resize-web.ru/soft/parser-yandeks-kart/, https://webbee-ai.ru/yandex-maps/, https://parsinfo.ru/products/parser_yandex</text:p>
          </table:table-cell>
        </table:table-row>
        <table:table-row table:style-name="ro1">
          <table:table-cell office:value-type="string" calcext:value-type="string">
            <text:p>парсер авито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314" calcext:value-type="float">
            <text:p>314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парсер объявлений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43" calcext:value-type="float">
            <text:p>43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парсер объявлений авито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26" calcext:value-type="float">
            <text:p>26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парсер телефонов авито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9" calcext:value-type="float">
            <text:p>9</text:p>
          </table:table-cell>
          <table:table-cell office:value-type="float" office:value="419" calcext:value-type="float">
            <text:p>4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парсер avito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8" calcext:value-type="float">
            <text:p>8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парсер анализатор авито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7" calcext:value-type="float">
            <text:p>7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парсер авито онлайн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4" calcext:value-type="float">
            <text:p>4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парсер заголовков авито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3" calcext:value-type="float">
            <text:p>3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лучший парсер авито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2" calcext:value-type="float">
            <text:p>2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парсер цен авито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парсер номеров авито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парсер авито бесплатно онлайн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парсер авито скачать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парсер номеров телефонов авито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парсер удочка авито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бесплатный парсер объявлений авито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авито приложение парсер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парсер анализатор авито b2b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парсер новых объявлений авито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бесплатный парсер сайта авито</text:p>
          </table:table-cell>
          <table:table-cell office:value-type="string" calcext:value-type="string">
            <text:p>парсер авито (20)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luchshie-parsery-avito/, https://workspace.ru/blog/22-parsera-dlya-avito-obzor-i-sravnenie/, https://aff1.ru/blogs/7-luchshikh-parserov-dlya-bystrogo-sbora-informatsii-s-avito, https://postium.ru/parsery-avito/, https://github.com/Duff89/parser_avito, https://aviparser.ru/, https://spark.ru/user/117894/blog/57304/top-3-parsera-avito, https://av-tools.pro/free-tools/parser-avito, https://yandex.ru/q/question/posovetuite_parser_avito_dlia_sbora_3b9a72f9/, https://vc.ru/u/2490035-alibek-gulyamov/1735856-parser-avito-ili-kak-ya-perestal-byt-slepym-kotenkom-top-1-servis-dlya-avitologov</text:p>
          </table:table-cell>
        </table:table-row>
        <table:table-row table:style-name="ro1">
          <table:table-cell office:value-type="string" calcext:value-type="string">
            <text:p>парсер слов</text:p>
          </table:table-cell>
          <table:table-cell office:value-type="string" calcext:value-type="string">
            <text:p>парсер слов (10)</text:p>
          </table:table-cell>
          <table:table-cell office:value-type="float" office:value="124" calcext:value-type="float">
            <text:p>124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keys.so/ru/wordstat, https://semkeys.ru/blog/parser-klyuchevyh-slov/, https://click.ru/l/yandex_wordstat, https://arsenkin.ru/tools/wordstat/, https://ddsi.ru/blog/parsery-klyuchevyh-slov/, https://word-keeper.ru/, https://postium.ru/parsery-yandex-wordstat/, https://www.dmt.ru/publications/parsery-klyuchevykh-slov-instrumenty-i-metody-raboty/, https://vc.ru/marketing/205881-top-10-programm-i-servisov-dlya-sbora-semanticheskogo-yadra, https://www.rush-analytics.ru/land/parser-klyuchevyh-slov-onlajn-2</text:p>
          </table:table-cell>
        </table:table-row>
        <table:table-row table:style-name="ro1">
          <table:table-cell office:value-type="string" calcext:value-type="string">
            <text:p>парсер запросов</text:p>
          </table:table-cell>
          <table:table-cell office:value-type="string" calcext:value-type="string">
            <text:p>парсер слов (10)</text:p>
          </table:table-cell>
          <table:table-cell office:value-type="float" office:value="90" calcext:value-type="float">
            <text:p>90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keys.so/ru/wordstat, https://semkeys.ru/blog/parser-klyuchevyh-slov/, https://click.ru/l/yandex_wordstat, https://arsenkin.ru/tools/wordstat/, https://ddsi.ru/blog/parsery-klyuchevyh-slov/, https://word-keeper.ru/, https://postium.ru/parsery-yandex-wordstat/, https://www.dmt.ru/publications/parsery-klyuchevykh-slov-instrumenty-i-metody-raboty/, https://vc.ru/marketing/205881-top-10-programm-i-servisov-dlya-sbora-semanticheskogo-yadra, https://www.rush-analytics.ru/land/parser-klyuchevyh-slov-onlajn-2</text:p>
          </table:table-cell>
        </table:table-row>
        <table:table-row table:style-name="ro1">
          <table:table-cell office:value-type="string" calcext:value-type="string">
            <text:p>парсер ключевых</text:p>
          </table:table-cell>
          <table:table-cell office:value-type="string" calcext:value-type="string">
            <text:p>парсер слов (10)</text:p>
          </table:table-cell>
          <table:table-cell office:value-type="float" office:value="83" calcext:value-type="float">
            <text:p>83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keys.so/ru/wordstat, https://semkeys.ru/blog/parser-klyuchevyh-slov/, https://click.ru/l/yandex_wordstat, https://arsenkin.ru/tools/wordstat/, https://ddsi.ru/blog/parsery-klyuchevyh-slov/, https://word-keeper.ru/, https://postium.ru/parsery-yandex-wordstat/, https://www.dmt.ru/publications/parsery-klyuchevykh-slov-instrumenty-i-metody-raboty/, https://vc.ru/marketing/205881-top-10-programm-i-servisov-dlya-sbora-semanticheskogo-yadra, https://www.rush-analytics.ru/land/parser-klyuchevyh-slov-onlajn-2</text:p>
          </table:table-cell>
        </table:table-row>
        <table:table-row table:style-name="ro1">
          <table:table-cell office:value-type="string" calcext:value-type="string">
            <text:p>парсер ключевых слов</text:p>
          </table:table-cell>
          <table:table-cell office:value-type="string" calcext:value-type="string">
            <text:p>парсер слов (10)</text:p>
          </table:table-cell>
          <table:table-cell office:value-type="float" office:value="77" calcext:value-type="float">
            <text:p>77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keys.so/ru/wordstat, https://semkeys.ru/blog/parser-klyuchevyh-slov/, https://click.ru/l/yandex_wordstat, https://arsenkin.ru/tools/wordstat/, https://ddsi.ru/blog/parsery-klyuchevyh-slov/, https://word-keeper.ru/, https://postium.ru/parsery-yandex-wordstat/, https://www.dmt.ru/publications/parsery-klyuchevykh-slov-instrumenty-i-metody-raboty/, https://vc.ru/marketing/205881-top-10-programm-i-servisov-dlya-sbora-semanticheskogo-yadra, https://www.rush-analytics.ru/land/parser-klyuchevyh-slov-onlajn-2</text:p>
          </table:table-cell>
        </table:table-row>
        <table:table-row table:style-name="ro1">
          <table:table-cell office:value-type="string" calcext:value-type="string">
            <text:p>парсер слов онлайн</text:p>
          </table:table-cell>
          <table:table-cell office:value-type="string" calcext:value-type="string">
            <text:p>парсер слов (10)</text:p>
          </table:table-cell>
          <table:table-cell office:value-type="float" office:value="11" calcext:value-type="float">
            <text:p>11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keys.so/ru/wordstat, https://semkeys.ru/blog/parser-klyuchevyh-slov/, https://click.ru/l/yandex_wordstat, https://arsenkin.ru/tools/wordstat/, https://ddsi.ru/blog/parsery-klyuchevyh-slov/, https://word-keeper.ru/, https://postium.ru/parsery-yandex-wordstat/, https://www.dmt.ru/publications/parsery-klyuchevykh-slov-instrumenty-i-metody-raboty/, https://vc.ru/marketing/205881-top-10-programm-i-servisov-dlya-sbora-semanticheskogo-yadra, https://www.rush-analytics.ru/land/parser-klyuchevyh-slov-onlajn-2</text:p>
          </table:table-cell>
        </table:table-row>
        <table:table-row table:style-name="ro1">
          <table:table-cell office:value-type="string" calcext:value-type="string">
            <text:p>онлайн парсер ключевых слов</text:p>
          </table:table-cell>
          <table:table-cell office:value-type="string" calcext:value-type="string">
            <text:p>парсер слов (10)</text:p>
          </table:table-cell>
          <table:table-cell office:value-type="float" office:value="10" calcext:value-type="float">
            <text:p>10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keys.so/ru/wordstat, https://semkeys.ru/blog/parser-klyuchevyh-slov/, https://click.ru/l/yandex_wordstat, https://arsenkin.ru/tools/wordstat/, https://ddsi.ru/blog/parsery-klyuchevyh-slov/, https://word-keeper.ru/, https://postium.ru/parsery-yandex-wordstat/, https://www.dmt.ru/publications/parsery-klyuchevykh-slov-instrumenty-i-metody-raboty/, https://vc.ru/marketing/205881-top-10-programm-i-servisov-dlya-sbora-semanticheskogo-yadra, https://www.rush-analytics.ru/land/parser-klyuchevyh-slov-onlajn-2</text:p>
          </table:table-cell>
        </table:table-row>
        <table:table-row table:style-name="ro1">
          <table:table-cell office:value-type="string" calcext:value-type="string">
            <text:p>бесплатный парсер ключевых слов</text:p>
          </table:table-cell>
          <table:table-cell office:value-type="string" calcext:value-type="string">
            <text:p>парсер слов (10)</text:p>
          </table:table-cell>
          <table:table-cell office:value-type="float" office:value="6" calcext:value-type="float">
            <text:p>6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keys.so/ru/wordstat, https://semkeys.ru/blog/parser-klyuchevyh-slov/, https://click.ru/l/yandex_wordstat, https://arsenkin.ru/tools/wordstat/, https://ddsi.ru/blog/parsery-klyuchevyh-slov/, https://word-keeper.ru/, https://postium.ru/parsery-yandex-wordstat/, https://www.dmt.ru/publications/parsery-klyuchevykh-slov-instrumenty-i-metody-raboty/, https://vc.ru/marketing/205881-top-10-programm-i-servisov-dlya-sbora-semanticheskogo-yadra, https://www.rush-analytics.ru/land/parser-klyuchevyh-slov-onlajn-2</text:p>
          </table:table-cell>
        </table:table-row>
        <table:table-row table:style-name="ro1">
          <table:table-cell office:value-type="string" calcext:value-type="string">
            <text:p>парсер слов бесплатно</text:p>
          </table:table-cell>
          <table:table-cell office:value-type="string" calcext:value-type="string">
            <text:p>парсер слов (10)</text:p>
          </table:table-cell>
          <table:table-cell office:value-type="float" office:value="6" calcext:value-type="float">
            <text:p>6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keys.so/ru/wordstat, https://semkeys.ru/blog/parser-klyuchevyh-slov/, https://click.ru/l/yandex_wordstat, https://arsenkin.ru/tools/wordstat/, https://ddsi.ru/blog/parsery-klyuchevyh-slov/, https://word-keeper.ru/, https://postium.ru/parsery-yandex-wordstat/, https://www.dmt.ru/publications/parsery-klyuchevykh-slov-instrumenty-i-metody-raboty/, https://vc.ru/marketing/205881-top-10-programm-i-servisov-dlya-sbora-semanticheskogo-yadra, https://www.rush-analytics.ru/land/parser-klyuchevyh-slov-onlajn-2</text:p>
          </table:table-cell>
        </table:table-row>
        <table:table-row table:style-name="ro1">
          <table:table-cell office:value-type="string" calcext:value-type="string">
            <text:p>парсер фраз</text:p>
          </table:table-cell>
          <table:table-cell office:value-type="string" calcext:value-type="string">
            <text:p>парсер слов (10)</text:p>
          </table:table-cell>
          <table:table-cell office:value-type="float" office:value="2" calcext:value-type="float">
            <text:p>2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keys.so/ru/wordstat, https://semkeys.ru/blog/parser-klyuchevyh-slov/, https://click.ru/l/yandex_wordstat, https://arsenkin.ru/tools/wordstat/, https://ddsi.ru/blog/parsery-klyuchevyh-slov/, https://word-keeper.ru/, https://postium.ru/parsery-yandex-wordstat/, https://www.dmt.ru/publications/parsery-klyuchevykh-slov-instrumenty-i-metody-raboty/, https://vc.ru/marketing/205881-top-10-programm-i-servisov-dlya-sbora-semanticheskogo-yadra, https://www.rush-analytics.ru/land/parser-klyuchevyh-slov-onlajn-2</text:p>
          </table:table-cell>
        </table:table-row>
        <table:table-row table:style-name="ro1">
          <table:table-cell office:value-type="string" calcext:value-type="string">
            <text:p>парсер ключевых фраз</text:p>
          </table:table-cell>
          <table:table-cell office:value-type="string" calcext:value-type="string">
            <text:p>парсер слов (10)</text:p>
          </table:table-cell>
          <table:table-cell office:value-type="float" office:value="2" calcext:value-type="float">
            <text:p>2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keys.so/ru/wordstat, https://semkeys.ru/blog/parser-klyuchevyh-slov/, https://click.ru/l/yandex_wordstat, https://arsenkin.ru/tools/wordstat/, https://ddsi.ru/blog/parsery-klyuchevyh-slov/, https://word-keeper.ru/, https://postium.ru/parsery-yandex-wordstat/, https://www.dmt.ru/publications/parsery-klyuchevykh-slov-instrumenty-i-metody-raboty/, https://vc.ru/marketing/205881-top-10-programm-i-servisov-dlya-sbora-semanticheskogo-yadra, https://www.rush-analytics.ru/land/parser-klyuchevyh-slov-onlajn-2</text:p>
          </table:table-cell>
        </table:table-row>
        <table:table-row table:style-name="ro1">
          <table:table-cell office:value-type="string" calcext:value-type="string">
            <text:p>selenium парсинг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72" calcext:value-type="float">
            <text:p>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thonturbo.ru/selenium-scraping/, https://habr.com/ru/articles/656609/, https://habr.com/ru/companies/selectel/articles/754674/, https://proxys.io/ru/blog/lifehacks/kak-parsit-dannye-s-pomoshchyu-selenium, https://ru-brightdata.com/blog/how-tos-ru/using-selenium-for-web-scraping, https://selectel.ru/blog/parsing-with-python-from-requests-to-selenium/, https://timeweb.cloud/tutorials/python/selenium-parsing-dinamicheskih-sajtov, https://tproger.ru/articles/selenium-pishem-parser-dlya-menyayushhegosya-sajta, https://www.youtube.com/playlist?list=PL6plRXMq5RABXsb0-B0CrWniWBoFZOL20</text:p>
          </table:table-cell>
        </table:table-row>
        <table:table-row table:style-name="ro1">
          <table:table-cell office:value-type="string" calcext:value-type="string">
            <text:p>парсер вк</text:p>
          </table:table-cell>
          <table:table-cell office:value-type="string" calcext:value-type="string">
            <text:p>парсер вк (29)</text:p>
          </table:table-cell>
          <table:table-cell office:value-type="float" office:value="129" calcext:value-type="float">
            <text:p>129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групп</text:p>
          </table:table-cell>
          <table:table-cell office:value-type="string" calcext:value-type="string">
            <text:p>парсер вк (29)</text:p>
          </table:table-cell>
          <table:table-cell office:value-type="float" office:value="48" calcext:value-type="float">
            <text:p>48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вконтакте</text:p>
          </table:table-cell>
          <table:table-cell office:value-type="string" calcext:value-type="string">
            <text:p>парсер вк (29)</text:p>
          </table:table-cell>
          <table:table-cell office:value-type="float" office:value="41" calcext:value-type="float">
            <text:p>4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вк бесплатно</text:p>
          </table:table-cell>
          <table:table-cell office:value-type="string" calcext:value-type="string">
            <text:p>парсер вк (29)</text:p>
          </table:table-cell>
          <table:table-cell office:value-type="float" office:value="31" calcext:value-type="float">
            <text:p>3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участников</text:p>
          </table:table-cell>
          <table:table-cell office:value-type="string" calcext:value-type="string">
            <text:p>парсер вк (29)</text:p>
          </table:table-cell>
          <table:table-cell office:value-type="float" office:value="29" calcext:value-type="float">
            <text:p>29</text:p>
          </table:table-cell>
          <table:table-cell office:value-type="float" office:value="359" calcext:value-type="float">
            <text:p>3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участников группы</text:p>
          </table:table-cell>
          <table:table-cell office:value-type="string" calcext:value-type="string">
            <text:p>парсер вк (29)</text:p>
          </table:table-cell>
          <table:table-cell office:value-type="float" office:value="13" calcext:value-type="float">
            <text:p>13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вк онлайн</text:p>
          </table:table-cell>
          <table:table-cell office:value-type="string" calcext:value-type="string">
            <text:p>парсер вк (29)</text:p>
          </table:table-cell>
          <table:table-cell office:value-type="float" office:value="12" calcext:value-type="float">
            <text:p>12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сообществ</text:p>
          </table:table-cell>
          <table:table-cell office:value-type="string" calcext:value-type="string">
            <text:p>парсер вк (29)</text:p>
          </table:table-cell>
          <table:table-cell office:value-type="float" office:value="7" calcext:value-type="float">
            <text:p>7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бесплатный парсер группу</text:p>
          </table:table-cell>
          <table:table-cell office:value-type="string" calcext:value-type="string">
            <text:p>парсер вк (29)</text:p>
          </table:table-cell>
          <table:table-cell office:value-type="float" office:value="7" calcext:value-type="float">
            <text:p>7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групп вконтакте</text:p>
          </table:table-cell>
          <table:table-cell office:value-type="string" calcext:value-type="string">
            <text:p>парсер вк (29)</text:p>
          </table:table-cell>
          <table:table-cell office:value-type="float" office:value="6" calcext:value-type="float">
            <text:p>6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бесплатный парсер вконтакте</text:p>
          </table:table-cell>
          <table:table-cell office:value-type="string" calcext:value-type="string">
            <text:p>парсер вк (29)</text:p>
          </table:table-cell>
          <table:table-cell office:value-type="float" office:value="6" calcext:value-type="float">
            <text:p>6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вк страниц</text:p>
          </table:table-cell>
          <table:table-cell office:value-type="string" calcext:value-type="string">
            <text:p>парсер вк (29)</text:p>
          </table:table-cell>
          <table:table-cell office:value-type="float" office:value="4" calcext:value-type="float">
            <text:p>4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групп вк</text:p>
          </table:table-cell>
          <table:table-cell office:value-type="string" calcext:value-type="string">
            <text:p>парсер вк (29)</text:p>
          </table:table-cell>
          <table:table-cell office:value-type="float" office:value="4" calcext:value-type="float">
            <text:p>4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бесплатный парсер групп вконтакте</text:p>
          </table:table-cell>
          <table:table-cell office:value-type="string" calcext:value-type="string">
            <text:p>парсер вк (29)</text:p>
          </table:table-cell>
          <table:table-cell office:value-type="float" office:value="4" calcext:value-type="float">
            <text:p>4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аудитории вконтакте</text:p>
          </table:table-cell>
          <table:table-cell office:value-type="string" calcext:value-type="string">
            <text:p>парсер вк (29)</text:p>
          </table:table-cell>
          <table:table-cell office:value-type="float" office:value="3" calcext:value-type="float">
            <text:p>3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групп вк бесплатно</text:p>
          </table:table-cell>
          <table:table-cell office:value-type="string" calcext:value-type="string">
            <text:p>парсер вк (29)</text:p>
          </table:table-cell>
          <table:table-cell office:value-type="float" office:value="3" calcext:value-type="float">
            <text:p>3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сообществ вконтакте</text:p>
          </table:table-cell>
          <table:table-cell office:value-type="string" calcext:value-type="string">
            <text:p>парсер вк (29)</text:p>
          </table:table-cell>
          <table:table-cell office:value-type="float" office:value="3" calcext:value-type="float">
            <text:p>3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пользователей вк</text:p>
          </table:table-cell>
          <table:table-cell office:value-type="string" calcext:value-type="string">
            <text:p>парсер вк (29)</text:p>
          </table:table-cell>
          <table:table-cell office:value-type="float" office:value="2" calcext:value-type="float">
            <text:p>2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сообществ вк</text:p>
          </table:table-cell>
          <table:table-cell office:value-type="string" calcext:value-type="string">
            <text:p>парсер вк (29)</text:p>
          </table:table-cell>
          <table:table-cell office:value-type="float" office:value="2" calcext:value-type="float">
            <text:p>2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подписчиков вк</text:p>
          </table:table-cell>
          <table:table-cell office:value-type="string" calcext:value-type="string">
            <text:p>парсер вк (29)</text:p>
          </table:table-cell>
          <table:table-cell office:value-type="float" office:value="2" calcext:value-type="float">
            <text:p>2</text:p>
          </table:table-cell>
          <table:table-cell office:value-type="float" office:value="359" calcext:value-type="float">
            <text:p>3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бот парсер вк</text:p>
          </table:table-cell>
          <table:table-cell office:value-type="string" calcext:value-type="string">
            <text:p>парсер вк (29)</text:p>
          </table:table-cell>
          <table:table-cell office:value-type="float" office:value="2" calcext:value-type="float">
            <text:p>2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аудитории вк</text:p>
          </table:table-cell>
          <table:table-cell office:value-type="string" calcext:value-type="string">
            <text:p>парсер вк (29)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сообществ вконтакте бесплатно</text:p>
          </table:table-cell>
          <table:table-cell office:value-type="string" calcext:value-type="string">
            <text:p>парсер вк (29)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сообществ вк бесплатно</text:p>
          </table:table-cell>
          <table:table-cell office:value-type="string" calcext:value-type="string">
            <text:p>парсер вк (29)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рограмма парсер групп вконтакте</text:p>
          </table:table-cell>
          <table:table-cell office:value-type="string" calcext:value-type="string">
            <text:p>парсер вк (29)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пользователей вконтакте</text:p>
          </table:table-cell>
          <table:table-cell office:value-type="string" calcext:value-type="string">
            <text:p>парсер вк (29)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для сборки групп по тематике</text:p>
          </table:table-cell>
          <table:table-cell office:value-type="string" calcext:value-type="string">
            <text:p>парсер вк (29)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 участников группы вк</text:p>
          </table:table-cell>
          <table:table-cell office:value-type="string" calcext:value-type="string">
            <text:p>парсер вк (29)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еры для вк список</text:p>
          </table:table-cell>
          <table:table-cell office:value-type="string" calcext:value-type="string">
            <text:p>парсер вк (29)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martrending.ru/smm/vk-parsery, https://dtf.ru/u/1019506-kursfinder/3667258-luchshie-parseri-vk-dlya-grupp-i-soobshchestv, https://vc.ru/niksolovov/1150689-parser-vk-8-servisov-parsinga-druzei-grupp-nomerov-2025, https://postium.ru/10-parserov-polzovatelej-iz-grupp-vkontakte/, https://adwai.digital/blog/parser-vo-vkontakte, https://click.ru/l/vk_group_parser, https://www.calltouch.ru/blog/obzor-parserov-dlya-vkontakte-zachem-oni-nuzhny-i-kak-rabotayut/, https://vk.barkov.net/besplatnyy-parser-v-kontakte, https://vk.com/app5570415</text:p>
          </table:table-cell>
        </table:table-row>
        <table:table-row table:style-name="ro1">
          <table:table-cell office:value-type="string" calcext:value-type="string">
            <text:p>парсинг гугл таблицы</text:p>
          </table:table-cell>
          <table:table-cell office:value-type="string" calcext:value-type="string">
            <text:p>парсинг гугл таблицы (2)</text:p>
          </table:table-cell>
          <table:table-cell office:value-type="float" office:value="190" calcext:value-type="float">
            <text:p>190</text:p>
          </table:table-cell>
          <table:table-cell office:value-type="float" office:value="326" calcext:value-type="float">
            <text:p>3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aev.info/blog/post/6256, https://awwwake.ru/journal/kak-parsit-v-google-tablicy, https://dzen.ru/a/X9DBOP2QWFhkunrz, https://edugusarov.by/avtomatizirovannyj-parsing-sajtov-pri-pomoshhi-google-tablits-i-netpeak-spider/, https://nailgalimov.ru/baza-znaniy/kak-izvlech-lyubuyu-informatsiyu-s-sayta-s-pomoschyu-gugl-tablits/, https://pikabu.ru/story/parsing_dannyikh_s_saytov_v_gugl_tablichki_gs1_7473092, https://qna.habr.com/q/1232524, https://sashamikhailov.ru/blog/all/jedi-index-process/, https://steemit.com/google/@lilusg/kak-parsit-dannye-s-gugl-tablic</text:p>
          </table:table-cell>
        </table:table-row>
        <table:table-row table:style-name="ro1">
          <table:table-cell office:value-type="string" calcext:value-type="string">
            <text:p>парсинг в гугл таблицы</text:p>
          </table:table-cell>
          <table:table-cell office:value-type="string" calcext:value-type="string">
            <text:p>парсинг гугл таблицы (2)</text:p>
          </table:table-cell>
          <table:table-cell office:value-type="float" office:value="136" calcext:value-type="float">
            <text:p>136</text:p>
          </table:table-cell>
          <table:table-cell office:value-type="float" office:value="326" calcext:value-type="float">
            <text:p>3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aev.info/blog/post/6256, https://awwwake.ru/journal/kak-parsit-v-google-tablicy, https://dzen.ru/a/X9DBOP2QWFhkunrz, https://edugusarov.by/avtomatizirovannyj-parsing-sajtov-pri-pomoshhi-google-tablits-i-netpeak-spider/, https://nailgalimov.ru/baza-znaniy/kak-izvlech-lyubuyu-informatsiyu-s-sayta-s-pomoschyu-gugl-tablits/, https://pikabu.ru/story/parsing_dannyikh_s_saytov_v_gugl_tablichki_gs1_7473092, https://qna.habr.com/q/1232524, https://sashamikhailov.ru/blog/all/jedi-index-process/, https://steemit.com/google/@lilusg/kak-parsit-dannye-s-gugl-tablic</text:p>
          </table:table-cell>
        </table:table-row>
        <table:table-row table:style-name="ro1">
          <table:table-cell office:value-type="string" calcext:value-type="string">
            <text:p>программа парсер</text:p>
          </table:table-cell>
          <table:table-cell office:value-type="string" calcext:value-type="string">
            <text:p>программа парсер (12)</text:p>
          </table:table-cell>
          <table:table-cell office:value-type="float" office:value="71" calcext:value-type="float">
            <text:p>71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zvonobot.ru/blog/parser-chto-eto-takoe-spisok/, https://habr.com/ru/companies/click/articles/494020/, https://www.unisender.com/ru/blog/parsery-dlya-sbora-dannyh-s-sajtov/, https://blog.skillfactory.ru/glossary/parser/, https://blog.promopult.ru/seo/kak-parsit-sajt-20-instrumentov.html, https://skillbox.ru/media/marketing/chto-takoe-parsing-i-chto-o-nyem-obyazatelno-nuzhno-znat-marketologu/, https://timeweb.com/ru/community/articles/chto-takoe-parser, https://romi.center/ru/learning/article/what-is-data-parsing, https://pressaff.com/articles/parsers-selection/, https://skyeng.ru/magazine/wiki/it-industriya/chto-takoe-parser/</text:p>
          </table:table-cell>
        </table:table-row>
        <table:table-row table:style-name="ro1">
          <table:table-cell office:value-type="string" calcext:value-type="string">
            <text:p>парсер работы</text:p>
          </table:table-cell>
          <table:table-cell office:value-type="string" calcext:value-type="string">
            <text:p>программа парсер (12)</text:p>
          </table:table-cell>
          <table:table-cell office:value-type="float" office:value="43" calcext:value-type="float">
            <text:p>43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zvonobot.ru/blog/parser-chto-eto-takoe-spisok/, https://habr.com/ru/companies/click/articles/494020/, https://www.unisender.com/ru/blog/parsery-dlya-sbora-dannyh-s-sajtov/, https://blog.skillfactory.ru/glossary/parser/, https://blog.promopult.ru/seo/kak-parsit-sajt-20-instrumentov.html, https://skillbox.ru/media/marketing/chto-takoe-parsing-i-chto-o-nyem-obyazatelno-nuzhno-znat-marketologu/, https://timeweb.com/ru/community/articles/chto-takoe-parser, https://romi.center/ru/learning/article/what-is-data-parsing, https://pressaff.com/articles/parsers-selection/, https://skyeng.ru/magazine/wiki/it-industriya/chto-takoe-parser/</text:p>
          </table:table-cell>
        </table:table-row>
        <table:table-row table:style-name="ro1">
          <table:table-cell office:value-type="string" calcext:value-type="string">
            <text:p>сбор парсер</text:p>
          </table:table-cell>
          <table:table-cell office:value-type="string" calcext:value-type="string">
            <text:p>программа парсер (12)</text:p>
          </table:table-cell>
          <table:table-cell office:value-type="float" office:value="32" calcext:value-type="float">
            <text:p>32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zvonobot.ru/blog/parser-chto-eto-takoe-spisok/, https://habr.com/ru/companies/click/articles/494020/, https://www.unisender.com/ru/blog/parsery-dlya-sbora-dannyh-s-sajtov/, https://blog.skillfactory.ru/glossary/parser/, https://blog.promopult.ru/seo/kak-parsit-sajt-20-instrumentov.html, https://skillbox.ru/media/marketing/chto-takoe-parsing-i-chto-o-nyem-obyazatelno-nuzhno-znat-marketologu/, https://timeweb.com/ru/community/articles/chto-takoe-parser, https://romi.center/ru/learning/article/what-is-data-parsing, https://pressaff.com/articles/parsers-selection/, https://skyeng.ru/magazine/wiki/it-industriya/chto-takoe-parser/</text:p>
          </table:table-cell>
        </table:table-row>
        <table:table-row table:style-name="ro1">
          <table:table-cell office:value-type="string" calcext:value-type="string">
            <text:p>приложение парсера</text:p>
          </table:table-cell>
          <table:table-cell office:value-type="string" calcext:value-type="string">
            <text:p>программа парсер (12)</text:p>
          </table:table-cell>
          <table:table-cell office:value-type="float" office:value="32" calcext:value-type="float">
            <text:p>32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zvonobot.ru/blog/parser-chto-eto-takoe-spisok/, https://habr.com/ru/companies/click/articles/494020/, https://www.unisender.com/ru/blog/parsery-dlya-sbora-dannyh-s-sajtov/, https://blog.skillfactory.ru/glossary/parser/, https://blog.promopult.ru/seo/kak-parsit-sajt-20-instrumentov.html, https://skillbox.ru/media/marketing/chto-takoe-parsing-i-chto-o-nyem-obyazatelno-nuzhno-znat-marketologu/, https://timeweb.com/ru/community/articles/chto-takoe-parser, https://romi.center/ru/learning/article/what-is-data-parsing, https://pressaff.com/articles/parsers-selection/, https://skyeng.ru/magazine/wiki/it-industriya/chto-takoe-parser/</text:p>
          </table:table-cell>
        </table:table-row>
        <table:table-row table:style-name="ro1">
          <table:table-cell office:value-type="string" calcext:value-type="string">
            <text:p>как работает парсер</text:p>
          </table:table-cell>
          <table:table-cell office:value-type="string" calcext:value-type="string">
            <text:p>программа парсер (12)</text:p>
          </table:table-cell>
          <table:table-cell office:value-type="float" office:value="30" calcext:value-type="float">
            <text:p>30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zvonobot.ru/blog/parser-chto-eto-takoe-spisok/, https://habr.com/ru/companies/click/articles/494020/, https://www.unisender.com/ru/blog/parsery-dlya-sbora-dannyh-s-sajtov/, https://blog.skillfactory.ru/glossary/parser/, https://blog.promopult.ru/seo/kak-parsit-sajt-20-instrumentov.html, https://skillbox.ru/media/marketing/chto-takoe-parsing-i-chto-o-nyem-obyazatelno-nuzhno-znat-marketologu/, https://timeweb.com/ru/community/articles/chto-takoe-parser, https://romi.center/ru/learning/article/what-is-data-parsing, https://pressaff.com/articles/parsers-selection/, https://skyeng.ru/magazine/wiki/it-industriya/chto-takoe-parser/</text:p>
          </table:table-cell>
        </table:table-row>
        <table:table-row table:style-name="ro1">
          <table:table-cell office:value-type="string" calcext:value-type="string">
            <text:p>парсер сообщений</text:p>
          </table:table-cell>
          <table:table-cell office:value-type="string" calcext:value-type="string">
            <text:p>программа парсер (12)</text:p>
          </table:table-cell>
          <table:table-cell office:value-type="float" office:value="28" calcext:value-type="float">
            <text:p>28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zvonobot.ru/blog/parser-chto-eto-takoe-spisok/, https://habr.com/ru/companies/click/articles/494020/, https://www.unisender.com/ru/blog/parsery-dlya-sbora-dannyh-s-sajtov/, https://blog.skillfactory.ru/glossary/parser/, https://blog.promopult.ru/seo/kak-parsit-sajt-20-instrumentov.html, https://skillbox.ru/media/marketing/chto-takoe-parsing-i-chto-o-nyem-obyazatelno-nuzhno-znat-marketologu/, https://timeweb.com/ru/community/articles/chto-takoe-parser, https://romi.center/ru/learning/article/what-is-data-parsing, https://pressaff.com/articles/parsers-selection/, https://skyeng.ru/magazine/wiki/it-industriya/chto-takoe-parser/</text:p>
          </table:table-cell>
        </table:table-row>
        <table:table-row table:style-name="ro1">
          <table:table-cell office:value-type="string" calcext:value-type="string">
            <text:p>система парсер</text:p>
          </table:table-cell>
          <table:table-cell office:value-type="string" calcext:value-type="string">
            <text:p>программа парсер (12)</text:p>
          </table:table-cell>
          <table:table-cell office:value-type="float" office:value="26" calcext:value-type="float">
            <text:p>26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zvonobot.ru/blog/parser-chto-eto-takoe-spisok/, https://habr.com/ru/companies/click/articles/494020/, https://www.unisender.com/ru/blog/parsery-dlya-sbora-dannyh-s-sajtov/, https://blog.skillfactory.ru/glossary/parser/, https://blog.promopult.ru/seo/kak-parsit-sajt-20-instrumentov.html, https://skillbox.ru/media/marketing/chto-takoe-parsing-i-chto-o-nyem-obyazatelno-nuzhno-znat-marketologu/, https://timeweb.com/ru/community/articles/chto-takoe-parser, https://romi.center/ru/learning/article/what-is-data-parsing, https://pressaff.com/articles/parsers-selection/, https://skyeng.ru/magazine/wiki/it-industriya/chto-takoe-parser/</text:p>
          </table:table-cell>
        </table:table-row>
        <table:table-row table:style-name="ro1">
          <table:table-cell office:value-type="string" calcext:value-type="string">
            <text:p>поисковый парсер</text:p>
          </table:table-cell>
          <table:table-cell office:value-type="string" calcext:value-type="string">
            <text:p>программа парсер (12)</text:p>
          </table:table-cell>
          <table:table-cell office:value-type="float" office:value="15" calcext:value-type="float">
            <text:p>15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zvonobot.ru/blog/parser-chto-eto-takoe-spisok/, https://habr.com/ru/companies/click/articles/494020/, https://www.unisender.com/ru/blog/parsery-dlya-sbora-dannyh-s-sajtov/, https://blog.skillfactory.ru/glossary/parser/, https://blog.promopult.ru/seo/kak-parsit-sajt-20-instrumentov.html, https://skillbox.ru/media/marketing/chto-takoe-parsing-i-chto-o-nyem-obyazatelno-nuzhno-znat-marketologu/, https://timeweb.com/ru/community/articles/chto-takoe-parser, https://romi.center/ru/learning/article/what-is-data-parsing, https://pressaff.com/articles/parsers-selection/, https://skyeng.ru/magazine/wiki/it-industriya/chto-takoe-parser/</text:p>
          </table:table-cell>
        </table:table-row>
        <table:table-row table:style-name="ro1">
          <table:table-cell office:value-type="string" calcext:value-type="string">
            <text:p>парсер данных это</text:p>
          </table:table-cell>
          <table:table-cell office:value-type="string" calcext:value-type="string">
            <text:p>программа парсер (12)</text:p>
          </table:table-cell>
          <table:table-cell office:value-type="float" office:value="12" calcext:value-type="float">
            <text:p>12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zvonobot.ru/blog/parser-chto-eto-takoe-spisok/, https://habr.com/ru/companies/click/articles/494020/, https://www.unisender.com/ru/blog/parsery-dlya-sbora-dannyh-s-sajtov/, https://blog.skillfactory.ru/glossary/parser/, https://blog.promopult.ru/seo/kak-parsit-sajt-20-instrumentov.html, https://skillbox.ru/media/marketing/chto-takoe-parsing-i-chto-o-nyem-obyazatelno-nuzhno-znat-marketologu/, https://timeweb.com/ru/community/articles/chto-takoe-parser, https://romi.center/ru/learning/article/what-is-data-parsing, https://pressaff.com/articles/parsers-selection/, https://skyeng.ru/magazine/wiki/it-industriya/chto-takoe-parser/</text:p>
          </table:table-cell>
        </table:table-row>
        <table:table-row table:style-name="ro1">
          <table:table-cell office:value-type="string" calcext:value-type="string">
            <text:p>парсер сбора данных</text:p>
          </table:table-cell>
          <table:table-cell office:value-type="string" calcext:value-type="string">
            <text:p>программа парсер (12)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zvonobot.ru/blog/parser-chto-eto-takoe-spisok/, https://habr.com/ru/companies/click/articles/494020/, https://www.unisender.com/ru/blog/parsery-dlya-sbora-dannyh-s-sajtov/, https://blog.skillfactory.ru/glossary/parser/, https://blog.promopult.ru/seo/kak-parsit-sajt-20-instrumentov.html, https://skillbox.ru/media/marketing/chto-takoe-parsing-i-chto-o-nyem-obyazatelno-nuzhno-znat-marketologu/, https://timeweb.com/ru/community/articles/chto-takoe-parser, https://romi.center/ru/learning/article/what-is-data-parsing, https://pressaff.com/articles/parsers-selection/, https://skyeng.ru/magazine/wiki/it-industriya/chto-takoe-parser/</text:p>
          </table:table-cell>
        </table:table-row>
        <table:table-row table:style-name="ro1">
          <table:table-cell office:value-type="string" calcext:value-type="string">
            <text:p>какие бывают парсеры</text:p>
          </table:table-cell>
          <table:table-cell office:value-type="string" calcext:value-type="string">
            <text:p>программа парсер (12)</text:p>
          </table:table-cell>
          <table:table-cell office:value-type="float" office:value="4" calcext:value-type="float">
            <text:p>4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zvonobot.ru/blog/parser-chto-eto-takoe-spisok/, https://habr.com/ru/companies/click/articles/494020/, https://www.unisender.com/ru/blog/parsery-dlya-sbora-dannyh-s-sajtov/, https://blog.skillfactory.ru/glossary/parser/, https://blog.promopult.ru/seo/kak-parsit-sajt-20-instrumentov.html, https://skillbox.ru/media/marketing/chto-takoe-parsing-i-chto-o-nyem-obyazatelno-nuzhno-znat-marketologu/, https://timeweb.com/ru/community/articles/chto-takoe-parser, https://romi.center/ru/learning/article/what-is-data-parsing, https://pressaff.com/articles/parsers-selection/, https://skyeng.ru/magazine/wiki/it-industriya/chto-takoe-parser/</text:p>
          </table:table-cell>
        </table:table-row>
        <table:table-row table:style-name="ro1">
          <table:table-cell office:value-type="string" calcext:value-type="string">
            <text:p>принцип работы парсера</text:p>
          </table:table-cell>
          <table:table-cell office:value-type="string" calcext:value-type="string">
            <text:p>программа парсер (12)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zvonobot.ru/blog/parser-chto-eto-takoe-spisok/, https://habr.com/ru/companies/click/articles/494020/, https://www.unisender.com/ru/blog/parsery-dlya-sbora-dannyh-s-sajtov/, https://blog.skillfactory.ru/glossary/parser/, https://blog.promopult.ru/seo/kak-parsit-sajt-20-instrumentov.html, https://skillbox.ru/media/marketing/chto-takoe-parsing-i-chto-o-nyem-obyazatelno-nuzhno-znat-marketologu/, https://timeweb.com/ru/community/articles/chto-takoe-parser, https://romi.center/ru/learning/article/what-is-data-parsing, https://pressaff.com/articles/parsers-selection/, https://skyeng.ru/magazine/wiki/it-industriya/chto-takoe-parser/</text:p>
          </table:table-cell>
        </table:table-row>
        <table:table-row table:style-name="ro1">
          <table:table-cell office:value-type="string" calcext:value-type="string">
            <text:p>метод парсинга</text:p>
          </table:table-cell>
          <table:table-cell office:value-type="string" calcext:value-type="string">
            <text:p>метод парсинга (2)</text:p>
          </table:table-cell>
          <table:table-cell office:value-type="float" office:value="246" calcext:value-type="float">
            <text:p>246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rainingdata.ru/markup-dark-side-ml/tpost/mo4r6o6gc1-parsing-dannih, https://undetectable.io/ru/blog/web-scraping-methods-and-practices/, https://www.contact-center.ru/faq/kak-parsit-dannye-tekhniki-i-metody-dlya-izvlecheniya-informatsii/</text:p>
          </table:table-cell>
        </table:table-row>
        <table:table-row table:style-name="ro1">
          <table:table-cell office:value-type="string" calcext:value-type="string">
            <text:p>методы парсинга сайтов</text:p>
          </table:table-cell>
          <table:table-cell office:value-type="string" calcext:value-type="string">
            <text:p>метод парсинга (2)</text:p>
          </table:table-cell>
          <table:table-cell office:value-type="float" office:value="37" calcext:value-type="float">
            <text:p>37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rainingdata.ru/markup-dark-side-ml/tpost/mo4r6o6gc1-parsing-dannih, https://undetectable.io/ru/blog/web-scraping-methods-and-practices/, https://www.contact-center.ru/faq/kak-parsit-dannye-tekhniki-i-metody-dlya-izvlecheniya-informatsii/</text:p>
          </table:table-cell>
        </table:table-row>
        <table:table-row table:style-name="ro1">
          <table:table-cell office:value-type="string" calcext:value-type="string">
            <text:p>парсер онлайн</text:p>
          </table:table-cell>
          <table:table-cell office:value-type="string" calcext:value-type="string">
            <text:p>парсер онлайн (3)</text:p>
          </table:table-cell>
          <table:table-cell office:value-type="float" office:value="263" calcext:value-type="float">
            <text:p>26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se.ru/ma/datajourn/news/261818537.html, https://habr.com/ru/companies/click/articles/494020/, https://www.parseronline.ru/, https://cloudparser.ru/, https://codebeautify.org/xml-parser-online, https://jsonformatter.net/json-parser/, https://jsonformatter.org/xml-parser, https://parser24.online/, https://tools.100zona.com/json-parser.html, https://webtoolsner.ru/tool/html-parser/</text:p>
          </table:table-cell>
        </table:table-row>
        <table:table-row table:style-name="ro1">
          <table:table-cell office:value-type="string" calcext:value-type="string">
            <text:p>парсер онлайн бесплатно</text:p>
          </table:table-cell>
          <table:table-cell office:value-type="string" calcext:value-type="string">
            <text:p>парсер онлайн (3)</text:p>
          </table:table-cell>
          <table:table-cell office:value-type="float" office:value="13" calcext:value-type="float">
            <text:p>1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se.ru/ma/datajourn/news/261818537.html, https://habr.com/ru/companies/click/articles/494020/, https://www.parseronline.ru/, https://cloudparser.ru/, https://codebeautify.org/xml-parser-online, https://jsonformatter.net/json-parser/, https://jsonformatter.org/xml-parser, https://parser24.online/, https://tools.100zona.com/json-parser.html, https://webtoolsner.ru/tool/html-parser/</text:p>
          </table:table-cell>
        </table:table-row>
        <table:table-row table:style-name="ro1">
          <table:table-cell office:value-type="string" calcext:value-type="string">
            <text:p>парсер online</text:p>
          </table:table-cell>
          <table:table-cell office:value-type="string" calcext:value-type="string">
            <text:p>парсер онлайн (3)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se.ru/ma/datajourn/news/261818537.html, https://habr.com/ru/companies/click/articles/494020/, https://www.parseronline.ru/, https://cloudparser.ru/, https://codebeautify.org/xml-parser-online, https://jsonformatter.net/json-parser/, https://jsonformatter.org/xml-parser, https://parser24.online/, https://tools.100zona.com/json-parser.html, https://webtoolsner.ru/tool/html-parser/</text:p>
          </table:table-cell>
        </table:table-row>
        <table:table-row table:style-name="ro1">
          <table:table-cell office:value-type="string" calcext:value-type="string">
            <text:p>парсер номеров</text:p>
          </table:table-cell>
          <table:table-cell office:value-type="string" calcext:value-type="string">
            <text:p>парсер номеров (12)</text:p>
          </table:table-cell>
          <table:table-cell office:value-type="float" office:value="88" calcext:value-type="float">
            <text:p>88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pochta.ru/products/leadextractor/, https://www.contact-center.ru/faq/kak-sparsit-bazu-kontaktov-i-nomerov-telefonov/, https://resize-web.ru/soft/parsera-kontaktov/, https://web-data-extractor.net/parser-telefonov/, https://skorozvon.ru/spravochnik/parser-kontaktov-dlya-zvonkov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1%82%D0%B5%D0%BB%D0%B5%D1%84%D0%BE%D0%BD%D0%BE%D0%B2-%D0%BF%D0%BE-%D1%81%D0%BF%D0%B8%D1%81%D0%BA%D1%83-url/, https://vc.ru/u/538689-ruslan-sadriev/154404-onlain-parsery-telefonov, https://edu.tgninja.com/about/instrument-parser-nomerov, https://a-parser.com/resources/499/, https://tenchat.ru/media/3128069-parsing-nomerov-s-saytov-konkurentov</text:p>
          </table:table-cell>
        </table:table-row>
        <table:table-row table:style-name="ro1">
          <table:table-cell office:value-type="string" calcext:value-type="string">
            <text:p>парсер телефонов</text:p>
          </table:table-cell>
          <table:table-cell office:value-type="string" calcext:value-type="string">
            <text:p>парсер номеров (12)</text:p>
          </table:table-cell>
          <table:table-cell office:value-type="float" office:value="54" calcext:value-type="float">
            <text:p>54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pochta.ru/products/leadextractor/, https://www.contact-center.ru/faq/kak-sparsit-bazu-kontaktov-i-nomerov-telefonov/, https://resize-web.ru/soft/parsera-kontaktov/, https://web-data-extractor.net/parser-telefonov/, https://skorozvon.ru/spravochnik/parser-kontaktov-dlya-zvonkov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1%82%D0%B5%D0%BB%D0%B5%D1%84%D0%BE%D0%BD%D0%BE%D0%B2-%D0%BF%D0%BE-%D1%81%D0%BF%D0%B8%D1%81%D0%BA%D1%83-url/, https://vc.ru/u/538689-ruslan-sadriev/154404-onlain-parsery-telefonov, https://edu.tgninja.com/about/instrument-parser-nomerov, https://a-parser.com/resources/499/, https://tenchat.ru/media/3128069-parsing-nomerov-s-saytov-konkurentov</text:p>
          </table:table-cell>
        </table:table-row>
        <table:table-row table:style-name="ro1">
          <table:table-cell office:value-type="string" calcext:value-type="string">
            <text:p>парсер контактов</text:p>
          </table:table-cell>
          <table:table-cell office:value-type="string" calcext:value-type="string">
            <text:p>парсер номеров (12)</text:p>
          </table:table-cell>
          <table:table-cell office:value-type="float" office:value="35" calcext:value-type="float">
            <text:p>35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pochta.ru/products/leadextractor/, https://www.contact-center.ru/faq/kak-sparsit-bazu-kontaktov-i-nomerov-telefonov/, https://resize-web.ru/soft/parsera-kontaktov/, https://web-data-extractor.net/parser-telefonov/, https://skorozvon.ru/spravochnik/parser-kontaktov-dlya-zvonkov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1%82%D0%B5%D0%BB%D0%B5%D1%84%D0%BE%D0%BD%D0%BE%D0%B2-%D0%BF%D0%BE-%D1%81%D0%BF%D0%B8%D1%81%D0%BA%D1%83-url/, https://vc.ru/u/538689-ruslan-sadriev/154404-onlain-parsery-telefonov, https://edu.tgninja.com/about/instrument-parser-nomerov, https://a-parser.com/resources/499/, https://tenchat.ru/media/3128069-parsing-nomerov-s-saytov-konkurentov</text:p>
          </table:table-cell>
        </table:table-row>
        <table:table-row table:style-name="ro1">
          <table:table-cell office:value-type="string" calcext:value-type="string">
            <text:p>парсер номеров телефонов</text:p>
          </table:table-cell>
          <table:table-cell office:value-type="string" calcext:value-type="string">
            <text:p>парсер номеров (12)</text:p>
          </table:table-cell>
          <table:table-cell office:value-type="float" office:value="31" calcext:value-type="float">
            <text:p>31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pochta.ru/products/leadextractor/, https://www.contact-center.ru/faq/kak-sparsit-bazu-kontaktov-i-nomerov-telefonov/, https://resize-web.ru/soft/parsera-kontaktov/, https://web-data-extractor.net/parser-telefonov/, https://skorozvon.ru/spravochnik/parser-kontaktov-dlya-zvonkov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1%82%D0%B5%D0%BB%D0%B5%D1%84%D0%BE%D0%BD%D0%BE%D0%B2-%D0%BF%D0%BE-%D1%81%D0%BF%D0%B8%D1%81%D0%BA%D1%83-url/, https://vc.ru/u/538689-ruslan-sadriev/154404-onlain-parsery-telefonov, https://edu.tgninja.com/about/instrument-parser-nomerov, https://a-parser.com/resources/499/, https://tenchat.ru/media/3128069-parsing-nomerov-s-saytov-konkurentov</text:p>
          </table:table-cell>
        </table:table-row>
        <table:table-row table:style-name="ro1">
          <table:table-cell office:value-type="string" calcext:value-type="string">
            <text:p>парсер номеров с сайтов</text:p>
          </table:table-cell>
          <table:table-cell office:value-type="string" calcext:value-type="string">
            <text:p>парсер номеров (12)</text:p>
          </table:table-cell>
          <table:table-cell office:value-type="float" office:value="16" calcext:value-type="float">
            <text:p>16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pochta.ru/products/leadextractor/, https://www.contact-center.ru/faq/kak-sparsit-bazu-kontaktov-i-nomerov-telefonov/, https://resize-web.ru/soft/parsera-kontaktov/, https://web-data-extractor.net/parser-telefonov/, https://skorozvon.ru/spravochnik/parser-kontaktov-dlya-zvonkov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1%82%D0%B5%D0%BB%D0%B5%D1%84%D0%BE%D0%BD%D0%BE%D0%B2-%D0%BF%D0%BE-%D1%81%D0%BF%D0%B8%D1%81%D0%BA%D1%83-url/, https://vc.ru/u/538689-ruslan-sadriev/154404-onlain-parsery-telefonov, https://edu.tgninja.com/about/instrument-parser-nomerov, https://a-parser.com/resources/499/, https://tenchat.ru/media/3128069-parsing-nomerov-s-saytov-konkurentov</text:p>
          </table:table-cell>
        </table:table-row>
        <table:table-row table:style-name="ro1">
          <table:table-cell office:value-type="string" calcext:value-type="string">
            <text:p>парсер телефонов сайтов</text:p>
          </table:table-cell>
          <table:table-cell office:value-type="string" calcext:value-type="string">
            <text:p>парсер номеров (12)</text:p>
          </table:table-cell>
          <table:table-cell office:value-type="float" office:value="11" calcext:value-type="float">
            <text:p>11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pochta.ru/products/leadextractor/, https://www.contact-center.ru/faq/kak-sparsit-bazu-kontaktov-i-nomerov-telefonov/, https://resize-web.ru/soft/parsera-kontaktov/, https://web-data-extractor.net/parser-telefonov/, https://skorozvon.ru/spravochnik/parser-kontaktov-dlya-zvonkov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1%82%D0%B5%D0%BB%D0%B5%D1%84%D0%BE%D0%BD%D0%BE%D0%B2-%D0%BF%D0%BE-%D1%81%D0%BF%D0%B8%D1%81%D0%BA%D1%83-url/, https://vc.ru/u/538689-ruslan-sadriev/154404-onlain-parsery-telefonov, https://edu.tgninja.com/about/instrument-parser-nomerov, https://a-parser.com/resources/499/, https://tenchat.ru/media/3128069-parsing-nomerov-s-saytov-konkurentov</text:p>
          </table:table-cell>
        </table:table-row>
        <table:table-row table:style-name="ro1">
          <table:table-cell office:value-type="string" calcext:value-type="string">
            <text:p>телефонная парсер</text:p>
          </table:table-cell>
          <table:table-cell office:value-type="string" calcext:value-type="string">
            <text:p>парсер номеров (12)</text:p>
          </table:table-cell>
          <table:table-cell office:value-type="float" office:value="11" calcext:value-type="float">
            <text:p>11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pochta.ru/products/leadextractor/, https://www.contact-center.ru/faq/kak-sparsit-bazu-kontaktov-i-nomerov-telefonov/, https://resize-web.ru/soft/parsera-kontaktov/, https://web-data-extractor.net/parser-telefonov/, https://skorozvon.ru/spravochnik/parser-kontaktov-dlya-zvonkov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1%82%D0%B5%D0%BB%D0%B5%D1%84%D0%BE%D0%BD%D0%BE%D0%B2-%D0%BF%D0%BE-%D1%81%D0%BF%D0%B8%D1%81%D0%BA%D1%83-url/, https://vc.ru/u/538689-ruslan-sadriev/154404-onlain-parsery-telefonov, https://edu.tgninja.com/about/instrument-parser-nomerov, https://a-parser.com/resources/499/, https://tenchat.ru/media/3128069-parsing-nomerov-s-saytov-konkurentov</text:p>
          </table:table-cell>
        </table:table-row>
        <table:table-row table:style-name="ro1">
          <table:table-cell office:value-type="string" calcext:value-type="string">
            <text:p>парсер телефонных номеров</text:p>
          </table:table-cell>
          <table:table-cell office:value-type="string" calcext:value-type="string">
            <text:p>парсер номеров (12)</text:p>
          </table:table-cell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pochta.ru/products/leadextractor/, https://www.contact-center.ru/faq/kak-sparsit-bazu-kontaktov-i-nomerov-telefonov/, https://resize-web.ru/soft/parsera-kontaktov/, https://web-data-extractor.net/parser-telefonov/, https://skorozvon.ru/spravochnik/parser-kontaktov-dlya-zvonkov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1%82%D0%B5%D0%BB%D0%B5%D1%84%D0%BE%D0%BD%D0%BE%D0%B2-%D0%BF%D0%BE-%D1%81%D0%BF%D0%B8%D1%81%D0%BA%D1%83-url/, https://vc.ru/u/538689-ruslan-sadriev/154404-onlain-parsery-telefonov, https://edu.tgninja.com/about/instrument-parser-nomerov, https://a-parser.com/resources/499/, https://tenchat.ru/media/3128069-parsing-nomerov-s-saytov-konkurentov</text:p>
          </table:table-cell>
        </table:table-row>
        <table:table-row table:style-name="ro1">
          <table:table-cell office:value-type="string" calcext:value-type="string">
            <text:p>парсер номеров телефонов с сайта</text:p>
          </table:table-cell>
          <table:table-cell office:value-type="string" calcext:value-type="string">
            <text:p>парсер номеров (12)</text:p>
          </table:table-cell>
          <table:table-cell office:value-type="float" office:value="8" calcext:value-type="float">
            <text:p>8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pochta.ru/products/leadextractor/, https://www.contact-center.ru/faq/kak-sparsit-bazu-kontaktov-i-nomerov-telefonov/, https://resize-web.ru/soft/parsera-kontaktov/, https://web-data-extractor.net/parser-telefonov/, https://skorozvon.ru/spravochnik/parser-kontaktov-dlya-zvonkov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1%82%D0%B5%D0%BB%D0%B5%D1%84%D0%BE%D0%BD%D0%BE%D0%B2-%D0%BF%D0%BE-%D1%81%D0%BF%D0%B8%D1%81%D0%BA%D1%83-url/, https://vc.ru/u/538689-ruslan-sadriev/154404-onlain-parsery-telefonov, https://edu.tgninja.com/about/instrument-parser-nomerov, https://a-parser.com/resources/499/, https://tenchat.ru/media/3128069-parsing-nomerov-s-saytov-konkurentov</text:p>
          </table:table-cell>
        </table:table-row>
        <table:table-row table:style-name="ro1">
          <table:table-cell office:value-type="string" calcext:value-type="string">
            <text:p>парсер контактов с сайтов</text:p>
          </table:table-cell>
          <table:table-cell office:value-type="string" calcext:value-type="string">
            <text:p>парсер номеров (12)</text:p>
          </table:table-cell>
          <table:table-cell office:value-type="float" office:value="6" calcext:value-type="float">
            <text:p>6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pochta.ru/products/leadextractor/, https://www.contact-center.ru/faq/kak-sparsit-bazu-kontaktov-i-nomerov-telefonov/, https://resize-web.ru/soft/parsera-kontaktov/, https://web-data-extractor.net/parser-telefonov/, https://skorozvon.ru/spravochnik/parser-kontaktov-dlya-zvonkov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1%82%D0%B5%D0%BB%D0%B5%D1%84%D0%BE%D0%BD%D0%BE%D0%B2-%D0%BF%D0%BE-%D1%81%D0%BF%D0%B8%D1%81%D0%BA%D1%83-url/, https://vc.ru/u/538689-ruslan-sadriev/154404-onlain-parsery-telefonov, https://edu.tgninja.com/about/instrument-parser-nomerov, https://a-parser.com/resources/499/, https://tenchat.ru/media/3128069-parsing-nomerov-s-saytov-konkurentov</text:p>
          </table:table-cell>
        </table:table-row>
        <table:table-row table:style-name="ro1">
          <table:table-cell office:value-type="string" calcext:value-type="string">
            <text:p>парсер который собирает номера с номера телефона</text:p>
          </table:table-cell>
          <table:table-cell office:value-type="string" calcext:value-type="string">
            <text:p>парсер номеров (12)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pochta.ru/products/leadextractor/, https://www.contact-center.ru/faq/kak-sparsit-bazu-kontaktov-i-nomerov-telefonov/, https://resize-web.ru/soft/parsera-kontaktov/, https://web-data-extractor.net/parser-telefonov/, https://skorozvon.ru/spravochnik/parser-kontaktov-dlya-zvonkov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1%82%D0%B5%D0%BB%D0%B5%D1%84%D0%BE%D0%BD%D0%BE%D0%B2-%D0%BF%D0%BE-%D1%81%D0%BF%D0%B8%D1%81%D0%BA%D1%83-url/, https://vc.ru/u/538689-ruslan-sadriev/154404-onlain-parsery-telefonov, https://edu.tgninja.com/about/instrument-parser-nomerov, https://a-parser.com/resources/499/, https://tenchat.ru/media/3128069-parsing-nomerov-s-saytov-konkurentov</text:p>
          </table:table-cell>
        </table:table-row>
        <table:table-row table:style-name="ro1">
          <table:table-cell office:value-type="string" calcext:value-type="string">
            <text:p>парсер контактов с номера телефона</text:p>
          </table:table-cell>
          <table:table-cell office:value-type="string" calcext:value-type="string">
            <text:p>парсер номеров (12)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pochta.ru/products/leadextractor/, https://www.contact-center.ru/faq/kak-sparsit-bazu-kontaktov-i-nomerov-telefonov/, https://resize-web.ru/soft/parsera-kontaktov/, https://web-data-extractor.net/parser-telefonov/, https://skorozvon.ru/spravochnik/parser-kontaktov-dlya-zvonkov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1%82%D0%B5%D0%BB%D0%B5%D1%84%D0%BE%D0%BD%D0%BE%D0%B2-%D0%BF%D0%BE-%D1%81%D0%BF%D0%B8%D1%81%D0%BA%D1%83-url/, https://vc.ru/u/538689-ruslan-sadriev/154404-onlain-parsery-telefonov, https://edu.tgninja.com/about/instrument-parser-nomerov, https://a-parser.com/resources/499/, https://tenchat.ru/media/3128069-parsing-nomerov-s-saytov-konkurentov</text:p>
          </table:table-cell>
        </table:table-row>
        <table:table-row table:style-name="ro1">
          <table:table-cell office:value-type="string" calcext:value-type="string">
            <text:p>парсер инстаграм</text:p>
          </table:table-cell>
          <table:table-cell office:value-type="string" calcext:value-type="string">
            <text:p>парсер инстаграм (12)</text:p>
          </table:table-cell>
          <table:table-cell office:value-type="float" office:value="93" calcext:value-type="float">
            <text:p>93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ssa.ru/instahero/325764/, https://otzyvmarketing.ru/articles/proverennye-parsery-v-instagram/, https://insta-parser.ru/, https://postium.ru/parsery-instagram/, https://niksolovov.ru/parser-instagram, https://vc.ru/niksolovov/1151264-parser-instagram-8-onlain-servisov-parsinga-v-2025-godu, https://trafficcardinal.com/post/top-parsierov-dlia-instaghram, https://smmplanner.com/blog/kak-vybrat-i-pravilno-ispolzovat-parsier-dlia-instaghrama-instruktsiia/, https://checkroi.ru/blog/top-servisov-dlya-parsinga-v-instagram-srrm/, https://in-scale.ru/blog/parser-instagram/</text:p>
          </table:table-cell>
        </table:table-row>
        <table:table-row table:style-name="ro1">
          <table:table-cell office:value-type="string" calcext:value-type="string">
            <text:p>парсер подписчиков</text:p>
          </table:table-cell>
          <table:table-cell office:value-type="string" calcext:value-type="string">
            <text:p>парсер инстаграм (12)</text:p>
          </table:table-cell>
          <table:table-cell office:value-type="float" office:value="29" calcext:value-type="float">
            <text:p>29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ssa.ru/instahero/325764/, https://otzyvmarketing.ru/articles/proverennye-parsery-v-instagram/, https://insta-parser.ru/, https://postium.ru/parsery-instagram/, https://niksolovov.ru/parser-instagram, https://vc.ru/niksolovov/1151264-parser-instagram-8-onlain-servisov-parsinga-v-2025-godu, https://trafficcardinal.com/post/top-parsierov-dlia-instaghram, https://smmplanner.com/blog/kak-vybrat-i-pravilno-ispolzovat-parsier-dlia-instaghrama-instruktsiia/, https://checkroi.ru/blog/top-servisov-dlya-parsinga-v-instagram-srrm/, https://in-scale.ru/blog/parser-instagram/</text:p>
          </table:table-cell>
        </table:table-row>
        <table:table-row table:style-name="ro1">
          <table:table-cell office:value-type="string" calcext:value-type="string">
            <text:p>парсеры аккаунтов</text:p>
          </table:table-cell>
          <table:table-cell office:value-type="string" calcext:value-type="string">
            <text:p>парсер инстаграм (12)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ssa.ru/instahero/325764/, https://otzyvmarketing.ru/articles/proverennye-parsery-v-instagram/, https://insta-parser.ru/, https://postium.ru/parsery-instagram/, https://niksolovov.ru/parser-instagram, https://vc.ru/niksolovov/1151264-parser-instagram-8-onlain-servisov-parsinga-v-2025-godu, https://trafficcardinal.com/post/top-parsierov-dlia-instaghram, https://smmplanner.com/blog/kak-vybrat-i-pravilno-ispolzovat-parsier-dlia-instaghrama-instruktsiia/, https://checkroi.ru/blog/top-servisov-dlya-parsinga-v-instagram-srrm/, https://in-scale.ru/blog/parser-instagram/</text:p>
          </table:table-cell>
        </table:table-row>
        <table:table-row table:style-name="ro1">
          <table:table-cell office:value-type="string" calcext:value-type="string">
            <text:p>парсер инстаграм бесплатно</text:p>
          </table:table-cell>
          <table:table-cell office:value-type="string" calcext:value-type="string">
            <text:p>парсер инстаграм (12)</text:p>
          </table:table-cell>
          <table:table-cell office:value-type="float" office:value="21" calcext:value-type="float">
            <text:p>21</text:p>
          </table:table-cell>
          <table:table-cell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ssa.ru/instahero/325764/, https://otzyvmarketing.ru/articles/proverennye-parsery-v-instagram/, https://insta-parser.ru/, https://postium.ru/parsery-instagram/, https://niksolovov.ru/parser-instagram, https://vc.ru/niksolovov/1151264-parser-instagram-8-onlain-servisov-parsinga-v-2025-godu, https://trafficcardinal.com/post/top-parsierov-dlia-instaghram, https://smmplanner.com/blog/kak-vybrat-i-pravilno-ispolzovat-parsier-dlia-instaghrama-instruktsiia/, https://checkroi.ru/blog/top-servisov-dlya-parsinga-v-instagram-srrm/, https://in-scale.ru/blog/parser-instagram/</text:p>
          </table:table-cell>
        </table:table-row>
        <table:table-row table:style-name="ro1">
          <table:table-cell office:value-type="string" calcext:value-type="string">
            <text:p>парсеры instagram</text:p>
          </table:table-cell>
          <table:table-cell office:value-type="string" calcext:value-type="string">
            <text:p>парсер инстаграм (12)</text:p>
          </table:table-cell>
          <table:table-cell office:value-type="float" office:value="19" calcext:value-type="float">
            <text:p>19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ssa.ru/instahero/325764/, https://otzyvmarketing.ru/articles/proverennye-parsery-v-instagram/, https://insta-parser.ru/, https://postium.ru/parsery-instagram/, https://niksolovov.ru/parser-instagram, https://vc.ru/niksolovov/1151264-parser-instagram-8-onlain-servisov-parsinga-v-2025-godu, https://trafficcardinal.com/post/top-parsierov-dlia-instaghram, https://smmplanner.com/blog/kak-vybrat-i-pravilno-ispolzovat-parsier-dlia-instaghrama-instruktsiia/, https://checkroi.ru/blog/top-servisov-dlya-parsinga-v-instagram-srrm/, https://in-scale.ru/blog/parser-instagram/</text:p>
          </table:table-cell>
        </table:table-row>
        <table:table-row table:style-name="ro1">
          <table:table-cell office:value-type="string" calcext:value-type="string">
            <text:p>парсер инстаграм аккаунтов</text:p>
          </table:table-cell>
          <table:table-cell office:value-type="string" calcext:value-type="string">
            <text:p>парсер инстаграм (12)</text:p>
          </table:table-cell>
          <table:table-cell office:value-type="float" office:value="12" calcext:value-type="float">
            <text:p>12</text:p>
          </table:table-cell>
          <table:table-cell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ssa.ru/instahero/325764/, https://otzyvmarketing.ru/articles/proverennye-parsery-v-instagram/, https://insta-parser.ru/, https://postium.ru/parsery-instagram/, https://niksolovov.ru/parser-instagram, https://vc.ru/niksolovov/1151264-parser-instagram-8-onlain-servisov-parsinga-v-2025-godu, https://trafficcardinal.com/post/top-parsierov-dlia-instaghram, https://smmplanner.com/blog/kak-vybrat-i-pravilno-ispolzovat-parsier-dlia-instaghrama-instruktsiia/, https://checkroi.ru/blog/top-servisov-dlya-parsinga-v-instagram-srrm/, https://in-scale.ru/blog/parser-instagram/</text:p>
          </table:table-cell>
        </table:table-row>
        <table:table-row table:style-name="ro1">
          <table:table-cell office:value-type="string" calcext:value-type="string">
            <text:p>парсер подписчиков instagram</text:p>
          </table:table-cell>
          <table:table-cell office:value-type="string" calcext:value-type="string">
            <text:p>парсер инстаграм (12)</text:p>
          </table:table-cell>
          <table:table-cell office:value-type="float" office:value="12" calcext:value-type="float">
            <text:p>12</text:p>
          </table:table-cell>
          <table:table-cell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ssa.ru/instahero/325764/, https://otzyvmarketing.ru/articles/proverennye-parsery-v-instagram/, https://insta-parser.ru/, https://postium.ru/parsery-instagram/, https://niksolovov.ru/parser-instagram, https://vc.ru/niksolovov/1151264-parser-instagram-8-onlain-servisov-parsinga-v-2025-godu, https://trafficcardinal.com/post/top-parsierov-dlia-instaghram, https://smmplanner.com/blog/kak-vybrat-i-pravilno-ispolzovat-parsier-dlia-instaghrama-instruktsiia/, https://checkroi.ru/blog/top-servisov-dlya-parsinga-v-instagram-srrm/, https://in-scale.ru/blog/parser-instagram/</text:p>
          </table:table-cell>
        </table:table-row>
        <table:table-row table:style-name="ro1">
          <table:table-cell office:value-type="string" calcext:value-type="string">
            <text:p>парсер инстаграм онлайн</text:p>
          </table:table-cell>
          <table:table-cell office:value-type="string" calcext:value-type="string">
            <text:p>парсер инстаграм (12)</text:p>
          </table:table-cell>
          <table:table-cell office:value-type="float" office:value="9" calcext:value-type="float">
            <text:p>9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ssa.ru/instahero/325764/, https://otzyvmarketing.ru/articles/proverennye-parsery-v-instagram/, https://insta-parser.ru/, https://postium.ru/parsery-instagram/, https://niksolovov.ru/parser-instagram, https://vc.ru/niksolovov/1151264-parser-instagram-8-onlain-servisov-parsinga-v-2025-godu, https://trafficcardinal.com/post/top-parsierov-dlia-instaghram, https://smmplanner.com/blog/kak-vybrat-i-pravilno-ispolzovat-parsier-dlia-instaghrama-instruktsiia/, https://checkroi.ru/blog/top-servisov-dlya-parsinga-v-instagram-srrm/, https://in-scale.ru/blog/parser-instagram/</text:p>
          </table:table-cell>
        </table:table-row>
        <table:table-row table:style-name="ro1">
          <table:table-cell office:value-type="string" calcext:value-type="string">
            <text:p>парсер подписчиков инстаграм</text:p>
          </table:table-cell>
          <table:table-cell office:value-type="string" calcext:value-type="string">
            <text:p>парсер инстаграм (12)</text:p>
          </table:table-cell>
          <table:table-cell office:value-type="float" office:value="9" calcext:value-type="float">
            <text:p>9</text:p>
          </table:table-cell>
          <table:table-cell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ssa.ru/instahero/325764/, https://otzyvmarketing.ru/articles/proverennye-parsery-v-instagram/, https://insta-parser.ru/, https://postium.ru/parsery-instagram/, https://niksolovov.ru/parser-instagram, https://vc.ru/niksolovov/1151264-parser-instagram-8-onlain-servisov-parsinga-v-2025-godu, https://trafficcardinal.com/post/top-parsierov-dlia-instaghram, https://smmplanner.com/blog/kak-vybrat-i-pravilno-ispolzovat-parsier-dlia-instaghrama-instruktsiia/, https://checkroi.ru/blog/top-servisov-dlya-parsinga-v-instagram-srrm/, https://in-scale.ru/blog/parser-instagram/</text:p>
          </table:table-cell>
        </table:table-row>
        <table:table-row table:style-name="ro1">
          <table:table-cell office:value-type="string" calcext:value-type="string">
            <text:p>парсер аудитории инстаграм</text:p>
          </table:table-cell>
          <table:table-cell office:value-type="string" calcext:value-type="string">
            <text:p>парсер инстаграм (12)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ssa.ru/instahero/325764/, https://otzyvmarketing.ru/articles/proverennye-parsery-v-instagram/, https://insta-parser.ru/, https://postium.ru/parsery-instagram/, https://niksolovov.ru/parser-instagram, https://vc.ru/niksolovov/1151264-parser-instagram-8-onlain-servisov-parsinga-v-2025-godu, https://trafficcardinal.com/post/top-parsierov-dlia-instaghram, https://smmplanner.com/blog/kak-vybrat-i-pravilno-ispolzovat-parsier-dlia-instaghrama-instruktsiia/, https://checkroi.ru/blog/top-servisov-dlya-parsinga-v-instagram-srrm/, https://in-scale.ru/blog/parser-instagram/</text:p>
          </table:table-cell>
        </table:table-row>
        <table:table-row table:style-name="ro1">
          <table:table-cell office:value-type="string" calcext:value-type="string">
            <text:p>парсер номеров инстаграм</text:p>
          </table:table-cell>
          <table:table-cell office:value-type="string" calcext:value-type="string">
            <text:p>парсер инстаграм (12)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ssa.ru/instahero/325764/, https://otzyvmarketing.ru/articles/proverennye-parsery-v-instagram/, https://insta-parser.ru/, https://postium.ru/parsery-instagram/, https://niksolovov.ru/parser-instagram, https://vc.ru/niksolovov/1151264-parser-instagram-8-onlain-servisov-parsinga-v-2025-godu, https://trafficcardinal.com/post/top-parsierov-dlia-instaghram, https://smmplanner.com/blog/kak-vybrat-i-pravilno-ispolzovat-parsier-dlia-instaghrama-instruktsiia/, https://checkroi.ru/blog/top-servisov-dlya-parsinga-v-instagram-srrm/, https://in-scale.ru/blog/parser-instagram/</text:p>
          </table:table-cell>
        </table:table-row>
        <table:table-row table:style-name="ro1">
          <table:table-cell office:value-type="string" calcext:value-type="string">
            <text:p>парсер аудитории инстаграм по фильтрам</text:p>
          </table:table-cell>
          <table:table-cell office:value-type="string" calcext:value-type="string">
            <text:p>парсер инстаграм (12)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ossa.ru/instahero/325764/, https://otzyvmarketing.ru/articles/proverennye-parsery-v-instagram/, https://insta-parser.ru/, https://postium.ru/parsery-instagram/, https://niksolovov.ru/parser-instagram, https://vc.ru/niksolovov/1151264-parser-instagram-8-onlain-servisov-parsinga-v-2025-godu, https://trafficcardinal.com/post/top-parsierov-dlia-instaghram, https://smmplanner.com/blog/kak-vybrat-i-pravilno-ispolzovat-parsier-dlia-instaghrama-instruktsiia/, https://checkroi.ru/blog/top-servisov-dlya-parsinga-v-instagram-srrm/, https://in-scale.ru/blog/parser-instagram/</text:p>
          </table:table-cell>
        </table:table-row>
        <table:table-row table:style-name="ro1">
          <table:table-cell office:value-type="string" calcext:value-type="string">
            <text:p>парсер для lampa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113" calcext:value-type="float">
            <text:p>113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парсер для lampa 2025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18" calcext:value-type="float">
            <text:p>18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рабочий парсер для лампы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13" calcext:value-type="float">
            <text:p>13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lampa рабочий парсер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парсер лампа 2025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9" calcext:value-type="float">
            <text:p>9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парсер для lampa 2024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9" calcext:value-type="float">
            <text:p>9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парсер для торрентов лампа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9" calcext:value-type="float">
            <text:p>9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плагин парсер для lampa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6" calcext:value-type="float">
            <text:p>6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парсер для лампа 2024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6" calcext:value-type="float">
            <text:p>6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lampa какой парсер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каталог парсеров lampa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рабочий парсер для лампы 2025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4" calcext:value-type="float">
            <text:p>4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ссылка парсера для лампы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4" calcext:value-type="float">
            <text:p>4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рабочий парсер для lampa 2024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4" calcext:value-type="float">
            <text:p>4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парсер лампа адрес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рабочие парсеры лампы 2024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как настроить парсер для lampa 2024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публичные парсеры лампа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lampa актуальный парсер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какой парсер выбрать для lampa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лампа как добавить парсер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парсер торрентов для lampa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новые парсеры для лампы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ссылка парсер lampa 2024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тип парсера для торрентов lampa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публичные парсеры для lampa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лампа парсер jacket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лампа тв настройка парсера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лампа парсеры 2024 онлайн парсер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настройка парсера в лампе 2024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актуальные парсеры для лампы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парсеры для lampa ip адрес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какой парсер выбрать для lampa лучше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рабочие парсеры для lampa 2025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лучший парсер для lampa</text:p>
          </table:table-cell>
          <table:table-cell office:value-type="string" calcext:value-type="string">
            <text:p>парсер для lampa (35)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youpin.com.ru/lampa/, https://pikabu.ru/story/katalog_osnovnyikh_plaginov_dlya_lampa_12350672, https://tv-ch.ru/lampa-review-plugins-versions/, https://dzen.ru/a/Zt3w-28jPksZldaf, https://rutube.ru/video/e0764d9d54e00dc3bed3b33dae785eb2/, https://vk.com/wall-9554662_16182, https://300.ya.ru/v_iZEFgE9Z, https://telegra.ph/Nastraivaem-Lampu-s-nulya-06-13, https://www.youtube.com/watch?v=egRgVInP5v8, https://github.com/yumata/lampa-source/issues/113</text:p>
          </table:table-cell>
        </table:table-row>
        <table:table-row table:style-name="ro1">
          <table:table-cell office:value-type="string" calcext:value-type="string">
            <text:p>ютуб парсер</text:p>
          </table:table-cell>
          <table:table-cell office:value-type="string" calcext:value-type="string">
            <text:p>ютуб парсер (5)</text:p>
          </table:table-cell>
          <table:table-cell office:value-type="float" office:value="104" calcext:value-type="float">
            <text:p>104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outube, https://habr.com/ru/articles/443506/, https://web-data-extractor.net/parser-youtube/, https://youtube-dorgen.com/software/youtube-parser/, https://a-parser.com/docs/parsers/se-youtube-video, https://ru-brightdata.com/blog/how-tos-ru/how-to-scrape-youtube-in-python, https://ru.stackoverflow.com/questions/1121646/%D0%9F%D0%B0%D1%80%D1%81%D0%B5%D1%80-%D0%B2%D0%B8%D0%B4%D0%B5%D0%BE-%D1%81-youtube, https://seolik.ru/parsing-snippets-youtube, https://github.com/KonstantinS343/youtube_parser, https://www.youtube.com/playlist?list=PL1BzjfiPwDL9N98rkyaULqg_3RhgyEv8s</text:p>
          </table:table-cell>
        </table:table-row>
        <table:table-row table:style-name="ro1">
          <table:table-cell office:value-type="string" calcext:value-type="string">
            <text:p>youtube парсер</text:p>
          </table:table-cell>
          <table:table-cell office:value-type="string" calcext:value-type="string">
            <text:p>ютуб парсер (5)</text:p>
          </table:table-cell>
          <table:table-cell office:value-type="float" office:value="51" calcext:value-type="float">
            <text:p>51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outube, https://habr.com/ru/articles/443506/, https://web-data-extractor.net/parser-youtube/, https://youtube-dorgen.com/software/youtube-parser/, https://a-parser.com/docs/parsers/se-youtube-video, https://ru-brightdata.com/blog/how-tos-ru/how-to-scrape-youtube-in-python, https://ru.stackoverflow.com/questions/1121646/%D0%9F%D0%B0%D1%80%D1%81%D0%B5%D1%80-%D0%B2%D0%B8%D0%B4%D0%B5%D0%BE-%D1%81-youtube, https://seolik.ru/parsing-snippets-youtube, https://github.com/KonstantinS343/youtube_parser, https://www.youtube.com/playlist?list=PL1BzjfiPwDL9N98rkyaULqg_3RhgyEv8s</text:p>
          </table:table-cell>
        </table:table-row>
        <table:table-row table:style-name="ro1">
          <table:table-cell office:value-type="string" calcext:value-type="string">
            <text:p>youtube parser</text:p>
          </table:table-cell>
          <table:table-cell office:value-type="string" calcext:value-type="string">
            <text:p>ютуб парсер (5)</text:p>
          </table:table-cell>
          <table:table-cell office:value-type="float" office:value="43" calcext:value-type="float">
            <text:p>43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outube, https://habr.com/ru/articles/443506/, https://web-data-extractor.net/parser-youtube/, https://youtube-dorgen.com/software/youtube-parser/, https://a-parser.com/docs/parsers/se-youtube-video, https://ru-brightdata.com/blog/how-tos-ru/how-to-scrape-youtube-in-python, https://ru.stackoverflow.com/questions/1121646/%D0%9F%D0%B0%D1%80%D1%81%D0%B5%D1%80-%D0%B2%D0%B8%D0%B4%D0%B5%D0%BE-%D1%81-youtube, https://seolik.ru/parsing-snippets-youtube, https://github.com/KonstantinS343/youtube_parser, https://www.youtube.com/playlist?list=PL1BzjfiPwDL9N98rkyaULqg_3RhgyEv8s</text:p>
          </table:table-cell>
        </table:table-row>
        <table:table-row table:style-name="ro1">
          <table:table-cell office:value-type="string" calcext:value-type="string">
            <text:p>парсинг youtube</text:p>
          </table:table-cell>
          <table:table-cell office:value-type="string" calcext:value-type="string">
            <text:p>ютуб парсер (5)</text:p>
          </table:table-cell>
          <table:table-cell office:value-type="float" office:value="38" calcext:value-type="float">
            <text:p>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outube, https://habr.com/ru/articles/443506/, https://web-data-extractor.net/parser-youtube/, https://youtube-dorgen.com/software/youtube-parser/, https://a-parser.com/docs/parsers/se-youtube-video, https://ru-brightdata.com/blog/how-tos-ru/how-to-scrape-youtube-in-python, https://ru.stackoverflow.com/questions/1121646/%D0%9F%D0%B0%D1%80%D1%81%D0%B5%D1%80-%D0%B2%D0%B8%D0%B4%D0%B5%D0%BE-%D1%81-youtube, https://seolik.ru/parsing-snippets-youtube, https://github.com/KonstantinS343/youtube_parser, https://www.youtube.com/playlist?list=PL1BzjfiPwDL9N98rkyaULqg_3RhgyEv8s</text:p>
          </table:table-cell>
        </table:table-row>
        <table:table-row table:style-name="ro1">
          <table:table-cell office:value-type="string" calcext:value-type="string">
            <text:p>парсер ютуб по ключевым словам</text:p>
          </table:table-cell>
          <table:table-cell office:value-type="string" calcext:value-type="string">
            <text:p>ютуб парсер (5)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outube, https://habr.com/ru/articles/443506/, https://web-data-extractor.net/parser-youtube/, https://youtube-dorgen.com/software/youtube-parser/, https://a-parser.com/docs/parsers/se-youtube-video, https://ru-brightdata.com/blog/how-tos-ru/how-to-scrape-youtube-in-python, https://ru.stackoverflow.com/questions/1121646/%D0%9F%D0%B0%D1%80%D1%81%D0%B5%D1%80-%D0%B2%D0%B8%D0%B4%D0%B5%D0%BE-%D1%81-youtube, https://seolik.ru/parsing-snippets-youtube, https://github.com/KonstantinS343/youtube_parser, https://www.youtube.com/playlist?list=PL1BzjfiPwDL9N98rkyaULqg_3RhgyEv8s</text:p>
          </table:table-cell>
        </table:table-row>
        <table:table-row table:style-name="ro1">
          <table:table-cell office:value-type="string" calcext:value-type="string">
            <text:p>создание парсера</text:p>
          </table:table-cell>
          <table:table-cell office:value-type="string" calcext:value-type="string">
            <text:p>создание парсера (3)</text:p>
          </table:table-cell>
          <table:table-cell office:value-type="float" office:value="131" calcext:value-type="float">
            <text:p>131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code.media/parsing-2/, https://sky.pro/wiki/javascript/parsing-dlya-nachinayushih-sozdanie-parsera-i-instrumenty/, https://habr.com/ru/articles/568334/, https://habr.com/ru/companies/timeweb/articles/724146/, https://kwork.ru/categories/script-programming/parsery, https://sibdev.pro/parser, https://skillbox.ru/media/code/parsing-sayta-vmeste-s-python-i-bibliotekoy-beautiful-soup-prostaya-instruktsiya-v-tri-shaga/</text:p>
          </table:table-cell>
        </table:table-row>
        <table:table-row table:style-name="ro1">
          <table:table-cell office:value-type="string" calcext:value-type="string">
            <text:p>разработка парсера</text:p>
          </table:table-cell>
          <table:table-cell office:value-type="string" calcext:value-type="string">
            <text:p>создание парсера (3)</text:p>
          </table:table-cell>
          <table:table-cell office:value-type="float" office:value="82" calcext:value-type="float">
            <text:p>82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code.media/parsing-2/, https://sky.pro/wiki/javascript/parsing-dlya-nachinayushih-sozdanie-parsera-i-instrumenty/, https://habr.com/ru/articles/568334/, https://habr.com/ru/companies/timeweb/articles/724146/, https://kwork.ru/categories/script-programming/parsery, https://sibdev.pro/parser, https://skillbox.ru/media/code/parsing-sayta-vmeste-s-python-i-bibliotekoy-beautiful-soup-prostaya-instruktsiya-v-tri-shaga/</text:p>
          </table:table-cell>
        </table:table-row>
        <table:table-row table:style-name="ro1">
          <table:table-cell office:value-type="string" calcext:value-type="string">
            <text:p>парсинг для чайников</text:p>
          </table:table-cell>
          <table:table-cell office:value-type="string" calcext:value-type="string">
            <text:p>создание парсера (3)</text:p>
          </table:table-cell>
          <table:table-cell office:value-type="float" office:value="9" calcext:value-type="float">
            <text:p>9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hecode.media/parsing-2/, https://sky.pro/wiki/javascript/parsing-dlya-nachinayushih-sozdanie-parsera-i-instrumenty/, https://habr.com/ru/articles/568334/, https://habr.com/ru/companies/timeweb/articles/724146/, https://kwork.ru/categories/script-programming/parsery, https://sibdev.pro/parser, https://skillbox.ru/media/code/parsing-sayta-vmeste-s-python-i-bibliotekoy-beautiful-soup-prostaya-instruktsiya-v-tri-shaga/</text:p>
          </table:table-cell>
        </table:table-row>
        <table:table-row table:style-name="ro1">
          <table:table-cell office:value-type="string" calcext:value-type="string">
            <text:p>парсер код</text:p>
          </table:table-cell>
          <table:table-cell office:value-type="string" calcext:value-type="string">
            <text:p>парсер код (7)</text:p>
          </table:table-cell>
          <table:table-cell office:value-type="float" office:value="103" calcext:value-type="float">
            <text:p>103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thecode.media/parsing-2/, https://rutube.ru/video/07ba718257aa3324636060885356f4b7/, https://tproger.ru/articles/osnovy-parsinga-dannyh-na-python--beautifulsoup-i-scrapy, https://blog.skillfactory.ru/parsing-saytov-na-python/, https://habr.com/ru/articles/848478/, https://sky.pro/wiki/javascript/parsing-dlya-nachinayushih-sozdanie-parsera-i-instrumenty/, https://timeweb.cloud/tutorials/python/kak-parsit-dannye-s-python, https://www.youtube.com/watch?v=pqsNYDuRg-o, https://parsemachine.com/articles/urok-1-pishem-parser-kataloga-tovarov-na-python/</text:p>
          </table:table-cell>
        </table:table-row>
        <table:table-row table:style-name="ro1">
          <table:table-cell office:value-type="string" calcext:value-type="string">
            <text:p>как написать парсер</text:p>
          </table:table-cell>
          <table:table-cell office:value-type="string" calcext:value-type="string">
            <text:p>парсер код (7)</text:p>
          </table:table-cell>
          <table:table-cell office:value-type="float" office:value="52" calcext:value-type="float">
            <text:p>52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thecode.media/parsing-2/, https://rutube.ru/video/07ba718257aa3324636060885356f4b7/, https://tproger.ru/articles/osnovy-parsinga-dannyh-na-python--beautifulsoup-i-scrapy, https://blog.skillfactory.ru/parsing-saytov-na-python/, https://habr.com/ru/articles/848478/, https://sky.pro/wiki/javascript/parsing-dlya-nachinayushih-sozdanie-parsera-i-instrumenty/, https://timeweb.cloud/tutorials/python/kak-parsit-dannye-s-python, https://www.youtube.com/watch?v=pqsNYDuRg-o, https://parsemachine.com/articles/urok-1-pishem-parser-kataloga-tovarov-na-python/</text:p>
          </table:table-cell>
        </table:table-row>
        <table:table-row table:style-name="ro1">
          <table:table-cell office:value-type="string" calcext:value-type="string">
            <text:p>написание парсера</text:p>
          </table:table-cell>
          <table:table-cell office:value-type="string" calcext:value-type="string">
            <text:p>парсер код (7)</text:p>
          </table:table-cell>
          <table:table-cell office:value-type="float" office:value="23" calcext:value-type="float">
            <text:p>23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thecode.media/parsing-2/, https://rutube.ru/video/07ba718257aa3324636060885356f4b7/, https://tproger.ru/articles/osnovy-parsinga-dannyh-na-python--beautifulsoup-i-scrapy, https://blog.skillfactory.ru/parsing-saytov-na-python/, https://habr.com/ru/articles/848478/, https://sky.pro/wiki/javascript/parsing-dlya-nachinayushih-sozdanie-parsera-i-instrumenty/, https://timeweb.cloud/tutorials/python/kak-parsit-dannye-s-python, https://www.youtube.com/watch?v=pqsNYDuRg-o, https://parsemachine.com/articles/urok-1-pishem-parser-kataloga-tovarov-na-python/</text:p>
          </table:table-cell>
        </table:table-row>
        <table:table-row table:style-name="ro1">
          <table:table-cell office:value-type="string" calcext:value-type="string">
            <text:p>как писать парсеры</text:p>
          </table:table-cell>
          <table:table-cell office:value-type="string" calcext:value-type="string">
            <text:p>парсер код (7)</text:p>
          </table:table-cell>
          <table:table-cell office:value-type="float" office:value="14" calcext:value-type="float">
            <text:p>1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thecode.media/parsing-2/, https://rutube.ru/video/07ba718257aa3324636060885356f4b7/, https://tproger.ru/articles/osnovy-parsinga-dannyh-na-python--beautifulsoup-i-scrapy, https://blog.skillfactory.ru/parsing-saytov-na-python/, https://habr.com/ru/articles/848478/, https://sky.pro/wiki/javascript/parsing-dlya-nachinayushih-sozdanie-parsera-i-instrumenty/, https://timeweb.cloud/tutorials/python/kak-parsit-dannye-s-python, https://www.youtube.com/watch?v=pqsNYDuRg-o, https://parsemachine.com/articles/urok-1-pishem-parser-kataloga-tovarov-na-python/</text:p>
          </table:table-cell>
        </table:table-row>
        <table:table-row table:style-name="ro1">
          <table:table-cell office:value-type="string" calcext:value-type="string">
            <text:p>начинающий парсер</text:p>
          </table:table-cell>
          <table:table-cell office:value-type="string" calcext:value-type="string">
            <text:p>парсер код (7)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thecode.media/parsing-2/, https://rutube.ru/video/07ba718257aa3324636060885356f4b7/, https://tproger.ru/articles/osnovy-parsinga-dannyh-na-python--beautifulsoup-i-scrapy, https://blog.skillfactory.ru/parsing-saytov-na-python/, https://habr.com/ru/articles/848478/, https://sky.pro/wiki/javascript/parsing-dlya-nachinayushih-sozdanie-parsera-i-instrumenty/, https://timeweb.cloud/tutorials/python/kak-parsit-dannye-s-python, https://www.youtube.com/watch?v=pqsNYDuRg-o, https://parsemachine.com/articles/urok-1-pishem-parser-kataloga-tovarov-na-python/</text:p>
          </table:table-cell>
        </table:table-row>
        <table:table-row table:style-name="ro1">
          <table:table-cell office:value-type="string" calcext:value-type="string">
            <text:p>парсер с нуля</text:p>
          </table:table-cell>
          <table:table-cell office:value-type="string" calcext:value-type="string">
            <text:p>парсер код (7)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thecode.media/parsing-2/, https://rutube.ru/video/07ba718257aa3324636060885356f4b7/, https://tproger.ru/articles/osnovy-parsinga-dannyh-na-python--beautifulsoup-i-scrapy, https://blog.skillfactory.ru/parsing-saytov-na-python/, https://habr.com/ru/articles/848478/, https://sky.pro/wiki/javascript/parsing-dlya-nachinayushih-sozdanie-parsera-i-instrumenty/, https://timeweb.cloud/tutorials/python/kak-parsit-dannye-s-python, https://www.youtube.com/watch?v=pqsNYDuRg-o, https://parsemachine.com/articles/urok-1-pishem-parser-kataloga-tovarov-na-python/</text:p>
          </table:table-cell>
        </table:table-row>
        <table:table-row table:style-name="ro1">
          <table:table-cell office:value-type="string" calcext:value-type="string">
            <text:p>написание парсера на python</text:p>
          </table:table-cell>
          <table:table-cell office:value-type="string" calcext:value-type="string">
            <text:p>парсер код (7)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thecode.media/parsing-2/, https://rutube.ru/video/07ba718257aa3324636060885356f4b7/, https://tproger.ru/articles/osnovy-parsinga-dannyh-na-python--beautifulsoup-i-scrapy, https://blog.skillfactory.ru/parsing-saytov-na-python/, https://habr.com/ru/articles/848478/, https://sky.pro/wiki/javascript/parsing-dlya-nachinayushih-sozdanie-parsera-i-instrumenty/, https://timeweb.cloud/tutorials/python/kak-parsit-dannye-s-python, https://www.youtube.com/watch?v=pqsNYDuRg-o, https://parsemachine.com/articles/urok-1-pishem-parser-kataloga-tovarov-na-python/</text:p>
          </table:table-cell>
        </table:table-row>
        <table:table-row table:style-name="ro1">
          <table:table-cell office:value-type="string" calcext:value-type="string">
            <text:p>облачный парсер</text:p>
          </table:table-cell>
          <table:table-cell office:value-type="string" calcext:value-type="string">
            <text:p>облачный парсер (11)</text:p>
          </table:table-cell>
          <table:table-cell office:value-type="float" office:value="130" calcext:value-type="float">
            <text:p>13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cloudparser, https://chromewebstore.google.com/detail/%D0%BE%D0%B1%D0%BB%D0%B0%D1%87%D0%BD%D1%8B%D0%B9-%D0%BF%D0%B0%D1%80%D1%81%D0%B5%D1%80/ongmhdpacmehecbiabpknpdfkjolbpbk, https://cloudparser.ru/, https://ok.ru/group/53172947976263, https://saasmarket.ru/products/cloudparser, https://q-parser.ru/blog/cloudparsing, https://www.sima-land.ru/o-kompanii/novosti-kompanii/4414/, https://help.megagroup.ru/napolneniye-kataloga-tovarov-s-pomoshchyu-servisa-oblachnyy-parser, https://habr.com/ru/companies/click/articles/494020/, https://resize-web.ru/prog/oblachnyj-parser/</text:p>
          </table:table-cell>
        </table:table-row>
        <table:table-row table:style-name="ro1">
          <table:table-cell office:value-type="string" calcext:value-type="string">
            <text:p>облачный парсер сайтов</text:p>
          </table:table-cell>
          <table:table-cell office:value-type="string" calcext:value-type="string">
            <text:p>облачный парсер (11)</text:p>
          </table:table-cell>
          <table:table-cell office:value-type="float" office:value="18" calcext:value-type="float">
            <text:p>1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cloudparser, https://chromewebstore.google.com/detail/%D0%BE%D0%B1%D0%BB%D0%B0%D1%87%D0%BD%D1%8B%D0%B9-%D0%BF%D0%B0%D1%80%D1%81%D0%B5%D1%80/ongmhdpacmehecbiabpknpdfkjolbpbk, https://cloudparser.ru/, https://ok.ru/group/53172947976263, https://saasmarket.ru/products/cloudparser, https://q-parser.ru/blog/cloudparsing, https://www.sima-land.ru/o-kompanii/novosti-kompanii/4414/, https://help.megagroup.ru/napolneniye-kataloga-tovarov-s-pomoshchyu-servisa-oblachnyy-parser, https://habr.com/ru/companies/click/articles/494020/, https://resize-web.ru/prog/oblachnyj-parser/</text:p>
          </table:table-cell>
        </table:table-row>
        <table:table-row table:style-name="ro1">
          <table:table-cell office:value-type="string" calcext:value-type="string">
            <text:p>облачный парсер официальный</text:p>
          </table:table-cell>
          <table:table-cell office:value-type="string" calcext:value-type="string">
            <text:p>облачный парсер (11)</text:p>
          </table:table-cell>
          <table:table-cell office:value-type="float" office:value="17" calcext:value-type="float">
            <text:p>17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cloudparser, https://chromewebstore.google.com/detail/%D0%BE%D0%B1%D0%BB%D0%B0%D1%87%D0%BD%D1%8B%D0%B9-%D0%BF%D0%B0%D1%80%D1%81%D0%B5%D1%80/ongmhdpacmehecbiabpknpdfkjolbpbk, https://cloudparser.ru/, https://ok.ru/group/53172947976263, https://saasmarket.ru/products/cloudparser, https://q-parser.ru/blog/cloudparsing, https://www.sima-land.ru/o-kompanii/novosti-kompanii/4414/, https://help.megagroup.ru/napolneniye-kataloga-tovarov-s-pomoshchyu-servisa-oblachnyy-parser, https://habr.com/ru/companies/click/articles/494020/, https://resize-web.ru/prog/oblachnyj-parser/</text:p>
          </table:table-cell>
        </table:table-row>
        <table:table-row table:style-name="ro1">
          <table:table-cell office:value-type="string" calcext:value-type="string">
            <text:p>облачный парсер официальный сайт</text:p>
          </table:table-cell>
          <table:table-cell office:value-type="string" calcext:value-type="string">
            <text:p>облачный парсер (11)</text:p>
          </table:table-cell>
          <table:table-cell office:value-type="float" office:value="17" calcext:value-type="float">
            <text:p>17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cloudparser, https://chromewebstore.google.com/detail/%D0%BE%D0%B1%D0%BB%D0%B0%D1%87%D0%BD%D1%8B%D0%B9-%D0%BF%D0%B0%D1%80%D1%81%D0%B5%D1%80/ongmhdpacmehecbiabpknpdfkjolbpbk, https://cloudparser.ru/, https://ok.ru/group/53172947976263, https://saasmarket.ru/products/cloudparser, https://q-parser.ru/blog/cloudparsing, https://www.sima-land.ru/o-kompanii/novosti-kompanii/4414/, https://help.megagroup.ru/napolneniye-kataloga-tovarov-s-pomoshchyu-servisa-oblachnyy-parser, https://habr.com/ru/companies/click/articles/494020/, https://resize-web.ru/prog/oblachnyj-parser/</text:p>
          </table:table-cell>
        </table:table-row>
        <table:table-row table:style-name="ro1">
          <table:table-cell office:value-type="string" calcext:value-type="string">
            <text:p>облачный парсер бесплатно</text:p>
          </table:table-cell>
          <table:table-cell office:value-type="string" calcext:value-type="string">
            <text:p>облачный парсер (11)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cloudparser, https://chromewebstore.google.com/detail/%D0%BE%D0%B1%D0%BB%D0%B0%D1%87%D0%BD%D1%8B%D0%B9-%D0%BF%D0%B0%D1%80%D1%81%D0%B5%D1%80/ongmhdpacmehecbiabpknpdfkjolbpbk, https://cloudparser.ru/, https://ok.ru/group/53172947976263, https://saasmarket.ru/products/cloudparser, https://q-parser.ru/blog/cloudparsing, https://www.sima-land.ru/o-kompanii/novosti-kompanii/4414/, https://help.megagroup.ru/napolneniye-kataloga-tovarov-s-pomoshchyu-servisa-oblachnyy-parser, https://habr.com/ru/companies/click/articles/494020/, https://resize-web.ru/prog/oblachnyj-parser/</text:p>
          </table:table-cell>
        </table:table-row>
        <table:table-row table:style-name="ro1">
          <table:table-cell office:value-type="string" calcext:value-type="string">
            <text:p>клауд парсер</text:p>
          </table:table-cell>
          <table:table-cell office:value-type="string" calcext:value-type="string">
            <text:p>облачный парсер (11)</text:p>
          </table:table-cell>
          <table:table-cell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cloudparser, https://chromewebstore.google.com/detail/%D0%BE%D0%B1%D0%BB%D0%B0%D1%87%D0%BD%D1%8B%D0%B9-%D0%BF%D0%B0%D1%80%D1%81%D0%B5%D1%80/ongmhdpacmehecbiabpknpdfkjolbpbk, https://cloudparser.ru/, https://ok.ru/group/53172947976263, https://saasmarket.ru/products/cloudparser, https://q-parser.ru/blog/cloudparsing, https://www.sima-land.ru/o-kompanii/novosti-kompanii/4414/, https://help.megagroup.ru/napolneniye-kataloga-tovarov-s-pomoshchyu-servisa-oblachnyy-parser, https://habr.com/ru/companies/click/articles/494020/, https://resize-web.ru/prog/oblachnyj-parser/</text:p>
          </table:table-cell>
        </table:table-row>
        <table:table-row table:style-name="ro1">
          <table:table-cell office:value-type="string" calcext:value-type="string">
            <text:p>облачный парсер товаров</text:p>
          </table:table-cell>
          <table:table-cell office:value-type="string" calcext:value-type="string">
            <text:p>облачный парсер (11)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cloudparser, https://chromewebstore.google.com/detail/%D0%BE%D0%B1%D0%BB%D0%B0%D1%87%D0%BD%D1%8B%D0%B9-%D0%BF%D0%B0%D1%80%D1%81%D0%B5%D1%80/ongmhdpacmehecbiabpknpdfkjolbpbk, https://cloudparser.ru/, https://ok.ru/group/53172947976263, https://saasmarket.ru/products/cloudparser, https://q-parser.ru/blog/cloudparsing, https://www.sima-land.ru/o-kompanii/novosti-kompanii/4414/, https://help.megagroup.ru/napolneniye-kataloga-tovarov-s-pomoshchyu-servisa-oblachnyy-parser, https://habr.com/ru/companies/click/articles/494020/, https://resize-web.ru/prog/oblachnyj-parser/</text:p>
          </table:table-cell>
        </table:table-row>
        <table:table-row table:style-name="ro1">
          <table:table-cell office:value-type="string" calcext:value-type="string">
            <text:p>облачный парсер ъ</text:p>
          </table:table-cell>
          <table:table-cell office:value-type="string" calcext:value-type="string">
            <text:p>облачный парсер (11)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cloudparser, https://chromewebstore.google.com/detail/%D0%BE%D0%B1%D0%BB%D0%B0%D1%87%D0%BD%D1%8B%D0%B9-%D0%BF%D0%B0%D1%80%D1%81%D0%B5%D1%80/ongmhdpacmehecbiabpknpdfkjolbpbk, https://cloudparser.ru/, https://ok.ru/group/53172947976263, https://saasmarket.ru/products/cloudparser, https://q-parser.ru/blog/cloudparsing, https://www.sima-land.ru/o-kompanii/novosti-kompanii/4414/, https://help.megagroup.ru/napolneniye-kataloga-tovarov-s-pomoshchyu-servisa-oblachnyy-parser, https://habr.com/ru/companies/click/articles/494020/, https://resize-web.ru/prog/oblachnyj-parser/</text:p>
          </table:table-cell>
        </table:table-row>
        <table:table-row table:style-name="ro1">
          <table:table-cell office:value-type="string" calcext:value-type="string">
            <text:p>клауд парсер официальный сайт</text:p>
          </table:table-cell>
          <table:table-cell office:value-type="string" calcext:value-type="string">
            <text:p>облачный парсер (11)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cloudparser, https://chromewebstore.google.com/detail/%D0%BE%D0%B1%D0%BB%D0%B0%D1%87%D0%BD%D1%8B%D0%B9-%D0%BF%D0%B0%D1%80%D1%81%D0%B5%D1%80/ongmhdpacmehecbiabpknpdfkjolbpbk, https://cloudparser.ru/, https://ok.ru/group/53172947976263, https://saasmarket.ru/products/cloudparser, https://q-parser.ru/blog/cloudparsing, https://www.sima-land.ru/o-kompanii/novosti-kompanii/4414/, https://help.megagroup.ru/napolneniye-kataloga-tovarov-s-pomoshchyu-servisa-oblachnyy-parser, https://habr.com/ru/companies/click/articles/494020/, https://resize-web.ru/prog/oblachnyj-parser/</text:p>
          </table:table-cell>
        </table:table-row>
        <table:table-row table:style-name="ro1">
          <table:table-cell office:value-type="string" calcext:value-type="string">
            <text:p>облачный парсер походящий константин геннадьевич</text:p>
          </table:table-cell>
          <table:table-cell office:value-type="string" calcext:value-type="string">
            <text:p>облачный парсер (11)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cloudparser, https://chromewebstore.google.com/detail/%D0%BE%D0%B1%D0%BB%D0%B0%D1%87%D0%BD%D1%8B%D0%B9-%D0%BF%D0%B0%D1%80%D1%81%D0%B5%D1%80/ongmhdpacmehecbiabpknpdfkjolbpbk, https://cloudparser.ru/, https://ok.ru/group/53172947976263, https://saasmarket.ru/products/cloudparser, https://q-parser.ru/blog/cloudparsing, https://www.sima-land.ru/o-kompanii/novosti-kompanii/4414/, https://help.megagroup.ru/napolneniye-kataloga-tovarov-s-pomoshchyu-servisa-oblachnyy-parser, https://habr.com/ru/companies/click/articles/494020/, https://resize-web.ru/prog/oblachnyj-parser/</text:p>
          </table:table-cell>
        </table:table-row>
        <table:table-row table:style-name="ro1">
          <table:table-cell office:value-type="string" calcext:value-type="string">
            <text:p>облачный парсер ип походящий константин геннадьевич</text:p>
          </table:table-cell>
          <table:table-cell office:value-type="string" calcext:value-type="string">
            <text:p>облачный парсер (11)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k.com/cloudparser, https://chromewebstore.google.com/detail/%D0%BE%D0%B1%D0%BB%D0%B0%D1%87%D0%BD%D1%8B%D0%B9-%D0%BF%D0%B0%D1%80%D1%81%D0%B5%D1%80/ongmhdpacmehecbiabpknpdfkjolbpbk, https://cloudparser.ru/, https://ok.ru/group/53172947976263, https://saasmarket.ru/products/cloudparser, https://q-parser.ru/blog/cloudparsing, https://www.sima-land.ru/o-kompanii/novosti-kompanii/4414/, https://help.megagroup.ru/napolneniye-kataloga-tovarov-s-pomoshchyu-servisa-oblachnyy-parser, https://habr.com/ru/companies/click/articles/494020/, https://resize-web.ru/prog/oblachnyj-parser/</text:p>
          </table:table-cell>
        </table:table-row>
        <table:table-row table:style-name="ro1">
          <table:table-cell office:value-type="string" calcext:value-type="string">
            <text:p>парсер 2гис</text:p>
          </table:table-cell>
          <table:table-cell office:value-type="string" calcext:value-type="string">
            <text:p>парсер 2гис (21)</text:p>
          </table:table-cell>
          <table:table-cell office:value-type="float" office:value="54" calcext:value-type="float">
            <text:p>54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парсер гис</text:p>
          </table:table-cell>
          <table:table-cell office:value-type="string" calcext:value-type="string">
            <text:p>парсер 2гис (21)</text:p>
          </table:table-cell>
          <table:table-cell office:value-type="float" office:value="36" calcext:value-type="float">
            <text:p>36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парсер 2 гис</text:p>
          </table:table-cell>
          <table:table-cell office:value-type="string" calcext:value-type="string">
            <text:p>парсер 2гис (21)</text:p>
          </table:table-cell>
          <table:table-cell office:value-type="float" office:value="34" calcext:value-type="float">
            <text:p>34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парсер 2gis</text:p>
          </table:table-cell>
          <table:table-cell office:value-type="string" calcext:value-type="string">
            <text:p>парсер 2гис (21)</text:p>
          </table:table-cell>
          <table:table-cell office:value-type="float" office:value="23" calcext:value-type="float">
            <text:p>23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парсер 2gis скачать</text:p>
          </table:table-cell>
          <table:table-cell office:value-type="string" calcext:value-type="string">
            <text:p>парсер 2гис (21)</text:p>
          </table:table-cell>
          <table:table-cell office:value-type="float" office:value="9" calcext:value-type="float">
            <text:p>9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скачать парсер 2гис</text:p>
          </table:table-cell>
          <table:table-cell office:value-type="string" calcext:value-type="string">
            <text:p>парсер 2гис (21)</text:p>
          </table:table-cell>
          <table:table-cell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парсер 2 гис бесплатно</text:p>
          </table:table-cell>
          <table:table-cell office:value-type="string" calcext:value-type="string">
            <text:p>парсер 2гис (21)</text:p>
          </table:table-cell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2гис парсер бесплатно</text:p>
          </table:table-cell>
          <table:table-cell office:value-type="string" calcext:value-type="string">
            <text:p>парсер 2гис (21)</text:p>
          </table:table-cell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парсер 2гис онлайн</text:p>
          </table:table-cell>
          <table:table-cell office:value-type="string" calcext:value-type="string">
            <text:p>парсер 2гис (21)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парсер 2 гис скачать</text:p>
          </table:table-cell>
          <table:table-cell office:value-type="string" calcext:value-type="string">
            <text:p>парсер 2гис (21)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база 2 гис парсер онлайн</text:p>
          </table:table-cell>
          <table:table-cell office:value-type="string" calcext:value-type="string">
            <text:p>парсер 2гис (21)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gis парсер</text:p>
          </table:table-cell>
          <table:table-cell office:value-type="string" calcext:value-type="string">
            <text:p>парсер 2гис (21)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парсер 2 гис карт</text:p>
          </table:table-cell>
          <table:table-cell office:value-type="string" calcext:value-type="string">
            <text:p>парсер 2гис (21)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парсер 2 гис онлайн</text:p>
          </table:table-cell>
          <table:table-cell office:value-type="string" calcext:value-type="string">
            <text:p>парсер 2гис (21)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парсер 2гис скачать бесплатно</text:p>
          </table:table-cell>
          <table:table-cell office:value-type="string" calcext:value-type="string">
            <text:p>парсер 2гис (21)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парсер 2 gis</text:p>
          </table:table-cell>
          <table:table-cell office:value-type="string" calcext:value-type="string">
            <text:p>парсер 2гис (21)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скачать парсер 2 гис сайтов бесплатно</text:p>
          </table:table-cell>
          <table:table-cell office:value-type="string" calcext:value-type="string">
            <text:p>парсер 2гис (21)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парсер дубль гис</text:p>
          </table:table-cell>
          <table:table-cell office:value-type="string" calcext:value-type="string">
            <text:p>парсер 2гис (21)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бесплатный парсер для 2gis</text:p>
          </table:table-cell>
          <table:table-cell office:value-type="string" calcext:value-type="string">
            <text:p>парсер 2гис (21)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парсер 2gis онлайн</text:p>
          </table:table-cell>
          <table:table-cell office:value-type="string" calcext:value-type="string">
            <text:p>парсер 2гис (21)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база людей сочи парсер 2 гис</text:p>
          </table:table-cell>
          <table:table-cell office:value-type="string" calcext:value-type="string">
            <text:p>парсер 2гис (21)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чи</text:p>
          </table:table-cell>
          <table:table-cell office:value-type="string" calcext:value-type="string">
            <text:p>https://rutube.ru/video/0269a1baaf85bbe3911ad2a9ec8c358d/, https://github.com/interlark/parser-2gis, https://www.parseronline.ru/2gis/, https://www.youtube.com/watch?v=u1Bnjf8Eh3k, https://parsinfo.ru/products/parser_2gis, https://dzen.ru/video/watch/63f0cd874802ec7003cb0d6e, https://freesoft.ru/windows/parser-2-gis, https://parselab.org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4%D1%83%D0%B1%D0%BB%D1%8C%D0%B3%D0%B8%D1%81-ultraparser2gis/, https://parselab.org/download.html</text:p>
          </table:table-cell>
        </table:table-row>
        <table:table-row table:style-name="ro1">
          <table:table-cell office:value-type="string" calcext:value-type="string">
            <text:p>граббер сайт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parsers-%D0%B1%D0%B5%D1%81%D0%BF%D0%BB%D0%B0%D1%82%D0%BD%D1%8B%D0%B9-%D0%BF%D0%B0%D1%80%D1%81%D0%B5%D1%80/mhfjedhbggbodliofccpefegbmaoohin?hl=ru, https://dzen.ru/a/YbDTSsAYizISrpFZ, https://evgeniy-zaharenko.ru/blog/chto-takoe-grabbery-saytov-i-dlya-chego-oni-nuzhny/, https://habr.com/ru/companies/click/articles/494020/, https://ingate.ru/wikipedia/grabber/, https://promopult.ru/library/%D0%93%D1%80%D0%B0%D0%B1%D0%B1%D0%B5%D1%80, https://rookee.ru/glossary/graber/, https://vc.ru/services/115584-30-besplatnyh-programm-dlya-parsinga-saitov-v-2020-godu, https://web-data-extractor.net/grabber-saytov/, https://www.calltouch.ru/blog/chto-takoe-grabber-dlya-sajta-i-dlya-chego-ego-ispolzuyut/</text:p>
          </table:table-cell>
        </table:table-row>
        <table:table-row table:style-name="ro1">
          <table:table-cell office:value-type="string" calcext:value-type="string">
            <text:p>парсер json</text:p>
          </table:table-cell>
          <table:table-cell office:value-type="string" calcext:value-type="string">
            <text:p>парсер json (5)</text:p>
          </table:table-cell>
          <table:table-cell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json.parser.online.fr/, https://codebeautify.org/json-parser-online, https://jsonformatter.org/json-parser, https://jsongrid.com/json-parser/, https://jsononline.net/json-parser, https://reqbin.com/json-parser, https://jsonbeautifier.net/json-parser/, https://jsonformatter.net/json-parser/, https://snipp.ru/tools/parser-json, https://tools.100zona.com/json-parser.html</text:p>
          </table:table-cell>
        </table:table-row>
        <table:table-row table:style-name="ro1">
          <table:table-cell office:value-type="string" calcext:value-type="string">
            <text:p>json парсер онлайн</text:p>
          </table:table-cell>
          <table:table-cell office:value-type="string" calcext:value-type="string">
            <text:p>парсер json (5)</text:p>
          </table:table-cell>
          <table:table-cell office:value-type="float" office:value="34" calcext:value-type="float">
            <text:p>34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json.parser.online.fr/, https://codebeautify.org/json-parser-online, https://jsonformatter.org/json-parser, https://jsongrid.com/json-parser/, https://jsononline.net/json-parser, https://reqbin.com/json-parser, https://jsonbeautifier.net/json-parser/, https://jsonformatter.net/json-parser/, https://snipp.ru/tools/parser-json, https://tools.100zona.com/json-parser.html</text:p>
          </table:table-cell>
        </table:table-row>
        <table:table-row table:style-name="ro1">
          <table:table-cell office:value-type="string" calcext:value-type="string">
            <text:p>парсер джейсон</text:p>
          </table:table-cell>
          <table:table-cell office:value-type="string" calcext:value-type="string">
            <text:p>парсер json (5)</text:p>
          </table:table-cell>
          <table:table-cell office:value-type="float" office:value="9" calcext:value-type="float">
            <text:p>9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json.parser.online.fr/, https://codebeautify.org/json-parser-online, https://jsonformatter.org/json-parser, https://jsongrid.com/json-parser/, https://jsononline.net/json-parser, https://reqbin.com/json-parser, https://jsonbeautifier.net/json-parser/, https://jsonformatter.net/json-parser/, https://snipp.ru/tools/parser-json, https://tools.100zona.com/json-parser.html</text:p>
          </table:table-cell>
        </table:table-row>
        <table:table-row table:style-name="ro1">
          <table:table-cell office:value-type="string" calcext:value-type="string">
            <text:p>джейсон парсер онлайн</text:p>
          </table:table-cell>
          <table:table-cell office:value-type="string" calcext:value-type="string">
            <text:p>парсер json (5)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json.parser.online.fr/, https://codebeautify.org/json-parser-online, https://jsonformatter.org/json-parser, https://jsongrid.com/json-parser/, https://jsononline.net/json-parser, https://reqbin.com/json-parser, https://jsonbeautifier.net/json-parser/, https://jsonformatter.net/json-parser/, https://snipp.ru/tools/parser-json, https://tools.100zona.com/json-parser.html</text:p>
          </table:table-cell>
        </table:table-row>
        <table:table-row table:style-name="ro1">
          <table:table-cell office:value-type="string" calcext:value-type="string">
            <text:p>парсер json online</text:p>
          </table:table-cell>
          <table:table-cell office:value-type="string" calcext:value-type="string">
            <text:p>парсер json (5)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json.parser.online.fr/, https://codebeautify.org/json-parser-online, https://jsonformatter.org/json-parser, https://jsongrid.com/json-parser/, https://jsononline.net/json-parser, https://reqbin.com/json-parser, https://jsonbeautifier.net/json-parser/, https://jsonformatter.net/json-parser/, https://snipp.ru/tools/parser-json, https://tools.100zona.com/json-parser.html</text:p>
          </table:table-cell>
        </table:table-row>
        <table:table-row table:style-name="ro1">
          <table:table-cell office:value-type="string" calcext:value-type="string">
            <text:p>парсер сайтов в excel</text:p>
          </table:table-cell>
          <table:table-cell office:value-type="string" calcext:value-type="string">
            <text:p>парсер сайтов в excel (3)</text:p>
          </table:table-cell>
          <table:table-cell office:value-type="float" office:value="78" calcext:value-type="float">
            <text:p>78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xcelvba.ru/programmes/Parser, https://learn.microsoft.com/ru-ru/power-query/connectors/web/web-by-example, https://parsingmaster.com/blog-post/extracting-data-from-websites-in-excel-guide/, https://truetech.dev/ru/posts/parsing-websites-excel.html, https://www.planetaexcel.ru/techniques/13/16185/, https://dzen.ru/a/Z4czHgYSLyYM1W73, https://parserok.ru/, https://ru-brightdata.com/blog/how-tos-ru/web-scraping-with-vba, https://wp.parsingsite.ru/blog/parsing/excel</text:p>
          </table:table-cell>
        </table:table-row>
        <table:table-row table:style-name="ro1">
          <table:table-cell office:value-type="string" calcext:value-type="string">
            <text:p>парсинг с сайта в excel</text:p>
          </table:table-cell>
          <table:table-cell office:value-type="string" calcext:value-type="string">
            <text:p>парсер сайтов в excel (3)</text:p>
          </table:table-cell>
          <table:table-cell office:value-type="float" office:value="68" calcext:value-type="float">
            <text:p>68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xcelvba.ru/programmes/Parser, https://learn.microsoft.com/ru-ru/power-query/connectors/web/web-by-example, https://parsingmaster.com/blog-post/extracting-data-from-websites-in-excel-guide/, https://truetech.dev/ru/posts/parsing-websites-excel.html, https://www.planetaexcel.ru/techniques/13/16185/, https://dzen.ru/a/Z4czHgYSLyYM1W73, https://parserok.ru/, https://ru-brightdata.com/blog/how-tos-ru/web-scraping-with-vba, https://wp.parsingsite.ru/blog/parsing/excel</text:p>
          </table:table-cell>
        </table:table-row>
        <table:table-row table:style-name="ro1">
          <table:table-cell office:value-type="string" calcext:value-type="string">
            <text:p>парсинг с помощью excel</text:p>
          </table:table-cell>
          <table:table-cell office:value-type="string" calcext:value-type="string">
            <text:p>парсер сайтов в excel (3)</text:p>
          </table:table-cell>
          <table:table-cell office:value-type="float" office:value="12" calcext:value-type="float">
            <text:p>12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xcelvba.ru/programmes/Parser, https://learn.microsoft.com/ru-ru/power-query/connectors/web/web-by-example, https://parsingmaster.com/blog-post/extracting-data-from-websites-in-excel-guide/, https://truetech.dev/ru/posts/parsing-websites-excel.html, https://www.planetaexcel.ru/techniques/13/16185/, https://dzen.ru/a/Z4czHgYSLyYM1W73, https://parserok.ru/, https://ru-brightdata.com/blog/how-tos-ru/web-scraping-with-vba, https://wp.parsingsite.ru/blog/parsing/excel</text:p>
          </table:table-cell>
        </table:table-row>
        <table:table-row table:style-name="ro1">
          <table:table-cell office:value-type="string" calcext:value-type="string">
            <text:p>парсер гугл</text:p>
          </table:table-cell>
          <table:table-cell office:value-type="string" calcext:value-type="string">
            <text:p>парсер гугл (2)</text:p>
          </table:table-cell>
          <table:table-cell office:value-type="float" office:value="88" calcext:value-type="float">
            <text:p>88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google, https://a-parser.com/docs/parsers/se-google-suggest, https://chromewebstore.google.com/detail/parsers-%D0%B1%D0%B5%D1%81%D0%BF%D0%BB%D0%B0%D1%82%D0%BD%D1%8B%D0%B9-%D0%BF%D0%B0%D1%80%D1%81%D0%B5%D1%80/mhfjedhbggbodliofccpefegbmaoohin?hl=ru, https://edugusarov.by/avtomatizirovannyj-parsing-sajtov-pri-pomoshhi-google-tablits-i-netpeak-spider/, https://habr.com/ru/articles/867876/, https://outscraper.com/ru/google-maps-scraper/, https://outscraper.com/ru/google-search-scraper/, https://web-data-extractor.net/google-parser/, https://xmlriver.com/</text:p>
          </table:table-cell>
        </table:table-row>
        <table:table-row table:style-name="ro1">
          <table:table-cell office:value-type="string" calcext:value-type="string">
            <text:p>парсер google</text:p>
          </table:table-cell>
          <table:table-cell office:value-type="string" calcext:value-type="string">
            <text:p>парсер гугл (2)</text:p>
          </table:table-cell>
          <table:table-cell office:value-type="float" office:value="66" calcext:value-type="float">
            <text:p>66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google, https://a-parser.com/docs/parsers/se-google-suggest, https://chromewebstore.google.com/detail/parsers-%D0%B1%D0%B5%D1%81%D0%BF%D0%BB%D0%B0%D1%82%D0%BD%D1%8B%D0%B9-%D0%BF%D0%B0%D1%80%D1%81%D0%B5%D1%80/mhfjedhbggbodliofccpefegbmaoohin?hl=ru, https://edugusarov.by/avtomatizirovannyj-parsing-sajtov-pri-pomoshhi-google-tablits-i-netpeak-spider/, https://habr.com/ru/articles/867876/, https://outscraper.com/ru/google-maps-scraper/, https://outscraper.com/ru/google-search-scraper/, https://web-data-extractor.net/google-parser/, https://xmlriver.com/</text:p>
          </table:table-cell>
        </table:table-row>
        <table:table-row table:style-name="ro1">
          <table:table-cell office:value-type="string" calcext:value-type="string">
            <text:p>парсер hh</text:p>
          </table:table-cell>
          <table:table-cell office:value-type="string" calcext:value-type="string">
            <text:p>парсер hh (11)</text:p>
          </table:table-cell>
          <table:table-cell office:value-type="float" office:value="53" calcext:value-type="float">
            <text:p>53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size-web.ru/soft/parsing-hh-ru/, https://parsingmaster.com/parsing-hh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2%D0%B0%D0%BA%D0%B0%D0%BD%D1%81%D0%B8%D0%B9-hhru/, https://auto-parser.ru/parser_hh_ru, https://github.com/shakhbanov/HeadHunter, https://habr.com/ru/articles/464823/, https://web-data-extractor.net/parser-rezyume-hh-ru/, https://vc.ru/u/1510590-python-idea/688002-parser-hh-veb-prilozhenie-na-python, https://fb-killa.pro/threads/parser-hh-sbor-otklikov-s-hh-ru-v-excel.25360/, https://excelvba.ru/programmes/Parser/samples/resume</text:p>
          </table:table-cell>
        </table:table-row>
        <table:table-row table:style-name="ro1">
          <table:table-cell office:value-type="string" calcext:value-type="string">
            <text:p>парсер резюме</text:p>
          </table:table-cell>
          <table:table-cell office:value-type="string" calcext:value-type="string">
            <text:p>парсер hh (11)</text:p>
          </table:table-cell>
          <table:table-cell office:value-type="float" office:value="32" calcext:value-type="float">
            <text:p>32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size-web.ru/soft/parsing-hh-ru/, https://parsingmaster.com/parsing-hh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2%D0%B0%D0%BA%D0%B0%D0%BD%D1%81%D0%B8%D0%B9-hhru/, https://auto-parser.ru/parser_hh_ru, https://github.com/shakhbanov/HeadHunter, https://habr.com/ru/articles/464823/, https://web-data-extractor.net/parser-rezyume-hh-ru/, https://vc.ru/u/1510590-python-idea/688002-parser-hh-veb-prilozhenie-na-python, https://fb-killa.pro/threads/parser-hh-sbor-otklikov-s-hh-ru-v-excel.25360/, https://excelvba.ru/programmes/Parser/samples/resume</text:p>
          </table:table-cell>
        </table:table-row>
        <table:table-row table:style-name="ro1">
          <table:table-cell office:value-type="string" calcext:value-type="string">
            <text:p>парсер hh ru</text:p>
          </table:table-cell>
          <table:table-cell office:value-type="string" calcext:value-type="string">
            <text:p>парсер hh (11)</text:p>
          </table:table-cell>
          <table:table-cell office:value-type="float" office:value="21" calcext:value-type="float">
            <text:p>21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size-web.ru/soft/parsing-hh-ru/, https://parsingmaster.com/parsing-hh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2%D0%B0%D0%BA%D0%B0%D0%BD%D1%81%D0%B8%D0%B9-hhru/, https://auto-parser.ru/parser_hh_ru, https://github.com/shakhbanov/HeadHunter, https://habr.com/ru/articles/464823/, https://web-data-extractor.net/parser-rezyume-hh-ru/, https://vc.ru/u/1510590-python-idea/688002-parser-hh-veb-prilozhenie-na-python, https://fb-killa.pro/threads/parser-hh-sbor-otklikov-s-hh-ru-v-excel.25360/, https://excelvba.ru/programmes/Parser/samples/resume</text:p>
          </table:table-cell>
        </table:table-row>
        <table:table-row table:style-name="ro1">
          <table:table-cell office:value-type="string" calcext:value-type="string">
            <text:p>парсер резюме hh</text:p>
          </table:table-cell>
          <table:table-cell office:value-type="string" calcext:value-type="string">
            <text:p>парсер hh (11)</text:p>
          </table:table-cell>
          <table:table-cell office:value-type="float" office:value="13" calcext:value-type="float">
            <text:p>13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size-web.ru/soft/parsing-hh-ru/, https://parsingmaster.com/parsing-hh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2%D0%B0%D0%BA%D0%B0%D0%BD%D1%81%D0%B8%D0%B9-hhru/, https://auto-parser.ru/parser_hh_ru, https://github.com/shakhbanov/HeadHunter, https://habr.com/ru/articles/464823/, https://web-data-extractor.net/parser-rezyume-hh-ru/, https://vc.ru/u/1510590-python-idea/688002-parser-hh-veb-prilozhenie-na-python, https://fb-killa.pro/threads/parser-hh-sbor-otklikov-s-hh-ru-v-excel.25360/, https://excelvba.ru/programmes/Parser/samples/resume</text:p>
          </table:table-cell>
        </table:table-row>
        <table:table-row table:style-name="ro1">
          <table:table-cell office:value-type="string" calcext:value-type="string">
            <text:p>парсер резюме hh ru</text:p>
          </table:table-cell>
          <table:table-cell office:value-type="string" calcext:value-type="string">
            <text:p>парсер hh (11)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size-web.ru/soft/parsing-hh-ru/, https://parsingmaster.com/parsing-hh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2%D0%B0%D0%BA%D0%B0%D0%BD%D1%81%D0%B8%D0%B9-hhru/, https://auto-parser.ru/parser_hh_ru, https://github.com/shakhbanov/HeadHunter, https://habr.com/ru/articles/464823/, https://web-data-extractor.net/parser-rezyume-hh-ru/, https://vc.ru/u/1510590-python-idea/688002-parser-hh-veb-prilozhenie-na-python, https://fb-killa.pro/threads/parser-hh-sbor-otklikov-s-hh-ru-v-excel.25360/, https://excelvba.ru/programmes/Parser/samples/resume</text:p>
          </table:table-cell>
        </table:table-row>
        <table:table-row table:style-name="ro1">
          <table:table-cell office:value-type="string" calcext:value-type="string">
            <text:p>парсер hh вакансии</text:p>
          </table:table-cell>
          <table:table-cell office:value-type="string" calcext:value-type="string">
            <text:p>парсер hh (11)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size-web.ru/soft/parsing-hh-ru/, https://parsingmaster.com/parsing-hh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2%D0%B0%D0%BA%D0%B0%D0%BD%D1%81%D0%B8%D0%B9-hhru/, https://auto-parser.ru/parser_hh_ru, https://github.com/shakhbanov/HeadHunter, https://habr.com/ru/articles/464823/, https://web-data-extractor.net/parser-rezyume-hh-ru/, https://vc.ru/u/1510590-python-idea/688002-parser-hh-veb-prilozhenie-na-python, https://fb-killa.pro/threads/parser-hh-sbor-otklikov-s-hh-ru-v-excel.25360/, https://excelvba.ru/programmes/Parser/samples/resume</text:p>
          </table:table-cell>
        </table:table-row>
        <table:table-row table:style-name="ro1">
          <table:table-cell office:value-type="string" calcext:value-type="string">
            <text:p>парсер хх</text:p>
          </table:table-cell>
          <table:table-cell office:value-type="string" calcext:value-type="string">
            <text:p>парсер hh (11)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size-web.ru/soft/parsing-hh-ru/, https://parsingmaster.com/parsing-hh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2%D0%B0%D0%BA%D0%B0%D0%BD%D1%81%D0%B8%D0%B9-hhru/, https://auto-parser.ru/parser_hh_ru, https://github.com/shakhbanov/HeadHunter, https://habr.com/ru/articles/464823/, https://web-data-extractor.net/parser-rezyume-hh-ru/, https://vc.ru/u/1510590-python-idea/688002-parser-hh-veb-prilozhenie-na-python, https://fb-killa.pro/threads/parser-hh-sbor-otklikov-s-hh-ru-v-excel.25360/, https://excelvba.ru/programmes/Parser/samples/resume</text:p>
          </table:table-cell>
        </table:table-row>
        <table:table-row table:style-name="ro1">
          <table:table-cell office:value-type="string" calcext:value-type="string">
            <text:p>парсер хх ру</text:p>
          </table:table-cell>
          <table:table-cell office:value-type="string" calcext:value-type="string">
            <text:p>парсер hh (11)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size-web.ru/soft/parsing-hh-ru/, https://parsingmaster.com/parsing-hh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2%D0%B0%D0%BA%D0%B0%D0%BD%D1%81%D0%B8%D0%B9-hhru/, https://auto-parser.ru/parser_hh_ru, https://github.com/shakhbanov/HeadHunter, https://habr.com/ru/articles/464823/, https://web-data-extractor.net/parser-rezyume-hh-ru/, https://vc.ru/u/1510590-python-idea/688002-parser-hh-veb-prilozhenie-na-python, https://fb-killa.pro/threads/parser-hh-sbor-otklikov-s-hh-ru-v-excel.25360/, https://excelvba.ru/programmes/Parser/samples/resume</text:p>
          </table:table-cell>
        </table:table-row>
        <table:table-row table:style-name="ro1">
          <table:table-cell office:value-type="string" calcext:value-type="string">
            <text:p>парсер вакансий hh ru</text:p>
          </table:table-cell>
          <table:table-cell office:value-type="string" calcext:value-type="string">
            <text:p>парсер hh (11)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size-web.ru/soft/parsing-hh-ru/, https://parsingmaster.com/parsing-hh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2%D0%B0%D0%BA%D0%B0%D0%BD%D1%81%D0%B8%D0%B9-hhru/, https://auto-parser.ru/parser_hh_ru, https://github.com/shakhbanov/HeadHunter, https://habr.com/ru/articles/464823/, https://web-data-extractor.net/parser-rezyume-hh-ru/, https://vc.ru/u/1510590-python-idea/688002-parser-hh-veb-prilozhenie-na-python, https://fb-killa.pro/threads/parser-hh-sbor-otklikov-s-hh-ru-v-excel.25360/, https://excelvba.ru/programmes/Parser/samples/resume</text:p>
          </table:table-cell>
        </table:table-row>
        <table:table-row table:style-name="ro1">
          <table:table-cell office:value-type="string" calcext:value-type="string">
            <text:p>парсер с hh бесплатно</text:p>
          </table:table-cell>
          <table:table-cell office:value-type="string" calcext:value-type="string">
            <text:p>парсер hh (11)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size-web.ru/soft/parsing-hh-ru/, https://parsingmaster.com/parsing-hh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2%D0%B0%D0%BA%D0%B0%D0%BD%D1%81%D0%B8%D0%B9-hhru/, https://auto-parser.ru/parser_hh_ru, https://github.com/shakhbanov/HeadHunter, https://habr.com/ru/articles/464823/, https://web-data-extractor.net/parser-rezyume-hh-ru/, https://vc.ru/u/1510590-python-idea/688002-parser-hh-veb-prilozhenie-na-python, https://fb-killa.pro/threads/parser-hh-sbor-otklikov-s-hh-ru-v-excel.25360/, https://excelvba.ru/programmes/Parser/samples/resume</text:p>
          </table:table-cell>
        </table:table-row>
        <table:table-row table:style-name="ro1">
          <table:table-cell office:value-type="string" calcext:value-type="string">
            <text:p>парсер вакансий с hh ru скачать бесплатно</text:p>
          </table:table-cell>
          <table:table-cell office:value-type="string" calcext:value-type="string">
            <text:p>парсер hh (11)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size-web.ru/soft/parsing-hh-ru/, https://parsingmaster.com/parsing-hh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2%D0%B0%D0%BA%D0%B0%D0%BD%D1%81%D0%B8%D0%B9-hhru/, https://auto-parser.ru/parser_hh_ru, https://github.com/shakhbanov/HeadHunter, https://habr.com/ru/articles/464823/, https://web-data-extractor.net/parser-rezyume-hh-ru/, https://vc.ru/u/1510590-python-idea/688002-parser-hh-veb-prilozhenie-na-python, https://fb-killa.pro/threads/parser-hh-sbor-otklikov-s-hh-ru-v-excel.25360/, https://excelvba.ru/programmes/Parser/samples/resume</text:p>
          </table:table-cell>
        </table:table-row>
        <table:table-row table:style-name="ro1">
          <table:table-cell office:value-type="string" calcext:value-type="string">
            <text:p>x parser</text:p>
          </table:table-cell>
          <table:table-cell office:value-type="string" calcext:value-type="string">
            <text:p>x parser (3)</text:p>
          </table:table-cell>
          <table:table-cell office:value-type="float" office:value="114" calcext:value-type="float">
            <text:p>114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1.ru/services/prodvizhenie/analyticheskie-sistemy/x-parser-ru, https://modx.pro/components/19098, https://searchengines.guru/ru/forum/793499, https://x-parser.ru/, https://rutube.ru/plst/101334/, https://saasmarket.ru/products/x-parser, https://www.maultalk.com/topic318877.html, https://www.youtube.com/playlist?list=PLiXNIGeI_ZFT9W55Pk1nMg818PpUeSG4N</text:p>
          </table:table-cell>
        </table:table-row>
        <table:table-row table:style-name="ro1">
          <table:table-cell office:value-type="string" calcext:value-type="string">
            <text:p>xparser</text:p>
          </table:table-cell>
          <table:table-cell office:value-type="string" calcext:value-type="string">
            <text:p>x parser (3)</text:p>
          </table:table-cell>
          <table:table-cell office:value-type="float" office:value="19" calcext:value-type="float">
            <text:p>19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1.ru/services/prodvizhenie/analyticheskie-sistemy/x-parser-ru, https://modx.pro/components/19098, https://searchengines.guru/ru/forum/793499, https://x-parser.ru/, https://rutube.ru/plst/101334/, https://saasmarket.ru/products/x-parser, https://www.maultalk.com/topic318877.html, https://www.youtube.com/playlist?list=PLiXNIGeI_ZFT9W55Pk1nMg818PpUeSG4N</text:p>
          </table:table-cell>
        </table:table-row>
        <table:table-row table:style-name="ro1">
          <table:table-cell office:value-type="string" calcext:value-type="string">
            <text:p>х парсер</text:p>
          </table:table-cell>
          <table:table-cell office:value-type="string" calcext:value-type="string">
            <text:p>x parser (3)</text:p>
          </table:table-cell>
          <table:table-cell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1.ru/services/prodvizhenie/analyticheskie-sistemy/x-parser-ru, https://modx.pro/components/19098, https://searchengines.guru/ru/forum/793499, https://x-parser.ru/, https://rutube.ru/plst/101334/, https://saasmarket.ru/products/x-parser, https://www.maultalk.com/topic318877.html, https://www.youtube.com/playlist?list=PLiXNIGeI_ZFT9W55Pk1nMg818PpUeSG4N</text:p>
          </table:table-cell>
        </table:table-row>
        <table:table-row table:style-name="ro1">
          <table:table-cell office:value-type="string" calcext:value-type="string">
            <text:p>парсер скачать</text:p>
          </table:table-cell>
          <table:table-cell office:value-type="string" calcext:value-type="string">
            <text:p>парсер скачать (5)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serok.ru/, https://habr.com/ru/companies/click/articles/494020/, https://spparser.ru/, https://cloudparser.ru/, https://www.softportal.com/get-42298-siteparser.html, https://a-parser.com/, https://www.parser.ru/, https://chromewebstore.google.com/detail/parsers-%D0%B1%D0%B5%D1%81%D0%BF%D0%BB%D0%B0%D1%82%D0%BD%D1%8B%D0%B9-%D0%BF%D0%B0%D1%80%D1%81%D0%B5%D1%80/mhfjedhbggbodliofccpefegbmaoohin?hl=ru, https://excelvba.ru/programmes/Parser, https://excelvba.ru/programmes/Parser/download</text:p>
          </table:table-cell>
        </table:table-row>
        <table:table-row table:style-name="ro1">
          <table:table-cell office:value-type="string" calcext:value-type="string">
            <text:p>парсер скачать бесплатно</text:p>
          </table:table-cell>
          <table:table-cell office:value-type="string" calcext:value-type="string">
            <text:p>парсер скачать (5)</text:p>
          </table:table-cell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serok.ru/, https://habr.com/ru/companies/click/articles/494020/, https://spparser.ru/, https://cloudparser.ru/, https://www.softportal.com/get-42298-siteparser.html, https://a-parser.com/, https://www.parser.ru/, https://chromewebstore.google.com/detail/parsers-%D0%B1%D0%B5%D1%81%D0%BF%D0%BB%D0%B0%D1%82%D0%BD%D1%8B%D0%B9-%D0%BF%D0%B0%D1%80%D1%81%D0%B5%D1%80/mhfjedhbggbodliofccpefegbmaoohin?hl=ru, https://excelvba.ru/programmes/Parser, https://excelvba.ru/programmes/Parser/download</text:p>
          </table:table-cell>
        </table:table-row>
        <table:table-row table:style-name="ro1">
          <table:table-cell office:value-type="string" calcext:value-type="string">
            <text:p>скачать программу парсер</text:p>
          </table:table-cell>
          <table:table-cell office:value-type="string" calcext:value-type="string">
            <text:p>парсер скачать (5)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serok.ru/, https://habr.com/ru/companies/click/articles/494020/, https://spparser.ru/, https://cloudparser.ru/, https://www.softportal.com/get-42298-siteparser.html, https://a-parser.com/, https://www.parser.ru/, https://chromewebstore.google.com/detail/parsers-%D0%B1%D0%B5%D1%81%D0%BF%D0%BB%D0%B0%D1%82%D0%BD%D1%8B%D0%B9-%D0%BF%D0%B0%D1%80%D1%81%D0%B5%D1%80/mhfjedhbggbodliofccpefegbmaoohin?hl=ru, https://excelvba.ru/programmes/Parser, https://excelvba.ru/programmes/Parser/download</text:p>
          </table:table-cell>
        </table:table-row>
        <table:table-row table:style-name="ro1">
          <table:table-cell office:value-type="string" calcext:value-type="string">
            <text:p>парсер сайта скачать</text:p>
          </table:table-cell>
          <table:table-cell office:value-type="string" calcext:value-type="string">
            <text:p>парсер скачать (5)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serok.ru/, https://habr.com/ru/companies/click/articles/494020/, https://spparser.ru/, https://cloudparser.ru/, https://www.softportal.com/get-42298-siteparser.html, https://a-parser.com/, https://www.parser.ru/, https://chromewebstore.google.com/detail/parsers-%D0%B1%D0%B5%D1%81%D0%BF%D0%BB%D0%B0%D1%82%D0%BD%D1%8B%D0%B9-%D0%BF%D0%B0%D1%80%D1%81%D0%B5%D1%80/mhfjedhbggbodliofccpefegbmaoohin?hl=ru, https://excelvba.ru/programmes/Parser, https://excelvba.ru/programmes/Parser/download</text:p>
          </table:table-cell>
        </table:table-row>
        <table:table-row table:style-name="ro1">
          <table:table-cell office:value-type="string" calcext:value-type="string">
            <text:p>скачать парсер сайтов бесплатно</text:p>
          </table:table-cell>
          <table:table-cell office:value-type="string" calcext:value-type="string">
            <text:p>парсер скачать (5)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serok.ru/, https://habr.com/ru/companies/click/articles/494020/, https://spparser.ru/, https://cloudparser.ru/, https://www.softportal.com/get-42298-siteparser.html, https://a-parser.com/, https://www.parser.ru/, https://chromewebstore.google.com/detail/parsers-%D0%B1%D0%B5%D1%81%D0%BF%D0%BB%D0%B0%D1%82%D0%BD%D1%8B%D0%B9-%D0%BF%D0%B0%D1%80%D1%81%D0%B5%D1%80/mhfjedhbggbodliofccpefegbmaoohin?hl=ru, https://excelvba.ru/programmes/Parser, https://excelvba.ru/programmes/Parser/download</text:p>
          </table:table-cell>
        </table:table-row>
        <table:table-row table:style-name="ro1">
          <table:table-cell office:value-type="string" calcext:value-type="string">
            <text:p>парсер excel</text:p>
          </table:table-cell>
          <table:table-cell office:value-type="string" calcext:value-type="string">
            <text:p>парсер excel (8)</text:p>
          </table:table-cell>
          <table:table-cell office:value-type="float" office:value="55" calcext:value-type="float">
            <text:p>5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XvG6Y6hdZwtGJi8D, https://excelvba.ru/programmes/Parser, https://rutube.ru/video/431f8aa8f134cdc64df7ec26f9ee340e/, https://www.planetaexcel.ru/techniques/13/16185/, https://www.youtube.com/watch?v=gUNkYpMqskg, https://parsingsite.ru/blog/1917?type=categories&amp;category=%D0%92%D1%81%D0%B5%20%D0%BA%D0%B0%D1%82%D0%B5%D0%B3%D0%BE%D1%80%D0%B8%D0%B8&amp;categoryId=all, https://parserok.ru/, https://ru-brightdata.com/blog/how-tos-ru/web-scraping-with-vba, https://habr.com/ru/companies/click/articles/494020/, https://seopulses.ru/parsing-saytov-v-excel/</text:p>
          </table:table-cell>
        </table:table-row>
        <table:table-row table:style-name="ro1">
          <table:table-cell office:value-type="string" calcext:value-type="string">
            <text:p>парсер эксель</text:p>
          </table:table-cell>
          <table:table-cell office:value-type="string" calcext:value-type="string">
            <text:p>парсер excel (8)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XvG6Y6hdZwtGJi8D, https://excelvba.ru/programmes/Parser, https://rutube.ru/video/431f8aa8f134cdc64df7ec26f9ee340e/, https://www.planetaexcel.ru/techniques/13/16185/, https://www.youtube.com/watch?v=gUNkYpMqskg, https://parsingsite.ru/blog/1917?type=categories&amp;category=%D0%92%D1%81%D0%B5%20%D0%BA%D0%B0%D1%82%D0%B5%D0%B3%D0%BE%D1%80%D0%B8%D0%B8&amp;categoryId=all, https://parserok.ru/, https://ru-brightdata.com/blog/how-tos-ru/web-scraping-with-vba, https://habr.com/ru/companies/click/articles/494020/, https://seopulses.ru/parsing-saytov-v-excel/</text:p>
          </table:table-cell>
        </table:table-row>
        <table:table-row table:style-name="ro1">
          <table:table-cell office:value-type="string" calcext:value-type="string">
            <text:p>excel парсер сайт</text:p>
          </table:table-cell>
          <table:table-cell office:value-type="string" calcext:value-type="string">
            <text:p>парсер excel (8)</text:p>
          </table:table-cell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XvG6Y6hdZwtGJi8D, https://excelvba.ru/programmes/Parser, https://rutube.ru/video/431f8aa8f134cdc64df7ec26f9ee340e/, https://www.planetaexcel.ru/techniques/13/16185/, https://www.youtube.com/watch?v=gUNkYpMqskg, https://parsingsite.ru/blog/1917?type=categories&amp;category=%D0%92%D1%81%D0%B5%20%D0%BA%D0%B0%D1%82%D0%B5%D0%B3%D0%BE%D1%80%D0%B8%D0%B8&amp;categoryId=all, https://parserok.ru/, https://ru-brightdata.com/blog/how-tos-ru/web-scraping-with-vba, https://habr.com/ru/companies/click/articles/494020/, https://seopulses.ru/parsing-saytov-v-excel/</text:p>
          </table:table-cell>
        </table:table-row>
        <table:table-row table:style-name="ro1">
          <table:table-cell office:value-type="string" calcext:value-type="string">
            <text:p>парсер сайта в excel бесплатно</text:p>
          </table:table-cell>
          <table:table-cell office:value-type="string" calcext:value-type="string">
            <text:p>парсер excel (8)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XvG6Y6hdZwtGJi8D, https://excelvba.ru/programmes/Parser, https://rutube.ru/video/431f8aa8f134cdc64df7ec26f9ee340e/, https://www.planetaexcel.ru/techniques/13/16185/, https://www.youtube.com/watch?v=gUNkYpMqskg, https://parsingsite.ru/blog/1917?type=categories&amp;category=%D0%92%D1%81%D0%B5%20%D0%BA%D0%B0%D1%82%D0%B5%D0%B3%D0%BE%D1%80%D0%B8%D0%B8&amp;categoryId=all, https://parserok.ru/, https://ru-brightdata.com/blog/how-tos-ru/web-scraping-with-vba, https://habr.com/ru/companies/click/articles/494020/, https://seopulses.ru/parsing-saytov-v-excel/</text:p>
          </table:table-cell>
        </table:table-row>
        <table:table-row table:style-name="ro1">
          <table:table-cell office:value-type="string" calcext:value-type="string">
            <text:p>как сделать парсер сайта в excel</text:p>
          </table:table-cell>
          <table:table-cell office:value-type="string" calcext:value-type="string">
            <text:p>парсер excel (8)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XvG6Y6hdZwtGJi8D, https://excelvba.ru/programmes/Parser, https://rutube.ru/video/431f8aa8f134cdc64df7ec26f9ee340e/, https://www.planetaexcel.ru/techniques/13/16185/, https://www.youtube.com/watch?v=gUNkYpMqskg, https://parsingsite.ru/blog/1917?type=categories&amp;category=%D0%92%D1%81%D0%B5%20%D0%BA%D0%B0%D1%82%D0%B5%D0%B3%D0%BE%D1%80%D0%B8%D0%B8&amp;categoryId=all, https://parserok.ru/, https://ru-brightdata.com/blog/how-tos-ru/web-scraping-with-vba, https://habr.com/ru/companies/click/articles/494020/, https://seopulses.ru/parsing-saytov-v-excel/</text:p>
          </table:table-cell>
        </table:table-row>
        <table:table-row table:style-name="ro1">
          <table:table-cell office:value-type="string" calcext:value-type="string">
            <text:p>парсер сайтов эксель</text:p>
          </table:table-cell>
          <table:table-cell office:value-type="string" calcext:value-type="string">
            <text:p>парсер excel (8)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XvG6Y6hdZwtGJi8D, https://excelvba.ru/programmes/Parser, https://rutube.ru/video/431f8aa8f134cdc64df7ec26f9ee340e/, https://www.planetaexcel.ru/techniques/13/16185/, https://www.youtube.com/watch?v=gUNkYpMqskg, https://parsingsite.ru/blog/1917?type=categories&amp;category=%D0%92%D1%81%D0%B5%20%D0%BA%D0%B0%D1%82%D0%B5%D0%B3%D0%BE%D1%80%D0%B8%D0%B8&amp;categoryId=all, https://parserok.ru/, https://ru-brightdata.com/blog/how-tos-ru/web-scraping-with-vba, https://habr.com/ru/companies/click/articles/494020/, https://seopulses.ru/parsing-saytov-v-excel/</text:p>
          </table:table-cell>
        </table:table-row>
        <table:table-row table:style-name="ro1">
          <table:table-cell office:value-type="string" calcext:value-type="string">
            <text:p>парсер данных в excel</text:p>
          </table:table-cell>
          <table:table-cell office:value-type="string" calcext:value-type="string">
            <text:p>парсер excel (8)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XvG6Y6hdZwtGJi8D, https://excelvba.ru/programmes/Parser, https://rutube.ru/video/431f8aa8f134cdc64df7ec26f9ee340e/, https://www.planetaexcel.ru/techniques/13/16185/, https://www.youtube.com/watch?v=gUNkYpMqskg, https://parsingsite.ru/blog/1917?type=categories&amp;category=%D0%92%D1%81%D0%B5%20%D0%BA%D0%B0%D1%82%D0%B5%D0%B3%D0%BE%D1%80%D0%B8%D0%B8&amp;categoryId=all, https://parserok.ru/, https://ru-brightdata.com/blog/how-tos-ru/web-scraping-with-vba, https://habr.com/ru/companies/click/articles/494020/, https://seopulses.ru/parsing-saytov-v-excel/</text:p>
          </table:table-cell>
        </table:table-row>
        <table:table-row table:style-name="ro1">
          <table:table-cell office:value-type="string" calcext:value-type="string">
            <text:p>парсер данных с сайта в excel</text:p>
          </table:table-cell>
          <table:table-cell office:value-type="string" calcext:value-type="string">
            <text:p>парсер excel (8)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XvG6Y6hdZwtGJi8D, https://excelvba.ru/programmes/Parser, https://rutube.ru/video/431f8aa8f134cdc64df7ec26f9ee340e/, https://www.planetaexcel.ru/techniques/13/16185/, https://www.youtube.com/watch?v=gUNkYpMqskg, https://parsingsite.ru/blog/1917?type=categories&amp;category=%D0%92%D1%81%D0%B5%20%D0%BA%D0%B0%D1%82%D0%B5%D0%B3%D0%BE%D1%80%D0%B8%D0%B8&amp;categoryId=all, https://parserok.ru/, https://ru-brightdata.com/blog/how-tos-ru/web-scraping-with-vba, https://habr.com/ru/companies/click/articles/494020/, https://seopulses.ru/parsing-saytov-v-excel/</text:p>
          </table:table-cell>
        </table:table-row>
        <table:table-row table:style-name="ro1">
          <table:table-cell office:value-type="string" calcext:value-type="string">
            <text:p>парсер вайлдберриз</text:p>
          </table:table-cell>
          <table:table-cell office:value-type="string" calcext:value-type="string">
            <text:p>парсер вайлдберриз (2)</text:p>
          </table:table-cell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Timur1991/parser_wildberries_2023, https://habr.com/ru/companies/amvera/articles/834582/, https://happypython.ru/2022/07/21/parser-wildberries/, https://vk.com/wall-107124511_6353</text:p>
          </table:table-cell>
        </table:table-row>
        <table:table-row table:style-name="ro1">
          <table:table-cell office:value-type="string" calcext:value-type="string">
            <text:p>парсинг wildberries python</text:p>
          </table:table-cell>
          <table:table-cell office:value-type="string" calcext:value-type="string">
            <text:p>парсер вайлдберриз (2)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Timur1991/parser_wildberries_2023, https://habr.com/ru/companies/amvera/articles/834582/, https://happypython.ru/2022/07/21/parser-wildberries/, https://vk.com/wall-107124511_6353</text:p>
          </table:table-cell>
        </table:table-row>
        <table:table-row table:style-name="ro1">
          <table:table-cell office:value-type="string" calcext:value-type="string">
            <text:p>парсер фото</text:p>
          </table:table-cell>
          <table:table-cell office:value-type="string" calcext:value-type="string">
            <text:p>парсер фото (10)</text:p>
          </table:table-cell>
          <table:table-cell office:value-type="float" office:value="44" calcext:value-type="float">
            <text:p>44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kak_v_1_klik_izvlech_vse_izobrazheniya_s_vebsayta__parsing_kartinok_8870440, https://timthewebmaster.com/ru/tools/image_thief/, https://prozavr.ru/tools/parser_kartinok.php, https://ru-brightdata.com/blog/how-tos-ru/scrape-images-from-websites, https://ru.imaget.io/download-images/best-5-image-scrapers-to-scrape-images-from-website/, https://github.com/maxRakh/python_pics_parser, https://a-parser.com/resources/432/, https://ufahameleon.ru/soft.aspx?id=1, https://web-data-extractor.net/parser-kartinok/, https://chrome.google.com/webstore/detail/image-parser/nnojeiieeadneaihajanmppohlibagaj?hl=ru)-</text:p>
          </table:table-cell>
        </table:table-row>
        <table:table-row table:style-name="ro1">
          <table:table-cell office:value-type="string" calcext:value-type="string">
            <text:p>парсер картинок</text:p>
          </table:table-cell>
          <table:table-cell office:value-type="string" calcext:value-type="string">
            <text:p>парсер фото (10)</text:p>
          </table:table-cell>
          <table:table-cell office:value-type="float" office:value="41" calcext:value-type="float">
            <text:p>41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kak_v_1_klik_izvlech_vse_izobrazheniya_s_vebsayta__parsing_kartinok_8870440, https://timthewebmaster.com/ru/tools/image_thief/, https://prozavr.ru/tools/parser_kartinok.php, https://ru-brightdata.com/blog/how-tos-ru/scrape-images-from-websites, https://ru.imaget.io/download-images/best-5-image-scrapers-to-scrape-images-from-website/, https://github.com/maxRakh/python_pics_parser, https://a-parser.com/resources/432/, https://ufahameleon.ru/soft.aspx?id=1, https://web-data-extractor.net/parser-kartinok/, https://chrome.google.com/webstore/detail/image-parser/nnojeiieeadneaihajanmppohlibagaj?hl=ru)-</text:p>
          </table:table-cell>
        </table:table-row>
        <table:table-row table:style-name="ro1">
          <table:table-cell office:value-type="string" calcext:value-type="string">
            <text:p>парсер фото с сайта</text:p>
          </table:table-cell>
          <table:table-cell office:value-type="string" calcext:value-type="string">
            <text:p>парсер фото (10)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kak_v_1_klik_izvlech_vse_izobrazheniya_s_vebsayta__parsing_kartinok_8870440, https://timthewebmaster.com/ru/tools/image_thief/, https://prozavr.ru/tools/parser_kartinok.php, https://ru-brightdata.com/blog/how-tos-ru/scrape-images-from-websites, https://ru.imaget.io/download-images/best-5-image-scrapers-to-scrape-images-from-website/, https://github.com/maxRakh/python_pics_parser, https://a-parser.com/resources/432/, https://ufahameleon.ru/soft.aspx?id=1, https://web-data-extractor.net/parser-kartinok/, https://chrome.google.com/webstore/detail/image-parser/nnojeiieeadneaihajanmppohlibagaj?hl=ru)-</text:p>
          </table:table-cell>
        </table:table-row>
        <table:table-row table:style-name="ro1">
          <table:table-cell office:value-type="string" calcext:value-type="string">
            <text:p>парсер для скачивания фото</text:p>
          </table:table-cell>
          <table:table-cell office:value-type="string" calcext:value-type="string">
            <text:p>парсер фото (10)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kak_v_1_klik_izvlech_vse_izobrazheniya_s_vebsayta__parsing_kartinok_8870440, https://timthewebmaster.com/ru/tools/image_thief/, https://prozavr.ru/tools/parser_kartinok.php, https://ru-brightdata.com/blog/how-tos-ru/scrape-images-from-websites, https://ru.imaget.io/download-images/best-5-image-scrapers-to-scrape-images-from-website/, https://github.com/maxRakh/python_pics_parser, https://a-parser.com/resources/432/, https://ufahameleon.ru/soft.aspx?id=1, https://web-data-extractor.net/parser-kartinok/, https://chrome.google.com/webstore/detail/image-parser/nnojeiieeadneaihajanmppohlibagaj?hl=ru)-</text:p>
          </table:table-cell>
        </table:table-row>
        <table:table-row table:style-name="ro1">
          <table:table-cell office:value-type="string" calcext:value-type="string">
            <text:p>парсер изображений</text:p>
          </table:table-cell>
          <table:table-cell office:value-type="string" calcext:value-type="string">
            <text:p>парсер фото (10)</text:p>
          </table:table-cell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kak_v_1_klik_izvlech_vse_izobrazheniya_s_vebsayta__parsing_kartinok_8870440, https://timthewebmaster.com/ru/tools/image_thief/, https://prozavr.ru/tools/parser_kartinok.php, https://ru-brightdata.com/blog/how-tos-ru/scrape-images-from-websites, https://ru.imaget.io/download-images/best-5-image-scrapers-to-scrape-images-from-website/, https://github.com/maxRakh/python_pics_parser, https://a-parser.com/resources/432/, https://ufahameleon.ru/soft.aspx?id=1, https://web-data-extractor.net/parser-kartinok/, https://chrome.google.com/webstore/detail/image-parser/nnojeiieeadneaihajanmppohlibagaj?hl=ru)-</text:p>
          </table:table-cell>
        </table:table-row>
        <table:table-row table:style-name="ro1">
          <table:table-cell office:value-type="string" calcext:value-type="string">
            <text:p>парсер фотографий</text:p>
          </table:table-cell>
          <table:table-cell office:value-type="string" calcext:value-type="string">
            <text:p>парсер фото (10)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kak_v_1_klik_izvlech_vse_izobrazheniya_s_vebsayta__parsing_kartinok_8870440, https://timthewebmaster.com/ru/tools/image_thief/, https://prozavr.ru/tools/parser_kartinok.php, https://ru-brightdata.com/blog/how-tos-ru/scrape-images-from-websites, https://ru.imaget.io/download-images/best-5-image-scrapers-to-scrape-images-from-website/, https://github.com/maxRakh/python_pics_parser, https://a-parser.com/resources/432/, https://ufahameleon.ru/soft.aspx?id=1, https://web-data-extractor.net/parser-kartinok/, https://chrome.google.com/webstore/detail/image-parser/nnojeiieeadneaihajanmppohlibagaj?hl=ru)-</text:p>
          </table:table-cell>
        </table:table-row>
        <table:table-row table:style-name="ro1">
          <table:table-cell office:value-type="string" calcext:value-type="string">
            <text:p>парсер картинок с сайта</text:p>
          </table:table-cell>
          <table:table-cell office:value-type="string" calcext:value-type="string">
            <text:p>парсер фото (10)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kak_v_1_klik_izvlech_vse_izobrazheniya_s_vebsayta__parsing_kartinok_8870440, https://timthewebmaster.com/ru/tools/image_thief/, https://prozavr.ru/tools/parser_kartinok.php, https://ru-brightdata.com/blog/how-tos-ru/scrape-images-from-websites, https://ru.imaget.io/download-images/best-5-image-scrapers-to-scrape-images-from-website/, https://github.com/maxRakh/python_pics_parser, https://a-parser.com/resources/432/, https://ufahameleon.ru/soft.aspx?id=1, https://web-data-extractor.net/parser-kartinok/, https://chrome.google.com/webstore/detail/image-parser/nnojeiieeadneaihajanmppohlibagaj?hl=ru)-</text:p>
          </table:table-cell>
        </table:table-row>
        <table:table-row table:style-name="ro1">
          <table:table-cell office:value-type="string" calcext:value-type="string">
            <text:p>парсер для скачивания фото с сайта</text:p>
          </table:table-cell>
          <table:table-cell office:value-type="string" calcext:value-type="string">
            <text:p>парсер фото (10)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kak_v_1_klik_izvlech_vse_izobrazheniya_s_vebsayta__parsing_kartinok_8870440, https://timthewebmaster.com/ru/tools/image_thief/, https://prozavr.ru/tools/parser_kartinok.php, https://ru-brightdata.com/blog/how-tos-ru/scrape-images-from-websites, https://ru.imaget.io/download-images/best-5-image-scrapers-to-scrape-images-from-website/, https://github.com/maxRakh/python_pics_parser, https://a-parser.com/resources/432/, https://ufahameleon.ru/soft.aspx?id=1, https://web-data-extractor.net/parser-kartinok/, https://chrome.google.com/webstore/detail/image-parser/nnojeiieeadneaihajanmppohlibagaj?hl=ru)-</text:p>
          </table:table-cell>
        </table:table-row>
        <table:table-row table:style-name="ro1">
          <table:table-cell office:value-type="string" calcext:value-type="string">
            <text:p>парсер изображений с сайта</text:p>
          </table:table-cell>
          <table:table-cell office:value-type="string" calcext:value-type="string">
            <text:p>парсер фото (10)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kak_v_1_klik_izvlech_vse_izobrazheniya_s_vebsayta__parsing_kartinok_8870440, https://timthewebmaster.com/ru/tools/image_thief/, https://prozavr.ru/tools/parser_kartinok.php, https://ru-brightdata.com/blog/how-tos-ru/scrape-images-from-websites, https://ru.imaget.io/download-images/best-5-image-scrapers-to-scrape-images-from-website/, https://github.com/maxRakh/python_pics_parser, https://a-parser.com/resources/432/, https://ufahameleon.ru/soft.aspx?id=1, https://web-data-extractor.net/parser-kartinok/, https://chrome.google.com/webstore/detail/image-parser/nnojeiieeadneaihajanmppohlibagaj?hl=ru)-</text:p>
          </table:table-cell>
        </table:table-row>
        <table:table-row table:style-name="ro1">
          <table:table-cell office:value-type="string" calcext:value-type="string">
            <text:p>парсер картинок по ссылкам</text:p>
          </table:table-cell>
          <table:table-cell office:value-type="string" calcext:value-type="string">
            <text:p>парсер фото (10)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ikabu.ru/story/kak_v_1_klik_izvlech_vse_izobrazheniya_s_vebsayta__parsing_kartinok_8870440, https://timthewebmaster.com/ru/tools/image_thief/, https://prozavr.ru/tools/parser_kartinok.php, https://ru-brightdata.com/blog/how-tos-ru/scrape-images-from-websites, https://ru.imaget.io/download-images/best-5-image-scrapers-to-scrape-images-from-website/, https://github.com/maxRakh/python_pics_parser, https://a-parser.com/resources/432/, https://ufahameleon.ru/soft.aspx?id=1, https://web-data-extractor.net/parser-kartinok/, https://chrome.google.com/webstore/detail/image-parser/nnojeiieeadneaihajanmppohlibagaj?hl=ru)-</text:p>
          </table:table-cell>
        </table:table-row>
        <table:table-row table:style-name="ro1">
          <table:table-cell office:value-type="string" calcext:value-type="string">
            <text:p>парсер вордстат</text:p>
          </table:table-cell>
          <table:table-cell office:value-type="string" calcext:value-type="string">
            <text:p>парсер вордстат (9)</text:p>
          </table:table-cell>
          <table:table-cell office:value-type="float" office:value="35" calcext:value-type="float">
            <text:p>35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6563.ru/parsey-yandex-wordstat, https://click.ru/l/yandex_wordstat, https://postium.ru/parsery-yandex-wordstat/, https://arsenkin.ru/tools/wordstat/, https://xmlriver.com/parser-wordstat-online.html, https://parser-wordstat.ru/, https://word-keeper.ru/, https://www.keys.so/ru/wordstat, https://www.rush-analytics.ru/land/parser-wordstat-onlajn, https://casecollector.ru/tools/avtomaticheskij-parsing-wordstat/</text:p>
          </table:table-cell>
        </table:table-row>
        <table:table-row table:style-name="ro1">
          <table:table-cell office:value-type="string" calcext:value-type="string">
            <text:p>парсер ключевых слов яндекс</text:p>
          </table:table-cell>
          <table:table-cell office:value-type="string" calcext:value-type="string">
            <text:p>парсер вордстат (9)</text:p>
          </table:table-cell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6563.ru/parsey-yandex-wordstat, https://click.ru/l/yandex_wordstat, https://postium.ru/parsery-yandex-wordstat/, https://arsenkin.ru/tools/wordstat/, https://xmlriver.com/parser-wordstat-online.html, https://parser-wordstat.ru/, https://word-keeper.ru/, https://www.keys.so/ru/wordstat, https://www.rush-analytics.ru/land/parser-wordstat-onlajn, https://casecollector.ru/tools/avtomaticheskij-parsing-wordstat/</text:p>
          </table:table-cell>
        </table:table-row>
        <table:table-row table:style-name="ro1">
          <table:table-cell office:value-type="string" calcext:value-type="string">
            <text:p>парсер слов яндекс</text:p>
          </table:table-cell>
          <table:table-cell office:value-type="string" calcext:value-type="string">
            <text:p>парсер вордстат (9)</text:p>
          </table:table-cell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6563.ru/parsey-yandex-wordstat, https://click.ru/l/yandex_wordstat, https://postium.ru/parsery-yandex-wordstat/, https://arsenkin.ru/tools/wordstat/, https://xmlriver.com/parser-wordstat-online.html, https://parser-wordstat.ru/, https://word-keeper.ru/, https://www.keys.so/ru/wordstat, https://www.rush-analytics.ru/land/parser-wordstat-onlajn, https://casecollector.ru/tools/avtomaticheskij-parsing-wordstat/</text:p>
          </table:table-cell>
        </table:table-row>
        <table:table-row table:style-name="ro1">
          <table:table-cell office:value-type="string" calcext:value-type="string">
            <text:p>яндекс парсер онлайн</text:p>
          </table:table-cell>
          <table:table-cell office:value-type="string" calcext:value-type="string">
            <text:p>парсер вордстат (9)</text:p>
          </table:table-cell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6563.ru/parsey-yandex-wordstat, https://click.ru/l/yandex_wordstat, https://postium.ru/parsery-yandex-wordstat/, https://arsenkin.ru/tools/wordstat/, https://xmlriver.com/parser-wordstat-online.html, https://parser-wordstat.ru/, https://word-keeper.ru/, https://www.keys.so/ru/wordstat, https://www.rush-analytics.ru/land/parser-wordstat-onlajn, https://casecollector.ru/tools/avtomaticheskij-parsing-wordstat/</text:p>
          </table:table-cell>
        </table:table-row>
        <table:table-row table:style-name="ro1">
          <table:table-cell office:value-type="string" calcext:value-type="string">
            <text:p>бесплатные парсеры яндекс</text:p>
          </table:table-cell>
          <table:table-cell office:value-type="string" calcext:value-type="string">
            <text:p>парсер вордстат (9)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6563.ru/parsey-yandex-wordstat, https://click.ru/l/yandex_wordstat, https://postium.ru/parsery-yandex-wordstat/, https://arsenkin.ru/tools/wordstat/, https://xmlriver.com/parser-wordstat-online.html, https://parser-wordstat.ru/, https://word-keeper.ru/, https://www.keys.so/ru/wordstat, https://www.rush-analytics.ru/land/parser-wordstat-onlajn, https://casecollector.ru/tools/avtomaticheskij-parsing-wordstat/</text:p>
          </table:table-cell>
        </table:table-row>
        <table:table-row table:style-name="ro1">
          <table:table-cell office:value-type="string" calcext:value-type="string">
            <text:p>парсер вордстат онлайн</text:p>
          </table:table-cell>
          <table:table-cell office:value-type="string" calcext:value-type="string">
            <text:p>парсер вордстат (9)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6563.ru/parsey-yandex-wordstat, https://click.ru/l/yandex_wordstat, https://postium.ru/parsery-yandex-wordstat/, https://arsenkin.ru/tools/wordstat/, https://xmlriver.com/parser-wordstat-online.html, https://parser-wordstat.ru/, https://word-keeper.ru/, https://www.keys.so/ru/wordstat, https://www.rush-analytics.ru/land/parser-wordstat-onlajn, https://casecollector.ru/tools/avtomaticheskij-parsing-wordstat/</text:p>
          </table:table-cell>
        </table:table-row>
        <table:table-row table:style-name="ro1">
          <table:table-cell office:value-type="string" calcext:value-type="string">
            <text:p>парсеры яндекс вордстат</text:p>
          </table:table-cell>
          <table:table-cell office:value-type="string" calcext:value-type="string">
            <text:p>парсер вордстат (9)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6563.ru/parsey-yandex-wordstat, https://click.ru/l/yandex_wordstat, https://postium.ru/parsery-yandex-wordstat/, https://arsenkin.ru/tools/wordstat/, https://xmlriver.com/parser-wordstat-online.html, https://parser-wordstat.ru/, https://word-keeper.ru/, https://www.keys.so/ru/wordstat, https://www.rush-analytics.ru/land/parser-wordstat-onlajn, https://casecollector.ru/tools/avtomaticheskij-parsing-wordstat/</text:p>
          </table:table-cell>
        </table:table-row>
        <table:table-row table:style-name="ro1">
          <table:table-cell office:value-type="string" calcext:value-type="string">
            <text:p>парсер вордстат бесплатно</text:p>
          </table:table-cell>
          <table:table-cell office:value-type="string" calcext:value-type="string">
            <text:p>парсер вордстат (9)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6563.ru/parsey-yandex-wordstat, https://click.ru/l/yandex_wordstat, https://postium.ru/parsery-yandex-wordstat/, https://arsenkin.ru/tools/wordstat/, https://xmlriver.com/parser-wordstat-online.html, https://parser-wordstat.ru/, https://word-keeper.ru/, https://www.keys.so/ru/wordstat, https://www.rush-analytics.ru/land/parser-wordstat-onlajn, https://casecollector.ru/tools/avtomaticheskij-parsing-wordstat/</text:p>
          </table:table-cell>
        </table:table-row>
        <table:table-row table:style-name="ro1">
          <table:table-cell office:value-type="string" calcext:value-type="string">
            <text:p>парсер запросов яндекса</text:p>
          </table:table-cell>
          <table:table-cell office:value-type="string" calcext:value-type="string">
            <text:p>парсер вордстат (9)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6563.ru/parsey-yandex-wordstat, https://click.ru/l/yandex_wordstat, https://postium.ru/parsery-yandex-wordstat/, https://arsenkin.ru/tools/wordstat/, https://xmlriver.com/parser-wordstat-online.html, https://parser-wordstat.ru/, https://word-keeper.ru/, https://www.keys.so/ru/wordstat, https://www.rush-analytics.ru/land/parser-wordstat-onlajn, https://casecollector.ru/tools/avtomaticheskij-parsing-wordstat/</text:p>
          </table:table-cell>
        </table:table-row>
        <table:table-row table:style-name="ro1">
          <table:table-cell office:value-type="string" calcext:value-type="string">
            <text:p>маркет парсер</text:p>
          </table:table-cell>
          <table:table-cell office:value-type="string" calcext:value-type="string">
            <text:p>маркет парсер (3)</text:p>
          </table:table-cell>
          <table:table-cell office:value-type="float" office:value="63" calcext:value-type="float">
            <text:p>63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arketparser.ru/, https://parser.market/, https://ppc.world/articles/17-parserov-dlya-raboty-na-marketpleysah-upravlyaem-stavkami-monitorim-ceny-analiziruem-konkurentov/, https://blog.metacommerce.ru/parsing_cen_konkurentov_na_marketplejsah, https://habr.com/ru/companies/amvera/articles/834582/, https://journal.zennolab.com/parsing-marketpleisov-kak-i-zachem-ispolzovat-parsery-dlja-analiza-dannyh/</text:p>
          </table:table-cell>
        </table:table-row>
        <table:table-row table:style-name="ro1">
          <table:table-cell office:value-type="string" calcext:value-type="string">
            <text:p>парсер маркетплейсов</text:p>
          </table:table-cell>
          <table:table-cell office:value-type="string" calcext:value-type="string">
            <text:p>маркет парсер (3)</text:p>
          </table:table-cell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arketparser.ru/, https://parser.market/, https://ppc.world/articles/17-parserov-dlya-raboty-na-marketpleysah-upravlyaem-stavkami-monitorim-ceny-analiziruem-konkurentov/, https://blog.metacommerce.ru/parsing_cen_konkurentov_na_marketplejsah, https://habr.com/ru/companies/amvera/articles/834582/, https://journal.zennolab.com/parsing-marketpleisov-kak-i-zachem-ispolzovat-parsery-dlja-analiza-dannyh/</text:p>
          </table:table-cell>
        </table:table-row>
        <table:table-row table:style-name="ro1">
          <table:table-cell office:value-type="string" calcext:value-type="string">
            <text:p>парсер цен на маркетплейсах</text:p>
          </table:table-cell>
          <table:table-cell office:value-type="string" calcext:value-type="string">
            <text:p>маркет парсер (3)</text:p>
          </table:table-cell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arketparser.ru/, https://parser.market/, https://ppc.world/articles/17-parserov-dlya-raboty-na-marketpleysah-upravlyaem-stavkami-monitorim-ceny-analiziruem-konkurentov/, https://blog.metacommerce.ru/parsing_cen_konkurentov_na_marketplejsah, https://habr.com/ru/companies/amvera/articles/834582/, https://journal.zennolab.com/parsing-marketpleisov-kak-i-zachem-ispolzovat-parsery-dlja-analiza-dannyh/</text:p>
          </table:table-cell>
        </table:table-row>
        <table:table-row table:style-name="ro1">
          <table:table-cell office:value-type="string" calcext:value-type="string">
            <text:p>что такое парсер простыми словами</text:p>
          </table:table-cell>
          <table:table-cell office:value-type="string" calcext:value-type="string">
            <text:p>что такое парсер простыми словами (9)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marketing/chto-takoe-parsing-i-chto-o-nyem-obyazatelno-nuzhno-znat-marketologu/, https://blog.skillfactory.ru/glossary/parser/, https://marketolog.mts.ru/blog/parsing-dannih-chto-eto-takoe-i-kak-ispolzovat-chtobi-povisit-effektivnost-biznesa, https://pressaff.com/articles/parsers-selection/, https://www.unisender.com/ru/glossary/chto-takoe-parsing/, https://skyeng.ru/magazine/wiki/it-industriya/chto-takoe-parser/, https://zvonobot.ru/blog/parser-chto-eto-takoe-spisok/, https://habr.com/ru/companies/click/articles/494020/, https://timeweb.com/ru/community/articles/chto-takoe-parser, https://synergy.ru/akademiya/programming/zachem_nuzhen_parsing_i_kak_ego_ispolzovat</text:p>
          </table:table-cell>
        </table:table-row>
        <table:table-row table:style-name="ro1">
          <table:table-cell office:value-type="string" calcext:value-type="string">
            <text:p>парсеры информации</text:p>
          </table:table-cell>
          <table:table-cell office:value-type="string" calcext:value-type="string">
            <text:p>что такое парсер простыми словами (9)</text:p>
          </table:table-cell>
          <table:table-cell office:value-type="float" office:value="24" calcext:value-type="float">
            <text:p>24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marketing/chto-takoe-parsing-i-chto-o-nyem-obyazatelno-nuzhno-znat-marketologu/, https://blog.skillfactory.ru/glossary/parser/, https://marketolog.mts.ru/blog/parsing-dannih-chto-eto-takoe-i-kak-ispolzovat-chtobi-povisit-effektivnost-biznesa, https://pressaff.com/articles/parsers-selection/, https://www.unisender.com/ru/glossary/chto-takoe-parsing/, https://skyeng.ru/magazine/wiki/it-industriya/chto-takoe-parser/, https://zvonobot.ru/blog/parser-chto-eto-takoe-spisok/, https://habr.com/ru/companies/click/articles/494020/, https://timeweb.com/ru/community/articles/chto-takoe-parser, https://synergy.ru/akademiya/programming/zachem_nuzhen_parsing_i_kak_ego_ispolzovat</text:p>
          </table:table-cell>
        </table:table-row>
        <table:table-row table:style-name="ro1">
          <table:table-cell office:value-type="string" calcext:value-type="string">
            <text:p>используют парсер</text:p>
          </table:table-cell>
          <table:table-cell office:value-type="string" calcext:value-type="string">
            <text:p>что такое парсер простыми словами (9)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marketing/chto-takoe-parsing-i-chto-o-nyem-obyazatelno-nuzhno-znat-marketologu/, https://blog.skillfactory.ru/glossary/parser/, https://marketolog.mts.ru/blog/parsing-dannih-chto-eto-takoe-i-kak-ispolzovat-chtobi-povisit-effektivnost-biznesa, https://pressaff.com/articles/parsers-selection/, https://www.unisender.com/ru/glossary/chto-takoe-parsing/, https://skyeng.ru/magazine/wiki/it-industriya/chto-takoe-parser/, https://zvonobot.ru/blog/parser-chto-eto-takoe-spisok/, https://habr.com/ru/companies/click/articles/494020/, https://timeweb.com/ru/community/articles/chto-takoe-parser, https://synergy.ru/akademiya/programming/zachem_nuzhen_parsing_i_kak_ego_ispolzovat</text:p>
          </table:table-cell>
        </table:table-row>
        <table:table-row table:style-name="ro1">
          <table:table-cell office:value-type="string" calcext:value-type="string">
            <text:p>парсер значение</text:p>
          </table:table-cell>
          <table:table-cell office:value-type="string" calcext:value-type="string">
            <text:p>что такое парсер простыми словами (9)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marketing/chto-takoe-parsing-i-chto-o-nyem-obyazatelno-nuzhno-znat-marketologu/, https://blog.skillfactory.ru/glossary/parser/, https://marketolog.mts.ru/blog/parsing-dannih-chto-eto-takoe-i-kak-ispolzovat-chtobi-povisit-effektivnost-biznesa, https://pressaff.com/articles/parsers-selection/, https://www.unisender.com/ru/glossary/chto-takoe-parsing/, https://skyeng.ru/magazine/wiki/it-industriya/chto-takoe-parser/, https://zvonobot.ru/blog/parser-chto-eto-takoe-spisok/, https://habr.com/ru/companies/click/articles/494020/, https://timeweb.com/ru/community/articles/chto-takoe-parser, https://synergy.ru/akademiya/programming/zachem_nuzhen_parsing_i_kak_ego_ispolzovat</text:p>
          </table:table-cell>
        </table:table-row>
        <table:table-row table:style-name="ro1">
          <table:table-cell office:value-type="string" calcext:value-type="string">
            <text:p>парсер это простым языком</text:p>
          </table:table-cell>
          <table:table-cell office:value-type="string" calcext:value-type="string">
            <text:p>что такое парсер простыми словами (9)</text:p>
          </table:table-cell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marketing/chto-takoe-parsing-i-chto-o-nyem-obyazatelno-nuzhno-znat-marketologu/, https://blog.skillfactory.ru/glossary/parser/, https://marketolog.mts.ru/blog/parsing-dannih-chto-eto-takoe-i-kak-ispolzovat-chtobi-povisit-effektivnost-biznesa, https://pressaff.com/articles/parsers-selection/, https://www.unisender.com/ru/glossary/chto-takoe-parsing/, https://skyeng.ru/magazine/wiki/it-industriya/chto-takoe-parser/, https://zvonobot.ru/blog/parser-chto-eto-takoe-spisok/, https://habr.com/ru/companies/click/articles/494020/, https://timeweb.com/ru/community/articles/chto-takoe-parser, https://synergy.ru/akademiya/programming/zachem_nuzhen_parsing_i_kak_ego_ispolzovat</text:p>
          </table:table-cell>
        </table:table-row>
        <table:table-row table:style-name="ro1">
          <table:table-cell office:value-type="string" calcext:value-type="string">
            <text:p>почему парсеры</text:p>
          </table:table-cell>
          <table:table-cell office:value-type="string" calcext:value-type="string">
            <text:p>что такое парсер простыми словами (9)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marketing/chto-takoe-parsing-i-chto-o-nyem-obyazatelno-nuzhno-znat-marketologu/, https://blog.skillfactory.ru/glossary/parser/, https://marketolog.mts.ru/blog/parsing-dannih-chto-eto-takoe-i-kak-ispolzovat-chtobi-povisit-effektivnost-biznesa, https://pressaff.com/articles/parsers-selection/, https://www.unisender.com/ru/glossary/chto-takoe-parsing/, https://skyeng.ru/magazine/wiki/it-industriya/chto-takoe-parser/, https://zvonobot.ru/blog/parser-chto-eto-takoe-spisok/, https://habr.com/ru/companies/click/articles/494020/, https://timeweb.com/ru/community/articles/chto-takoe-parser, https://synergy.ru/akademiya/programming/zachem_nuzhen_parsing_i_kak_ego_ispolzovat</text:p>
          </table:table-cell>
        </table:table-row>
        <table:table-row table:style-name="ro1">
          <table:table-cell office:value-type="string" calcext:value-type="string">
            <text:p>зачем нужны парсеры</text:p>
          </table:table-cell>
          <table:table-cell office:value-type="string" calcext:value-type="string">
            <text:p>что такое парсер простыми словами (9)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marketing/chto-takoe-parsing-i-chto-o-nyem-obyazatelno-nuzhno-znat-marketologu/, https://blog.skillfactory.ru/glossary/parser/, https://marketolog.mts.ru/blog/parsing-dannih-chto-eto-takoe-i-kak-ispolzovat-chtobi-povisit-effektivnost-biznesa, https://pressaff.com/articles/parsers-selection/, https://www.unisender.com/ru/glossary/chto-takoe-parsing/, https://skyeng.ru/magazine/wiki/it-industriya/chto-takoe-parser/, https://zvonobot.ru/blog/parser-chto-eto-takoe-spisok/, https://habr.com/ru/companies/click/articles/494020/, https://timeweb.com/ru/community/articles/chto-takoe-parser, https://synergy.ru/akademiya/programming/zachem_nuzhen_parsing_i_kak_ego_ispolzovat</text:p>
          </table:table-cell>
        </table:table-row>
        <table:table-row table:style-name="ro1">
          <table:table-cell office:value-type="string" calcext:value-type="string">
            <text:p>для чего нужен парсер</text:p>
          </table:table-cell>
          <table:table-cell office:value-type="string" calcext:value-type="string">
            <text:p>что такое парсер простыми словами (9)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marketing/chto-takoe-parsing-i-chto-o-nyem-obyazatelno-nuzhno-znat-marketologu/, https://blog.skillfactory.ru/glossary/parser/, https://marketolog.mts.ru/blog/parsing-dannih-chto-eto-takoe-i-kak-ispolzovat-chtobi-povisit-effektivnost-biznesa, https://pressaff.com/articles/parsers-selection/, https://www.unisender.com/ru/glossary/chto-takoe-parsing/, https://skyeng.ru/magazine/wiki/it-industriya/chto-takoe-parser/, https://zvonobot.ru/blog/parser-chto-eto-takoe-spisok/, https://habr.com/ru/companies/click/articles/494020/, https://timeweb.com/ru/community/articles/chto-takoe-parser, https://synergy.ru/akademiya/programming/zachem_nuzhen_parsing_i_kak_ego_ispolzovat</text:p>
          </table:table-cell>
        </table:table-row>
        <table:table-row table:style-name="ro1">
          <table:table-cell office:value-type="string" calcext:value-type="string">
            <text:p>для каких задач можно использовать парсер</text:p>
          </table:table-cell>
          <table:table-cell office:value-type="string" calcext:value-type="string">
            <text:p>что такое парсер простыми словами (9)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marketing/chto-takoe-parsing-i-chto-o-nyem-obyazatelno-nuzhno-znat-marketologu/, https://blog.skillfactory.ru/glossary/parser/, https://marketolog.mts.ru/blog/parsing-dannih-chto-eto-takoe-i-kak-ispolzovat-chtobi-povisit-effektivnost-biznesa, https://pressaff.com/articles/parsers-selection/, https://www.unisender.com/ru/glossary/chto-takoe-parsing/, https://skyeng.ru/magazine/wiki/it-industriya/chto-takoe-parser/, https://zvonobot.ru/blog/parser-chto-eto-takoe-spisok/, https://habr.com/ru/companies/click/articles/494020/, https://timeweb.com/ru/community/articles/chto-takoe-parser, https://synergy.ru/akademiya/programming/zachem_nuzhen_parsing_i_kak_ego_ispolzovat</text:p>
          </table:table-cell>
        </table:table-row>
        <table:table-row table:style-name="ro1">
          <table:table-cell office:value-type="string" calcext:value-type="string">
            <text:p>парсинг с авторизацией</text:p>
          </table:table-cell>
          <table:table-cell office:value-type="string" calcext:value-type="string">
            <text:p>парсинг с авторизацией (5)</text:p>
          </table:table-cell>
          <table:table-cell office:value-type="float" office:value="45" calcext:value-type="float">
            <text:p>45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tfy.org/threads/avtorizacija-na-sajte-i-parsing.3342/, https://newtechaudit.ru/parsing-sajta-s-primeneniem-avtorizaczii/, https://ru.stackoverflow.com/questions/1439960/python-%D0%BF%D0%B0%D1%80%D1%81%D0%B8%D0%BD%D0%B3-%D1%81-%D0%B0%D0%B2%D1%82%D0%BE%D1%80%D0%B8%D0%B7%D0%B0%D1%86%D0%B8%D0%B5%D0%B9, https://pikabu.ru/story/kak_parsit_avtorizovanno_python3_bs4_requests_8111587, https://simplepars.top/index.php?page=note&amp;n=29, https://code.mu/ru/php/book/parsing/forms/authorization/, https://qna.habr.com/q/1054662, https://qna.habr.com/q/1346108, https://www.planetaexcel.ru/forum/?PAGE_NAME=message&amp;FID=1&amp;TID=79545, https://a-parser.com/resources/434/</text:p>
          </table:table-cell>
        </table:table-row>
        <table:table-row table:style-name="ro1">
          <table:table-cell office:value-type="string" calcext:value-type="string">
            <text:p>парсинг сайта с авторизацией</text:p>
          </table:table-cell>
          <table:table-cell office:value-type="string" calcext:value-type="string">
            <text:p>парсинг с авторизацией (5)</text:p>
          </table:table-cell>
          <table:table-cell office:value-type="float" office:value="24" calcext:value-type="float">
            <text:p>24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tfy.org/threads/avtorizacija-na-sajte-i-parsing.3342/, https://newtechaudit.ru/parsing-sajta-s-primeneniem-avtorizaczii/, https://ru.stackoverflow.com/questions/1439960/python-%D0%BF%D0%B0%D1%80%D1%81%D0%B8%D0%BD%D0%B3-%D1%81-%D0%B0%D0%B2%D1%82%D0%BE%D1%80%D0%B8%D0%B7%D0%B0%D1%86%D0%B8%D0%B5%D0%B9, https://pikabu.ru/story/kak_parsit_avtorizovanno_python3_bs4_requests_8111587, https://simplepars.top/index.php?page=note&amp;n=29, https://code.mu/ru/php/book/parsing/forms/authorization/, https://qna.habr.com/q/1054662, https://qna.habr.com/q/1346108, https://www.planetaexcel.ru/forum/?PAGE_NAME=message&amp;FID=1&amp;TID=79545, https://a-parser.com/resources/434/</text:p>
          </table:table-cell>
        </table:table-row>
        <table:table-row table:style-name="ro1">
          <table:table-cell office:value-type="string" calcext:value-type="string">
            <text:p>python парсинг с авторизацией</text:p>
          </table:table-cell>
          <table:table-cell office:value-type="string" calcext:value-type="string">
            <text:p>парсинг с авторизацией (5)</text:p>
          </table:table-cell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tfy.org/threads/avtorizacija-na-sajte-i-parsing.3342/, https://newtechaudit.ru/parsing-sajta-s-primeneniem-avtorizaczii/, https://ru.stackoverflow.com/questions/1439960/python-%D0%BF%D0%B0%D1%80%D1%81%D0%B8%D0%BD%D0%B3-%D1%81-%D0%B0%D0%B2%D1%82%D0%BE%D1%80%D0%B8%D0%B7%D0%B0%D1%86%D0%B8%D0%B5%D0%B9, https://pikabu.ru/story/kak_parsit_avtorizovanno_python3_bs4_requests_8111587, https://simplepars.top/index.php?page=note&amp;n=29, https://code.mu/ru/php/book/parsing/forms/authorization/, https://qna.habr.com/q/1054662, https://qna.habr.com/q/1346108, https://www.planetaexcel.ru/forum/?PAGE_NAME=message&amp;FID=1&amp;TID=79545, https://a-parser.com/resources/434/</text:p>
          </table:table-cell>
        </table:table-row>
        <table:table-row table:style-name="ro1">
          <table:table-cell office:value-type="string" calcext:value-type="string">
            <text:p>парсер с авторизацией</text:p>
          </table:table-cell>
          <table:table-cell office:value-type="string" calcext:value-type="string">
            <text:p>парсинг с авторизацией (5)</text:p>
          </table:table-cell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tfy.org/threads/avtorizacija-na-sajte-i-parsing.3342/, https://newtechaudit.ru/parsing-sajta-s-primeneniem-avtorizaczii/, https://ru.stackoverflow.com/questions/1439960/python-%D0%BF%D0%B0%D1%80%D1%81%D0%B8%D0%BD%D0%B3-%D1%81-%D0%B0%D0%B2%D1%82%D0%BE%D1%80%D0%B8%D0%B7%D0%B0%D1%86%D0%B8%D0%B5%D0%B9, https://pikabu.ru/story/kak_parsit_avtorizovanno_python3_bs4_requests_8111587, https://simplepars.top/index.php?page=note&amp;n=29, https://code.mu/ru/php/book/parsing/forms/authorization/, https://qna.habr.com/q/1054662, https://qna.habr.com/q/1346108, https://www.planetaexcel.ru/forum/?PAGE_NAME=message&amp;FID=1&amp;TID=79545, https://a-parser.com/resources/434/</text:p>
          </table:table-cell>
        </table:table-row>
        <table:table-row table:style-name="ro1">
          <table:table-cell office:value-type="string" calcext:value-type="string">
            <text:p>парсер с авторизацией python</text:p>
          </table:table-cell>
          <table:table-cell office:value-type="string" calcext:value-type="string">
            <text:p>парсинг с авторизацией (5)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tfy.org/threads/avtorizacija-na-sajte-i-parsing.3342/, https://newtechaudit.ru/parsing-sajta-s-primeneniem-avtorizaczii/, https://ru.stackoverflow.com/questions/1439960/python-%D0%BF%D0%B0%D1%80%D1%81%D0%B8%D0%BD%D0%B3-%D1%81-%D0%B0%D0%B2%D1%82%D0%BE%D1%80%D0%B8%D0%B7%D0%B0%D1%86%D0%B8%D0%B5%D0%B9, https://pikabu.ru/story/kak_parsit_avtorizovanno_python3_bs4_requests_8111587, https://simplepars.top/index.php?page=note&amp;n=29, https://code.mu/ru/php/book/parsing/forms/authorization/, https://qna.habr.com/q/1054662, https://qna.habr.com/q/1346108, https://www.planetaexcel.ru/forum/?PAGE_NAME=message&amp;FID=1&amp;TID=79545, https://a-parser.com/resources/434/</text:p>
          </table:table-cell>
        </table:table-row>
        <table:table-row table:style-name="ro1">
          <table:table-cell office:value-type="string" calcext:value-type="string">
            <text:p>website scraper</text:p>
          </table:table-cell>
          <table:table-cell office:value-type="string" calcext:value-type="string">
            <text:p>website scraper (13)</text:p>
          </table:table-cell>
          <table:table-cell office:value-type="float" office:value="26" calcext:value-type="float">
            <text:p>26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www.octoparse.com/, https://chromewebstore.google.com/detail/web-scraper-free-web-scra/jnhgnonknehpejjnehehllkliplmbmhn?hl=en, https://www.parsehub.com/, https://chromewebstore.google.com/detail/instant-data-scraper/ofaokhiedipichpaobibbnahnkdoiiah?hl=en-US, https://dataminer.io/, https://www.browse.ai/, https://www.reddit.com/r/webscraping/comments/n0c305/web_scraper_tools/, https://www.octoparse.com/blog/9-free-web-scrapers-that-you-cannot-miss, https://medium.com/@joerosborne/intro-to-web-scraping-build-your-first-scraper-in-5-minutes-1c36b5c4b110</text:p>
          </table:table-cell>
        </table:table-row>
        <table:table-row table:style-name="ro1">
          <table:table-cell office:value-type="string" calcext:value-type="string">
            <text:p>page scraper</text:p>
          </table:table-cell>
          <table:table-cell office:value-type="string" calcext:value-type="string">
            <text:p>website scraper (13)</text:p>
          </table:table-cell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www.octoparse.com/, https://chromewebstore.google.com/detail/web-scraper-free-web-scra/jnhgnonknehpejjnehehllkliplmbmhn?hl=en, https://www.parsehub.com/, https://chromewebstore.google.com/detail/instant-data-scraper/ofaokhiedipichpaobibbnahnkdoiiah?hl=en-US, https://dataminer.io/, https://www.browse.ai/, https://www.reddit.com/r/webscraping/comments/n0c305/web_scraper_tools/, https://www.octoparse.com/blog/9-free-web-scrapers-that-you-cannot-miss, https://medium.com/@joerosborne/intro-to-web-scraping-build-your-first-scraper-in-5-minutes-1c36b5c4b110</text:p>
          </table:table-cell>
        </table:table-row>
        <table:table-row table:style-name="ro1">
          <table:table-cell office:value-type="string" calcext:value-type="string">
            <text:p>product scraper</text:p>
          </table:table-cell>
          <table:table-cell office:value-type="string" calcext:value-type="string">
            <text:p>website scraper (13)</text:p>
          </table:table-cell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www.octoparse.com/, https://chromewebstore.google.com/detail/web-scraper-free-web-scra/jnhgnonknehpejjnehehllkliplmbmhn?hl=en, https://www.parsehub.com/, https://chromewebstore.google.com/detail/instant-data-scraper/ofaokhiedipichpaobibbnahnkdoiiah?hl=en-US, https://dataminer.io/, https://www.browse.ai/, https://www.reddit.com/r/webscraping/comments/n0c305/web_scraper_tools/, https://www.octoparse.com/blog/9-free-web-scrapers-that-you-cannot-miss, https://medium.com/@joerosborne/intro-to-web-scraping-build-your-first-scraper-in-5-minutes-1c36b5c4b110</text:p>
          </table:table-cell>
        </table:table-row>
        <table:table-row table:style-name="ro1">
          <table:table-cell office:value-type="string" calcext:value-type="string">
            <text:p>site scraper</text:p>
          </table:table-cell>
          <table:table-cell office:value-type="string" calcext:value-type="string">
            <text:p>website scraper (13)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www.octoparse.com/, https://chromewebstore.google.com/detail/web-scraper-free-web-scra/jnhgnonknehpejjnehehllkliplmbmhn?hl=en, https://www.parsehub.com/, https://chromewebstore.google.com/detail/instant-data-scraper/ofaokhiedipichpaobibbnahnkdoiiah?hl=en-US, https://dataminer.io/, https://www.browse.ai/, https://www.reddit.com/r/webscraping/comments/n0c305/web_scraper_tools/, https://www.octoparse.com/blog/9-free-web-scrapers-that-you-cannot-miss, https://medium.com/@joerosborne/intro-to-web-scraping-build-your-first-scraper-in-5-minutes-1c36b5c4b110</text:p>
          </table:table-cell>
        </table:table-row>
        <table:table-row table:style-name="ro1">
          <table:table-cell office:value-type="string" calcext:value-type="string">
            <text:p>search scraper</text:p>
          </table:table-cell>
          <table:table-cell office:value-type="string" calcext:value-type="string">
            <text:p>website scraper (13)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www.octoparse.com/, https://chromewebstore.google.com/detail/web-scraper-free-web-scra/jnhgnonknehpejjnehehllkliplmbmhn?hl=en, https://www.parsehub.com/, https://chromewebstore.google.com/detail/instant-data-scraper/ofaokhiedipichpaobibbnahnkdoiiah?hl=en-US, https://dataminer.io/, https://www.browse.ai/, https://www.reddit.com/r/webscraping/comments/n0c305/web_scraper_tools/, https://www.octoparse.com/blog/9-free-web-scrapers-that-you-cannot-miss, https://medium.com/@joerosborne/intro-to-web-scraping-build-your-first-scraper-in-5-minutes-1c36b5c4b110</text:p>
          </table:table-cell>
        </table:table-row>
        <table:table-row table:style-name="ro1">
          <table:table-cell office:value-type="string" calcext:value-type="string">
            <text:p>online scraper</text:p>
          </table:table-cell>
          <table:table-cell office:value-type="string" calcext:value-type="string">
            <text:p>website scraper (13)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www.octoparse.com/, https://chromewebstore.google.com/detail/web-scraper-free-web-scra/jnhgnonknehpejjnehehllkliplmbmhn?hl=en, https://www.parsehub.com/, https://chromewebstore.google.com/detail/instant-data-scraper/ofaokhiedipichpaobibbnahnkdoiiah?hl=en-US, https://dataminer.io/, https://www.browse.ai/, https://www.reddit.com/r/webscraping/comments/n0c305/web_scraper_tools/, https://www.octoparse.com/blog/9-free-web-scrapers-that-you-cannot-miss, https://medium.com/@joerosborne/intro-to-web-scraping-build-your-first-scraper-in-5-minutes-1c36b5c4b110</text:p>
          </table:table-cell>
        </table:table-row>
        <table:table-row table:style-name="ro1">
          <table:table-cell office:value-type="string" calcext:value-type="string">
            <text:p>url scraper</text:p>
          </table:table-cell>
          <table:table-cell office:value-type="string" calcext:value-type="string">
            <text:p>website scraper (13)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www.octoparse.com/, https://chromewebstore.google.com/detail/web-scraper-free-web-scra/jnhgnonknehpejjnehehllkliplmbmhn?hl=en, https://www.parsehub.com/, https://chromewebstore.google.com/detail/instant-data-scraper/ofaokhiedipichpaobibbnahnkdoiiah?hl=en-US, https://dataminer.io/, https://www.browse.ai/, https://www.reddit.com/r/webscraping/comments/n0c305/web_scraper_tools/, https://www.octoparse.com/blog/9-free-web-scrapers-that-you-cannot-miss, https://medium.com/@joerosborne/intro-to-web-scraping-build-your-first-scraper-in-5-minutes-1c36b5c4b110</text:p>
          </table:table-cell>
        </table:table-row>
        <table:table-row table:style-name="ro1">
          <table:table-cell office:value-type="string" calcext:value-type="string">
            <text:p>content scraper</text:p>
          </table:table-cell>
          <table:table-cell office:value-type="string" calcext:value-type="string">
            <text:p>website scraper (13)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www.octoparse.com/, https://chromewebstore.google.com/detail/web-scraper-free-web-scra/jnhgnonknehpejjnehehllkliplmbmhn?hl=en, https://www.parsehub.com/, https://chromewebstore.google.com/detail/instant-data-scraper/ofaokhiedipichpaobibbnahnkdoiiah?hl=en-US, https://dataminer.io/, https://www.browse.ai/, https://www.reddit.com/r/webscraping/comments/n0c305/web_scraper_tools/, https://www.octoparse.com/blog/9-free-web-scrapers-that-you-cannot-miss, https://medium.com/@joerosborne/intro-to-web-scraping-build-your-first-scraper-in-5-minutes-1c36b5c4b110</text:p>
          </table:table-cell>
        </table:table-row>
        <table:table-row table:style-name="ro1">
          <table:table-cell office:value-type="string" calcext:value-type="string">
            <text:p>ip scraper</text:p>
          </table:table-cell>
          <table:table-cell office:value-type="string" calcext:value-type="string">
            <text:p>website scraper (13)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www.octoparse.com/, https://chromewebstore.google.com/detail/web-scraper-free-web-scra/jnhgnonknehpejjnehehllkliplmbmhn?hl=en, https://www.parsehub.com/, https://chromewebstore.google.com/detail/instant-data-scraper/ofaokhiedipichpaobibbnahnkdoiiah?hl=en-US, https://dataminer.io/, https://www.browse.ai/, https://www.reddit.com/r/webscraping/comments/n0c305/web_scraper_tools/, https://www.octoparse.com/blog/9-free-web-scrapers-that-you-cannot-miss, https://medium.com/@joerosborne/intro-to-web-scraping-build-your-first-scraper-in-5-minutes-1c36b5c4b110</text:p>
          </table:table-cell>
        </table:table-row>
        <table:table-row table:style-name="ro1">
          <table:table-cell office:value-type="string" calcext:value-type="string">
            <text:p>web page scraper</text:p>
          </table:table-cell>
          <table:table-cell office:value-type="string" calcext:value-type="string">
            <text:p>website scraper (13)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www.octoparse.com/, https://chromewebstore.google.com/detail/web-scraper-free-web-scra/jnhgnonknehpejjnehehllkliplmbmhn?hl=en, https://www.parsehub.com/, https://chromewebstore.google.com/detail/instant-data-scraper/ofaokhiedipichpaobibbnahnkdoiiah?hl=en-US, https://dataminer.io/, https://www.browse.ai/, https://www.reddit.com/r/webscraping/comments/n0c305/web_scraper_tools/, https://www.octoparse.com/blog/9-free-web-scrapers-that-you-cannot-miss, https://medium.com/@joerosborne/intro-to-web-scraping-build-your-first-scraper-in-5-minutes-1c36b5c4b110</text:p>
          </table:table-cell>
        </table:table-row>
        <table:table-row table:style-name="ro1">
          <table:table-cell office:value-type="string" calcext:value-type="string">
            <text:p>online web scraper</text:p>
          </table:table-cell>
          <table:table-cell office:value-type="string" calcext:value-type="string">
            <text:p>website scraper (13)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www.octoparse.com/, https://chromewebstore.google.com/detail/web-scraper-free-web-scra/jnhgnonknehpejjnehehllkliplmbmhn?hl=en, https://www.parsehub.com/, https://chromewebstore.google.com/detail/instant-data-scraper/ofaokhiedipichpaobibbnahnkdoiiah?hl=en-US, https://dataminer.io/, https://www.browse.ai/, https://www.reddit.com/r/webscraping/comments/n0c305/web_scraper_tools/, https://www.octoparse.com/blog/9-free-web-scrapers-that-you-cannot-miss, https://medium.com/@joerosborne/intro-to-web-scraping-build-your-first-scraper-in-5-minutes-1c36b5c4b110</text:p>
          </table:table-cell>
        </table:table-row>
        <table:table-row table:style-name="ro1">
          <table:table-cell office:value-type="string" calcext:value-type="string">
            <text:p>website scraper online</text:p>
          </table:table-cell>
          <table:table-cell office:value-type="string" calcext:value-type="string">
            <text:p>website scraper (13)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www.octoparse.com/, https://chromewebstore.google.com/detail/web-scraper-free-web-scra/jnhgnonknehpejjnehehllkliplmbmhn?hl=en, https://www.parsehub.com/, https://chromewebstore.google.com/detail/instant-data-scraper/ofaokhiedipichpaobibbnahnkdoiiah?hl=en-US, https://dataminer.io/, https://www.browse.ai/, https://www.reddit.com/r/webscraping/comments/n0c305/web_scraper_tools/, https://www.octoparse.com/blog/9-free-web-scrapers-that-you-cannot-miss, https://medium.com/@joerosborne/intro-to-web-scraping-build-your-first-scraper-in-5-minutes-1c36b5c4b110</text:p>
          </table:table-cell>
        </table:table-row>
        <table:table-row table:style-name="ro1">
          <table:table-cell office:value-type="string" calcext:value-type="string">
            <text:p>online data scraper</text:p>
          </table:table-cell>
          <table:table-cell office:value-type="string" calcext:value-type="string">
            <text:p>website scraper (13)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ebscraper.io/, https://www.octoparse.com/, https://chromewebstore.google.com/detail/web-scraper-free-web-scra/jnhgnonknehpejjnehehllkliplmbmhn?hl=en, https://www.parsehub.com/, https://chromewebstore.google.com/detail/instant-data-scraper/ofaokhiedipichpaobibbnahnkdoiiah?hl=en-US, https://dataminer.io/, https://www.browse.ai/, https://www.reddit.com/r/webscraping/comments/n0c305/web_scraper_tools/, https://www.octoparse.com/blog/9-free-web-scrapers-that-you-cannot-miss, https://medium.com/@joerosborne/intro-to-web-scraping-build-your-first-scraper-in-5-minutes-1c36b5c4b110</text:p>
          </table:table-cell>
        </table:table-row>
        <table:table-row table:style-name="ro1">
          <table:table-cell office:value-type="string" calcext:value-type="string">
            <text:p>парсер озон</text:p>
          </table:table-cell>
          <table:table-cell office:value-type="string" calcext:value-type="string">
            <text:p>парсер озон (6)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ser.market/parser-cen-ozon/, https://parserok.ru/parser-ozon-ru/, https://vc.ru/marketplace/1807120-besplatnyi-parser-dlya-ozon-v-google-tablicah, https://github.com/JTJag/ozon-sellers-parser, https://parsingmaster.com/parsing-ozon/, https://proxys.io/ru/blog/lifehacks/kak-parsit-ozon-s-pomoshchyu-proksi, https://excelvba.ru/programmes/Parser/samples/ozon.ru, https://pikabu.ru/story/parser_otzyivov_ozon_i_wb_kotoryiy_delaet_ikh_rezyume_cherez_ii_12617924, https://parsingsite.ru/product/parser-ozon-ru, https://ru-brightdata.com/products/web-scraper/ozon</text:p>
          </table:table-cell>
        </table:table-row>
        <table:table-row table:style-name="ro1">
          <table:table-cell office:value-type="string" calcext:value-type="string">
            <text:p>парсер цен озон</text:p>
          </table:table-cell>
          <table:table-cell office:value-type="string" calcext:value-type="string">
            <text:p>парсер озон (6)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ser.market/parser-cen-ozon/, https://parserok.ru/parser-ozon-ru/, https://vc.ru/marketplace/1807120-besplatnyi-parser-dlya-ozon-v-google-tablicah, https://github.com/JTJag/ozon-sellers-parser, https://parsingmaster.com/parsing-ozon/, https://proxys.io/ru/blog/lifehacks/kak-parsit-ozon-s-pomoshchyu-proksi, https://excelvba.ru/programmes/Parser/samples/ozon.ru, https://pikabu.ru/story/parser_otzyivov_ozon_i_wb_kotoryiy_delaet_ikh_rezyume_cherez_ii_12617924, https://parsingsite.ru/product/parser-ozon-ru, https://ru-brightdata.com/products/web-scraper/ozon</text:p>
          </table:table-cell>
        </table:table-row>
        <table:table-row table:style-name="ro1">
          <table:table-cell office:value-type="string" calcext:value-type="string">
            <text:p>парсер ozon</text:p>
          </table:table-cell>
          <table:table-cell office:value-type="string" calcext:value-type="string">
            <text:p>парсер озон (6)</text:p>
          </table:table-cell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ser.market/parser-cen-ozon/, https://parserok.ru/parser-ozon-ru/, https://vc.ru/marketplace/1807120-besplatnyi-parser-dlya-ozon-v-google-tablicah, https://github.com/JTJag/ozon-sellers-parser, https://parsingmaster.com/parsing-ozon/, https://proxys.io/ru/blog/lifehacks/kak-parsit-ozon-s-pomoshchyu-proksi, https://excelvba.ru/programmes/Parser/samples/ozon.ru, https://pikabu.ru/story/parser_otzyivov_ozon_i_wb_kotoryiy_delaet_ikh_rezyume_cherez_ii_12617924, https://parsingsite.ru/product/parser-ozon-ru, https://ru-brightdata.com/products/web-scraper/ozon</text:p>
          </table:table-cell>
        </table:table-row>
        <table:table-row table:style-name="ro1">
          <table:table-cell office:value-type="string" calcext:value-type="string">
            <text:p>парсер товаров озон</text:p>
          </table:table-cell>
          <table:table-cell office:value-type="string" calcext:value-type="string">
            <text:p>парсер озон (6)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ser.market/parser-cen-ozon/, https://parserok.ru/parser-ozon-ru/, https://vc.ru/marketplace/1807120-besplatnyi-parser-dlya-ozon-v-google-tablicah, https://github.com/JTJag/ozon-sellers-parser, https://parsingmaster.com/parsing-ozon/, https://proxys.io/ru/blog/lifehacks/kak-parsit-ozon-s-pomoshchyu-proksi, https://excelvba.ru/programmes/Parser/samples/ozon.ru, https://pikabu.ru/story/parser_otzyivov_ozon_i_wb_kotoryiy_delaet_ikh_rezyume_cherez_ii_12617924, https://parsingsite.ru/product/parser-ozon-ru, https://ru-brightdata.com/products/web-scraper/ozon</text:p>
          </table:table-cell>
        </table:table-row>
        <table:table-row table:style-name="ro1">
          <table:table-cell office:value-type="string" calcext:value-type="string">
            <text:p>парсер озон бесплатно</text:p>
          </table:table-cell>
          <table:table-cell office:value-type="string" calcext:value-type="string">
            <text:p>парсер озон (6)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ser.market/parser-cen-ozon/, https://parserok.ru/parser-ozon-ru/, https://vc.ru/marketplace/1807120-besplatnyi-parser-dlya-ozon-v-google-tablicah, https://github.com/JTJag/ozon-sellers-parser, https://parsingmaster.com/parsing-ozon/, https://proxys.io/ru/blog/lifehacks/kak-parsit-ozon-s-pomoshchyu-proksi, https://excelvba.ru/programmes/Parser/samples/ozon.ru, https://pikabu.ru/story/parser_otzyivov_ozon_i_wb_kotoryiy_delaet_ikh_rezyume_cherez_ii_12617924, https://parsingsite.ru/product/parser-ozon-ru, https://ru-brightdata.com/products/web-scraper/ozon</text:p>
          </table:table-cell>
        </table:table-row>
        <table:table-row table:style-name="ro1">
          <table:table-cell office:value-type="string" calcext:value-type="string">
            <text:p>парсер товаров ozon из определенной категории</text:p>
          </table:table-cell>
          <table:table-cell office:value-type="string" calcext:value-type="string">
            <text:p>парсер озон (6)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ser.market/parser-cen-ozon/, https://parserok.ru/parser-ozon-ru/, https://vc.ru/marketplace/1807120-besplatnyi-parser-dlya-ozon-v-google-tablicah, https://github.com/JTJag/ozon-sellers-parser, https://parsingmaster.com/parsing-ozon/, https://proxys.io/ru/blog/lifehacks/kak-parsit-ozon-s-pomoshchyu-proksi, https://excelvba.ru/programmes/Parser/samples/ozon.ru, https://pikabu.ru/story/parser_otzyivov_ozon_i_wb_kotoryiy_delaet_ikh_rezyume_cherez_ii_12617924, https://parsingsite.ru/product/parser-ozon-ru, https://ru-brightdata.com/products/web-scraper/ozon</text:p>
          </table:table-cell>
        </table:table-row>
        <table:table-row table:style-name="ro1">
          <table:table-cell office:value-type="string" calcext:value-type="string">
            <text:p>лучшие парсеры</text:p>
          </table:table-cell>
          <table:table-cell office:value-type="string" calcext:value-type="string">
            <text:p>лучшие парсеры (3)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habr.com/ru/companies/click/articles/494020/, https://idatica.com/blog/programmy-dlya-parsinga-dannykh-v-2020-godu/, https://otzyvmarketing.ru/articles/parsery-vkontakte/, https://ru-brightdata.com/blog/web-data-ru/best-no-code-scrapers, https://dtf.ru/topraiting/3247511-luchshie-programmy-i-boty-dlya-parsinga-v-telegram-top-10-reiting-2024, https://dzen.ru/a/ZdIK97WdeVByFEar, https://pressaff.com/articles/parsers-selection/, https://siteclinic.ru/blog/seo-instrumenty/obzor-parserov/, https://smmplanner.com/blog/luchshiie-parsiery-sotssietiei-dlia-poiska-tsa-i-targhieta/</text:p>
          </table:table-cell>
        </table:table-row>
        <table:table-row table:style-name="ro1">
          <table:table-cell office:value-type="string" calcext:value-type="string">
            <text:p>парсеры список</text:p>
          </table:table-cell>
          <table:table-cell office:value-type="string" calcext:value-type="string">
            <text:p>лучшие парсеры (3)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habr.com/ru/companies/click/articles/494020/, https://idatica.com/blog/programmy-dlya-parsinga-dannykh-v-2020-godu/, https://otzyvmarketing.ru/articles/parsery-vkontakte/, https://ru-brightdata.com/blog/web-data-ru/best-no-code-scrapers, https://dtf.ru/topraiting/3247511-luchshie-programmy-i-boty-dlya-parsinga-v-telegram-top-10-reiting-2024, https://dzen.ru/a/ZdIK97WdeVByFEar, https://pressaff.com/articles/parsers-selection/, https://siteclinic.ru/blog/seo-instrumenty/obzor-parserov/, https://smmplanner.com/blog/luchshiie-parsiery-sotssietiei-dlia-poiska-tsa-i-targhieta/</text:p>
          </table:table-cell>
        </table:table-row>
        <table:table-row table:style-name="ro1">
          <table:table-cell office:value-type="string" calcext:value-type="string">
            <text:p>какой парсер лучше</text:p>
          </table:table-cell>
          <table:table-cell office:value-type="string" calcext:value-type="string">
            <text:p>лучшие парсеры (3)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habr.com/ru/companies/click/articles/494020/, https://idatica.com/blog/programmy-dlya-parsinga-dannykh-v-2020-godu/, https://otzyvmarketing.ru/articles/parsery-vkontakte/, https://ru-brightdata.com/blog/web-data-ru/best-no-code-scrapers, https://dtf.ru/topraiting/3247511-luchshie-programmy-i-boty-dlya-parsinga-v-telegram-top-10-reiting-2024, https://dzen.ru/a/ZdIK97WdeVByFEar, https://pressaff.com/articles/parsers-selection/, https://siteclinic.ru/blog/seo-instrumenty/obzor-parserov/, https://smmplanner.com/blog/luchshiie-parsiery-sotssietiei-dlia-poiska-tsa-i-targhieta/</text:p>
          </table:table-cell>
        </table:table-row>
        <table:table-row table:style-name="ro1">
          <table:table-cell office:value-type="string" calcext:value-type="string">
            <text:p>tg parse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telegram-groupscraper, https://dtf.ru/topraiting/3247511-luchshie-programmy-i-boty-dlya-parsinga-v-telegram-top-10-reiting-2024, https://dzen.ru/a/ZOy0yBObZlWXzoCV, https://github.com/Grigorich-JSDio/TG-Parser, https://github.com/Keqy/telegram-parser-v2.0-RUS, https://parser-pro.com/, https://skillbox.ru/media/code/parsim-dannye-v-telegram-na-python-chast-2-chitaem-i-analiziruem-soobshcheniya-iz-chatov/, https://tgparsing.ru/, https://vc.ru/marketing/1325202-parser-telegram-kanalov-kak-s-etim-rabotat-rasskazhem-kak-parsit-auditoriyu-i-kontent-s-kanalov, https://vk.com/tgparsing</text:p>
          </table:table-cell>
        </table:table-row>
        <table:table-row table:style-name="ro1">
          <table:table-cell office:value-type="string" calcext:value-type="string">
            <text:p>xml парсер</text:p>
          </table:table-cell>
          <table:table-cell office:value-type="string" calcext:value-type="string">
            <text:p>xml парсер (3)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beautify.org/xml-parser-online, https://jsonformatter.org/xml-parser, https://products.groupdocs.app/ru/parser/xml, https://habr.com/ru/companies/tensor/articles/769722/, https://snipp.ru/tools/parser-xml, https://xmlformatter.org/xml-parser/</text:p>
          </table:table-cell>
        </table:table-row>
        <table:table-row table:style-name="ro1">
          <table:table-cell office:value-type="string" calcext:value-type="string">
            <text:p>парсер xml файлов</text:p>
          </table:table-cell>
          <table:table-cell office:value-type="string" calcext:value-type="string">
            <text:p>xml парсер (3)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beautify.org/xml-parser-online, https://jsonformatter.org/xml-parser, https://products.groupdocs.app/ru/parser/xml, https://habr.com/ru/companies/tensor/articles/769722/, https://snipp.ru/tools/parser-xml, https://xmlformatter.org/xml-parser/</text:p>
          </table:table-cell>
        </table:table-row>
        <table:table-row table:style-name="ro1">
          <table:table-cell office:value-type="string" calcext:value-type="string">
            <text:p>xml парсер онлайн</text:p>
          </table:table-cell>
          <table:table-cell office:value-type="string" calcext:value-type="string">
            <text:p>xml парсер (3)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beautify.org/xml-parser-online, https://jsonformatter.org/xml-parser, https://products.groupdocs.app/ru/parser/xml, https://habr.com/ru/companies/tensor/articles/769722/, https://snipp.ru/tools/parser-xml, https://xmlformatter.org/xml-parser/</text:p>
          </table:table-cell>
        </table:table-row>
        <table:table-row table:style-name="ro1">
          <table:table-cell office:value-type="string" calcext:value-type="string">
            <text:p>google scraper</text:p>
          </table:table-cell>
          <table:table-cell office:value-type="string" calcext:value-type="string">
            <text:p>google scraper (3)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mapsextractor.com/, https://webscraper.io/, https://workspace.google.com/marketplace/app/webextract_scraper_ai/590593625730, https://apify.com/compass/crawler-google-places, https://chromewebstore.google.com/detail/data-scraper-easy-web-scr/nndknepjnldbdbepjfgmncbggmopgden, https://chromewebstore.google.com/detail/web-scraper-free-web-scra/jnhgnonknehpejjnehehllkliplmbmhn?hl=en, https://dataminer.io/, https://outscraper.com/google-maps-scraper/, https://outscraper.com/google-web-scraping/, https://www.reddit.com/r/Entrepreneur/comments/1air9h9/best_google_maps_scraping_tool/</text:p>
          </table:table-cell>
        </table:table-row>
        <table:table-row table:style-name="ro1">
          <table:table-cell office:value-type="string" calcext:value-type="string">
            <text:p>google data scraper</text:p>
          </table:table-cell>
          <table:table-cell office:value-type="string" calcext:value-type="string">
            <text:p>google scraper (3)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mapsextractor.com/, https://webscraper.io/, https://workspace.google.com/marketplace/app/webextract_scraper_ai/590593625730, https://apify.com/compass/crawler-google-places, https://chromewebstore.google.com/detail/data-scraper-easy-web-scr/nndknepjnldbdbepjfgmncbggmopgden, https://chromewebstore.google.com/detail/web-scraper-free-web-scra/jnhgnonknehpejjnehehllkliplmbmhn?hl=en, https://dataminer.io/, https://outscraper.com/google-maps-scraper/, https://outscraper.com/google-web-scraping/, https://www.reddit.com/r/Entrepreneur/comments/1air9h9/best_google_maps_scraping_tool/</text:p>
          </table:table-cell>
        </table:table-row>
        <table:table-row table:style-name="ro1">
          <table:table-cell office:value-type="string" calcext:value-type="string">
            <text:p>google url scraper</text:p>
          </table:table-cell>
          <table:table-cell office:value-type="string" calcext:value-type="string">
            <text:p>google scraper (3)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mapsextractor.com/, https://webscraper.io/, https://workspace.google.com/marketplace/app/webextract_scraper_ai/590593625730, https://apify.com/compass/crawler-google-places, https://chromewebstore.google.com/detail/data-scraper-easy-web-scr/nndknepjnldbdbepjfgmncbggmopgden, https://chromewebstore.google.com/detail/web-scraper-free-web-scra/jnhgnonknehpejjnehehllkliplmbmhn?hl=en, https://dataminer.io/, https://outscraper.com/google-maps-scraper/, https://outscraper.com/google-web-scraping/, https://www.reddit.com/r/Entrepreneur/comments/1air9h9/best_google_maps_scraping_tool/</text:p>
          </table:table-cell>
        </table:table-row>
        <table:table-row table:style-name="ro1">
          <table:table-cell office:value-type="string" calcext:value-type="string">
            <text:p>парсер новостей</text:p>
          </table:table-cell>
          <table:table-cell office:value-type="string" calcext:value-type="string">
            <text:p>парсер новостей (4)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albar.one/article/pishem-parser-novostej-na-php, https://habr.com/ru/articles/689520/, https://ru-brightdata.com/blog/web-data-ru/how-to-scrape-news-articles, https://web-data-extractor.net/parser-novostej/, https://www.diggernaut.ru/blog/uchimsya-pisat-parsery-na-primere-parsera-novostnyh-saytov/, https://x-parser.ru/tips/177-parser-novostey.html, https://github.com/pan7ae/RIA-agency-news-parser, https://instantcms.ru/addons/news-parser-for-instantcms.html, https://newtechaudit.ru/parser-novostnyh-rss-lent/, https://dzen.ru/a/Z7iGKPytyle2hcme</text:p>
          </table:table-cell>
        </table:table-row>
        <table:table-row table:style-name="ro1">
          <table:table-cell office:value-type="string" calcext:value-type="string">
            <text:p>новостной парсер</text:p>
          </table:table-cell>
          <table:table-cell office:value-type="string" calcext:value-type="string">
            <text:p>парсер новостей (4)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albar.one/article/pishem-parser-novostej-na-php, https://habr.com/ru/articles/689520/, https://ru-brightdata.com/blog/web-data-ru/how-to-scrape-news-articles, https://web-data-extractor.net/parser-novostej/, https://www.diggernaut.ru/blog/uchimsya-pisat-parsery-na-primere-parsera-novostnyh-saytov/, https://x-parser.ru/tips/177-parser-novostey.html, https://github.com/pan7ae/RIA-agency-news-parser, https://instantcms.ru/addons/news-parser-for-instantcms.html, https://newtechaudit.ru/parser-novostnyh-rss-lent/, https://dzen.ru/a/Z7iGKPytyle2hcme</text:p>
          </table:table-cell>
        </table:table-row>
        <table:table-row table:style-name="ro1">
          <table:table-cell office:value-type="string" calcext:value-type="string">
            <text:p>парсер новостных сайтов</text:p>
          </table:table-cell>
          <table:table-cell office:value-type="string" calcext:value-type="string">
            <text:p>парсер новостей (4)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albar.one/article/pishem-parser-novostej-na-php, https://habr.com/ru/articles/689520/, https://ru-brightdata.com/blog/web-data-ru/how-to-scrape-news-articles, https://web-data-extractor.net/parser-novostej/, https://www.diggernaut.ru/blog/uchimsya-pisat-parsery-na-primere-parsera-novostnyh-saytov/, https://x-parser.ru/tips/177-parser-novostey.html, https://github.com/pan7ae/RIA-agency-news-parser, https://instantcms.ru/addons/news-parser-for-instantcms.html, https://newtechaudit.ru/parser-novostnyh-rss-lent/, https://dzen.ru/a/Z7iGKPytyle2hcme</text:p>
          </table:table-cell>
        </table:table-row>
        <table:table-row table:style-name="ro1">
          <table:table-cell office:value-type="string" calcext:value-type="string">
            <text:p>парсер новостей сайта</text:p>
          </table:table-cell>
          <table:table-cell office:value-type="string" calcext:value-type="string">
            <text:p>парсер новостей (4)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albar.one/article/pishem-parser-novostej-na-php, https://habr.com/ru/articles/689520/, https://ru-brightdata.com/blog/web-data-ru/how-to-scrape-news-articles, https://web-data-extractor.net/parser-novostej/, https://www.diggernaut.ru/blog/uchimsya-pisat-parsery-na-primere-parsera-novostnyh-saytov/, https://x-parser.ru/tips/177-parser-novostey.html, https://github.com/pan7ae/RIA-agency-news-parser, https://instantcms.ru/addons/news-parser-for-instantcms.html, https://newtechaudit.ru/parser-novostnyh-rss-lent/, https://dzen.ru/a/Z7iGKPytyle2hcme</text:p>
          </table:table-cell>
        </table:table-row>
        <table:table-row table:style-name="ro1">
          <table:table-cell office:value-type="string" calcext:value-type="string">
            <text:p>парсер почты</text:p>
          </table:table-cell>
          <table:table-cell office:value-type="string" calcext:value-type="string">
            <text:p>парсер почты (4)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uguide.ru/rejting-luchshie-parsery-email-adresov, https://timeweb.com/ru/community/articles/chto-takoe-parser-email-adresov-i-nuzhno-li-ego-ispolzovat, https://www.unisender.com/ru/blog/parser-sborshchik-email-adresov/, https://nanonets.com/blog/best-email-parser/, https://otio.ai/blog/best-email-parser, https://resize-web.ru/soft/parsery-email-adresov/, https://vc.ru/marketing/242887-13-luchshih-parserov-elektronnyh-adresov-dlya-poiska-potencialnyh-klientov, https://www.emailparser.com/, https://github.com/topics/email-parser, https://parsio.io/blog/best-email-parser/</text:p>
          </table:table-cell>
        </table:table-row>
        <table:table-row table:style-name="ro1">
          <table:table-cell office:value-type="string" calcext:value-type="string">
            <text:p>парсер email</text:p>
          </table:table-cell>
          <table:table-cell office:value-type="string" calcext:value-type="string">
            <text:p>парсер почты (4)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uguide.ru/rejting-luchshie-parsery-email-adresov, https://timeweb.com/ru/community/articles/chto-takoe-parser-email-adresov-i-nuzhno-li-ego-ispolzovat, https://www.unisender.com/ru/blog/parser-sborshchik-email-adresov/, https://nanonets.com/blog/best-email-parser/, https://otio.ai/blog/best-email-parser, https://resize-web.ru/soft/parsery-email-adresov/, https://vc.ru/marketing/242887-13-luchshih-parserov-elektronnyh-adresov-dlya-poiska-potencialnyh-klientov, https://www.emailparser.com/, https://github.com/topics/email-parser, https://parsio.io/blog/best-email-parser/</text:p>
          </table:table-cell>
        </table:table-row>
        <table:table-row table:style-name="ro1">
          <table:table-cell office:value-type="string" calcext:value-type="string">
            <text:p>парсер писем</text:p>
          </table:table-cell>
          <table:table-cell office:value-type="string" calcext:value-type="string">
            <text:p>парсер почты (4)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uguide.ru/rejting-luchshie-parsery-email-adresov, https://timeweb.com/ru/community/articles/chto-takoe-parser-email-adresov-i-nuzhno-li-ego-ispolzovat, https://www.unisender.com/ru/blog/parser-sborshchik-email-adresov/, https://nanonets.com/blog/best-email-parser/, https://otio.ai/blog/best-email-parser, https://resize-web.ru/soft/parsery-email-adresov/, https://vc.ru/marketing/242887-13-luchshih-parserov-elektronnyh-adresov-dlya-poiska-potencialnyh-klientov, https://www.emailparser.com/, https://github.com/topics/email-parser, https://parsio.io/blog/best-email-parser/</text:p>
          </table:table-cell>
        </table:table-row>
        <table:table-row table:style-name="ro1">
          <table:table-cell office:value-type="string" calcext:value-type="string">
            <text:p>парсер mail</text:p>
          </table:table-cell>
          <table:table-cell office:value-type="string" calcext:value-type="string">
            <text:p>парсер почты (4)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uguide.ru/rejting-luchshie-parsery-email-adresov, https://timeweb.com/ru/community/articles/chto-takoe-parser-email-adresov-i-nuzhno-li-ego-ispolzovat, https://www.unisender.com/ru/blog/parser-sborshchik-email-adresov/, https://nanonets.com/blog/best-email-parser/, https://otio.ai/blog/best-email-parser, https://resize-web.ru/soft/parsery-email-adresov/, https://vc.ru/marketing/242887-13-luchshih-parserov-elektronnyh-adresov-dlya-poiska-potencialnyh-klientov, https://www.emailparser.com/, https://github.com/topics/email-parser, https://parsio.io/blog/best-email-parser/</text:p>
          </table:table-cell>
        </table:table-row>
        <table:table-row table:style-name="ro1">
          <table:table-cell office:value-type="string" calcext:value-type="string">
            <text:p>парсер файлов</text:p>
          </table:table-cell>
          <table:table-cell office:value-type="string" calcext:value-type="string">
            <text:p>парсер файлов (2)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lrival.com/post/articles/kak-parsit-fayly-razlichnyh-formatov, https://web-data-extractor.net/parser-fajlov/, https://www.youtube.com/watch?v=b--R9hY4n1g</text:p>
          </table:table-cell>
        </table:table-row>
        <table:table-row table:style-name="ro1">
          <table:table-cell office:value-type="string" calcext:value-type="string">
            <text:p>парсер исполняемых файлов</text:p>
          </table:table-cell>
          <table:table-cell office:value-type="string" calcext:value-type="string">
            <text:p>парсер файлов (2)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lrival.com/post/articles/kak-parsit-fayly-razlichnyh-formatov, https://web-data-extractor.net/parser-fajlov/, https://www.youtube.com/watch?v=b--R9hY4n1g</text:p>
          </table:table-cell>
        </table:table-row>
        <table:table-row table:style-name="ro1">
          <table:table-cell office:value-type="string" calcext:value-type="string">
            <text:p>парсер циан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ian-parser.vercel.app/, https://github.com/lenarsaitov/cianparser, https://habr.com/ru/articles/494544/, https://homecrm.ru/blog/parser-cian, https://parserok.ru/parser-obyavleniy-cian-ru/, https://parsingmaster.com/parsing-cian/, https://parsingsite.ru/product/parser-cian-ru, https://resize-web.ru/soft/parser-cian/, https://sigmaparser.ru/parser-tsian-dlya-rieltorov/, https://web-data-extractor.net/parser-cian-ru/</text:p>
          </table:table-cell>
        </table:table-row>
        <table:table-row table:style-name="ro1">
          <table:table-cell office:value-type="string" calcext:value-type="string">
            <text:p>парсер емейлов</text:p>
          </table:table-cell>
          <table:table-cell office:value-type="string" calcext:value-type="string">
            <text:p>парсер емейлов (12)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marketing/242887-13-luchshih-parserov-elektronnyh-adresov-dlya-poiska-potencialnyh-klientov, https://uguide.ru/rejting-luchshie-parsery-email-adresov, https://www.unisender.com/ru/blog/parser-sborshchik-email-adresov/, https://gsgen.ru/tools/sitemap-urls-emails-parser/, https://resize-web.ru/soft/parsery-email-adresov/, https://parsinfo.ru/products/parser-email-saitov, https://www.epochta.ru/extractor/, https://blog.froxy.com/ru/scraping-websites-for-emails, https://letsextract.com/ru/email-extractor/, https://timeweb.com/ru/community/articles/chto-takoe-parser-email-adresov-i-nuzhno-li-ego-ispolzovat</text:p>
          </table:table-cell>
        </table:table-row>
        <table:table-row table:style-name="ro1">
          <table:table-cell office:value-type="string" calcext:value-type="string">
            <text:p>парсер email адресов</text:p>
          </table:table-cell>
          <table:table-cell office:value-type="string" calcext:value-type="string">
            <text:p>парсер емейлов (12)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marketing/242887-13-luchshih-parserov-elektronnyh-adresov-dlya-poiska-potencialnyh-klientov, https://uguide.ru/rejting-luchshie-parsery-email-adresov, https://www.unisender.com/ru/blog/parser-sborshchik-email-adresov/, https://gsgen.ru/tools/sitemap-urls-emails-parser/, https://resize-web.ru/soft/parsery-email-adresov/, https://parsinfo.ru/products/parser-email-saitov, https://www.epochta.ru/extractor/, https://blog.froxy.com/ru/scraping-websites-for-emails, https://letsextract.com/ru/email-extractor/, https://timeweb.com/ru/community/articles/chto-takoe-parser-email-adresov-i-nuzhno-li-ego-ispolzovat</text:p>
          </table:table-cell>
        </table:table-row>
        <table:table-row table:style-name="ro1">
          <table:table-cell office:value-type="string" calcext:value-type="string">
            <text:p>парсер email с сайта</text:p>
          </table:table-cell>
          <table:table-cell office:value-type="string" calcext:value-type="string">
            <text:p>парсер емейлов (12)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marketing/242887-13-luchshih-parserov-elektronnyh-adresov-dlya-poiska-potencialnyh-klientov, https://uguide.ru/rejting-luchshie-parsery-email-adresov, https://www.unisender.com/ru/blog/parser-sborshchik-email-adresov/, https://gsgen.ru/tools/sitemap-urls-emails-parser/, https://resize-web.ru/soft/parsery-email-adresov/, https://parsinfo.ru/products/parser-email-saitov, https://www.epochta.ru/extractor/, https://blog.froxy.com/ru/scraping-websites-for-emails, https://letsextract.com/ru/email-extractor/, https://timeweb.com/ru/community/articles/chto-takoe-parser-email-adresov-i-nuzhno-li-ego-ispolzovat</text:p>
          </table:table-cell>
        </table:table-row>
        <table:table-row table:style-name="ro1">
          <table:table-cell office:value-type="string" calcext:value-type="string">
            <text:p>парсер емейл адресов</text:p>
          </table:table-cell>
          <table:table-cell office:value-type="string" calcext:value-type="string">
            <text:p>парсер емейлов (12)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marketing/242887-13-luchshih-parserov-elektronnyh-adresov-dlya-poiska-potencialnyh-klientov, https://uguide.ru/rejting-luchshie-parsery-email-adresov, https://www.unisender.com/ru/blog/parser-sborshchik-email-adresov/, https://gsgen.ru/tools/sitemap-urls-emails-parser/, https://resize-web.ru/soft/parsery-email-adresov/, https://parsinfo.ru/products/parser-email-saitov, https://www.epochta.ru/extractor/, https://blog.froxy.com/ru/scraping-websites-for-emails, https://letsextract.com/ru/email-extractor/, https://timeweb.com/ru/community/articles/chto-takoe-parser-email-adresov-i-nuzhno-li-ego-ispolzovat</text:p>
          </table:table-cell>
        </table:table-row>
        <table:table-row table:style-name="ro1">
          <table:table-cell office:value-type="string" calcext:value-type="string">
            <text:p>парсер email адресов с сайта</text:p>
          </table:table-cell>
          <table:table-cell office:value-type="string" calcext:value-type="string">
            <text:p>парсер емейлов (12)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marketing/242887-13-luchshih-parserov-elektronnyh-adresov-dlya-poiska-potencialnyh-klientov, https://uguide.ru/rejting-luchshie-parsery-email-adresov, https://www.unisender.com/ru/blog/parser-sborshchik-email-adresov/, https://gsgen.ru/tools/sitemap-urls-emails-parser/, https://resize-web.ru/soft/parsery-email-adresov/, https://parsinfo.ru/products/parser-email-saitov, https://www.epochta.ru/extractor/, https://blog.froxy.com/ru/scraping-websites-for-emails, https://letsextract.com/ru/email-extractor/, https://timeweb.com/ru/community/articles/chto-takoe-parser-email-adresov-i-nuzhno-li-ego-ispolzovat</text:p>
          </table:table-cell>
        </table:table-row>
        <table:table-row table:style-name="ro1">
          <table:table-cell office:value-type="string" calcext:value-type="string">
            <text:p>парсер электронных адресов</text:p>
          </table:table-cell>
          <table:table-cell office:value-type="string" calcext:value-type="string">
            <text:p>парсер емейлов (12)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marketing/242887-13-luchshih-parserov-elektronnyh-adresov-dlya-poiska-potencialnyh-klientov, https://uguide.ru/rejting-luchshie-parsery-email-adresov, https://www.unisender.com/ru/blog/parser-sborshchik-email-adresov/, https://gsgen.ru/tools/sitemap-urls-emails-parser/, https://resize-web.ru/soft/parsery-email-adresov/, https://parsinfo.ru/products/parser-email-saitov, https://www.epochta.ru/extractor/, https://blog.froxy.com/ru/scraping-websites-for-emails, https://letsextract.com/ru/email-extractor/, https://timeweb.com/ru/community/articles/chto-takoe-parser-email-adresov-i-nuzhno-li-ego-ispolzovat</text:p>
          </table:table-cell>
        </table:table-row>
        <table:table-row table:style-name="ro1">
          <table:table-cell office:value-type="string" calcext:value-type="string">
            <text:p>парсер почт с сайтов</text:p>
          </table:table-cell>
          <table:table-cell office:value-type="string" calcext:value-type="string">
            <text:p>парсер емейлов (12)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marketing/242887-13-luchshih-parserov-elektronnyh-adresov-dlya-poiska-potencialnyh-klientov, https://uguide.ru/rejting-luchshie-parsery-email-adresov, https://www.unisender.com/ru/blog/parser-sborshchik-email-adresov/, https://gsgen.ru/tools/sitemap-urls-emails-parser/, https://resize-web.ru/soft/parsery-email-adresov/, https://parsinfo.ru/products/parser-email-saitov, https://www.epochta.ru/extractor/, https://blog.froxy.com/ru/scraping-websites-for-emails, https://letsextract.com/ru/email-extractor/, https://timeweb.com/ru/community/articles/chto-takoe-parser-email-adresov-i-nuzhno-li-ego-ispolzovat</text:p>
          </table:table-cell>
        </table:table-row>
        <table:table-row table:style-name="ro1">
          <table:table-cell office:value-type="string" calcext:value-type="string">
            <text:p>бесплатный парсер емейл адресов</text:p>
          </table:table-cell>
          <table:table-cell office:value-type="string" calcext:value-type="string">
            <text:p>парсер емейлов (12)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marketing/242887-13-luchshih-parserov-elektronnyh-adresov-dlya-poiska-potencialnyh-klientov, https://uguide.ru/rejting-luchshie-parsery-email-adresov, https://www.unisender.com/ru/blog/parser-sborshchik-email-adresov/, https://gsgen.ru/tools/sitemap-urls-emails-parser/, https://resize-web.ru/soft/parsery-email-adresov/, https://parsinfo.ru/products/parser-email-saitov, https://www.epochta.ru/extractor/, https://blog.froxy.com/ru/scraping-websites-for-emails, https://letsextract.com/ru/email-extractor/, https://timeweb.com/ru/community/articles/chto-takoe-parser-email-adresov-i-nuzhno-li-ego-ispolzovat</text:p>
          </table:table-cell>
        </table:table-row>
        <table:table-row table:style-name="ro1">
          <table:table-cell office:value-type="string" calcext:value-type="string">
            <text:p>парсер емейлов с сайта онлайн</text:p>
          </table:table-cell>
          <table:table-cell office:value-type="string" calcext:value-type="string">
            <text:p>парсер емейлов (12)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marketing/242887-13-luchshih-parserov-elektronnyh-adresov-dlya-poiska-potencialnyh-klientov, https://uguide.ru/rejting-luchshie-parsery-email-adresov, https://www.unisender.com/ru/blog/parser-sborshchik-email-adresov/, https://gsgen.ru/tools/sitemap-urls-emails-parser/, https://resize-web.ru/soft/parsery-email-adresov/, https://parsinfo.ru/products/parser-email-saitov, https://www.epochta.ru/extractor/, https://blog.froxy.com/ru/scraping-websites-for-emails, https://letsextract.com/ru/email-extractor/, https://timeweb.com/ru/community/articles/chto-takoe-parser-email-adresov-i-nuzhno-li-ego-ispolzovat</text:p>
          </table:table-cell>
        </table:table-row>
        <table:table-row table:style-name="ro1">
          <table:table-cell office:value-type="string" calcext:value-type="string">
            <text:p>бесплатный парсер email</text:p>
          </table:table-cell>
          <table:table-cell office:value-type="string" calcext:value-type="string">
            <text:p>парсер емейлов (12)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marketing/242887-13-luchshih-parserov-elektronnyh-adresov-dlya-poiska-potencialnyh-klientov, https://uguide.ru/rejting-luchshie-parsery-email-adresov, https://www.unisender.com/ru/blog/parser-sborshchik-email-adresov/, https://gsgen.ru/tools/sitemap-urls-emails-parser/, https://resize-web.ru/soft/parsery-email-adresov/, https://parsinfo.ru/products/parser-email-saitov, https://www.epochta.ru/extractor/, https://blog.froxy.com/ru/scraping-websites-for-emails, https://letsextract.com/ru/email-extractor/, https://timeweb.com/ru/community/articles/chto-takoe-parser-email-adresov-i-nuzhno-li-ego-ispolzovat</text:p>
          </table:table-cell>
        </table:table-row>
        <table:table-row table:style-name="ro1">
          <table:table-cell office:value-type="string" calcext:value-type="string">
            <text:p>парсеры емайл</text:p>
          </table:table-cell>
          <table:table-cell office:value-type="string" calcext:value-type="string">
            <text:p>парсер емейлов (12)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marketing/242887-13-luchshih-parserov-elektronnyh-adresov-dlya-poiska-potencialnyh-klientov, https://uguide.ru/rejting-luchshie-parsery-email-adresov, https://www.unisender.com/ru/blog/parser-sborshchik-email-adresov/, https://gsgen.ru/tools/sitemap-urls-emails-parser/, https://resize-web.ru/soft/parsery-email-adresov/, https://parsinfo.ru/products/parser-email-saitov, https://www.epochta.ru/extractor/, https://blog.froxy.com/ru/scraping-websites-for-emails, https://letsextract.com/ru/email-extractor/, https://timeweb.com/ru/community/articles/chto-takoe-parser-email-adresov-i-nuzhno-li-ego-ispolzovat</text:p>
          </table:table-cell>
        </table:table-row>
        <table:table-row table:style-name="ro1">
          <table:table-cell office:value-type="string" calcext:value-type="string">
            <text:p>парсер емайл адресов</text:p>
          </table:table-cell>
          <table:table-cell office:value-type="string" calcext:value-type="string">
            <text:p>парсер емейлов (12)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vc.ru/marketing/242887-13-luchshih-parserov-elektronnyh-adresov-dlya-poiska-potencialnyh-klientov, https://uguide.ru/rejting-luchshie-parsery-email-adresov, https://www.unisender.com/ru/blog/parser-sborshchik-email-adresov/, https://gsgen.ru/tools/sitemap-urls-emails-parser/, https://resize-web.ru/soft/parsery-email-adresov/, https://parsinfo.ru/products/parser-email-saitov, https://www.epochta.ru/extractor/, https://blog.froxy.com/ru/scraping-websites-for-emails, https://letsextract.com/ru/email-extractor/, https://timeweb.com/ru/community/articles/chto-takoe-parser-email-adresov-i-nuzhno-li-ego-ispolzovat</text:p>
          </table:table-cell>
        </table:table-row>
        <table:table-row table:style-name="ro1">
          <table:table-cell office:value-type="string" calcext:value-type="string">
            <text:p>парсер недвижимости</text:p>
          </table:table-cell>
          <table:table-cell office:value-type="string" calcext:value-type="string">
            <text:p>парсер недвижимости (7)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pars.ru/, https://kvadratnyemetry.com/, https://resize-web.ru/soft/parser-nedvizhimosti/, https://sigmaparser.ru/, https://sputnikn.ru/parser.php, https://ads-api.ru/, https://www.youtube.com/watch?v=NR4lAlaQ1u4, https://dzen.ru/a/Xt3LVHhK6316lGQ-, https://homecrm.ru/blog/parser-cian, https://web-data-extractor.net/parsera-nedvizhimosti/</text:p>
          </table:table-cell>
        </table:table-row>
        <table:table-row table:style-name="ro1">
          <table:table-cell office:value-type="string" calcext:value-type="string">
            <text:p>парсер собственников</text:p>
          </table:table-cell>
          <table:table-cell office:value-type="string" calcext:value-type="string">
            <text:p>парсер недвижимости (7)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pars.ru/, https://kvadratnyemetry.com/, https://resize-web.ru/soft/parser-nedvizhimosti/, https://sigmaparser.ru/, https://sputnikn.ru/parser.php, https://ads-api.ru/, https://www.youtube.com/watch?v=NR4lAlaQ1u4, https://dzen.ru/a/Xt3LVHhK6316lGQ-, https://homecrm.ru/blog/parser-cian, https://web-data-extractor.net/parsera-nedvizhimosti/</text:p>
          </table:table-cell>
        </table:table-row>
        <table:table-row table:style-name="ro1">
          <table:table-cell office:value-type="string" calcext:value-type="string">
            <text:p>парсер недвижимости от собственников</text:p>
          </table:table-cell>
          <table:table-cell office:value-type="string" calcext:value-type="string">
            <text:p>парсер недвижимости (7)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pars.ru/, https://kvadratnyemetry.com/, https://resize-web.ru/soft/parser-nedvizhimosti/, https://sigmaparser.ru/, https://sputnikn.ru/parser.php, https://ads-api.ru/, https://www.youtube.com/watch?v=NR4lAlaQ1u4, https://dzen.ru/a/Xt3LVHhK6316lGQ-, https://homecrm.ru/blog/parser-cian, https://web-data-extractor.net/parsera-nedvizhimosti/</text:p>
          </table:table-cell>
        </table:table-row>
        <table:table-row table:style-name="ro1">
          <table:table-cell office:value-type="string" calcext:value-type="string">
            <text:p>парсер объявлений недвижимости</text:p>
          </table:table-cell>
          <table:table-cell office:value-type="string" calcext:value-type="string">
            <text:p>парсер недвижимости (7)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pars.ru/, https://kvadratnyemetry.com/, https://resize-web.ru/soft/parser-nedvizhimosti/, https://sigmaparser.ru/, https://sputnikn.ru/parser.php, https://ads-api.ru/, https://www.youtube.com/watch?v=NR4lAlaQ1u4, https://dzen.ru/a/Xt3LVHhK6316lGQ-, https://homecrm.ru/blog/parser-cian, https://web-data-extractor.net/parsera-nedvizhimosti/</text:p>
          </table:table-cell>
        </table:table-row>
        <table:table-row table:style-name="ro1">
          <table:table-cell office:value-type="string" calcext:value-type="string">
            <text:p>недвижимость бесплатный парсер</text:p>
          </table:table-cell>
          <table:table-cell office:value-type="string" calcext:value-type="string">
            <text:p>парсер недвижимости (7)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pars.ru/, https://kvadratnyemetry.com/, https://resize-web.ru/soft/parser-nedvizhimosti/, https://sigmaparser.ru/, https://sputnikn.ru/parser.php, https://ads-api.ru/, https://www.youtube.com/watch?v=NR4lAlaQ1u4, https://dzen.ru/a/Xt3LVHhK6316lGQ-, https://homecrm.ru/blog/parser-cian, https://web-data-extractor.net/parsera-nedvizhimosti/</text:p>
          </table:table-cell>
        </table:table-row>
        <table:table-row table:style-name="ro1">
          <table:table-cell office:value-type="string" calcext:value-type="string">
            <text:p>парсер объектов недвижимости</text:p>
          </table:table-cell>
          <table:table-cell office:value-type="string" calcext:value-type="string">
            <text:p>парсер недвижимости (7)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pars.ru/, https://kvadratnyemetry.com/, https://resize-web.ru/soft/parser-nedvizhimosti/, https://sigmaparser.ru/, https://sputnikn.ru/parser.php, https://ads-api.ru/, https://www.youtube.com/watch?v=NR4lAlaQ1u4, https://dzen.ru/a/Xt3LVHhK6316lGQ-, https://homecrm.ru/blog/parser-cian, https://web-data-extractor.net/parsera-nedvizhimosti/</text:p>
          </table:table-cell>
        </table:table-row>
        <table:table-row table:style-name="ro1">
          <table:table-cell office:value-type="string" calcext:value-type="string">
            <text:p>лучший парсер недвижимости</text:p>
          </table:table-cell>
          <table:table-cell office:value-type="string" calcext:value-type="string">
            <text:p>парсер недвижимости (7)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pars.ru/, https://kvadratnyemetry.com/, https://resize-web.ru/soft/parser-nedvizhimosti/, https://sigmaparser.ru/, https://sputnikn.ru/parser.php, https://ads-api.ru/, https://www.youtube.com/watch?v=NR4lAlaQ1u4, https://dzen.ru/a/Xt3LVHhK6316lGQ-, https://homecrm.ru/blog/parser-cian, https://web-data-extractor.net/parsera-nedvizhimosti/</text:p>
          </table:table-cell>
        </table:table-row>
        <table:table-row table:style-name="ro1">
          <table:table-cell office:value-type="string" calcext:value-type="string">
            <text:p>парсер github</text:p>
          </table:table-cell>
          <table:table-cell office:value-type="string" calcext:value-type="string">
            <text:p>парсер github (2)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r-castrov.vercel.app/blogs/kak-parsit-veb-sajt-besplatno-menee-chem-za-5-minut-github-actions-86433825-402, https://esk-solutions.com/ru/information/902-kak-parsit-dannye-s-github.html, https://github.blog/news-insights/an-open-source-parser-for-github-actions/, https://github.com/topics/parser, https://ru-brightdata.com/products/web-scraper/github</text:p>
          </table:table-cell>
        </table:table-row>
        <table:table-row table:style-name="ro1">
          <table:table-cell office:value-type="string" calcext:value-type="string">
            <text:p>парсер гитхаб</text:p>
          </table:table-cell>
          <table:table-cell office:value-type="string" calcext:value-type="string">
            <text:p>парсер github (2)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r-castrov.vercel.app/blogs/kak-parsit-veb-sajt-besplatno-menee-chem-za-5-minut-github-actions-86433825-402, https://esk-solutions.com/ru/information/902-kak-parsit-dannye-s-github.html, https://github.blog/news-insights/an-open-source-parser-for-github-actions/, https://github.com/topics/parser, https://ru-brightdata.com/products/web-scraper/github</text:p>
          </table:table-cell>
        </table:table-row>
        <table:table-row table:style-name="ro1">
          <table:table-cell office:value-type="string" calcext:value-type="string">
            <text:p>парсер яндекс маркет</text:p>
          </table:table-cell>
          <table:table-cell office:value-type="string" calcext:value-type="string">
            <text:p>парсер яндекс маркет (4)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hop-yandex-market, https://catalogloader.com/projects/parser-yandeks-market, https://elbuz.com/parser-yandex-market, https://github.com/FalseHuman/yandex_market_parser, https://parser.market/parser-czen-yandeks-market/, https://resize-web.ru/soft/parser-yandeks-marketa/, https://excelvba.ru/programmes/Parser/samples/market.yandex.ru, https://telegra.ph/Parsim-YAndeksMarket-01-13, https://im-business.com/blog/parser-yandeks-marketa-marketparser-ru/, https://infostart.ru/marketplace/335939/</text:p>
          </table:table-cell>
        </table:table-row>
        <table:table-row table:style-name="ro1">
          <table:table-cell office:value-type="string" calcext:value-type="string">
            <text:p>парсер яндекс цен</text:p>
          </table:table-cell>
          <table:table-cell office:value-type="string" calcext:value-type="string">
            <text:p>парсер яндекс маркет (4)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hop-yandex-market, https://catalogloader.com/projects/parser-yandeks-market, https://elbuz.com/parser-yandex-market, https://github.com/FalseHuman/yandex_market_parser, https://parser.market/parser-czen-yandeks-market/, https://resize-web.ru/soft/parser-yandeks-marketa/, https://excelvba.ru/programmes/Parser/samples/market.yandex.ru, https://telegra.ph/Parsim-YAndeksMarket-01-13, https://im-business.com/blog/parser-yandeks-marketa-marketparser-ru/, https://infostart.ru/marketplace/335939/</text:p>
          </table:table-cell>
        </table:table-row>
        <table:table-row table:style-name="ro1">
          <table:table-cell office:value-type="string" calcext:value-type="string">
            <text:p>парсер цен яндекс маркет</text:p>
          </table:table-cell>
          <table:table-cell office:value-type="string" calcext:value-type="string">
            <text:p>парсер яндекс маркет (4)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hop-yandex-market, https://catalogloader.com/projects/parser-yandeks-market, https://elbuz.com/parser-yandex-market, https://github.com/FalseHuman/yandex_market_parser, https://parser.market/parser-czen-yandeks-market/, https://resize-web.ru/soft/parser-yandeks-marketa/, https://excelvba.ru/programmes/Parser/samples/market.yandex.ru, https://telegra.ph/Parsim-YAndeksMarket-01-13, https://im-business.com/blog/parser-yandeks-marketa-marketparser-ru/, https://infostart.ru/marketplace/335939/</text:p>
          </table:table-cell>
        </table:table-row>
        <table:table-row table:style-name="ro1">
          <table:table-cell office:value-type="string" calcext:value-type="string">
            <text:p>парсер товаров яндекс маркет</text:p>
          </table:table-cell>
          <table:table-cell office:value-type="string" calcext:value-type="string">
            <text:p>парсер яндекс маркет (4)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hop-yandex-market, https://catalogloader.com/projects/parser-yandeks-market, https://elbuz.com/parser-yandex-market, https://github.com/FalseHuman/yandex_market_parser, https://parser.market/parser-czen-yandeks-market/, https://resize-web.ru/soft/parser-yandeks-marketa/, https://excelvba.ru/programmes/Parser/samples/market.yandex.ru, https://telegra.ph/Parsim-YAndeksMarket-01-13, https://im-business.com/blog/parser-yandeks-marketa-marketparser-ru/, https://infostart.ru/marketplace/335939/</text:p>
          </table:table-cell>
        </table:table-row>
        <table:table-row table:style-name="ro1">
          <table:table-cell office:value-type="string" calcext:value-type="string">
            <text:p>парсер youtube</text:p>
          </table:table-cell>
          <table:table-cell office:value-type="string" calcext:value-type="string">
            <text:p>парсер youtube (6)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outube, https://habr.com/ru/articles/443506/, https://webbee-ai.ru/youtube/, https://www.youtube.com/watch?v=oMO_feXJi5Q, https://dzen.ru/a/YPqHLwkvoQPmtklp, https://ru-brightdata.com/blog/how-tos-ru/how-to-scrape-youtube-in-python, https://youtube-dorgen.com/software/youtube-parser/, https://zenno.club/discussion/threads/youtube-parser-v5-0-7-moschnyj-parser-dannyx-i-kontaktov-iz-youtube.40158/, https://teletype.in/@videostat/youtube-parser, https://pythonist.ru/youtube-scraper-101-skraping-video-kommentariev-i-t-d/</text:p>
          </table:table-cell>
        </table:table-row>
        <table:table-row table:style-name="ro1">
          <table:table-cell office:value-type="string" calcext:value-type="string">
            <text:p>парсер видео</text:p>
          </table:table-cell>
          <table:table-cell office:value-type="string" calcext:value-type="string">
            <text:p>парсер youtube (6)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outube, https://habr.com/ru/articles/443506/, https://webbee-ai.ru/youtube/, https://www.youtube.com/watch?v=oMO_feXJi5Q, https://dzen.ru/a/YPqHLwkvoQPmtklp, https://ru-brightdata.com/blog/how-tos-ru/how-to-scrape-youtube-in-python, https://youtube-dorgen.com/software/youtube-parser/, https://zenno.club/discussion/threads/youtube-parser-v5-0-7-moschnyj-parser-dannyx-i-kontaktov-iz-youtube.40158/, https://teletype.in/@videostat/youtube-parser, https://pythonist.ru/youtube-scraper-101-skraping-video-kommentariev-i-t-d/</text:p>
          </table:table-cell>
        </table:table-row>
        <table:table-row table:style-name="ro1">
          <table:table-cell office:value-type="string" calcext:value-type="string">
            <text:p>парсер ютуб</text:p>
          </table:table-cell>
          <table:table-cell office:value-type="string" calcext:value-type="string">
            <text:p>парсер youtube (6)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outube, https://habr.com/ru/articles/443506/, https://webbee-ai.ru/youtube/, https://www.youtube.com/watch?v=oMO_feXJi5Q, https://dzen.ru/a/YPqHLwkvoQPmtklp, https://ru-brightdata.com/blog/how-tos-ru/how-to-scrape-youtube-in-python, https://youtube-dorgen.com/software/youtube-parser/, https://zenno.club/discussion/threads/youtube-parser-v5-0-7-moschnyj-parser-dannyx-i-kontaktov-iz-youtube.40158/, https://teletype.in/@videostat/youtube-parser, https://pythonist.ru/youtube-scraper-101-skraping-video-kommentariev-i-t-d/</text:p>
          </table:table-cell>
        </table:table-row>
        <table:table-row table:style-name="ro1">
          <table:table-cell office:value-type="string" calcext:value-type="string">
            <text:p>парсер ютуб каналов</text:p>
          </table:table-cell>
          <table:table-cell office:value-type="string" calcext:value-type="string">
            <text:p>парсер youtube (6)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outube, https://habr.com/ru/articles/443506/, https://webbee-ai.ru/youtube/, https://www.youtube.com/watch?v=oMO_feXJi5Q, https://dzen.ru/a/YPqHLwkvoQPmtklp, https://ru-brightdata.com/blog/how-tos-ru/how-to-scrape-youtube-in-python, https://youtube-dorgen.com/software/youtube-parser/, https://zenno.club/discussion/threads/youtube-parser-v5-0-7-moschnyj-parser-dannyx-i-kontaktov-iz-youtube.40158/, https://teletype.in/@videostat/youtube-parser, https://pythonist.ru/youtube-scraper-101-skraping-video-kommentariev-i-t-d/</text:p>
          </table:table-cell>
        </table:table-row>
        <table:table-row table:style-name="ro1">
          <table:table-cell office:value-type="string" calcext:value-type="string">
            <text:p>парсер ютуб видео</text:p>
          </table:table-cell>
          <table:table-cell office:value-type="string" calcext:value-type="string">
            <text:p>парсер youtube (6)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outube, https://habr.com/ru/articles/443506/, https://webbee-ai.ru/youtube/, https://www.youtube.com/watch?v=oMO_feXJi5Q, https://dzen.ru/a/YPqHLwkvoQPmtklp, https://ru-brightdata.com/blog/how-tos-ru/how-to-scrape-youtube-in-python, https://youtube-dorgen.com/software/youtube-parser/, https://zenno.club/discussion/threads/youtube-parser-v5-0-7-moschnyj-parser-dannyx-i-kontaktov-iz-youtube.40158/, https://teletype.in/@videostat/youtube-parser, https://pythonist.ru/youtube-scraper-101-skraping-video-kommentariev-i-t-d/</text:p>
          </table:table-cell>
        </table:table-row>
        <table:table-row table:style-name="ro1">
          <table:table-cell office:value-type="string" calcext:value-type="string">
            <text:p>парсер ссылок ютуб</text:p>
          </table:table-cell>
          <table:table-cell office:value-type="string" calcext:value-type="string">
            <text:p>парсер youtube (6)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outube, https://habr.com/ru/articles/443506/, https://webbee-ai.ru/youtube/, https://www.youtube.com/watch?v=oMO_feXJi5Q, https://dzen.ru/a/YPqHLwkvoQPmtklp, https://ru-brightdata.com/blog/how-tos-ru/how-to-scrape-youtube-in-python, https://youtube-dorgen.com/software/youtube-parser/, https://zenno.club/discussion/threads/youtube-parser-v5-0-7-moschnyj-parser-dannyx-i-kontaktov-iz-youtube.40158/, https://teletype.in/@videostat/youtube-parser, https://pythonist.ru/youtube-scraper-101-skraping-video-kommentariev-i-t-d/</text:p>
          </table:table-cell>
        </table:table-row>
        <table:table-row table:style-name="ro1">
          <table:table-cell office:value-type="string" calcext:value-type="string">
            <text:p>ai scraper</text:p>
          </table:table-cell>
          <table:table-cell office:value-type="string" calcext:value-type="string">
            <text:p>ai scraper (4)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hubspot.com/website/ai-web-scraping, https://www.bardeen.ai/scraper, https://www.browse.ai/, https://www.gumloop.com/solutions/ai-web-scraping, https://www.reddit.com/r/Automate/comments/10gc3mi/i_built_an_aipowered_web_scraper_that_can/, https://aiscraper.co/, https://github.com/scraperai/scraperai, https://www.kadoa.com/, https://www.octoparse.com/, https://scrapegraphai.com/</text:p>
          </table:table-cell>
        </table:table-row>
        <table:table-row table:style-name="ro1">
          <table:table-cell office:value-type="string" calcext:value-type="string">
            <text:p>scraper ai</text:p>
          </table:table-cell>
          <table:table-cell office:value-type="string" calcext:value-type="string">
            <text:p>ai scraper (4)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hubspot.com/website/ai-web-scraping, https://www.bardeen.ai/scraper, https://www.browse.ai/, https://www.gumloop.com/solutions/ai-web-scraping, https://www.reddit.com/r/Automate/comments/10gc3mi/i_built_an_aipowered_web_scraper_that_can/, https://aiscraper.co/, https://github.com/scraperai/scraperai, https://www.kadoa.com/, https://www.octoparse.com/, https://scrapegraphai.com/</text:p>
          </table:table-cell>
        </table:table-row>
        <table:table-row table:style-name="ro1">
          <table:table-cell office:value-type="string" calcext:value-type="string">
            <text:p>web scraping ai</text:p>
          </table:table-cell>
          <table:table-cell office:value-type="string" calcext:value-type="string">
            <text:p>ai scraper (4)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hubspot.com/website/ai-web-scraping, https://www.bardeen.ai/scraper, https://www.browse.ai/, https://www.gumloop.com/solutions/ai-web-scraping, https://www.reddit.com/r/Automate/comments/10gc3mi/i_built_an_aipowered_web_scraper_that_can/, https://aiscraper.co/, https://github.com/scraperai/scraperai, https://www.kadoa.com/, https://www.octoparse.com/, https://scrapegraphai.com/</text:p>
          </table:table-cell>
        </table:table-row>
        <table:table-row table:style-name="ro1">
          <table:table-cell office:value-type="string" calcext:value-type="string">
            <text:p>ai web scraper</text:p>
          </table:table-cell>
          <table:table-cell office:value-type="string" calcext:value-type="string">
            <text:p>ai scraper (4)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hubspot.com/website/ai-web-scraping, https://www.bardeen.ai/scraper, https://www.browse.ai/, https://www.gumloop.com/solutions/ai-web-scraping, https://www.reddit.com/r/Automate/comments/10gc3mi/i_built_an_aipowered_web_scraper_that_can/, https://aiscraper.co/, https://github.com/scraperai/scraperai, https://www.kadoa.com/, https://www.octoparse.com/, https://scrapegraphai.com/</text:p>
          </table:table-cell>
        </table:table-row>
        <table:table-row table:style-name="ro1">
          <table:table-cell office:value-type="string" calcext:value-type="string">
            <text:p>парсинг озон python</text:p>
          </table:table-cell>
          <table:table-cell office:value-type="string" calcext:value-type="string">
            <text:p>парсинг озон python (2)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300.ya.ru/v_5rf1TIwe, https://github.com/AgafonovSiberia/OzonParser_scrapy, https://github.com/averagepythonfan/parsing_ozon, https://proxys.io/ru/blog/lifehacks/kak-parsit-ozon-s-pomoshchyu-proksi, https://ru.stackoverflow.com/questions/1506735/%D0%9A%D0%B0%D0%BA-%D0%BF%D0%B0%D1%80%D1%81%D0%B8%D1%82%D1%8C-%D0%BA%D1%80%D1%83%D0%BF%D0%BD%D1%8B%D0%B5-%D0%BC%D0%B0%D1%80%D0%BA%D0%B5%D1%82%D0%BF%D0%BB%D0%B5%D0%B9%D1%81%D1%8B-%D0%BF%D0%BE-%D1%82%D0%B8%D0%BF%D1%83-ozon-dns-%D0%B8-%D0%B4%D1%80%D1%83%D0%B3%D0%B8%D0%B5, https://rutube.ru/video/4654d2f17079afb02f0071c817669df7/, https://rutube.ru/video/caa5574e15495b605da1eac39b764143/, https://www.ozon.ru/category/python-parsing/, https://www.ozon.ru/product/parsing-s-pomoshchyu-python-veb-skraping-v-deystvii-3-e-mezhd-izd-mitchell-rayan-1829659666/</text:p>
          </table:table-cell>
        </table:table-row>
        <table:table-row table:style-name="ro1">
          <table:table-cell office:value-type="string" calcext:value-type="string">
            <text:p>парсинг ozon python</text:p>
          </table:table-cell>
          <table:table-cell office:value-type="string" calcext:value-type="string">
            <text:p>парсинг озон python (2)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300.ya.ru/v_5rf1TIwe, https://github.com/AgafonovSiberia/OzonParser_scrapy, https://github.com/averagepythonfan/parsing_ozon, https://proxys.io/ru/blog/lifehacks/kak-parsit-ozon-s-pomoshchyu-proksi, https://ru.stackoverflow.com/questions/1506735/%D0%9A%D0%B0%D0%BA-%D0%BF%D0%B0%D1%80%D1%81%D0%B8%D1%82%D1%8C-%D0%BA%D1%80%D1%83%D0%BF%D0%BD%D1%8B%D0%B5-%D0%BC%D0%B0%D1%80%D0%BA%D0%B5%D1%82%D0%BF%D0%BB%D0%B5%D0%B9%D1%81%D1%8B-%D0%BF%D0%BE-%D1%82%D0%B8%D0%BF%D1%83-ozon-dns-%D0%B8-%D0%B4%D1%80%D1%83%D0%B3%D0%B8%D0%B5, https://rutube.ru/video/4654d2f17079afb02f0071c817669df7/, https://rutube.ru/video/caa5574e15495b605da1eac39b764143/, https://www.ozon.ru/category/python-parsing/, https://www.ozon.ru/product/parsing-s-pomoshchyu-python-veb-skraping-v-deystvii-3-e-mezhd-izd-mitchell-rayan-1829659666/</text:p>
          </table:table-cell>
        </table:table-row>
        <table:table-row table:style-name="ro1">
          <table:table-cell office:value-type="string" calcext:value-type="string">
            <text:p>в закупке парсер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semachine.com/zakupki_notifier_bot/, https://parser.plus/Home/tariffs, https://rufago.ru/catalog/marketplaces/zakupki/, https://soksaitov.ru/%D1%83%D1%81%D0%BB%D1%83%D0%B3%D0%B8-%D0%BF%D1%80%D0%BE%D0%B4%D1%83%D0%BA%D1%82%D1%8B/software-%D0%BF%D1%80%D0%BE%D0%B3%D1%80%D0%B0%D0%BC%D0%BC%D1%8B/%D1%81%D0%B1%D0%BE%D1%80-%D0%B8-%D0%B0%D0%BD%D0%B0%D0%BB%D0%B8%D0%B7-%D0%B4%D0%B0%D0%BD%D0%BD%D1%8B%D1%85/%D0%BF%D0%B0%D1%80%D1%81%D0%B5%D1%80-%D0%BF%D0%BB%D0%B0%D0%BD%D0%BE%D0%B2-%D0%B7%D0%B0%D0%BA%D1%83%D0%BF%D0%BE%D0%BA-%D1%81-zakupki-gov-ru/, https://vk.com/topic-98482725_32666860?offset=1820, https://vk.com/vzakupkecom, https://vzakupke.com/, https://www.bitrix24.ru/apps/app/gkopti.parser_gos_zakupok/, https://www.spvsamare.ru/forum/index.php?topic=16666.0, https://zennolab.com/discussion/threads/parsing-gosudarstvennyx-zakupok-i-opyt-kotoryj-ja-iz-ehtogo-izvljok.98544/</text:p>
          </table:table-cell>
        </table:table-row>
        <table:table-row table:style-name="ro1">
          <table:table-cell office:value-type="string" calcext:value-type="string">
            <text:p>парсер твиттера</text:p>
          </table:table-cell>
          <table:table-cell office:value-type="string" calcext:value-type="string">
            <text:p>парсер твиттера (3)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resources/364/, https://kwork.ru/script-programming/20965247/parser-twitter, https://qna.habr.com/q/982027, https://ru-brightdata.com/products/web-scraper/twitter, https://ru.stackoverflow.com/questions/1125443/%D0%9F%D0%B0%D1%80%D1%81%D0%B8%D0%BD%D0%B3-twitter-%D0%B2-python, https://web-data-extractor.net/parser-twitter/, https://www.adspower.com/ru/blog/kak-parsit-dannye-iz-twitter-i-zakonno-li-eto, https://www.rapidseedbox.com/ru/blog/mastering-twitter-scraping</text:p>
          </table:table-cell>
        </table:table-row>
        <table:table-row table:style-name="ro1">
          <table:table-cell office:value-type="string" calcext:value-type="string">
            <text:p>twitter парсер</text:p>
          </table:table-cell>
          <table:table-cell office:value-type="string" calcext:value-type="string">
            <text:p>парсер твиттера (3)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resources/364/, https://kwork.ru/script-programming/20965247/parser-twitter, https://qna.habr.com/q/982027, https://ru-brightdata.com/products/web-scraper/twitter, https://ru.stackoverflow.com/questions/1125443/%D0%9F%D0%B0%D1%80%D1%81%D0%B8%D0%BD%D0%B3-twitter-%D0%B2-python, https://web-data-extractor.net/parser-twitter/, https://www.adspower.com/ru/blog/kak-parsit-dannye-iz-twitter-i-zakonno-li-eto, https://www.rapidseedbox.com/ru/blog/mastering-twitter-scraping</text:p>
          </table:table-cell>
        </table:table-row>
        <table:table-row table:style-name="ro1">
          <table:table-cell office:value-type="string" calcext:value-type="string">
            <text:p>парсинг twitter</text:p>
          </table:table-cell>
          <table:table-cell office:value-type="string" calcext:value-type="string">
            <text:p>парсер твиттера (3)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resources/364/, https://kwork.ru/script-programming/20965247/parser-twitter, https://qna.habr.com/q/982027, https://ru-brightdata.com/products/web-scraper/twitter, https://ru.stackoverflow.com/questions/1125443/%D0%9F%D0%B0%D1%80%D1%81%D0%B8%D0%BD%D0%B3-twitter-%D0%B2-python, https://web-data-extractor.net/parser-twitter/, https://www.adspower.com/ru/blog/kak-parsit-dannye-iz-twitter-i-zakonno-li-eto, https://www.rapidseedbox.com/ru/blog/mastering-twitter-scraping</text:p>
          </table:table-cell>
        </table:table-row>
        <table:table-row table:style-name="ro1">
          <table:table-cell office:value-type="string" calcext:value-type="string">
            <text:p>market parse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hop-yandex-market, https://crmindex.ru/services/marketparser, https://github.com/Sadeal/Market-Parser, https://market.parser.by/, https://market.parser.by/o-kompanii, https://marketparser.ru/, https://parser.market/, https://parser.market/czeny/, https://ppc.world/articles/17-parserov-dlya-raboty-na-marketpleysah-upravlyaem-stavkami-monitorim-ceny-analiziruem-konkurentov/, https://pricecontrol.biz/9-prepyatstvij-pri-parsinge-sajtov/</text:p>
          </table:table-cell>
        </table:table-row>
        <table:table-row table:style-name="ro1">
          <table:table-cell office:value-type="string" calcext:value-type="string">
            <text:p>парсер wildberries</text:p>
          </table:table-cell>
          <table:table-cell office:value-type="string" calcext:value-type="string">
            <text:p>парсер wildberries (5)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amvera/articles/834582/, https://happypython.ru/2022/07/21/parser-wildberries/, https://github.com/Timur1991/parser_wildberries_2023, https://parser.market/parser-czen-wildberries/, https://excelvba.ru/programmes/Parser/samples/wildberries.ru, https://www.youtube.com/watch?v=NbtGQrsoo7A, https://dzen.ru/a/YDjdldQ5HV2Sq13D, https://kwork.ru/land/parser-wildberries, https://teletype.in/@parser-wildberries/parser-wildberries, https://wbcon.ru/parser-wb-1/</text:p>
          </table:table-cell>
        </table:table-row>
        <table:table-row table:style-name="ro1">
          <table:table-cell office:value-type="string" calcext:value-type="string">
            <text:p>парсер для вб</text:p>
          </table:table-cell>
          <table:table-cell office:value-type="string" calcext:value-type="string">
            <text:p>парсер wildberries (5)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amvera/articles/834582/, https://happypython.ru/2022/07/21/parser-wildberries/, https://github.com/Timur1991/parser_wildberries_2023, https://parser.market/parser-czen-wildberries/, https://excelvba.ru/programmes/Parser/samples/wildberries.ru, https://www.youtube.com/watch?v=NbtGQrsoo7A, https://dzen.ru/a/YDjdldQ5HV2Sq13D, https://kwork.ru/land/parser-wildberries, https://teletype.in/@parser-wildberries/parser-wildberries, https://wbcon.ru/parser-wb-1/</text:p>
          </table:table-cell>
        </table:table-row>
        <table:table-row table:style-name="ro1">
          <table:table-cell office:value-type="string" calcext:value-type="string">
            <text:p>парсер товаров вб</text:p>
          </table:table-cell>
          <table:table-cell office:value-type="string" calcext:value-type="string">
            <text:p>парсер wildberries (5)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amvera/articles/834582/, https://happypython.ru/2022/07/21/parser-wildberries/, https://github.com/Timur1991/parser_wildberries_2023, https://parser.market/parser-czen-wildberries/, https://excelvba.ru/programmes/Parser/samples/wildberries.ru, https://www.youtube.com/watch?v=NbtGQrsoo7A, https://dzen.ru/a/YDjdldQ5HV2Sq13D, https://kwork.ru/land/parser-wildberries, https://teletype.in/@parser-wildberries/parser-wildberries, https://wbcon.ru/parser-wb-1/</text:p>
          </table:table-cell>
        </table:table-row>
        <table:table-row table:style-name="ro1">
          <table:table-cell office:value-type="string" calcext:value-type="string">
            <text:p>бесплатный парсер для валдберис</text:p>
          </table:table-cell>
          <table:table-cell office:value-type="string" calcext:value-type="string">
            <text:p>парсер wildberries (5)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amvera/articles/834582/, https://happypython.ru/2022/07/21/parser-wildberries/, https://github.com/Timur1991/parser_wildberries_2023, https://parser.market/parser-czen-wildberries/, https://excelvba.ru/programmes/Parser/samples/wildberries.ru, https://www.youtube.com/watch?v=NbtGQrsoo7A, https://dzen.ru/a/YDjdldQ5HV2Sq13D, https://kwork.ru/land/parser-wildberries, https://teletype.in/@parser-wildberries/parser-wildberries, https://wbcon.ru/parser-wb-1/</text:p>
          </table:table-cell>
        </table:table-row>
        <table:table-row table:style-name="ro1">
          <table:table-cell office:value-type="string" calcext:value-type="string">
            <text:p>парсер цен wildberries</text:p>
          </table:table-cell>
          <table:table-cell office:value-type="string" calcext:value-type="string">
            <text:p>парсер wildberries (5)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amvera/articles/834582/, https://happypython.ru/2022/07/21/parser-wildberries/, https://github.com/Timur1991/parser_wildberries_2023, https://parser.market/parser-czen-wildberries/, https://excelvba.ru/programmes/Parser/samples/wildberries.ru, https://www.youtube.com/watch?v=NbtGQrsoo7A, https://dzen.ru/a/YDjdldQ5HV2Sq13D, https://kwork.ru/land/parser-wildberries, https://teletype.in/@parser-wildberries/parser-wildberries, https://wbcon.ru/parser-wb-1/</text:p>
          </table:table-cell>
        </table:table-row>
        <table:table-row table:style-name="ro1">
          <table:table-cell office:value-type="string" calcext:value-type="string">
            <text:p>готовые парсеры</text:p>
          </table:table-cell>
          <table:table-cell office:value-type="string" calcext:value-type="string">
            <text:p>готовые парсеры (3)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ru-brightdata.com/blog/web-data-ru/best-web-scraping-tools, https://vc.ru/services/174802-parsing-besplatno-30-programm-servisov-i-freimvorkov, https://a-parser.com/parsers/, https://habr.com/ru/companies/click/articles/494020/, https://idatica.com/blog/programmy-dlya-parsinga-dannykh-v-2020-godu/, https://www.diggernaut.ru/catalog</text:p>
          </table:table-cell>
        </table:table-row>
        <table:table-row table:style-name="ro1">
          <table:table-cell office:value-type="string" calcext:value-type="string">
            <text:p>публичные парсеры</text:p>
          </table:table-cell>
          <table:table-cell office:value-type="string" calcext:value-type="string">
            <text:p>готовые парсеры (3)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ru-brightdata.com/blog/web-data-ru/best-web-scraping-tools, https://vc.ru/services/174802-parsing-besplatno-30-programm-servisov-i-freimvorkov, https://a-parser.com/parsers/, https://habr.com/ru/companies/click/articles/494020/, https://idatica.com/blog/programmy-dlya-parsinga-dannykh-v-2020-godu/, https://www.diggernaut.ru/catalog</text:p>
          </table:table-cell>
        </table:table-row>
        <table:table-row table:style-name="ro1">
          <table:table-cell office:value-type="string" calcext:value-type="string">
            <text:p>серверный парсер поисковиков</text:p>
          </table:table-cell>
          <table:table-cell office:value-type="string" calcext:value-type="string">
            <text:p>готовые парсеры (3)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ru-brightdata.com/blog/web-data-ru/best-web-scraping-tools, https://vc.ru/services/174802-parsing-besplatno-30-programm-servisov-i-freimvorkov, https://a-parser.com/parsers/, https://habr.com/ru/companies/click/articles/494020/, https://idatica.com/blog/programmy-dlya-parsinga-dannykh-v-2020-godu/, https://www.diggernaut.ru/catalog</text:p>
          </table:table-cell>
        </table:table-row>
        <table:table-row table:style-name="ro1">
          <table:table-cell office:value-type="string" calcext:value-type="string">
            <text:p>selenium парсер</text:p>
          </table:table-cell>
          <table:table-cell office:value-type="string" calcext:value-type="string">
            <text:p>selenium парсер (2)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fossko.ru/all/parsing-saytov-cherez-piton-modulem-selenium/, https://cod-reg.ru/posts/veb-skreiping-s-pomoshchyu-selenium-i-python-v-2024-godu/, https://habr.com/ru/articles/656609/, https://happypython.ru/2025/01/24/selenium_dlya_novichkov/, https://selectel.ru/blog/parsing-with-python-from-requests-to-selenium/, https://timeweb.cloud/tutorials/python/selenium-parsing-dinamicheskih-sajtov, https://tproger.ru/articles/selenium-pishem-parser-dlya-menyayushhegosya-sajta, https://www.youtube.com/playlist?list=PL6plRXMq5RABXsb0-B0CrWniWBoFZOL20</text:p>
          </table:table-cell>
        </table:table-row>
        <table:table-row table:style-name="ro1">
          <table:table-cell office:value-type="string" calcext:value-type="string">
            <text:p>парсер selenium python</text:p>
          </table:table-cell>
          <table:table-cell office:value-type="string" calcext:value-type="string">
            <text:p>selenium парсер (2)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fossko.ru/all/parsing-saytov-cherez-piton-modulem-selenium/, https://cod-reg.ru/posts/veb-skreiping-s-pomoshchyu-selenium-i-python-v-2024-godu/, https://habr.com/ru/articles/656609/, https://happypython.ru/2025/01/24/selenium_dlya_novichkov/, https://selectel.ru/blog/parsing-with-python-from-requests-to-selenium/, https://timeweb.cloud/tutorials/python/selenium-parsing-dinamicheskih-sajtov, https://tproger.ru/articles/selenium-pishem-parser-dlya-menyayushhegosya-sajta, https://www.youtube.com/playlist?list=PL6plRXMq5RABXsb0-B0CrWniWBoFZOL20</text:p>
          </table:table-cell>
        </table:table-row>
        <table:table-row table:style-name="ro1">
          <table:table-cell office:value-type="string" calcext:value-type="string">
            <text:p>парсер текста</text:p>
          </table:table-cell>
          <table:table-cell office:value-type="string" calcext:value-type="string">
            <text:p>парсер текста (2)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html-textextractor, https://habr.com/ru/articles/348314/, https://partscanner.ru/about/stories/46-tekstovyy-parser-ili-kak-parsit-lyubye-dannye-ne-vstavaya-s-divana, https://products.conholdate.app/ru/parser/text, https://seolik.ru/parser-text-page, https://textparser.readthedocs.io/, https://thecode.media/parsing-2/, https://www.unisender.com/ru/blog/parsery-dlya-sbora-dannyh-s-sajtov/</text:p>
          </table:table-cell>
        </table:table-row>
        <table:table-row table:style-name="ro1">
          <table:table-cell office:value-type="string" calcext:value-type="string">
            <text:p>текстовый парсер</text:p>
          </table:table-cell>
          <table:table-cell office:value-type="string" calcext:value-type="string">
            <text:p>парсер текста (2)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html-textextractor, https://habr.com/ru/articles/348314/, https://partscanner.ru/about/stories/46-tekstovyy-parser-ili-kak-parsit-lyubye-dannye-ne-vstavaya-s-divana, https://products.conholdate.app/ru/parser/text, https://seolik.ru/parser-text-page, https://textparser.readthedocs.io/, https://thecode.media/parsing-2/, https://www.unisender.com/ru/blog/parsery-dlya-sbora-dannyh-s-sajtov/</text:p>
          </table:table-cell>
        </table:table-row>
        <table:table-row table:style-name="ro1">
          <table:table-cell office:value-type="string" calcext:value-type="string">
            <text:p>парсер чатов по ключевым словам</text:p>
          </table:table-cell>
          <table:table-cell office:value-type="string" calcext:value-type="string">
            <text:p>парсер чатов по ключевым словам (2)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2389701-viktoriya-zueva/3407696-parser-chatov-po-klyuchevym-slovam-dlya-telegramm, https://dzen.ru/a/ZuHH1h_M5kqcam1A, https://martrending.ru/smm/telegram-parsery, https://otzyvmarketing.ru/articles/telegram-parser-vse-servisy-bots-dlya-parsing-kanalov-chats/, https://partnerkin.com/blog/articles/parsing-telegram-chaty-kanaly, https://t.me/parseedd_bot</text:p>
          </table:table-cell>
        </table:table-row>
        <table:table-row table:style-name="ro1">
          <table:table-cell office:value-type="string" calcext:value-type="string">
            <text:p>парсер чатов телеграмм по ключевым словам</text:p>
          </table:table-cell>
          <table:table-cell office:value-type="string" calcext:value-type="string">
            <text:p>парсер чатов по ключевым словам (2)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2389701-viktoriya-zueva/3407696-parser-chatov-po-klyuchevym-slovam-dlya-telegramm, https://dzen.ru/a/ZuHH1h_M5kqcam1A, https://martrending.ru/smm/telegram-parsery, https://otzyvmarketing.ru/articles/telegram-parser-vse-servisy-bots-dlya-parsing-kanalov-chats/, https://partnerkin.com/blog/articles/parsing-telegram-chaty-kanaly, https://t.me/parseedd_bot</text:p>
          </table:table-cell>
        </table:table-row>
        <table:table-row table:style-name="ro1">
          <table:table-cell office:value-type="string" calcext:value-type="string">
            <text:p>парсер отзывов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maps-google-reviews, https://blog.metacommerce.ru/zachem_biznesu_parsing_otzyvov_pokupatelej, https://excelvba.ru/programmes/Parser/samples/wildberries.ru/feedbacks, https://github.com/useless-apple/yandex_reviews-parser, https://in-scale.ru/categories/parsing-otzyvov-i-upominanij/, https://mneniya.pro/%D0%BF%D0%B0%D1%80%D1%81%D0%B5%D1%80-%D0%BE%D1%82%D0%B7%D1%8B%D0%B2%D0%BE%D0%B2/, https://parsingmaster.com/blog-post/kak-sobrat-otzyvy-s-sajtov/, https://pikabu.ru/story/parser_otzyivov_ozon_i_wb_kotoryiy_delaet_ikh_rezyume_cherez_ii_12617924, https://ru-brightdata.com/products/web-scraper/reviews-scraper, https://soksaitov.ru/%D1%83%D1%81%D0%BB%D1%83%D0%B3%D0%B8-%D0%BF%D1%80%D0%BE%D0%B4%D1%83%D0%BA%D1%82%D1%8B/software-%D0%BF%D1%80%D0%BE%D0%B3%D1%80%D0%B0%D0%BC%D0%BC%D1%8B/%D1%81%D0%B1%D0%BE%D1%80-%D0%B8-%D0%B0%D0%BD%D0%B0%D0%BB%D0%B8%D0%B7-%D0%B4%D0%B0%D0%BD%D0%BD%D1%8B%D1%85/%D0%BF%D0%B0%D1%80%D1%81%D0%B5%D1%80-%D0%BE%D1%82%D0%B7%D1%8B%D0%B2%D0%BE%D0%B2-%D1%8F%D0%BD%D0%B4%D0%B5%D0%BA%D1%81-%D1%83%D1%81%D0%BB%D1%83%D0%B3/</text:p>
          </table:table-cell>
        </table:table-row>
        <table:table-row table:style-name="ro1">
          <table:table-cell office:value-type="string" calcext:value-type="string">
            <text:p>парсинг linkedin</text:p>
          </table:table-cell>
          <table:table-cell office:value-type="string" calcext:value-type="string">
            <text:p>парсинг linkedin (2)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gage-ai.co/ru/%D0%9B%D1%83%D1%87%D1%88%D0%B8%D0%B5-%D0%BF%D1%80%D0%B0%D0%BA%D1%82%D0%B8%D0%BA%D0%B8-%D0%BE%D1%87%D0%B8%D1%81%D1%82%D0%BA%D0%B8-%D0%B4%D0%B0%D0%BD%D0%BD%D1%8B%D1%85-linkedin%3A-%D0%B7%D0%B0%D0%BA%D0%BE%D0%BD%D0%BD%D0%BE%D1%81%D1%82%D1%8C%2C-%D0%BF%D0%BE%D1%81%D0%BB%D0%B5%D0%B4%D1%81%D1%82%D0%B2%D0%B8%D1%8F/, https://habr.com/ru/articles/822393/, https://ru-brightdata.com/blog/how-tos-ru/linkedin-scraping-guide, https://ru-brightdata.com/products/web-scraper/linkedin, https://vc.ru/services/251345-top-10-instrumentov-dlya-avtomatizacii-parsinga-linkedin-v-2021-godu, https://www.adspower.com/ru/blog/kak-parsit-v-linkedin-tri-metoda-s-primeneniem-programmnogo-koda-i-bez-nego, https://xmldatafeed.com/parsing-linkedin-glubokoe-pogruzhenie-v-mir-dannyh-professionalnyh-setej/</text:p>
          </table:table-cell>
        </table:table-row>
        <table:table-row table:style-name="ro1">
          <table:table-cell office:value-type="string" calcext:value-type="string">
            <text:p>парсер linkedin</text:p>
          </table:table-cell>
          <table:table-cell office:value-type="string" calcext:value-type="string">
            <text:p>парсинг linkedin (2)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gage-ai.co/ru/%D0%9B%D1%83%D1%87%D1%88%D0%B8%D0%B5-%D0%BF%D1%80%D0%B0%D0%BA%D1%82%D0%B8%D0%BA%D0%B8-%D0%BE%D1%87%D0%B8%D1%81%D1%82%D0%BA%D0%B8-%D0%B4%D0%B0%D0%BD%D0%BD%D1%8B%D1%85-linkedin%3A-%D0%B7%D0%B0%D0%BA%D0%BE%D0%BD%D0%BD%D0%BE%D1%81%D1%82%D1%8C%2C-%D0%BF%D0%BE%D1%81%D0%BB%D0%B5%D0%B4%D1%81%D1%82%D0%B2%D0%B8%D1%8F/, https://habr.com/ru/articles/822393/, https://ru-brightdata.com/blog/how-tos-ru/linkedin-scraping-guide, https://ru-brightdata.com/products/web-scraper/linkedin, https://vc.ru/services/251345-top-10-instrumentov-dlya-avtomatizacii-parsinga-linkedin-v-2021-godu, https://www.adspower.com/ru/blog/kak-parsit-v-linkedin-tri-metoda-s-primeneniem-programmnogo-koda-i-bez-nego, https://xmldatafeed.com/parsing-linkedin-glubokoe-pogruzhenie-v-mir-dannyh-professionalnyh-setej/</text:p>
          </table:table-cell>
        </table:table-row>
        <table:table-row table:style-name="ro1">
          <table:table-cell office:value-type="string" calcext:value-type="string">
            <text:p>парсер телеграм python</text:p>
          </table:table-cell>
          <table:table-cell office:value-type="string" calcext:value-type="string">
            <text:p>парсер телеграм python (9)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m-dannye-v-telegram-na-python-chast-1/, https://school.kontur.ru/publications/2609, https://proglib.io/p/pishem-prostoy-grabber-dlya-telegram-chatov-na-python-2019-11-06, https://uproger.com/podrobnyj-gajd-po-biblioteke-telethon-dlya-parsinga-zakrytyh-telegram-kanalov/, https://github.com/vadimkolobanov/Python-Telegram-Parser, https://habr.com/ru/articles/900462/, https://external.software/archives/12989, https://telegra.ph/Parser-dannyh-iz-Telegram-chatov-na-Python-11-17, https://www.youtube.com/watch?v=o06cdLnyc3I, https://vc.ru/u/3898785-irina-bambikova/1720701-parser-tg-chatov-po-klyuchu-telegramm-bot-na-python-2025</text:p>
          </table:table-cell>
        </table:table-row>
        <table:table-row table:style-name="ro1">
          <table:table-cell office:value-type="string" calcext:value-type="string">
            <text:p>парсер телеграмм python</text:p>
          </table:table-cell>
          <table:table-cell office:value-type="string" calcext:value-type="string">
            <text:p>парсер телеграм python (9)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m-dannye-v-telegram-na-python-chast-1/, https://school.kontur.ru/publications/2609, https://proglib.io/p/pishem-prostoy-grabber-dlya-telegram-chatov-na-python-2019-11-06, https://uproger.com/podrobnyj-gajd-po-biblioteke-telethon-dlya-parsinga-zakrytyh-telegram-kanalov/, https://github.com/vadimkolobanov/Python-Telegram-Parser, https://habr.com/ru/articles/900462/, https://external.software/archives/12989, https://telegra.ph/Parser-dannyh-iz-Telegram-chatov-na-Python-11-17, https://www.youtube.com/watch?v=o06cdLnyc3I, https://vc.ru/u/3898785-irina-bambikova/1720701-parser-tg-chatov-po-klyuchu-telegramm-bot-na-python-2025</text:p>
          </table:table-cell>
        </table:table-row>
        <table:table-row table:style-name="ro1">
          <table:table-cell office:value-type="string" calcext:value-type="string">
            <text:p>код парсера на python телеграм</text:p>
          </table:table-cell>
          <table:table-cell office:value-type="string" calcext:value-type="string">
            <text:p>парсер телеграм python (9)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m-dannye-v-telegram-na-python-chast-1/, https://school.kontur.ru/publications/2609, https://proglib.io/p/pishem-prostoy-grabber-dlya-telegram-chatov-na-python-2019-11-06, https://uproger.com/podrobnyj-gajd-po-biblioteke-telethon-dlya-parsinga-zakrytyh-telegram-kanalov/, https://github.com/vadimkolobanov/Python-Telegram-Parser, https://habr.com/ru/articles/900462/, https://external.software/archives/12989, https://telegra.ph/Parser-dannyh-iz-Telegram-chatov-na-Python-11-17, https://www.youtube.com/watch?v=o06cdLnyc3I, https://vc.ru/u/3898785-irina-bambikova/1720701-parser-tg-chatov-po-klyuchu-telegramm-bot-na-python-2025</text:p>
          </table:table-cell>
        </table:table-row>
        <table:table-row table:style-name="ro1">
          <table:table-cell office:value-type="string" calcext:value-type="string">
            <text:p>парсер телеграм чатов код на python</text:p>
          </table:table-cell>
          <table:table-cell office:value-type="string" calcext:value-type="string">
            <text:p>парсер телеграм python (9)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m-dannye-v-telegram-na-python-chast-1/, https://school.kontur.ru/publications/2609, https://proglib.io/p/pishem-prostoy-grabber-dlya-telegram-chatov-na-python-2019-11-06, https://uproger.com/podrobnyj-gajd-po-biblioteke-telethon-dlya-parsinga-zakrytyh-telegram-kanalov/, https://github.com/vadimkolobanov/Python-Telegram-Parser, https://habr.com/ru/articles/900462/, https://external.software/archives/12989, https://telegra.ph/Parser-dannyh-iz-Telegram-chatov-na-Python-11-17, https://www.youtube.com/watch?v=o06cdLnyc3I, https://vc.ru/u/3898785-irina-bambikova/1720701-parser-tg-chatov-po-klyuchu-telegramm-bot-na-python-2025</text:p>
          </table:table-cell>
        </table:table-row>
        <table:table-row table:style-name="ro1">
          <table:table-cell office:value-type="string" calcext:value-type="string">
            <text:p>парсер тг каналов python</text:p>
          </table:table-cell>
          <table:table-cell office:value-type="string" calcext:value-type="string">
            <text:p>парсер телеграм python (9)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m-dannye-v-telegram-na-python-chast-1/, https://school.kontur.ru/publications/2609, https://proglib.io/p/pishem-prostoy-grabber-dlya-telegram-chatov-na-python-2019-11-06, https://uproger.com/podrobnyj-gajd-po-biblioteke-telethon-dlya-parsinga-zakrytyh-telegram-kanalov/, https://github.com/vadimkolobanov/Python-Telegram-Parser, https://habr.com/ru/articles/900462/, https://external.software/archives/12989, https://telegra.ph/Parser-dannyh-iz-Telegram-chatov-na-Python-11-17, https://www.youtube.com/watch?v=o06cdLnyc3I, https://vc.ru/u/3898785-irina-bambikova/1720701-parser-tg-chatov-po-klyuchu-telegramm-bot-na-python-2025</text:p>
          </table:table-cell>
        </table:table-row>
        <table:table-row table:style-name="ro1">
          <table:table-cell office:value-type="string" calcext:value-type="string">
            <text:p>парсер телеграм каналов python</text:p>
          </table:table-cell>
          <table:table-cell office:value-type="string" calcext:value-type="string">
            <text:p>парсер телеграм python (9)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m-dannye-v-telegram-na-python-chast-1/, https://school.kontur.ru/publications/2609, https://proglib.io/p/pishem-prostoy-grabber-dlya-telegram-chatov-na-python-2019-11-06, https://uproger.com/podrobnyj-gajd-po-biblioteke-telethon-dlya-parsinga-zakrytyh-telegram-kanalov/, https://github.com/vadimkolobanov/Python-Telegram-Parser, https://habr.com/ru/articles/900462/, https://external.software/archives/12989, https://telegra.ph/Parser-dannyh-iz-Telegram-chatov-na-Python-11-17, https://www.youtube.com/watch?v=o06cdLnyc3I, https://vc.ru/u/3898785-irina-bambikova/1720701-parser-tg-chatov-po-klyuchu-telegramm-bot-na-python-2025</text:p>
          </table:table-cell>
        </table:table-row>
        <table:table-row table:style-name="ro1">
          <table:table-cell office:value-type="string" calcext:value-type="string">
            <text:p>парсер телеграмм каналов на python</text:p>
          </table:table-cell>
          <table:table-cell office:value-type="string" calcext:value-type="string">
            <text:p>парсер телеграм python (9)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m-dannye-v-telegram-na-python-chast-1/, https://school.kontur.ru/publications/2609, https://proglib.io/p/pishem-prostoy-grabber-dlya-telegram-chatov-na-python-2019-11-06, https://uproger.com/podrobnyj-gajd-po-biblioteke-telethon-dlya-parsinga-zakrytyh-telegram-kanalov/, https://github.com/vadimkolobanov/Python-Telegram-Parser, https://habr.com/ru/articles/900462/, https://external.software/archives/12989, https://telegra.ph/Parser-dannyh-iz-Telegram-chatov-na-Python-11-17, https://www.youtube.com/watch?v=o06cdLnyc3I, https://vc.ru/u/3898785-irina-bambikova/1720701-parser-tg-chatov-po-klyuchu-telegramm-bot-na-python-2025</text:p>
          </table:table-cell>
        </table:table-row>
        <table:table-row table:style-name="ro1">
          <table:table-cell office:value-type="string" calcext:value-type="string">
            <text:p>python telegram парсер</text:p>
          </table:table-cell>
          <table:table-cell office:value-type="string" calcext:value-type="string">
            <text:p>парсер телеграм python (9)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m-dannye-v-telegram-na-python-chast-1/, https://school.kontur.ru/publications/2609, https://proglib.io/p/pishem-prostoy-grabber-dlya-telegram-chatov-na-python-2019-11-06, https://uproger.com/podrobnyj-gajd-po-biblioteke-telethon-dlya-parsinga-zakrytyh-telegram-kanalov/, https://github.com/vadimkolobanov/Python-Telegram-Parser, https://habr.com/ru/articles/900462/, https://external.software/archives/12989, https://telegra.ph/Parser-dannyh-iz-Telegram-chatov-na-Python-11-17, https://www.youtube.com/watch?v=o06cdLnyc3I, https://vc.ru/u/3898785-irina-bambikova/1720701-parser-tg-chatov-po-klyuchu-telegramm-bot-na-python-2025</text:p>
          </table:table-cell>
        </table:table-row>
        <table:table-row table:style-name="ro1">
          <table:table-cell office:value-type="string" calcext:value-type="string">
            <text:p>парсер чатов телеграмм python</text:p>
          </table:table-cell>
          <table:table-cell office:value-type="string" calcext:value-type="string">
            <text:p>парсер телеграм python (9)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m-dannye-v-telegram-na-python-chast-1/, https://school.kontur.ru/publications/2609, https://proglib.io/p/pishem-prostoy-grabber-dlya-telegram-chatov-na-python-2019-11-06, https://uproger.com/podrobnyj-gajd-po-biblioteke-telethon-dlya-parsinga-zakrytyh-telegram-kanalov/, https://github.com/vadimkolobanov/Python-Telegram-Parser, https://habr.com/ru/articles/900462/, https://external.software/archives/12989, https://telegra.ph/Parser-dannyh-iz-Telegram-chatov-na-Python-11-17, https://www.youtube.com/watch?v=o06cdLnyc3I, https://vc.ru/u/3898785-irina-bambikova/1720701-parser-tg-chatov-po-klyuchu-telegramm-bot-na-python-2025</text:p>
          </table:table-cell>
        </table:table-row>
        <table:table-row table:style-name="ro1">
          <table:table-cell office:value-type="string" calcext:value-type="string">
            <text:p>google maps scraper</text:p>
          </table:table-cell>
          <table:table-cell office:value-type="string" calcext:value-type="string">
            <text:p>google maps scraper (4)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gosom/google-maps-scraper, https://apify.com/compass/crawler-google-places, https://chromewebstore.google.com/detail/maps-scraper-map-data-ext/ofbhiclojhjkggpnapcnjjjdjlgcikdf?hl=en-US, https://gmapsextractor.com/, https://outscraper.com/google-maps-scraper/, https://www.reddit.com/r/Entrepreneur/comments/1air9h9/best_google_maps_scraping_tool/, https://chromewebstore.google.com/detail/maps-scraper-leads-extrac/ghokiciomljbacchbkfhmnlmflbponlf?hl=en-US, https://www.octoparse.com/scraping-templates/google-maps-scraper, https://mapsscraper.com/</text:p>
          </table:table-cell>
        </table:table-row>
        <table:table-row table:style-name="ro1">
          <table:table-cell office:value-type="string" calcext:value-type="string">
            <text:p>google map data scraper</text:p>
          </table:table-cell>
          <table:table-cell office:value-type="string" calcext:value-type="string">
            <text:p>google maps scraper (4)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gosom/google-maps-scraper, https://apify.com/compass/crawler-google-places, https://chromewebstore.google.com/detail/maps-scraper-map-data-ext/ofbhiclojhjkggpnapcnjjjdjlgcikdf?hl=en-US, https://gmapsextractor.com/, https://outscraper.com/google-maps-scraper/, https://www.reddit.com/r/Entrepreneur/comments/1air9h9/best_google_maps_scraping_tool/, https://chromewebstore.google.com/detail/maps-scraper-leads-extrac/ghokiciomljbacchbkfhmnlmflbponlf?hl=en-US, https://www.octoparse.com/scraping-templates/google-maps-scraper, https://mapsscraper.com/</text:p>
          </table:table-cell>
        </table:table-row>
        <table:table-row table:style-name="ro1">
          <table:table-cell office:value-type="string" calcext:value-type="string">
            <text:p>scrape google maps data</text:p>
          </table:table-cell>
          <table:table-cell office:value-type="string" calcext:value-type="string">
            <text:p>google maps scraper (4)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gosom/google-maps-scraper, https://apify.com/compass/crawler-google-places, https://chromewebstore.google.com/detail/maps-scraper-map-data-ext/ofbhiclojhjkggpnapcnjjjdjlgcikdf?hl=en-US, https://gmapsextractor.com/, https://outscraper.com/google-maps-scraper/, https://www.reddit.com/r/Entrepreneur/comments/1air9h9/best_google_maps_scraping_tool/, https://chromewebstore.google.com/detail/maps-scraper-leads-extrac/ghokiciomljbacchbkfhmnlmflbponlf?hl=en-US, https://www.octoparse.com/scraping-templates/google-maps-scraper, https://mapsscraper.com/</text:p>
          </table:table-cell>
        </table:table-row>
        <table:table-row table:style-name="ro1">
          <table:table-cell office:value-type="string" calcext:value-type="string">
            <text:p>google places scraper</text:p>
          </table:table-cell>
          <table:table-cell office:value-type="string" calcext:value-type="string">
            <text:p>google maps scraper (4)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gosom/google-maps-scraper, https://apify.com/compass/crawler-google-places, https://chromewebstore.google.com/detail/maps-scraper-map-data-ext/ofbhiclojhjkggpnapcnjjjdjlgcikdf?hl=en-US, https://gmapsextractor.com/, https://outscraper.com/google-maps-scraper/, https://www.reddit.com/r/Entrepreneur/comments/1air9h9/best_google_maps_scraping_tool/, https://chromewebstore.google.com/detail/maps-scraper-leads-extrac/ghokiciomljbacchbkfhmnlmflbponlf?hl=en-US, https://www.octoparse.com/scraping-templates/google-maps-scraper, https://mapsscraper.com/</text:p>
          </table:table-cell>
        </table:table-row>
        <table:table-row table:style-name="ro1">
          <table:table-cell office:value-type="string" calcext:value-type="string">
            <text:p>купить парсер</text:p>
          </table:table-cell>
          <table:table-cell office:value-type="string" calcext:value-type="string">
            <text:p>купить парсер (2)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parser.ru/, https://parsingsite.ru/shop, https://парсер.сп-помощник.рф/</text:p>
          </table:table-cell>
        </table:table-row>
        <table:table-row table:style-name="ro1">
          <table:table-cell office:value-type="string" calcext:value-type="string">
            <text:p>парсер россия</text:p>
          </table:table-cell>
          <table:table-cell office:value-type="string" calcext:value-type="string">
            <text:p>купить парсер (2)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parser.ru/, https://parsingsite.ru/shop, https://парсер.сп-помощник.рф/</text:p>
          </table:table-cell>
        </table:table-row>
        <table:table-row table:style-name="ro1">
          <table:table-cell office:value-type="string" calcext:value-type="string">
            <text:p>парсер steam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reelancehunt.com/project/parser-dlya-torgovoy-ploschadki-steam/1231777.html, https://github.com/Lomasterrr/ParserAll, https://kwork.ru/projects/2221808/view, https://kwork.ru/script-programming/14496232/parser-steam-predmetov, https://qna.habr.com/q/1310334, https://ru.stackoverflow.com/questions/1559623/%D0%9A%D0%B0%D0%BA-%D1%81%D0%BF%D0%B0%D1%80%D1%81%D0%B8%D1%82%D1%8C-%D1%86%D0%B5%D0%BD%D1%8B-%D1%81-%D0%A2%D0%BE%D1%80%D0%B3%D0%BE%D0%B2%D0%BE%D0%B9-%D0%9F%D0%BB%D0%BE%D1%89%D0%B0%D0%B4%D0%BA%D0%B8-%D0%A1%D1%82%D0%B8%D0%BC, https://steamcommunity.com/discussions/forum/26/3815166265395538638/, https://stetrade.ru/products/steparser/, https://store.steampowered.com/app/697530/PARSE/?l=russian, https://www.fl.ru/projects/5367881/parser-parsing-steam.html</text:p>
          </table:table-cell>
        </table:table-row>
        <table:table-row table:style-name="ro1">
          <table:table-cell office:value-type="string" calcext:value-type="string">
            <text:p>парсер выдачи</text:p>
          </table:table-cell>
          <table:table-cell office:value-type="string" calcext:value-type="string">
            <text:p>парсер выдачи (4)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andex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2%D1%8B%D0%B4%D0%B0%D1%87%D0%B8-%D1%8F%D0%BD%D0%B4%D0%B5%D0%BA%D1%81%D0%B0-%D0%BF%D0%BE/, https://xmlriver.com/, https://epn.bz/ru/info/faq/serp-parsing/, https://semantica.in/blog/ispolzuem-yandeks-xml-na-primere-parsera-snippeta-poiskovoj-sistemy-yandeks.html, https://xmlseo.ru/parser-yandex, https://habr.com/ru/articles/37913/, https://habr.com/ru/articles/867876/, https://timthewebmaster.com/ru/articles/how-to-write-google-search-results-scraper/, https://web-data-extractor.net/yandex-parser/</text:p>
          </table:table-cell>
        </table:table-row>
        <table:table-row table:style-name="ro1">
          <table:table-cell office:value-type="string" calcext:value-type="string">
            <text:p>парсер поисковой выдачи</text:p>
          </table:table-cell>
          <table:table-cell office:value-type="string" calcext:value-type="string">
            <text:p>парсер выдачи (4)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andex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2%D1%8B%D0%B4%D0%B0%D1%87%D0%B8-%D1%8F%D0%BD%D0%B4%D0%B5%D0%BA%D1%81%D0%B0-%D0%BF%D0%BE/, https://xmlriver.com/, https://epn.bz/ru/info/faq/serp-parsing/, https://semantica.in/blog/ispolzuem-yandeks-xml-na-primere-parsera-snippeta-poiskovoj-sistemy-yandeks.html, https://xmlseo.ru/parser-yandex, https://habr.com/ru/articles/37913/, https://habr.com/ru/articles/867876/, https://timthewebmaster.com/ru/articles/how-to-write-google-search-results-scraper/, https://web-data-extractor.net/yandex-parser/</text:p>
          </table:table-cell>
        </table:table-row>
        <table:table-row table:style-name="ro1">
          <table:table-cell office:value-type="string" calcext:value-type="string">
            <text:p>парсер яндекс выдача</text:p>
          </table:table-cell>
          <table:table-cell office:value-type="string" calcext:value-type="string">
            <text:p>парсер выдачи (4)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andex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2%D1%8B%D0%B4%D0%B0%D1%87%D0%B8-%D1%8F%D0%BD%D0%B4%D0%B5%D0%BA%D1%81%D0%B0-%D0%BF%D0%BE/, https://xmlriver.com/, https://epn.bz/ru/info/faq/serp-parsing/, https://semantica.in/blog/ispolzuem-yandeks-xml-na-primere-parsera-snippeta-poiskovoj-sistemy-yandeks.html, https://xmlseo.ru/parser-yandex, https://habr.com/ru/articles/37913/, https://habr.com/ru/articles/867876/, https://timthewebmaster.com/ru/articles/how-to-write-google-search-results-scraper/, https://web-data-extractor.net/yandex-parser/</text:p>
          </table:table-cell>
        </table:table-row>
        <table:table-row table:style-name="ro1">
          <table:table-cell office:value-type="string" calcext:value-type="string">
            <text:p>парсер поисковой выдачи яндекс</text:p>
          </table:table-cell>
          <table:table-cell office:value-type="string" calcext:value-type="string">
            <text:p>парсер выдачи (4)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andex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2%D1%8B%D0%B4%D0%B0%D1%87%D0%B8-%D1%8F%D0%BD%D0%B4%D0%B5%D0%BA%D1%81%D0%B0-%D0%BF%D0%BE/, https://xmlriver.com/, https://epn.bz/ru/info/faq/serp-parsing/, https://semantica.in/blog/ispolzuem-yandeks-xml-na-primere-parsera-snippeta-poiskovoj-sistemy-yandeks.html, https://xmlseo.ru/parser-yandex, https://habr.com/ru/articles/37913/, https://habr.com/ru/articles/867876/, https://timthewebmaster.com/ru/articles/how-to-write-google-search-results-scraper/, https://web-data-extractor.net/yandex-parser/</text:p>
          </table:table-cell>
        </table:table-row>
        <table:table-row table:style-name="ro1">
          <table:table-cell office:value-type="string" calcext:value-type="string">
            <text:p>парсер пользователей</text:p>
          </table:table-cell>
          <table:table-cell office:value-type="string" calcext:value-type="string">
            <text:p>парсер пользователей (2)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postium.ru/10-parserov-polzovatelej-iz-grupp-vkontakte/, https://vk.barkov.net/besplatnyy-parser-v-kontakte, https://www.unisender.com/ru/blog/kak-sparsit-auditoriyu-dlya-reklamy-v-socsetyah/</text:p>
          </table:table-cell>
        </table:table-row>
        <table:table-row table:style-name="ro1">
          <table:table-cell office:value-type="string" calcext:value-type="string">
            <text:p>парсер людей</text:p>
          </table:table-cell>
          <table:table-cell office:value-type="string" calcext:value-type="string">
            <text:p>парсер пользователей (2)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tzyvmarketing.ru/articles/parsery-vkontakte/, https://postium.ru/10-parserov-polzovatelej-iz-grupp-vkontakte/, https://vk.barkov.net/besplatnyy-parser-v-kontakte, https://www.unisender.com/ru/blog/kak-sparsit-auditoriyu-dlya-reklamy-v-socsetyah/</text:p>
          </table:table-cell>
        </table:table-row>
        <table:table-row table:style-name="ro1">
          <table:table-cell office:value-type="string" calcext:value-type="string">
            <text:p>парсинг вк python</text:p>
          </table:table-cell>
          <table:table-cell office:value-type="string" calcext:value-type="string">
            <text:p>парсинг вк python (2)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flic.ru/project/happy-python/parser-vk-cherez-telegram, https://github.com/adambala/vk-post-text-parser, https://habr.com/ru/articles/720862/, https://happypython.ru/2024/09/05/parsing_vk_analyzer/, https://qna.habr.com/q/1308820, https://rutube.ru/video/e96659811957facfd9bf3b2f522f245b/, https://vk.com/@happython-nemnogo-shalosti-ot-happy-python-zapuskaem-parser-vk-cherez, https://vk.com/@we_use_django-osvaivaem-parsing-saita-korotkii-tutorial-na-python</text:p>
          </table:table-cell>
        </table:table-row>
        <table:table-row table:style-name="ro1">
          <table:table-cell office:value-type="string" calcext:value-type="string">
            <text:p>парсер вк python</text:p>
          </table:table-cell>
          <table:table-cell office:value-type="string" calcext:value-type="string">
            <text:p>парсинг вк python (2)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flic.ru/project/happy-python/parser-vk-cherez-telegram, https://github.com/adambala/vk-post-text-parser, https://habr.com/ru/articles/720862/, https://happypython.ru/2024/09/05/parsing_vk_analyzer/, https://qna.habr.com/q/1308820, https://rutube.ru/video/e96659811957facfd9bf3b2f522f245b/, https://vk.com/@happython-nemnogo-shalosti-ot-happy-python-zapuskaem-parser-vk-cherez, https://vk.com/@we_use_django-osvaivaem-parsing-saita-korotkii-tutorial-na-python</text:p>
          </table:table-cell>
        </table:table-row>
        <table:table-row table:style-name="ro1">
          <table:table-cell office:value-type="string" calcext:value-type="string">
            <text:p>томита парсер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romip.ru/russiras/doc/russir2013/tomita.pdf, https://alexeykalina.github.io/technologies/tomita-parser.html, https://github.com/yandex/tomita-parser, https://github.com/yandex/tomita-parser/blob/master/docs/ru/tutorial/README.md, https://habr.com/ru/articles/547472/, https://habr.com/ru/companies/yandex/articles/219311/, https://nlpub.ru/%D0%A2%D0%BE%D0%BC%D0%B8%D1%82%D0%B0-%D0%BF%D0%B0%D1%80%D1%81%D0%B5%D1%80, https://vas3k.blog/blog/354/, https://www.hse.ru/data/2015/04/27/1098338342/Tomita_hse_20_04_15.pdf, https://yandex.ru/dev/tomita/</text:p>
          </table:table-cell>
        </table:table-row>
        <table:table-row table:style-name="ro1">
          <table:table-cell office:value-type="string" calcext:value-type="string">
            <text:p>парсер торрентов</text:p>
          </table:table-cell>
          <table:table-cell office:value-type="string" calcext:value-type="string">
            <text:p>парсер торрентов (2)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pi.org/project/torrent-parser/, https://web-data-extractor.net/parser-torrentov/, https://zerocoolpro.biz/forum/threads/parser-torrentov-for-dle-v-4-6-otlichnyj-modul-dlja-parsinga-torrentov.16487/</text:p>
          </table:table-cell>
        </table:table-row>
        <table:table-row table:style-name="ro1">
          <table:table-cell office:value-type="string" calcext:value-type="string">
            <text:p>парсер скачать торрент</text:p>
          </table:table-cell>
          <table:table-cell office:value-type="string" calcext:value-type="string">
            <text:p>парсер торрентов (2)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ypi.org/project/torrent-parser/, https://web-data-extractor.net/parser-torrentov/, https://zerocoolpro.biz/forum/threads/parser-torrentov-for-dle-v-4-6-otlichnyj-modul-dlja-parsinga-torrentov.16487/</text:p>
          </table:table-cell>
        </table:table-row>
        <table:table-row table:style-name="ro1">
          <table:table-cell office:value-type="string" calcext:value-type="string">
            <text:p>парсер друзей</text:p>
          </table:table-cell>
          <table:table-cell office:value-type="string" calcext:value-type="string">
            <text:p>парсер друзей (2)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ff1.ru/social/top-7-parserov-vkontakte-parsing-auditorii-fotografij-i-druzej, https://martrending.ru/smm/vk-parsery, https://niksolovov.ru/category_services/parser-druzej-vk, https://oktarget.ru/articles/documentation/20-parser-druzej-vkontakte/, https://postium.ru/10-parserov-polzovatelej-iz-grupp-vkontakte/, https://vc.ru/niksolovov/1150689-parser-vk-8-servisov-parsinga-druzei-grupp-nomerov-2025, https://vk.barkov.net/sparsit-druzey-polzovatelya-vkontakte, https://www.youtube.com/watch?v=13JhESH4iec</text:p>
          </table:table-cell>
        </table:table-row>
        <table:table-row table:style-name="ro1">
          <table:table-cell office:value-type="string" calcext:value-type="string">
            <text:p>парсер друзей вк</text:p>
          </table:table-cell>
          <table:table-cell office:value-type="string" calcext:value-type="string">
            <text:p>парсер друзей (2)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ff1.ru/social/top-7-parserov-vkontakte-parsing-auditorii-fotografij-i-druzej, https://martrending.ru/smm/vk-parsery, https://niksolovov.ru/category_services/parser-druzej-vk, https://oktarget.ru/articles/documentation/20-parser-druzej-vkontakte/, https://postium.ru/10-parserov-polzovatelej-iz-grupp-vkontakte/, https://vc.ru/niksolovov/1150689-parser-vk-8-servisov-parsinga-druzei-grupp-nomerov-2025, https://vk.barkov.net/sparsit-druzey-polzovatelya-vkontakte, https://www.youtube.com/watch?v=13JhESH4iec</text:p>
          </table:table-cell>
        </table:table-row>
        <table:table-row table:style-name="ro1">
          <table:table-cell office:value-type="string" calcext:value-type="string">
            <text:p>парсер аудитории</text:p>
          </table:table-cell>
          <table:table-cell office:value-type="string" calcext:value-type="string">
            <text:p>парсер аудитории (5)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-scale.ru/blog/parser-soczsetej/, https://smmplanner.com/blog/luchshiie-parsiery-sotssietiei-dlia-poiska-tsa-i-targhieta/, https://checkbusiness.ru/blog/parcing+, https://www.unisender.com/ru/blog/kak-sparsit-auditoriyu-dlya-reklamy-v-socsetyah/, https://dtf.ru/u/1019506-kursfinder/3667258-luchshie-parseri-vk-dlya-grupp-i-soobshchestv, https://martrending.ru/smm/vk-parsery, https://resize-web.ru/blog/parsing-auditorii-soczsetej-gruppy-posty-10-parserov/, https://aimojo.io/ru/social-media-scrapers/, https://blog.click.ru/target/30-parserov-dlya-reklamy-v-vk-ok-fb-instagram/, https://otzyvmarketing.ru/articles/parsery-vkontakte/</text:p>
          </table:table-cell>
        </table:table-row>
        <table:table-row table:style-name="ro1">
          <table:table-cell office:value-type="string" calcext:value-type="string">
            <text:p>парсер целевой аудитории</text:p>
          </table:table-cell>
          <table:table-cell office:value-type="string" calcext:value-type="string">
            <text:p>парсер аудитории (5)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-scale.ru/blog/parser-soczsetej/, https://smmplanner.com/blog/luchshiie-parsiery-sotssietiei-dlia-poiska-tsa-i-targhieta/, https://checkbusiness.ru/blog/parcing+, https://www.unisender.com/ru/blog/kak-sparsit-auditoriyu-dlya-reklamy-v-socsetyah/, https://dtf.ru/u/1019506-kursfinder/3667258-luchshie-parseri-vk-dlya-grupp-i-soobshchestv, https://martrending.ru/smm/vk-parsery, https://resize-web.ru/blog/parsing-auditorii-soczsetej-gruppy-posty-10-parserov/, https://aimojo.io/ru/social-media-scrapers/, https://blog.click.ru/target/30-parserov-dlya-reklamy-v-vk-ok-fb-instagram/, https://otzyvmarketing.ru/articles/parsery-vkontakte/</text:p>
          </table:table-cell>
        </table:table-row>
        <table:table-row table:style-name="ro1">
          <table:table-cell office:value-type="string" calcext:value-type="string">
            <text:p>парсер социальных сетей</text:p>
          </table:table-cell>
          <table:table-cell office:value-type="string" calcext:value-type="string">
            <text:p>парсер аудитории (5)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-scale.ru/blog/parser-soczsetej/, https://smmplanner.com/blog/luchshiie-parsiery-sotssietiei-dlia-poiska-tsa-i-targhieta/, https://checkbusiness.ru/blog/parcing+, https://www.unisender.com/ru/blog/kak-sparsit-auditoriyu-dlya-reklamy-v-socsetyah/, https://dtf.ru/u/1019506-kursfinder/3667258-luchshie-parseri-vk-dlya-grupp-i-soobshchestv, https://martrending.ru/smm/vk-parsery, https://resize-web.ru/blog/parsing-auditorii-soczsetej-gruppy-posty-10-parserov/, https://aimojo.io/ru/social-media-scrapers/, https://blog.click.ru/target/30-parserov-dlya-reklamy-v-vk-ok-fb-instagram/, https://otzyvmarketing.ru/articles/parsery-vkontakte/</text:p>
          </table:table-cell>
        </table:table-row>
        <table:table-row table:style-name="ro1">
          <table:table-cell office:value-type="string" calcext:value-type="string">
            <text:p>парсеры соц сетей</text:p>
          </table:table-cell>
          <table:table-cell office:value-type="string" calcext:value-type="string">
            <text:p>парсер аудитории (5)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-scale.ru/blog/parser-soczsetej/, https://smmplanner.com/blog/luchshiie-parsiery-sotssietiei-dlia-poiska-tsa-i-targhieta/, https://checkbusiness.ru/blog/parcing+, https://www.unisender.com/ru/blog/kak-sparsit-auditoriyu-dlya-reklamy-v-socsetyah/, https://dtf.ru/u/1019506-kursfinder/3667258-luchshie-parseri-vk-dlya-grupp-i-soobshchestv, https://martrending.ru/smm/vk-parsery, https://resize-web.ru/blog/parsing-auditorii-soczsetej-gruppy-posty-10-parserov/, https://aimojo.io/ru/social-media-scrapers/, https://blog.click.ru/target/30-parserov-dlya-reklamy-v-vk-ok-fb-instagram/, https://otzyvmarketing.ru/articles/parsery-vkontakte/</text:p>
          </table:table-cell>
        </table:table-row>
        <table:table-row table:style-name="ro1">
          <table:table-cell office:value-type="string" calcext:value-type="string">
            <text:p>парсер групп в социальных сетей</text:p>
          </table:table-cell>
          <table:table-cell office:value-type="string" calcext:value-type="string">
            <text:p>парсер аудитории (5)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-scale.ru/blog/parser-soczsetej/, https://smmplanner.com/blog/luchshiie-parsiery-sotssietiei-dlia-poiska-tsa-i-targhieta/, https://checkbusiness.ru/blog/parcing+, https://www.unisender.com/ru/blog/kak-sparsit-auditoriyu-dlya-reklamy-v-socsetyah/, https://dtf.ru/u/1019506-kursfinder/3667258-luchshie-parseri-vk-dlya-grupp-i-soobshchestv, https://martrending.ru/smm/vk-parsery, https://resize-web.ru/blog/parsing-auditorii-soczsetej-gruppy-posty-10-parserov/, https://aimojo.io/ru/social-media-scrapers/, https://blog.click.ru/target/30-parserov-dlya-reklamy-v-vk-ok-fb-instagram/, https://otzyvmarketing.ru/articles/parsery-vkontakte/</text:p>
          </table:table-cell>
        </table:table-row>
        <table:table-row table:style-name="ro1">
          <table:table-cell office:value-type="string" calcext:value-type="string">
            <text:p>парсер курс</text:p>
          </table:table-cell>
          <table:table-cell office:value-type="string" calcext:value-type="string">
            <text:p>парсер курс (2)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selectel/articles/754674/, https://thecode.media/parsing-2/, https://tproger.ru/articles/osnovy-parsinga-dannyh-na-python--beautifulsoup-i-scrapy</text:p>
          </table:table-cell>
        </table:table-row>
        <table:table-row table:style-name="ro1">
          <table:table-cell office:value-type="string" calcext:value-type="string">
            <text:p>инструкция парсера</text:p>
          </table:table-cell>
          <table:table-cell office:value-type="string" calcext:value-type="string">
            <text:p>парсер курс (2)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selectel/articles/754674/, https://thecode.media/parsing-2/, https://tproger.ru/articles/osnovy-parsinga-dannyh-na-python--beautifulsoup-i-scrapy</text:p>
          </table:table-cell>
        </table:table-row>
        <table:table-row table:style-name="ro1">
          <table:table-cell office:value-type="string" calcext:value-type="string">
            <text:p>парсер конкурентов</text:p>
          </table:table-cell>
          <table:table-cell office:value-type="string" calcext:value-type="string">
            <text:p>парсер конкурентов (2)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lrival.com/post/articles/parsing-saytov-konkurentov-20-samyh-luchshih-servisov, https://habr.com/ru/companies/click/articles/494020/, https://otzyvmarketing.ru/articles/servisy-dlya-monitoringa-cen-konkurentov/, https://vc.ru/marketing/555747-samostoyatelnyi-parsing-vashih-konkurentov-top-10-rasshirenii-dlya-chrome-kotorye-ne-trebuyut-programmirovaniya, https://www.unisender.com/ru/blog/parsery-dlya-sbora-dannyh-s-sajtov/</text:p>
          </table:table-cell>
        </table:table-row>
        <table:table-row table:style-name="ro1">
          <table:table-cell office:value-type="string" calcext:value-type="string">
            <text:p>парсер сайтов конкурентов</text:p>
          </table:table-cell>
          <table:table-cell office:value-type="string" calcext:value-type="string">
            <text:p>парсер конкурентов (2)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lrival.com/post/articles/parsing-saytov-konkurentov-20-samyh-luchshih-servisov, https://habr.com/ru/companies/click/articles/494020/, https://otzyvmarketing.ru/articles/servisy-dlya-monitoringa-cen-konkurentov/, https://vc.ru/marketing/555747-samostoyatelnyi-parsing-vashih-konkurentov-top-10-rasshirenii-dlya-chrome-kotorye-ne-trebuyut-programmirovaniya, https://www.unisender.com/ru/blog/parsery-dlya-sbora-dannyh-s-sajtov/</text:p>
          </table:table-cell>
        </table:table-row>
        <table:table-row table:style-name="ro1">
          <table:table-cell office:value-type="string" calcext:value-type="string">
            <text:p>парсер компаний</text:p>
          </table:table-cell>
          <table:table-cell office:value-type="string" calcext:value-type="string">
            <text:p>парсер компаний (2)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xcelvba.ru/programmes/Parser/samples/category/company, https://habr.com/ru/companies/click/articles/494020/, https://parsergis.aisoft.su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europages-com-ru/, https://vc.ru/services/878178-samostoyatelnyi-parsing-saitov-v-2023-godu-30-aktualnyh-instrumentov-na-lyuboi-vkus-bez-programmirovaniya, https://www.parseronline.ru/, https://www.unisender.com/ru/blog/parsery-dlya-sbora-dannyh-s-sajtov/</text:p>
          </table:table-cell>
        </table:table-row>
        <table:table-row table:style-name="ro1">
          <table:table-cell office:value-type="string" calcext:value-type="string">
            <text:p>парсер организаций</text:p>
          </table:table-cell>
          <table:table-cell office:value-type="string" calcext:value-type="string">
            <text:p>парсер компаний (2)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xcelvba.ru/programmes/Parser/samples/category/company, https://habr.com/ru/companies/click/articles/494020/, https://parsergis.aisoft.su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europages-com-ru/, https://vc.ru/services/878178-samostoyatelnyi-parsing-saitov-v-2023-godu-30-aktualnyh-instrumentov-na-lyuboi-vkus-bez-programmirovaniya, https://www.parseronline.ru/, https://www.unisender.com/ru/blog/parsery-dlya-sbora-dannyh-s-sajtov/</text:p>
          </table:table-cell>
        </table:table-row>
        <table:table-row table:style-name="ro1">
          <table:table-cell office:value-type="string" calcext:value-type="string">
            <text:p>парсер pdf</text:p>
          </table:table-cell>
          <table:table-cell office:value-type="string" calcext:value-type="string">
            <text:p>парсер pdf (2)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otus/articles/835930/, https://products.aspose.app/pdf/ru/parser, https://products.fileformat.app/diagram/parser/pdf, https://www.datanumen.com/ru/%D0%B1%D0%BB%D0%BE%D0%B3%D0%B8/11-%D0%BB%D1%83%D1%87%D1%88%D0%B8%D0%B9-pdf-parser-tools-free/</text:p>
          </table:table-cell>
        </table:table-row>
        <table:table-row table:style-name="ro1">
          <table:table-cell office:value-type="string" calcext:value-type="string">
            <text:p>парсер pdf файлов</text:p>
          </table:table-cell>
          <table:table-cell office:value-type="string" calcext:value-type="string">
            <text:p>парсер pdf (2)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otus/articles/835930/, https://products.aspose.app/pdf/ru/parser, https://products.fileformat.app/diagram/parser/pdf, https://www.datanumen.com/ru/%D0%B1%D0%BB%D0%BE%D0%B3%D0%B8/11-%D0%BB%D1%83%D1%87%D1%88%D0%B8%D0%B9-pdf-parser-tools-free/</text:p>
          </table:table-cell>
        </table:table-row>
        <table:table-row table:style-name="ro1">
          <table:table-cell office:value-type="string" calcext:value-type="string">
            <text:p>парсер комментариев</text:p>
          </table:table-cell>
          <table:table-cell office:value-type="string" calcext:value-type="string">
            <text:p>парсер комментариев (2)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uskiyEnot/VK-Parser, https://niksolovov.ru/category_services/parser-kommentariev-v-vk, https://rutube.ru/video/591c8f57282fb4277151cbbf805d0931/, https://vk.barkov.net/parser-kommentariev-vkontakte, https://www.youtube.com/watch?v=ERHIbFsSSEw</text:p>
          </table:table-cell>
        </table:table-row>
        <table:table-row table:style-name="ro1">
          <table:table-cell office:value-type="string" calcext:value-type="string">
            <text:p>парсер комментариев вконтакте</text:p>
          </table:table-cell>
          <table:table-cell office:value-type="string" calcext:value-type="string">
            <text:p>парсер комментариев (2)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uskiyEnot/VK-Parser, https://niksolovov.ru/category_services/parser-kommentariev-v-vk, https://rutube.ru/video/591c8f57282fb4277151cbbf805d0931/, https://vk.barkov.net/parser-kommentariev-vkontakte, https://www.youtube.com/watch?v=ERHIbFsSSEw</text:p>
          </table:table-cell>
        </table:table-row>
        <table:table-row table:style-name="ro1">
          <table:table-cell office:value-type="string" calcext:value-type="string">
            <text:p>парсер фриланс</text:p>
          </table:table-cell>
          <table:table-cell office:value-type="string" calcext:value-type="string">
            <text:p>парсер фриланс (3)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reerunce.ru/catalog/parser-dannykh/, https://kwork.ru/categories/script-programming/parsery, https://www.avito.ru/all/predlozheniya_uslug?q=%D0%BF%D0%B0%D1%80%D1%81%D0%B5%D1%80, https://freelancehunt.com/freelancers/programmirovanie/parsing-dannyih/parsing-saytov, https://freelancehunt.ru/freelancers/programmirovanie/parsing-dannyih</text:p>
          </table:table-cell>
        </table:table-row>
        <table:table-row table:style-name="ro1">
          <table:table-cell office:value-type="string" calcext:value-type="string">
            <text:p>фриланс купить парсер сайта</text:p>
          </table:table-cell>
          <table:table-cell office:value-type="string" calcext:value-type="string">
            <text:p>парсер фриланс (3)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reerunce.ru/catalog/parser-dannykh/, https://kwork.ru/categories/script-programming/parsery, https://www.avito.ru/all/predlozheniya_uslug?q=%D0%BF%D0%B0%D1%80%D1%81%D0%B5%D1%80, https://freelancehunt.com/freelancers/programmirovanie/parsing-dannyih/parsing-saytov, https://freelancehunt.ru/freelancers/programmirovanie/parsing-dannyih</text:p>
          </table:table-cell>
        </table:table-row>
        <table:table-row table:style-name="ro1">
          <table:table-cell office:value-type="string" calcext:value-type="string">
            <text:p>парсер стоимость</text:p>
          </table:table-cell>
          <table:table-cell office:value-type="string" calcext:value-type="string">
            <text:p>парсер фриланс (3)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reerunce.ru/catalog/parser-dannykh/, https://kwork.ru/categories/script-programming/parsery, https://www.avito.ru/all/predlozheniya_uslug?q=%D0%BF%D0%B0%D1%80%D1%81%D0%B5%D1%80, https://freelancehunt.com/freelancers/programmirovanie/parsing-dannyih/parsing-saytov, https://freelancehunt.ru/freelancers/programmirovanie/parsing-dannyih</text:p>
          </table:table-cell>
        </table:table-row>
        <table:table-row table:style-name="ro1">
          <table:table-cell office:value-type="string" calcext:value-type="string">
            <text:p>парсер постов</text:p>
          </table:table-cell>
          <table:table-cell office:value-type="string" calcext:value-type="string">
            <text:p>парсер постов (3)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1019506-kursfinder/3667258-luchshie-parseri-vk-dlya-grupp-i-soobshchestv, https://martrending.ru/smm/vk-parsery, https://otzyvmarketing.ru/articles/parsery-vkontakte/, https://bizidei.ru/top/parser-postov-vkontakte/, https://blog.click.ru/target/30-parserov-dlya-reklamy-v-vk-ok-fb-instagram/, https://niksolovov.ru/category_services/parser-postov-vk, https://smmplanner.com/blog/kak-vybrat-parsier-dlia-vkontaktie-i-pravilno-iegho-ispolzovat/, https://vk.barkov.net/parser-postov-vk</text:p>
          </table:table-cell>
        </table:table-row>
        <table:table-row table:style-name="ro1">
          <table:table-cell office:value-type="string" calcext:value-type="string">
            <text:p>парсер рекламы вк</text:p>
          </table:table-cell>
          <table:table-cell office:value-type="string" calcext:value-type="string">
            <text:p>парсер постов (3)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1019506-kursfinder/3667258-luchshie-parseri-vk-dlya-grupp-i-soobshchestv, https://martrending.ru/smm/vk-parsery, https://otzyvmarketing.ru/articles/parsery-vkontakte/, https://bizidei.ru/top/parser-postov-vkontakte/, https://blog.click.ru/target/30-parserov-dlya-reklamy-v-vk-ok-fb-instagram/, https://niksolovov.ru/category_services/parser-postov-vk, https://smmplanner.com/blog/kak-vybrat-parsier-dlia-vkontaktie-i-pravilno-iegho-ispolzovat/, https://vk.barkov.net/parser-postov-vk</text:p>
          </table:table-cell>
        </table:table-row>
        <table:table-row table:style-name="ro1">
          <table:table-cell office:value-type="string" calcext:value-type="string">
            <text:p>парсер постов вк</text:p>
          </table:table-cell>
          <table:table-cell office:value-type="string" calcext:value-type="string">
            <text:p>парсер постов (3)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u/1019506-kursfinder/3667258-luchshie-parseri-vk-dlya-grupp-i-soobshchestv, https://martrending.ru/smm/vk-parsery, https://otzyvmarketing.ru/articles/parsery-vkontakte/, https://bizidei.ru/top/parser-postov-vkontakte/, https://blog.click.ru/target/30-parserov-dlya-reklamy-v-vk-ok-fb-instagram/, https://niksolovov.ru/category_services/parser-postov-vk, https://smmplanner.com/blog/kak-vybrat-parsier-dlia-vkontaktie-i-pravilno-iegho-ispolzovat/, https://vk.barkov.net/parser-postov-vk</text:p>
          </table:table-cell>
        </table:table-row>
        <table:table-row table:style-name="ro1">
          <table:table-cell office:value-type="string" calcext:value-type="string">
            <text:p>парсер сайта houzz</text:p>
          </table:table-cell>
          <table:table-cell office:value-type="string" calcext:value-type="string">
            <text:p>парсер сайта houzz (2)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work.ru/projects/1295507/view, https://ru-brightdata.com/products/web-scraper/houzz, https://rutube.ru/video/a97d674eb69f29e6bcf9b7f7eb3633ba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0%D1%80%D1%85%D0%B8%D1%82%D0%B5%D0%BA%D1%82%D0%BE%D1%80%D0%BE%D0%B2-%D0%B4%D0%B8%D0%B7%D0%B0%D0%B9/, https://vk.com/public209206806</text:p>
          </table:table-cell>
        </table:table-row>
        <table:table-row table:style-name="ro1">
          <table:table-cell office:value-type="string" calcext:value-type="string">
            <text:p>парсер сайта houzz ru</text:p>
          </table:table-cell>
          <table:table-cell office:value-type="string" calcext:value-type="string">
            <text:p>парсер сайта houzz (2)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work.ru/projects/1295507/view, https://ru-brightdata.com/products/web-scraper/houzz, https://rutube.ru/video/a97d674eb69f29e6bcf9b7f7eb3633ba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0%D1%80%D1%85%D0%B8%D1%82%D0%B5%D0%BA%D1%82%D0%BE%D1%80%D0%BE%D0%B2-%D0%B4%D0%B8%D0%B7%D0%B0%D0%B9/, https://vk.com/public209206806</text:p>
          </table:table-cell>
        </table:table-row>
        <table:table-row table:style-name="ro1">
          <table:table-cell office:value-type="string" calcext:value-type="string">
            <text:p>парсер дискорд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reelancehunt.com/project/parser-diskord-rassyilka-po-lichkam/1066267.html, https://github.com/nazavod777/discord-parser, https://kwork.ru/script-programming/18918758/parser-discord-v-telegram, https://kwork.ru/script-programming/30924049/diskord-discord-parser, https://lolz.live/threads/4158612/, https://ru.stackoverflow.com/questions/1429882/%D0%9A%D0%B0%D0%BA%D0%B8%D0%B5-%D0%BA%D0%BE%D0%BC%D0%B0%D0%BD%D0%B4%D1%8B-%D0%BD%D1%83%D0%B6%D0%BD%D1%8B-%D1%87%D1%82%D0%BE%D0%B1%D1%8B-%D0%BF%D0%B0%D1%80%D1%81%D0%B5%D1%80-%D0%B4%D0%B8%D1%81%D0%BA%D0%BE%D1%80%D0%B4%D0%B0-%D0%B1%D1%80%D0%B0%D0%BB-%D1%81%D0%BE%D0%BE%D0%B1%D1%89%D0%B5%D0%BD%D0%B8%D1%8F-%D0%B8%D0%B7-%D0%BA%D0%BE%D0%BD%D0%BA%D1%80%D0%B5%D1%82%D0%BD%D0%BE%D0%B3%D0%BE-%D1%81%D0%B5%D1%80%D0%B2%D0%B5%D1%80%D0%B8, https://teletype.in/@m.up/MDP, https://www.fl.ru/projects/5142632/parser-dannyih-iz-discord.html, https://www.reddit.com/r/webscraping/comments/q8llp7/discord_scraper/?tl=ru, https://zennolab.com/discussion/threads/mnogopotochnyj-parser-discord-serverov.64795/</text:p>
          </table:table-cell>
        </table:table-row>
        <table:table-row table:style-name="ro1">
          <table:table-cell office:value-type="string" calcext:value-type="string">
            <text:p>парсер авто</text:p>
          </table:table-cell>
          <table:table-cell office:value-type="string" calcext:value-type="string">
            <text:p>парсер авто (2)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to-parser.ru/, https://github.com/vavilovnv/auto_ru_parser, https://infostart.ru/1c/tools/355860/, https://rest-app.net/parse/auto-ru-parser, https://rutube.ru/video/ee3ea339b0a78711531cda52899825a1/, https://web-data-extractor.net/parser-auto-ru/</text:p>
          </table:table-cell>
        </table:table-row>
        <table:table-row table:style-name="ro1">
          <table:table-cell office:value-type="string" calcext:value-type="string">
            <text:p>парсер авто ру</text:p>
          </table:table-cell>
          <table:table-cell office:value-type="string" calcext:value-type="string">
            <text:p>парсер авто (2)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to-parser.ru/, https://github.com/vavilovnv/auto_ru_parser, https://infostart.ru/1c/tools/355860/, https://rest-app.net/parse/auto-ru-parser, https://rutube.ru/video/ee3ea339b0a78711531cda52899825a1/, https://web-data-extractor.net/parser-auto-ru/</text:p>
          </table:table-cell>
        </table:table-row>
        <table:table-row table:style-name="ro1">
          <table:table-cell office:value-type="string" calcext:value-type="string">
            <text:p>парсер директа</text:p>
          </table:table-cell>
          <table:table-cell office:value-type="string" calcext:value-type="string">
            <text:p>парсер директа (2)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andex-direct, https://arsenkin.ru/tools/parser-ads/, https://blog.promopult.ru/ppc/klyuchevye-slova-i-obyavleniya-konkurentov-iz-yandeks-direkt-i-google-ads.html, https://casecollector.ru/tools/avtomaticheskij-parsing-wordstat/, https://convertmonster.ru/blog/kontekstnaya-reklama-blog/parsing-klyuchevyh-slov-dlya-yandeks-direkt-instrukcziya-po-rabote-s-shablonami-dlya-parsinga-poiskovyh-zaprosov/, https://github.com/gumbert/ydirect, https://habr.com/ru/companies/click/articles/485886/, https://seolik.ru/parsing-yandex-direct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E%D0%B1%D1%8A%D1%8F%D0%B2%D0%BB%D0%B5%D0%BD%D0%B8%D0%B9-%D1%8F%D0%BD%D0%B4%D0%B5%D0%BA/</text:p>
          </table:table-cell>
        </table:table-row>
        <table:table-row table:style-name="ro1">
          <table:table-cell office:value-type="string" calcext:value-type="string">
            <text:p>парсер яндекс директ</text:p>
          </table:table-cell>
          <table:table-cell office:value-type="string" calcext:value-type="string">
            <text:p>парсер директа (2)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andex-direct, https://arsenkin.ru/tools/parser-ads/, https://blog.promopult.ru/ppc/klyuchevye-slova-i-obyavleniya-konkurentov-iz-yandeks-direkt-i-google-ads.html, https://casecollector.ru/tools/avtomaticheskij-parsing-wordstat/, https://convertmonster.ru/blog/kontekstnaya-reklama-blog/parsing-klyuchevyh-slov-dlya-yandeks-direkt-instrukcziya-po-rabote-s-shablonami-dlya-parsinga-poiskovyh-zaprosov/, https://github.com/gumbert/ydirect, https://habr.com/ru/companies/click/articles/485886/, https://seolik.ru/parsing-yandex-direct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A%D0%BE%D0%BD%D1%82%D0%B0%D0%BA%D1%82%D0%BE%D0%B2-%D0%B8%D0%B7-%D0%BE%D0%B1%D1%8A%D1%8F%D0%B2%D0%BB%D0%B5%D0%BD%D0%B8%D0%B9-%D1%8F%D0%BD%D0%B4%D0%B5%D0%BA/</text:p>
          </table:table-cell>
        </table:table-row>
        <table:table-row table:style-name="ro1">
          <table:table-cell office:value-type="string" calcext:value-type="string">
            <text:p>парсер таблицы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lopata.ru/parseeng-v-eksyel-tableetsu-s-sayita/, https://excelvba.ru/programmes/Parser/samples/excel_parser, https://github.com/alecxcode/table-parser, https://habr.com/ru/companies/click/articles/494020/, https://happypython.ru/2024/04/25/google-sheets-python/, https://idatica.com/blog/parsing-tablitsy-s-sayta-na-python-poshagovoye-rukovodstvo/, https://oxylabs.io/blog/python-scrape-tables, https://srome.github.io/Parsing-HTML-Tables-in-Python-with-BeautifulSoup-and-pandas/, https://www.geeksforgeeks.org/scrape-tables-from-any-website-using-python/, https://www.youtube.com/watch?v=gUNkYpMqskg</text:p>
          </table:table-cell>
        </table:table-row>
        <table:table-row table:style-name="ro1">
          <table:table-cell office:value-type="string" calcext:value-type="string">
            <text:p>парсер инн</text:p>
          </table:table-cell>
          <table:table-cell office:value-type="string" calcext:value-type="string">
            <text:p>парсер инн (2)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xcelvba.ru/programmes/Parser/samples/focus.kontur.ru/Check_INN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F%D0%BE%D0%B8%D1%81%D0%BA%D0%B0-%D0%BA%D0%BE%D0%BD%D1%82%D0%B0%D0%BA%D1%82%D0%BE%D0%B2-%D0%BF%D0%BE-%D0%B8%D0%BD%D0%BD-2/, https://www.planetaexcel.ru/forum/?PAGE_NAME=message&amp;FID=1&amp;TID=117388&amp;MID=973658</text:p>
          </table:table-cell>
        </table:table-row>
        <table:table-row table:style-name="ro1">
          <table:table-cell office:value-type="string" calcext:value-type="string">
            <text:p>парсер инн excel</text:p>
          </table:table-cell>
          <table:table-cell office:value-type="string" calcext:value-type="string">
            <text:p>парсер инн (2)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xcelvba.ru/programmes/Parser/samples/focus.kontur.ru/Check_INN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F%D0%BE%D0%B8%D1%81%D0%BA%D0%B0-%D0%BA%D0%BE%D0%BD%D1%82%D0%B0%D0%BA%D1%82%D0%BE%D0%B2-%D0%BF%D0%BE-%D0%B8%D0%BD%D0%BD-2/, https://www.planetaexcel.ru/forum/?PAGE_NAME=message&amp;FID=1&amp;TID=117388&amp;MID=973658</text:p>
          </table:table-cell>
        </table:table-row>
        <table:table-row table:style-name="ro1">
          <table:table-cell office:value-type="string" calcext:value-type="string">
            <text:p>парсер авито бесплатно</text:p>
          </table:table-cell>
          <table:table-cell office:value-type="string" calcext:value-type="string">
            <text:p>парсер авито бесплатно (3)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ff1.ru/blogs/7-luchshikh-parserov-dlya-bystrogo-sbora-informatsii-s-avito, https://otzyvmarketing.ru/articles/luchshie-parsery-avito/, https://av-tools.pro/guest/parser_other, https://dzen.ru/a/ZXl8yuUQoQmO7ZML, https://parsingmaster.com/blog-post/kak-parsit-avito/, https://postium.ru/parsery-avito/, https://t.me/blog_Avito/64, https://vc.ru/u/2490035-alibek-gulyamov/1735856-parser-avito-ili-kak-ya-perestal-byt-slepym-kotenkom-top-1-servis-dlya-avitologov, https://www.youtube.com/watch?v=9wr-10V5-yM</text:p>
          </table:table-cell>
        </table:table-row>
        <table:table-row table:style-name="ro1">
          <table:table-cell office:value-type="string" calcext:value-type="string">
            <text:p>парсер конкурентов авито</text:p>
          </table:table-cell>
          <table:table-cell office:value-type="string" calcext:value-type="string">
            <text:p>парсер авито бесплатно (3)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ff1.ru/blogs/7-luchshikh-parserov-dlya-bystrogo-sbora-informatsii-s-avito, https://otzyvmarketing.ru/articles/luchshie-parsery-avito/, https://av-tools.pro/guest/parser_other, https://dzen.ru/a/ZXl8yuUQoQmO7ZML, https://parsingmaster.com/blog-post/kak-parsit-avito/, https://postium.ru/parsery-avito/, https://t.me/blog_Avito/64, https://vc.ru/u/2490035-alibek-gulyamov/1735856-parser-avito-ili-kak-ya-perestal-byt-slepym-kotenkom-top-1-servis-dlya-avitologov, https://www.youtube.com/watch?v=9wr-10V5-yM</text:p>
          </table:table-cell>
        </table:table-row>
        <table:table-row table:style-name="ro1">
          <table:table-cell office:value-type="string" calcext:value-type="string">
            <text:p>анализ конкурентов в авито через парсер</text:p>
          </table:table-cell>
          <table:table-cell office:value-type="string" calcext:value-type="string">
            <text:p>парсер авито бесплатно (3)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ff1.ru/blogs/7-luchshikh-parserov-dlya-bystrogo-sbora-informatsii-s-avito, https://otzyvmarketing.ru/articles/luchshie-parsery-avito/, https://av-tools.pro/guest/parser_other, https://dzen.ru/a/ZXl8yuUQoQmO7ZML, https://parsingmaster.com/blog-post/kak-parsit-avito/, https://postium.ru/parsery-avito/, https://t.me/blog_Avito/64, https://vc.ru/u/2490035-alibek-gulyamov/1735856-parser-avito-ili-kak-ya-perestal-byt-slepym-kotenkom-top-1-servis-dlya-avitologov, https://www.youtube.com/watch?v=9wr-10V5-yM</text:p>
          </table:table-cell>
        </table:table-row>
        <table:table-row table:style-name="ro1">
          <table:table-cell office:value-type="string" calcext:value-type="string">
            <text:p>парсер выражения</text:p>
          </table:table-cell>
          <table:table-cell office:value-type="string" calcext:value-type="string">
            <text:p>парсер выражения (4)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263775/, https://mindhalls.tmweb.ru/symb-expr/, https://ru.stackoverflow.com/questions/23842/%D0%9F%D0%B0%D1%80%D1%81%D0%B5%D1%80-%D0%BC%D0%B0%D1%82%D0%B5%D0%BC%D0%B0%D1%82%D0%B8%D1%87%D0%B5%D1%81%D0%BA%D0%B8%D1%85-%D0%B2%D1%8B%D1%80%D0%B0%D0%B6%D0%B5%D0%BD%D0%B8%D0%B9, https://www.mql5.com/ru/articles/8027, https://github.com/atastycookie/mathematical-expression-parser, https://infostart.ru/1c/tools/315692/, https://marketplace.visualstudio.com/items?itemName=MikhailBrinchuk.SimpleMathExpressionParser, https://vla5924-practice.github.io/compiler-project/ru/components/parser/expression_parsing.html</text:p>
          </table:table-cell>
        </table:table-row>
        <table:table-row table:style-name="ro1">
          <table:table-cell office:value-type="string" calcext:value-type="string">
            <text:p>парсер арифметических выражений</text:p>
          </table:table-cell>
          <table:table-cell office:value-type="string" calcext:value-type="string">
            <text:p>парсер выражения (4)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263775/, https://mindhalls.tmweb.ru/symb-expr/, https://ru.stackoverflow.com/questions/23842/%D0%9F%D0%B0%D1%80%D1%81%D0%B5%D1%80-%D0%BC%D0%B0%D1%82%D0%B5%D0%BC%D0%B0%D1%82%D0%B8%D1%87%D0%B5%D1%81%D0%BA%D0%B8%D1%85-%D0%B2%D1%8B%D1%80%D0%B0%D0%B6%D0%B5%D0%BD%D0%B8%D0%B9, https://www.mql5.com/ru/articles/8027, https://github.com/atastycookie/mathematical-expression-parser, https://infostart.ru/1c/tools/315692/, https://marketplace.visualstudio.com/items?itemName=MikhailBrinchuk.SimpleMathExpressionParser, https://vla5924-practice.github.io/compiler-project/ru/components/parser/expression_parsing.html</text:p>
          </table:table-cell>
        </table:table-row>
        <table:table-row table:style-name="ro1">
          <table:table-cell office:value-type="string" calcext:value-type="string">
            <text:p>математический парсер</text:p>
          </table:table-cell>
          <table:table-cell office:value-type="string" calcext:value-type="string">
            <text:p>парсер выражения (4)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263775/, https://mindhalls.tmweb.ru/symb-expr/, https://ru.stackoverflow.com/questions/23842/%D0%9F%D0%B0%D1%80%D1%81%D0%B5%D1%80-%D0%BC%D0%B0%D1%82%D0%B5%D0%BC%D0%B0%D1%82%D0%B8%D1%87%D0%B5%D1%81%D0%BA%D0%B8%D1%85-%D0%B2%D1%8B%D1%80%D0%B0%D0%B6%D0%B5%D0%BD%D0%B8%D0%B9, https://www.mql5.com/ru/articles/8027, https://github.com/atastycookie/mathematical-expression-parser, https://infostart.ru/1c/tools/315692/, https://marketplace.visualstudio.com/items?itemName=MikhailBrinchuk.SimpleMathExpressionParser, https://vla5924-practice.github.io/compiler-project/ru/components/parser/expression_parsing.html</text:p>
          </table:table-cell>
        </table:table-row>
        <table:table-row table:style-name="ro1">
          <table:table-cell office:value-type="string" calcext:value-type="string">
            <text:p>парсер математических выражений</text:p>
          </table:table-cell>
          <table:table-cell office:value-type="string" calcext:value-type="string">
            <text:p>парсер выражения (4)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263775/, https://mindhalls.tmweb.ru/symb-expr/, https://ru.stackoverflow.com/questions/23842/%D0%9F%D0%B0%D1%80%D1%81%D0%B5%D1%80-%D0%BC%D0%B0%D1%82%D0%B5%D0%BC%D0%B0%D1%82%D0%B8%D1%87%D0%B5%D1%81%D0%BA%D0%B8%D1%85-%D0%B2%D1%8B%D1%80%D0%B0%D0%B6%D0%B5%D0%BD%D0%B8%D0%B9, https://www.mql5.com/ru/articles/8027, https://github.com/atastycookie/mathematical-expression-parser, https://infostart.ru/1c/tools/315692/, https://marketplace.visualstudio.com/items?itemName=MikhailBrinchuk.SimpleMathExpressionParser, https://vla5924-practice.github.io/compiler-project/ru/components/parser/expression_parsing.html</text:p>
          </table:table-cell>
        </table:table-row>
        <table:table-row table:style-name="ro1">
          <table:table-cell office:value-type="string" calcext:value-type="string">
            <text:p>ии парсер</text:p>
          </table:table-cell>
          <table:table-cell office:value-type="string" calcext:value-type="string">
            <text:p>ии парсер (3)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asp.pro/neural-networks/browse-ai/, https://dzen.ru/a/ZwUJQ2BHnnxRhVO8, https://github.com/naluneotlichno/web-parser-ai, https://habr.com/ru/articles/753134/, https://ru-brightdata.com/blog/web-data-ru/ai-web-scraping, https://webbee-ai.ru/, https://www.youtube.com/watch?v=HwliJnw2NrI</text:p>
          </table:table-cell>
        </table:table-row>
        <table:table-row table:style-name="ro1">
          <table:table-cell office:value-type="string" calcext:value-type="string">
            <text:p>ии парсер сайтов</text:p>
          </table:table-cell>
          <table:table-cell office:value-type="string" calcext:value-type="string">
            <text:p>ии парсер (3)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asp.pro/neural-networks/browse-ai/, https://dzen.ru/a/ZwUJQ2BHnnxRhVO8, https://github.com/naluneotlichno/web-parser-ai, https://habr.com/ru/articles/753134/, https://ru-brightdata.com/blog/web-data-ru/ai-web-scraping, https://webbee-ai.ru/, https://www.youtube.com/watch?v=HwliJnw2NrI</text:p>
          </table:table-cell>
        </table:table-row>
        <table:table-row table:style-name="ro1">
          <table:table-cell office:value-type="string" calcext:value-type="string">
            <text:p>настройка ии для парсера</text:p>
          </table:table-cell>
          <table:table-cell office:value-type="string" calcext:value-type="string">
            <text:p>ии парсер (3)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asp.pro/neural-networks/browse-ai/, https://dzen.ru/a/ZwUJQ2BHnnxRhVO8, https://github.com/naluneotlichno/web-parser-ai, https://habr.com/ru/articles/753134/, https://ru-brightdata.com/blog/web-data-ru/ai-web-scraping, https://webbee-ai.ru/, https://www.youtube.com/watch?v=HwliJnw2NrI</text:p>
          </table:table-cell>
        </table:table-row>
        <table:table-row table:style-name="ro1">
          <table:table-cell office:value-type="string" calcext:value-type="string">
            <text:p>парсер доменов</text:p>
          </table:table-cell>
          <table:table-cell office:value-type="string" calcext:value-type="string">
            <text:p>парсер доменов (2)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menparser.aisoft.su/, https://rutube.ru/video/f1b150f658e258b3d629328e84e7479f/, https://vc.ru/u/871805-viktor-poleminyuk/267922-drop-domeny-gotovyi-parser-drop-domenov-dlya-postroeniya-setok-pbn, https://zenno-bots.ru/product/parser-broshennyh-domenov/</text:p>
          </table:table-cell>
        </table:table-row>
        <table:table-row table:style-name="ro1">
          <table:table-cell office:value-type="string" calcext:value-type="string">
            <text:p>парсер брошенных доменов</text:p>
          </table:table-cell>
          <table:table-cell office:value-type="string" calcext:value-type="string">
            <text:p>парсер доменов (2)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omenparser.aisoft.su/, https://rutube.ru/video/f1b150f658e258b3d629328e84e7479f/, https://vc.ru/u/871805-viktor-poleminyuk/267922-drop-domeny-gotovyi-parser-drop-domenov-dlya-postroeniya-setok-pbn, https://zenno-bots.ru/product/parser-broshennyh-domenov/</text:p>
          </table:table-cell>
        </table:table-row>
        <table:table-row table:style-name="ro1">
          <table:table-cell office:value-type="string" calcext:value-type="string">
            <text:p>парсер гугл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google, https://froxy.com/ru/serp-scraper/google, https://github.com/nrjdalal/google-parser, https://habr.com/ru/articles/867876/, https://outscraper.com/ru/google-search-scraper/, https://timthewebmaster.com/ru/articles/how-to-write-google-search-results-scraper/, https://tools.pixelplus.ru/tools/podskazki-google, https://wacombo.ru/parser-google/, https://web-data-extractor.net/google-parser/, https://xmlseo.ru/parser-google</text:p>
          </table:table-cell>
        </table:table-row>
        <table:table-row table:style-name="ro1">
          <table:table-cell office:value-type="string" calcext:value-type="string">
            <text:p>парсинг новостных сайтов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aqFB7cHJSoW5iEg, https://habr.com/ru/articles/689520/, https://ru-brightdata.com/blog/web-data-ru/how-to-scrape-news-articles, https://truetech.by/posts/parsing-novostnih-saitov.html, https://vc.ru/marketing/637239-parsing-saitov-vashih-konkurentov-samostoyatelno-ot-sdelai-sam-do-zavernite-mne-eshe-odin-gugl-pozhaluista, https://web-data-extractor.net/parser-novostej/, https://www.diggernaut.ru/blog/uchimsya-pisat-parsery-na-primere-parsera-novostnyh-saytov/, https://www.diggernaut.ru/dev/meta-yazyk-metody-novosti.html, https://x-parser.ru/tips/177-parser-novostey.html, https://yavorsky.ru/stati/parsingsaitovzakonno/</text:p>
          </table:table-cell>
        </table:table-row>
        <table:table-row table:style-name="ro1">
          <table:table-cell office:value-type="string" calcext:value-type="string">
            <text:p>python бот парсер</text:p>
          </table:table-cell>
          <table:table-cell office:value-type="string" calcext:value-type="string">
            <text:p>python бот парсер (7)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DVmVm--RmOlMr8e, https://parse-rpython.vercel.app/, https://parsemachine.com/articles/urok-4-pishem-telegram-bota-dlya-polucheniya-rezultatov-parsinga/, https://skillbox.ru/media/code/parsim-dannye-v-telegram-na-python-chast-1/, https://www.youtube.com/watch?v=o06cdLnyc3I, https://school.kontur.ru/publications/2609, https://habr.com/ru/articles/900462/, https://vc.ru/u/3898785-irina-bambikova/1720701-parser-tg-chatov-po-klyuchu-telegramm-bot-na-python-2025, https://github.com/ettercaper/TelegramParserBot, https://trafficcardinal.com/post/sozdaem-bota-dlya-parsinga-polzovatelej-telegram</text:p>
          </table:table-cell>
        </table:table-row>
        <table:table-row table:style-name="ro1">
          <table:table-cell office:value-type="string" calcext:value-type="string">
            <text:p>создать бота парсера</text:p>
          </table:table-cell>
          <table:table-cell office:value-type="string" calcext:value-type="string">
            <text:p>python бот парсер (7)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DVmVm--RmOlMr8e, https://parse-rpython.vercel.app/, https://parsemachine.com/articles/urok-4-pishem-telegram-bota-dlya-polucheniya-rezultatov-parsinga/, https://skillbox.ru/media/code/parsim-dannye-v-telegram-na-python-chast-1/, https://www.youtube.com/watch?v=o06cdLnyc3I, https://school.kontur.ru/publications/2609, https://habr.com/ru/articles/900462/, https://vc.ru/u/3898785-irina-bambikova/1720701-parser-tg-chatov-po-klyuchu-telegramm-bot-na-python-2025, https://github.com/ettercaper/TelegramParserBot, https://trafficcardinal.com/post/sozdaem-bota-dlya-parsinga-polzovatelej-telegram</text:p>
          </table:table-cell>
        </table:table-row>
        <table:table-row table:style-name="ro1">
          <table:table-cell office:value-type="string" calcext:value-type="string">
            <text:p>бот парсер для телеграмма python</text:p>
          </table:table-cell>
          <table:table-cell office:value-type="string" calcext:value-type="string">
            <text:p>python бот парсер (7)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DVmVm--RmOlMr8e, https://parse-rpython.vercel.app/, https://parsemachine.com/articles/urok-4-pishem-telegram-bota-dlya-polucheniya-rezultatov-parsinga/, https://skillbox.ru/media/code/parsim-dannye-v-telegram-na-python-chast-1/, https://www.youtube.com/watch?v=o06cdLnyc3I, https://school.kontur.ru/publications/2609, https://habr.com/ru/articles/900462/, https://vc.ru/u/3898785-irina-bambikova/1720701-parser-tg-chatov-po-klyuchu-telegramm-bot-na-python-2025, https://github.com/ettercaper/TelegramParserBot, https://trafficcardinal.com/post/sozdaem-bota-dlya-parsinga-polzovatelej-telegram</text:p>
          </table:table-cell>
        </table:table-row>
        <table:table-row table:style-name="ro1">
          <table:table-cell office:value-type="string" calcext:value-type="string">
            <text:p>телеграм бот парсер на python</text:p>
          </table:table-cell>
          <table:table-cell office:value-type="string" calcext:value-type="string">
            <text:p>python бот парсер (7)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DVmVm--RmOlMr8e, https://parse-rpython.vercel.app/, https://parsemachine.com/articles/urok-4-pishem-telegram-bota-dlya-polucheniya-rezultatov-parsinga/, https://skillbox.ru/media/code/parsim-dannye-v-telegram-na-python-chast-1/, https://www.youtube.com/watch?v=o06cdLnyc3I, https://school.kontur.ru/publications/2609, https://habr.com/ru/articles/900462/, https://vc.ru/u/3898785-irina-bambikova/1720701-parser-tg-chatov-po-klyuchu-telegramm-bot-na-python-2025, https://github.com/ettercaper/TelegramParserBot, https://trafficcardinal.com/post/sozdaem-bota-dlya-parsinga-polzovatelej-telegram</text:p>
          </table:table-cell>
        </table:table-row>
        <table:table-row table:style-name="ro1">
          <table:table-cell office:value-type="string" calcext:value-type="string">
            <text:p>как сделать парсер бот для телеграм</text:p>
          </table:table-cell>
          <table:table-cell office:value-type="string" calcext:value-type="string">
            <text:p>python бот парсер (7)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DVmVm--RmOlMr8e, https://parse-rpython.vercel.app/, https://parsemachine.com/articles/urok-4-pishem-telegram-bota-dlya-polucheniya-rezultatov-parsinga/, https://skillbox.ru/media/code/parsim-dannye-v-telegram-na-python-chast-1/, https://www.youtube.com/watch?v=o06cdLnyc3I, https://school.kontur.ru/publications/2609, https://habr.com/ru/articles/900462/, https://vc.ru/u/3898785-irina-bambikova/1720701-parser-tg-chatov-po-klyuchu-telegramm-bot-na-python-2025, https://github.com/ettercaper/TelegramParserBot, https://trafficcardinal.com/post/sozdaem-bota-dlya-parsinga-polzovatelej-telegram</text:p>
          </table:table-cell>
        </table:table-row>
        <table:table-row table:style-name="ro1">
          <table:table-cell office:value-type="string" calcext:value-type="string">
            <text:p>как написать бота парсера в тг</text:p>
          </table:table-cell>
          <table:table-cell office:value-type="string" calcext:value-type="string">
            <text:p>python бот парсер (7)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DVmVm--RmOlMr8e, https://parse-rpython.vercel.app/, https://parsemachine.com/articles/urok-4-pishem-telegram-bota-dlya-polucheniya-rezultatov-parsinga/, https://skillbox.ru/media/code/parsim-dannye-v-telegram-na-python-chast-1/, https://www.youtube.com/watch?v=o06cdLnyc3I, https://school.kontur.ru/publications/2609, https://habr.com/ru/articles/900462/, https://vc.ru/u/3898785-irina-bambikova/1720701-parser-tg-chatov-po-klyuchu-telegramm-bot-na-python-2025, https://github.com/ettercaper/TelegramParserBot, https://trafficcardinal.com/post/sozdaem-bota-dlya-parsinga-polzovatelej-telegram</text:p>
          </table:table-cell>
        </table:table-row>
        <table:table-row table:style-name="ro1">
          <table:table-cell office:value-type="string" calcext:value-type="string">
            <text:p>python парсер в telegram бот</text:p>
          </table:table-cell>
          <table:table-cell office:value-type="string" calcext:value-type="string">
            <text:p>python бот парсер (7)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DVmVm--RmOlMr8e, https://parse-rpython.vercel.app/, https://parsemachine.com/articles/urok-4-pishem-telegram-bota-dlya-polucheniya-rezultatov-parsinga/, https://skillbox.ru/media/code/parsim-dannye-v-telegram-na-python-chast-1/, https://www.youtube.com/watch?v=o06cdLnyc3I, https://school.kontur.ru/publications/2609, https://habr.com/ru/articles/900462/, https://vc.ru/u/3898785-irina-bambikova/1720701-parser-tg-chatov-po-klyuchu-telegramm-bot-na-python-2025, https://github.com/ettercaper/TelegramParserBot, https://trafficcardinal.com/post/sozdaem-bota-dlya-parsinga-polzovatelej-telegram</text:p>
          </table:table-cell>
        </table:table-row>
        <table:table-row table:style-name="ro1">
          <table:table-cell office:value-type="string" calcext:value-type="string">
            <text:p>парсер для браузера</text:p>
          </table:table-cell>
          <table:table-cell office:value-type="string" calcext:value-type="string">
            <text:p>парсер для браузера (4)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parsers-%D0%B1%D0%B5%D1%81%D0%BF%D0%BB%D0%B0%D1%82%D0%BD%D1%8B%D0%B9-%D0%BF%D0%B0%D1%80%D1%81%D0%B5%D1%80/mhfjedhbggbodliofccpefegbmaoohin?hl=ru, https://habr.com/ru/companies/offlinecrm/articles/704522/, https://allrival.com/chrome-extension, https://blog.promopult.ru/seo/kak-parsit-sajt-20-instrumentov.html, https://traff.ink/services/parseeng-sayitov-konkuryentov/, https://chrome.google.com/webstore/detail/%D0%BF%D0%B0%D1%80%D1%81%D0%B5%D1%80-%D1%81%D0%B0%D0%B9%D1%82%D0%BE%D0%B2-%C2%B7-%D0%BC%D0%BE%D0%BD%D0%B8%D1%82%D0%BE%D1%80%D0%B8%D0%BD/mfhiahbobigkjofkpcbelhaojlcfkiah?hl=ru)-, https://dev.to/wpadmin/biesplatnyi-parsier-saita-2gis-s-pomoshchiu-brauziera-google-chrome-3gb8, https://idatica.com/browser-extension/, https://prowebscraper.com/blog/best-web-scraping-chrome-extensions-compared/, https://ru-brightdata.com/blog/web-data-ru/best-no-code-scrapers</text:p>
          </table:table-cell>
        </table:table-row>
        <table:table-row table:style-name="ro1">
          <table:table-cell office:value-type="string" calcext:value-type="string">
            <text:p>парсер расширение браузера</text:p>
          </table:table-cell>
          <table:table-cell office:value-type="string" calcext:value-type="string">
            <text:p>парсер для браузера (4)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parsers-%D0%B1%D0%B5%D1%81%D0%BF%D0%BB%D0%B0%D1%82%D0%BD%D1%8B%D0%B9-%D0%BF%D0%B0%D1%80%D1%81%D0%B5%D1%80/mhfjedhbggbodliofccpefegbmaoohin?hl=ru, https://habr.com/ru/companies/offlinecrm/articles/704522/, https://allrival.com/chrome-extension, https://blog.promopult.ru/seo/kak-parsit-sajt-20-instrumentov.html, https://traff.ink/services/parseeng-sayitov-konkuryentov/, https://chrome.google.com/webstore/detail/%D0%BF%D0%B0%D1%80%D1%81%D0%B5%D1%80-%D1%81%D0%B0%D0%B9%D1%82%D0%BE%D0%B2-%C2%B7-%D0%BC%D0%BE%D0%BD%D0%B8%D1%82%D0%BE%D1%80%D0%B8%D0%BD/mfhiahbobigkjofkpcbelhaojlcfkiah?hl=ru)-, https://dev.to/wpadmin/biesplatnyi-parsier-saita-2gis-s-pomoshchiu-brauziera-google-chrome-3gb8, https://idatica.com/browser-extension/, https://prowebscraper.com/blog/best-web-scraping-chrome-extensions-compared/, https://ru-brightdata.com/blog/web-data-ru/best-no-code-scrapers</text:p>
          </table:table-cell>
        </table:table-row>
        <table:table-row table:style-name="ro1">
          <table:table-cell office:value-type="string" calcext:value-type="string">
            <text:p>парсер chrome</text:p>
          </table:table-cell>
          <table:table-cell office:value-type="string" calcext:value-type="string">
            <text:p>парсер для браузера (4)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parsers-%D0%B1%D0%B5%D1%81%D0%BF%D0%BB%D0%B0%D1%82%D0%BD%D1%8B%D0%B9-%D0%BF%D0%B0%D1%80%D1%81%D0%B5%D1%80/mhfjedhbggbodliofccpefegbmaoohin?hl=ru, https://habr.com/ru/companies/offlinecrm/articles/704522/, https://allrival.com/chrome-extension, https://blog.promopult.ru/seo/kak-parsit-sajt-20-instrumentov.html, https://traff.ink/services/parseeng-sayitov-konkuryentov/, https://chrome.google.com/webstore/detail/%D0%BF%D0%B0%D1%80%D1%81%D0%B5%D1%80-%D1%81%D0%B0%D0%B9%D1%82%D0%BE%D0%B2-%C2%B7-%D0%BC%D0%BE%D0%BD%D0%B8%D1%82%D0%BE%D1%80%D0%B8%D0%BD/mfhiahbobigkjofkpcbelhaojlcfkiah?hl=ru)-, https://dev.to/wpadmin/biesplatnyi-parsier-saita-2gis-s-pomoshchiu-brauziera-google-chrome-3gb8, https://idatica.com/browser-extension/, https://prowebscraper.com/blog/best-web-scraping-chrome-extensions-compared/, https://ru-brightdata.com/blog/web-data-ru/best-no-code-scrapers</text:p>
          </table:table-cell>
        </table:table-row>
        <table:table-row table:style-name="ro1">
          <table:table-cell office:value-type="string" calcext:value-type="string">
            <text:p>расширения для chrome парсер</text:p>
          </table:table-cell>
          <table:table-cell office:value-type="string" calcext:value-type="string">
            <text:p>парсер для браузера (4)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parsers-%D0%B1%D0%B5%D1%81%D0%BF%D0%BB%D0%B0%D1%82%D0%BD%D1%8B%D0%B9-%D0%BF%D0%B0%D1%80%D1%81%D0%B5%D1%80/mhfjedhbggbodliofccpefegbmaoohin?hl=ru, https://habr.com/ru/companies/offlinecrm/articles/704522/, https://allrival.com/chrome-extension, https://blog.promopult.ru/seo/kak-parsit-sajt-20-instrumentov.html, https://traff.ink/services/parseeng-sayitov-konkuryentov/, https://chrome.google.com/webstore/detail/%D0%BF%D0%B0%D1%80%D1%81%D0%B5%D1%80-%D1%81%D0%B0%D0%B9%D1%82%D0%BE%D0%B2-%C2%B7-%D0%BC%D0%BE%D0%BD%D0%B8%D1%82%D0%BE%D1%80%D0%B8%D0%BD/mfhiahbobigkjofkpcbelhaojlcfkiah?hl=ru)-, https://dev.to/wpadmin/biesplatnyi-parsier-saita-2gis-s-pomoshchiu-brauziera-google-chrome-3gb8, https://idatica.com/browser-extension/, https://prowebscraper.com/blog/best-web-scraping-chrome-extensions-compared/, https://ru-brightdata.com/blog/web-data-ru/best-no-code-scrapers</text:p>
          </table:table-cell>
        </table:table-row>
        <table:table-row table:style-name="ro1">
          <table:table-cell office:value-type="string" calcext:value-type="string">
            <text:p>парсер авито недвижимость</text:p>
          </table:table-cell>
          <table:table-cell office:value-type="string" calcext:value-type="string">
            <text:p>парсер авито недвижимость (3)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orkspace.ru/blog/22-parsera-dlya-avito-obzor-i-sravnenie/, https://otzyvmarketing.ru/articles/luchshie-parsery-avito/, https://www.youtube.com/watch?v=NR4lAlaQ1u4, https://ads-api.ru/, https://aff1.ru/blogs/7-luchshikh-parserov-dlya-bystrogo-sbora-informatsii-s-avito, https://auto-parser.ru/parser_realty_avito, https://github.com/HSEGeoMarketing/AvitoParser, https://homecrm.ru/blog/parser-avito, https://rutube.ru/video/2048a4b0bad8f2f66a3a4cca3ee47514/, https://sigmaparser.ru/</text:p>
          </table:table-cell>
        </table:table-row>
        <table:table-row table:style-name="ro1">
          <table:table-cell office:value-type="string" calcext:value-type="string">
            <text:p>парсер авито циан</text:p>
          </table:table-cell>
          <table:table-cell office:value-type="string" calcext:value-type="string">
            <text:p>парсер авито недвижимость (3)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orkspace.ru/blog/22-parsera-dlya-avito-obzor-i-sravnenie/, https://otzyvmarketing.ru/articles/luchshie-parsery-avito/, https://www.youtube.com/watch?v=NR4lAlaQ1u4, https://ads-api.ru/, https://aff1.ru/blogs/7-luchshikh-parserov-dlya-bystrogo-sbora-informatsii-s-avito, https://auto-parser.ru/parser_realty_avito, https://github.com/HSEGeoMarketing/AvitoParser, https://homecrm.ru/blog/parser-avito, https://rutube.ru/video/2048a4b0bad8f2f66a3a4cca3ee47514/, https://sigmaparser.ru/</text:p>
          </table:table-cell>
        </table:table-row>
        <table:table-row table:style-name="ro1">
          <table:table-cell office:value-type="string" calcext:value-type="string">
            <text:p>парсер объявлений авито недвижимость</text:p>
          </table:table-cell>
          <table:table-cell office:value-type="string" calcext:value-type="string">
            <text:p>парсер авито недвижимость (3)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orkspace.ru/blog/22-parsera-dlya-avito-obzor-i-sravnenie/, https://otzyvmarketing.ru/articles/luchshie-parsery-avito/, https://www.youtube.com/watch?v=NR4lAlaQ1u4, https://ads-api.ru/, https://aff1.ru/blogs/7-luchshikh-parserov-dlya-bystrogo-sbora-informatsii-s-avito, https://auto-parser.ru/parser_realty_avito, https://github.com/HSEGeoMarketing/AvitoParser, https://homecrm.ru/blog/parser-avito, https://rutube.ru/video/2048a4b0bad8f2f66a3a4cca3ee47514/, https://sigmaparser.ru/</text:p>
          </table:table-cell>
        </table:table-row>
        <table:table-row table:style-name="ro1">
          <table:table-cell office:value-type="string" calcext:value-type="string">
            <text:p>парсер стим</text:p>
          </table:table-cell>
          <table:table-cell office:value-type="string" calcext:value-type="string">
            <text:p>парсер стим (2)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work.ru/script-programming/14496232/parser-steam-predmetov, https://ru.stackoverflow.com/questions/1559623/%D0%9A%D0%B0%D0%BA-%D1%81%D0%BF%D0%B0%D1%80%D1%81%D0%B8%D1%82%D1%8C-%D1%86%D0%B5%D0%BD%D1%8B-%D1%81-%D0%A2%D0%BE%D1%80%D0%B3%D0%BE%D0%B2%D0%BE%D0%B9-%D0%9F%D0%BB%D0%BE%D1%89%D0%B0%D0%B4%D0%BA%D0%B8-%D0%A1%D1%82%D0%B8%D0%BC, https://t.me/steamstuffru/283, https://tradeon.space/</text:p>
          </table:table-cell>
        </table:table-row>
        <table:table-row table:style-name="ro1">
          <table:table-cell office:value-type="string" calcext:value-type="string">
            <text:p>парсер цен стим</text:p>
          </table:table-cell>
          <table:table-cell office:value-type="string" calcext:value-type="string">
            <text:p>парсер стим (2)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work.ru/script-programming/14496232/parser-steam-predmetov, https://ru.stackoverflow.com/questions/1559623/%D0%9A%D0%B0%D0%BA-%D1%81%D0%BF%D0%B0%D1%80%D1%81%D0%B8%D1%82%D1%8C-%D1%86%D0%B5%D0%BD%D1%8B-%D1%81-%D0%A2%D0%BE%D1%80%D0%B3%D0%BE%D0%B2%D0%BE%D0%B9-%D0%9F%D0%BB%D0%BE%D1%89%D0%B0%D0%B4%D0%BA%D0%B8-%D0%A1%D1%82%D0%B8%D0%BC, https://t.me/steamstuffru/283, https://tradeon.space/</text:p>
          </table:table-cell>
        </table:table-row>
        <table:table-row table:style-name="ro1">
          <table:table-cell office:value-type="string" calcext:value-type="string">
            <text:p>инста парсер</text:p>
          </table:table-cell>
          <table:table-cell office:value-type="string" calcext:value-type="string">
            <text:p>инста парсер (3)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sta-parser.ru/, https://partnerkin.com/services/instaparser, https://www.otzyvru.com/insta-parserru, https://in-scale.ru/service/Instaparserru/, https://instaparser.ru/, https://niksolovov.ru/services/instaparser, https://otzyvmarketing.ru/insta-parser/, https://resize-web.ru/prog/instaparser/, https://vc.ru/u/2959483-evgenii/1043725-insta-parser-za-9000-rublei-kotoryi-ne-rabotaet, https://vk.com/wall-192217336_7450</text:p>
          </table:table-cell>
        </table:table-row>
        <table:table-row table:style-name="ro1">
          <table:table-cell office:value-type="string" calcext:value-type="string">
            <text:p>инста парсер ру</text:p>
          </table:table-cell>
          <table:table-cell office:value-type="string" calcext:value-type="string">
            <text:p>инста парсер (3)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sta-parser.ru/, https://partnerkin.com/services/instaparser, https://www.otzyvru.com/insta-parserru, https://in-scale.ru/service/Instaparserru/, https://instaparser.ru/, https://niksolovov.ru/services/instaparser, https://otzyvmarketing.ru/insta-parser/, https://resize-web.ru/prog/instaparser/, https://vc.ru/u/2959483-evgenii/1043725-insta-parser-za-9000-rublei-kotoryi-ne-rabotaet, https://vk.com/wall-192217336_7450</text:p>
          </table:table-cell>
        </table:table-row>
        <table:table-row table:style-name="ro1">
          <table:table-cell office:value-type="string" calcext:value-type="string">
            <text:p>инста парсер отзывы</text:p>
          </table:table-cell>
          <table:table-cell office:value-type="string" calcext:value-type="string">
            <text:p>инста парсер (3)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sta-parser.ru/, https://partnerkin.com/services/instaparser, https://www.otzyvru.com/insta-parserru, https://in-scale.ru/service/Instaparserru/, https://instaparser.ru/, https://niksolovov.ru/services/instaparser, https://otzyvmarketing.ru/insta-parser/, https://resize-web.ru/prog/instaparser/, https://vc.ru/u/2959483-evgenii/1043725-insta-parser-za-9000-rublei-kotoryi-ne-rabotaet, https://vk.com/wall-192217336_7450</text:p>
          </table:table-cell>
        </table:table-row>
        <table:table-row table:style-name="ro1">
          <table:table-cell office:value-type="string" calcext:value-type="string">
            <text:p>парсер ip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ip-info, https://docs.vngcloud.vn/vng-cloud-document/vmonitor/dashboards/logs/lam-viec-voi-log-pipeline/processor/geo-ip-parser, https://github.com/m8sec/ipparser, https://habr.com/ru/companies/timeweb/articles/563274/, https://lemire.me/blog/2023/06/08/parsing-ip-addresses-crazily-fast/, https://lib.rs/crates/ip-parser, https://stackoverflow.com/questions/14822368/ip-address-parser-in-javascript, https://tools.y99.in/tool/ip_address_parser/, https://www.blast.hk/threads/87333/, https://www.youtube.com/watch?v=mqznliVIFF8</text:p>
          </table:table-cell>
        </table:table-row>
        <table:table-row table:style-name="ro1">
          <table:table-cell office:value-type="string" calcext:value-type="string">
            <text:p>синтаксические парсеры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alogue-conf.org/media/3971/kiselevmvfedoseevadv.pdf, https://habr.com/ru/companies/sberbank/articles/418701/, https://kolko.github.io/githubio/2020-05-06_static_analysis.md.html, https://masters.donntu.ru/2014/fknt/mokhovykh/library/st5.htm, https://ntv.ifmo.ru/ru/article/13888/semantiko-sintaksicheskiy_parser_SEMSIN_.htm, https://ru.wikibooks.org/wiki/%D0%A4%D1%83%D0%BD%D0%BA%D1%86%D0%B8%D0%BE%D0%BD%D0%B0%D0%BB%D1%8C%D0%BD%D1%8B%D0%B5_%D0%BF%D0%B0%D1%80%D1%81%D0%B5%D1%80%D1%8B, https://ru.wikipedia.org/wiki/%D0%A1%D0%B8%D0%BD%D1%82%D0%B0%D0%BA%D1%81%D0%B8%D1%87%D0%B5%D1%81%D0%BA%D0%B8%D0%B9_%D0%B0%D0%BD%D0%B0%D0%BB%D0%B8%D0%B7%D0%B0%D1%82%D0%BE%D1%80, https://sky.pro/wiki/javascript/sintaksicheskij-analiz-kak-kompilyatory-ponimayut-strukturu-koda/, https://tr-page.yandex.ru/translate?lang=en-ru&amp;url=https%3A%2F%2Fwww.geeksforgeeks.org%2Fintroduction-of-parsing-ambiguity-and-parsers-set-1%2F, https://www.youtube.com/watch?v=7e4bmFR3XTU</text:p>
          </table:table-cell>
        </table:table-row>
        <table:table-row table:style-name="ro1">
          <table:table-cell office:value-type="string" calcext:value-type="string">
            <text:p>парсер на заказ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paid-services/, https://freelancehunt.com/projects/skill/parsing-dannyih/169.html, https://kwork.ru/categories/script-programming/parsery, https://kwork.ru/land/parsing-saytov, https://profi.ru/it_freelance/parsing/, https://sibdev.pro/parser, https://www.fl.ru/freelancers/parsing-dannyih/, https://www.parsic.ru/, https://www.sotbit.ru/solutions/shs.parser.html, https://yavorsky.ru/services/parsing/</text:p>
          </table:table-cell>
        </table:table-row>
        <table:table-row table:style-name="ro1">
          <table:table-cell office:value-type="string" calcext:value-type="string">
            <text:p>услуги парсера</text:p>
          </table:table-cell>
          <table:table-cell office:value-type="string" calcext:value-type="string">
            <text:p>услуги парсера (2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work.ru/categories/script-programming/parsery, https://rufago.ru/uslugi/razrabotka-parsera-na-zakaz/, https://thelightech.ru/services/parsing-dannyh/, https://www.fl.ru/freelancers/parsing-dannyih/</text:p>
          </table:table-cell>
        </table:table-row>
        <table:table-row table:style-name="ro1">
          <table:table-cell office:value-type="string" calcext:value-type="string">
            <text:p>заказать парсер</text:p>
          </table:table-cell>
          <table:table-cell office:value-type="string" calcext:value-type="string">
            <text:p>услуги парсера (2)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work.ru/categories/script-programming/parsery, https://rufago.ru/uslugi/razrabotka-parsera-na-zakaz/, https://thelightech.ru/services/parsing-dannyh/, https://www.fl.ru/freelancers/parsing-dannyih/</text:p>
          </table:table-cell>
        </table:table-row>
        <table:table-row table:style-name="ro1">
          <table:table-cell office:value-type="string" calcext:value-type="string">
            <text:p>парсер валют</text:p>
          </table:table-cell>
          <table:table-cell office:value-type="string" calcext:value-type="string">
            <text:p>парсер валют (2)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exvaleev.ru/paser-kursa-valut/, https://dtf.ru/flood/1151637-parsing-kursov-valyut, https://shakhbanov.org/kursy-valyut-cb-rf-poluchenie-dannyh-i-zagruzka-v-postgresql/, https://timeweb.com/ru/community/articles/kalkulyator-konverter-na-baze-react-chast-8, https://webformyself.com/kak-sparsit-kursy-valyut-ix-vyvesti-ix-v-udobnom-dlya-nas-meste/</text:p>
          </table:table-cell>
        </table:table-row>
        <table:table-row table:style-name="ro1">
          <table:table-cell office:value-type="string" calcext:value-type="string">
            <text:p>парсер курса валют</text:p>
          </table:table-cell>
          <table:table-cell office:value-type="string" calcext:value-type="string">
            <text:p>парсер валют (2)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exvaleev.ru/paser-kursa-valut/, https://dtf.ru/flood/1151637-parsing-kursov-valyut, https://shakhbanov.org/kursy-valyut-cb-rf-poluchenie-dannyh-i-zagruzka-v-postgresql/, https://timeweb.com/ru/community/articles/kalkulyator-konverter-na-baze-react-chast-8, https://webformyself.com/kak-sparsit-kursy-valyut-ix-vyvesti-ix-v-udobnom-dlya-nas-meste/</text:p>
          </table:table-cell>
        </table:table-row>
        <table:table-row table:style-name="ro1">
          <table:table-cell office:value-type="string" calcext:value-type="string">
            <text:p>парсер номеров телегра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tf.ru/topraiting/3247511-luchshie-programmy-i-boty-dlya-parsinga-v-telegram-top-10-reiting-2024, https://dzen.ru/a/ZulwUHS8iRQR9eq-, https://edu.tgninja.com/about/instrument-parser-nomerov, https://github.com/Keqy/telegram-parser-v2.0-RUS, https://qna.habr.com/q/939989, https://vc.ru/u/1335096-afftimes/531837-kak-parsit-kanaly-i-chaty-telegram, https://vk.com/wall-60072709_66686, https://web-data-extractor.net/parser-kontaktov-telegram/, https://www.calltouch.ru/blog/luchshie-servisy-i-boty-dlya-parsinga-telegram/, https://www.youtube.com/watch?v=qSQgr4g_0p0</text:p>
          </table:table-cell>
        </table:table-row>
        <table:table-row table:style-name="ro1">
          <table:table-cell office:value-type="string" calcext:value-type="string">
            <text:p>парсер регулярные выражения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guides/task-settings/using-regular-expressions, https://blog.albato.ru/instrument-parser-znachenij-regulyarnye-vyrazheniya/, https://github.com/aistrate/RegexParser, https://habr.com/ru/articles/348890/, https://kik0s.github.io/tinkoff-algos-for-students/10.pdf, https://q-parser.ru/blog/regexp, https://regex101.com/, https://sky.pro/wiki/html/regulyarnoe-vyrazhenie-dlya-izvlecheniya-teksta-iz-html-tegov/, https://www.codeproject.com/Articles/5412/Writing-own-regular-expression-parser, https://www.youtube.com/watch?v=KAe7zSRne-8</text:p>
          </table:table-cell>
        </table:table-row>
        <table:table-row table:style-name="ro1">
          <table:table-cell table:style-name="ce4" office:value-type="string" calcext:value-type="string">
            <text:p>simple scrape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simplescraper-%E2%80%94-a-fast-an/lnddbhdmiciimpkbilgpklcglkdegdkg?hl=en, https://medium.com/@joerosborne/intro-to-web-scraping-build-your-first-scraper-in-5-minutes-1c36b5c4b110, https://simplescraper.io/, https://simplescraper.io/ai, https://simplescraper.io/docs, https://webscraper.io/, https://www.simplescrapper.com/, https://www.simplewoodturningtools.com/collections/simple-scraper-series, https://www.youtube.com/watch?v=UjKb_oVcxXo, https://x.com/simplescraper?lang=en</text:p>
          </table:table-cell>
        </table:table-row>
        <table:table-row table:style-name="ro1">
          <table:table-cell office:value-type="string" calcext:value-type="string">
            <text:p>парсер ставок</text:p>
          </table:table-cell>
          <table:table-cell office:value-type="string" calcext:value-type="string">
            <text:p>парсер ставок (5)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-sport.ru/parser-bukmekerskih-kontor/, https://excelvba.ru/programmes/Parser/samples/category/Sport, https://github.com/FlameArtLab/betterparser, https://infostart.ru/1c/reports/652062/, https://vk.com/wall-128884174_14395, https://www.youtube.com/watch?v=5THjU6mCH0c, https://parserok.ru/parser-bukmekerskih-kontor/, https://stavka.tv/bettingschool/tools/parsers-ratio, https://casinopokerstavki.com/parsery-bukmekerskih-kontor/, https://joomlaforum.ru/index.php/topic,349837.0.html</text:p>
          </table:table-cell>
        </table:table-row>
        <table:table-row table:style-name="ro1">
          <table:table-cell office:value-type="string" calcext:value-type="string">
            <text:p>парсер букмекерских контор</text:p>
          </table:table-cell>
          <table:table-cell office:value-type="string" calcext:value-type="string">
            <text:p>парсер ставок (5)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-sport.ru/parser-bukmekerskih-kontor/, https://excelvba.ru/programmes/Parser/samples/category/Sport, https://github.com/FlameArtLab/betterparser, https://infostart.ru/1c/reports/652062/, https://vk.com/wall-128884174_14395, https://www.youtube.com/watch?v=5THjU6mCH0c, https://parserok.ru/parser-bukmekerskih-kontor/, https://stavka.tv/bettingschool/tools/parsers-ratio, https://casinopokerstavki.com/parsery-bukmekerskih-kontor/, https://joomlaforum.ru/index.php/topic,349837.0.html</text:p>
          </table:table-cell>
        </table:table-row>
        <table:table-row table:style-name="ro1">
          <table:table-cell office:value-type="string" calcext:value-type="string">
            <text:p>парсер коэффициентов</text:p>
          </table:table-cell>
          <table:table-cell office:value-type="string" calcext:value-type="string">
            <text:p>парсер ставок (5)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-sport.ru/parser-bukmekerskih-kontor/, https://excelvba.ru/programmes/Parser/samples/category/Sport, https://github.com/FlameArtLab/betterparser, https://infostart.ru/1c/reports/652062/, https://vk.com/wall-128884174_14395, https://www.youtube.com/watch?v=5THjU6mCH0c, https://parserok.ru/parser-bukmekerskih-kontor/, https://stavka.tv/bettingschool/tools/parsers-ratio, https://casinopokerstavki.com/parsery-bukmekerskih-kontor/, https://joomlaforum.ru/index.php/topic,349837.0.html</text:p>
          </table:table-cell>
        </table:table-row>
        <table:table-row table:style-name="ro1">
          <table:table-cell office:value-type="string" calcext:value-type="string">
            <text:p>парсер букмекерских коэффициентов</text:p>
          </table:table-cell>
          <table:table-cell office:value-type="string" calcext:value-type="string">
            <text:p>парсер ставок (5)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-sport.ru/parser-bukmekerskih-kontor/, https://excelvba.ru/programmes/Parser/samples/category/Sport, https://github.com/FlameArtLab/betterparser, https://infostart.ru/1c/reports/652062/, https://vk.com/wall-128884174_14395, https://www.youtube.com/watch?v=5THjU6mCH0c, https://parserok.ru/parser-bukmekerskih-kontor/, https://stavka.tv/bettingschool/tools/parsers-ratio, https://casinopokerstavki.com/parsery-bukmekerskih-kontor/, https://joomlaforum.ru/index.php/topic,349837.0.html</text:p>
          </table:table-cell>
        </table:table-row>
        <table:table-row table:style-name="ro1">
          <table:table-cell office:value-type="string" calcext:value-type="string">
            <text:p>парсер коэффициентов букмекерских контор</text:p>
          </table:table-cell>
          <table:table-cell office:value-type="string" calcext:value-type="string">
            <text:p>парсер ставок (5)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-sport.ru/parser-bukmekerskih-kontor/, https://excelvba.ru/programmes/Parser/samples/category/Sport, https://github.com/FlameArtLab/betterparser, https://infostart.ru/1c/reports/652062/, https://vk.com/wall-128884174_14395, https://www.youtube.com/watch?v=5THjU6mCH0c, https://parserok.ru/parser-bukmekerskih-kontor/, https://stavka.tv/bettingschool/tools/parsers-ratio, https://casinopokerstavki.com/parsery-bukmekerskih-kontor/, https://joomlaforum.ru/index.php/topic,349837.0.html</text:p>
          </table:table-cell>
        </table:table-row>
        <table:table-row table:style-name="ro1">
          <table:table-cell office:value-type="string" calcext:value-type="string">
            <text:p>парсер подсказок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andex-suggest, https://arsenkin.ru/tools/suggest/, https://biz-iskun.ru/parser-poiskovyh-podskazok.html, https://blog.promopult.ru/seo/kak-bystro-sobrat-poiskovye-podskazki-iz-yandeksa-google-i-youtube.html, https://just-magic.org/doc/sug_par.php, https://semkeys.ru/blog/parsing-poiskovyh-podskazok-iz-yandeks-i-google/, https://tools.pixelplus.ru/tools/podskazki-yandex, https://web-data-extractor.net/parser-podskazok/, https://www.keys.so/ru/suggest, https://www.rush-analytics.ru/land/parser-podskazok-yandeks-i-google-onlayn</text:p>
          </table:table-cell>
        </table:table-row>
        <table:table-row table:style-name="ro1">
          <table:table-cell office:value-type="string" calcext:value-type="string">
            <text:p>парсер headhunte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.hh.ru/, https://auto-parser.ru/parser_hh_ru, https://github.com/Friztutu/hh.ru_scraper, https://github.com/hukenovs/hh_research, https://habr.com/ru/articles/830424/, https://hh.ru/employer/914648, https://shakhbanov.org/kak-ispolzovat-api-hhru-dlya-parsinga-sbora-vakansiy-v-oblasti-data-science/, https://vc.ru/u/1510590-python-idea/688002-parser-hh-veb-prilozhenie-na-python, https://web-data-extractor.net/parser-rezyume-hh-ru/, https://www.kaggle.com/code/heepov/create-hh-ru-parser-and-analysis-da-vacancies</text:p>
          </table:table-cell>
        </table:table-row>
        <table:table-row table:style-name="ro1">
          <table:table-cell office:value-type="string" calcext:value-type="string">
            <text:p>reddit scraper</text:p>
          </table:table-cell>
          <table:table-cell office:value-type="string" calcext:value-type="string">
            <text:p>reddit scraper (3)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trudax/reddit-scraper, https://www.reddit.com/r/DataHoarder/comments/1cj2we3/is_there_a_way_to_scrape_an_entire_subreddit_as/, https://www.reddit.com/r/learnpython/comments/16xvuu5/python_reddit_data_scraper_for_beginners/, https://www.reddit.com/r/webscraping/comments/1gdx19g/best_methods_for_scraping_reddit_data/, https://scrapfly.io/blog/how-to-scrape-reddit-social-data/, https://www.reddit.com/r/redditdev/comments/14zhhsb/is_there_a_way_to_scrape_more_recent_reddit_data/, https://www.reddit.com/r/webscraping/</text:p>
          </table:table-cell>
        </table:table-row>
        <table:table-row table:style-name="ro1">
          <table:table-cell office:value-type="string" calcext:value-type="string">
            <text:p>scrape reddit</text:p>
          </table:table-cell>
          <table:table-cell office:value-type="string" calcext:value-type="string">
            <text:p>reddit scraper (3)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trudax/reddit-scraper, https://www.reddit.com/r/DataHoarder/comments/1cj2we3/is_there_a_way_to_scrape_an_entire_subreddit_as/, https://www.reddit.com/r/learnpython/comments/16xvuu5/python_reddit_data_scraper_for_beginners/, https://www.reddit.com/r/webscraping/comments/1gdx19g/best_methods_for_scraping_reddit_data/, https://scrapfly.io/blog/how-to-scrape-reddit-social-data/, https://www.reddit.com/r/redditdev/comments/14zhhsb/is_there_a_way_to_scrape_more_recent_reddit_data/, https://www.reddit.com/r/webscraping/</text:p>
          </table:table-cell>
        </table:table-row>
        <table:table-row table:style-name="ro1">
          <table:table-cell office:value-type="string" calcext:value-type="string">
            <text:p>reddit scraping</text:p>
          </table:table-cell>
          <table:table-cell office:value-type="string" calcext:value-type="string">
            <text:p>reddit scraper (3)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trudax/reddit-scraper, https://www.reddit.com/r/DataHoarder/comments/1cj2we3/is_there_a_way_to_scrape_an_entire_subreddit_as/, https://www.reddit.com/r/learnpython/comments/16xvuu5/python_reddit_data_scraper_for_beginners/, https://www.reddit.com/r/webscraping/comments/1gdx19g/best_methods_for_scraping_reddit_data/, https://scrapfly.io/blog/how-to-scrape-reddit-social-data/, https://www.reddit.com/r/redditdev/comments/14zhhsb/is_there_a_way_to_scrape_more_recent_reddit_data/, https://www.reddit.com/r/webscraping/</text:p>
          </table:table-cell>
        </table:table-row>
        <table:table-row table:style-name="ro1">
          <table:table-cell office:value-type="string" calcext:value-type="string">
            <text:p>web scraping for beginner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reerfoundry.com/en/blog/data-analytics/web-scraping-guide/, https://docs.apify.com/academy/web-scraping-for-beginners, https://medium.com/@joerosborne/intro-to-web-scraping-build-your-first-scraper-in-5-minutes-1c36b5c4b110, https://realpython.com/python-web-scraping-practical-introduction/, https://serpapi.com/blog/how-to-build-a-web-scraper-a-beginners-guide/, https://www.edureka.co/blog/web-scraping-with-python/, https://www.quora.com/How-do-I-learn-web-scraping-as-a-beginner-with-basic-Python-knowledge, https://www.reddit.com/r/webscraping/comments/1c4jd72/where_to_begin_web_scraping/, https://www.scrapingbee.com/blog/web-scraping-101-with-python/, https://www.simplilearn.com/tutorials/python-tutorial/web-scraping-with-python</text:p>
          </table:table-cell>
        </table:table-row>
        <table:table-row table:style-name="ro1">
          <table:table-cell office:value-type="string" calcext:value-type="string">
            <text:p>парсер opencart</text:p>
          </table:table-cell>
          <table:table-cell office:value-type="string" calcext:value-type="string">
            <text:p>парсер opencart (4)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size-web.ru/soft/parser-opencart/, https://freeopencart.ru/downloads/simplepars-universalnyj-parser-dlya-im-v4-9-9-beta, https://dev-opencart.com/moduli/sinhronizacija-dannimi/simplepars-universalnyy-parser-dlya, https://liveopencart.ru/opencart-moduli-shablony/uslugi/parsing-dlya-opencart-zagruzka-tovarov-statey-dlya-openkart-ocstore-v-1-x-2-x-3-x, https://parsemx.com/, https://simplepars.top/, https://oc3x.ru/moduli-opencart/simplepars-universalnyj-parser-dlya-im, https://ocmod.store/simplepars-universalnyj-parser, https://opencart.club/files/category/54-parsery-i-grabbery/, https://prowebber.club/oc/opencart-modules/28977-simplepars-universalnyy-parser-dlya-im-full-decode-null.html</text:p>
          </table:table-cell>
        </table:table-row>
        <table:table-row table:style-name="ro1">
          <table:table-cell office:value-type="string" calcext:value-type="string">
            <text:p>json парсер opencart</text:p>
          </table:table-cell>
          <table:table-cell office:value-type="string" calcext:value-type="string">
            <text:p>парсер opencart (4)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size-web.ru/soft/parser-opencart/, https://freeopencart.ru/downloads/simplepars-universalnyj-parser-dlya-im-v4-9-9-beta, https://dev-opencart.com/moduli/sinhronizacija-dannimi/simplepars-universalnyy-parser-dlya, https://liveopencart.ru/opencart-moduli-shablony/uslugi/parsing-dlya-opencart-zagruzka-tovarov-statey-dlya-openkart-ocstore-v-1-x-2-x-3-x, https://parsemx.com/, https://simplepars.top/, https://oc3x.ru/moduli-opencart/simplepars-universalnyj-parser-dlya-im, https://ocmod.store/simplepars-universalnyj-parser, https://opencart.club/files/category/54-parsery-i-grabbery/, https://prowebber.club/oc/opencart-modules/28977-simplepars-universalnyy-parser-dlya-im-full-decode-null.html</text:p>
          </table:table-cell>
        </table:table-row>
        <table:table-row table:style-name="ro1">
          <table:table-cell office:value-type="string" calcext:value-type="string">
            <text:p>парсер для опенкарт</text:p>
          </table:table-cell>
          <table:table-cell office:value-type="string" calcext:value-type="string">
            <text:p>парсер opencart (4)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size-web.ru/soft/parser-opencart/, https://freeopencart.ru/downloads/simplepars-universalnyj-parser-dlya-im-v4-9-9-beta, https://dev-opencart.com/moduli/sinhronizacija-dannimi/simplepars-universalnyy-parser-dlya, https://liveopencart.ru/opencart-moduli-shablony/uslugi/parsing-dlya-opencart-zagruzka-tovarov-statey-dlya-openkart-ocstore-v-1-x-2-x-3-x, https://parsemx.com/, https://simplepars.top/, https://oc3x.ru/moduli-opencart/simplepars-universalnyj-parser-dlya-im, https://ocmod.store/simplepars-universalnyj-parser, https://opencart.club/files/category/54-parsery-i-grabbery/, https://prowebber.club/oc/opencart-modules/28977-simplepars-universalnyy-parser-dlya-im-full-decode-null.html</text:p>
          </table:table-cell>
        </table:table-row>
        <table:table-row table:style-name="ro1">
          <table:table-cell office:value-type="string" calcext:value-type="string">
            <text:p>модуль парсер опенкарт по апи</text:p>
          </table:table-cell>
          <table:table-cell office:value-type="string" calcext:value-type="string">
            <text:p>парсер opencart (4)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size-web.ru/soft/parser-opencart/, https://freeopencart.ru/downloads/simplepars-universalnyj-parser-dlya-im-v4-9-9-beta, https://dev-opencart.com/moduli/sinhronizacija-dannimi/simplepars-universalnyy-parser-dlya, https://liveopencart.ru/opencart-moduli-shablony/uslugi/parsing-dlya-opencart-zagruzka-tovarov-statey-dlya-openkart-ocstore-v-1-x-2-x-3-x, https://parsemx.com/, https://simplepars.top/, https://oc3x.ru/moduli-opencart/simplepars-universalnyj-parser-dlya-im, https://ocmod.store/simplepars-universalnyj-parser, https://opencart.club/files/category/54-parsery-i-grabbery/, https://prowebber.club/oc/opencart-modules/28977-simplepars-universalnyy-parser-dlya-im-full-decode-null.html</text:p>
          </table:table-cell>
        </table:table-row>
        <table:table-row table:style-name="ro1">
          <table:table-cell office:value-type="string" calcext:value-type="string">
            <text:p>парсер поисковых систем</text:p>
          </table:table-cell>
          <table:table-cell office:value-type="string" calcext:value-type="string">
            <text:p>парсер поисковых систем (2)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cybermake.ru/, https://habr.com/ru/companies/click/articles/494020/, https://xmlriver.com/, https://xmlseo.ru/</text:p>
          </table:table-cell>
        </table:table-row>
        <table:table-row table:style-name="ro1">
          <table:table-cell office:value-type="string" calcext:value-type="string">
            <text:p>парсер поисковиков</text:p>
          </table:table-cell>
          <table:table-cell office:value-type="string" calcext:value-type="string">
            <text:p>парсер поисковых систем (2)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promopult.ru/seo/kak-parsit-sajt-20-instrumentov.html, https://cybermake.ru/, https://habr.com/ru/companies/click/articles/494020/, https://xmlriver.com/, https://xmlseo.ru/</text:p>
          </table:table-cell>
        </table:table-row>
        <table:table-row table:style-name="ro1">
          <table:table-cell office:value-type="string" calcext:value-type="string">
            <text:p>парсер яндекс отзывов</text:p>
          </table:table-cell>
          <table:table-cell office:value-type="string" calcext:value-type="string">
            <text:p>парсер яндекс отзывов (2)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useless-apple/yandex_reviews-parser, https://kwork.ru/information-bases/24889487/parsing-sbor-yandeks-otzyvy, https://resize-web.ru/soft/parser-yandeks-kart/, https://rutube.ru/video/e15eda8a6f3d03fb8f50774e48d8bc93/, https://soksaitov.ru/%D1%83%D1%81%D0%BB%D1%83%D0%B3%D0%B8-%D0%BF%D1%80%D0%BE%D0%B4%D1%83%D0%BA%D1%82%D1%8B/software-%D0%BF%D1%80%D0%BE%D0%B3%D1%80%D0%B0%D0%BC%D0%BC%D1%8B/%D1%81%D0%B1%D0%BE%D1%80-%D0%B8-%D0%B0%D0%BD%D0%B0%D0%BB%D0%B8%D0%B7-%D0%B4%D0%B0%D0%BD%D0%BD%D1%8B%D1%85/%D0%BF%D0%B0%D1%80%D1%81%D0%B5%D1%80-%D0%BE%D1%82%D0%B7%D1%8B%D0%B2%D1%8B-%D1%84%D0%BE%D1%82%D0%BE%D0%B3%D1%80%D0%B0%D1%84%D0%B8%D0%B8-%D1%8F%D0%BD%D0%B4%D0%B5%D0%BA%D1%81-%D0%BA%D0%B0%D1%80%D1%82/, https://wlux.net/threads/32845/, https://www.youtube.com/watch?v=tgEb4oI4JCw, https://yandex.ru/video/preview/14247209919450051622</text:p>
          </table:table-cell>
        </table:table-row>
        <table:table-row table:style-name="ro1">
          <table:table-cell office:value-type="string" calcext:value-type="string">
            <text:p>парсер отзывов с яндекс карт</text:p>
          </table:table-cell>
          <table:table-cell office:value-type="string" calcext:value-type="string">
            <text:p>парсер яндекс отзывов (2)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useless-apple/yandex_reviews-parser, https://kwork.ru/information-bases/24889487/parsing-sbor-yandeks-otzyvy, https://resize-web.ru/soft/parser-yandeks-kart/, https://rutube.ru/video/e15eda8a6f3d03fb8f50774e48d8bc93/, https://soksaitov.ru/%D1%83%D1%81%D0%BB%D1%83%D0%B3%D0%B8-%D0%BF%D1%80%D0%BE%D0%B4%D1%83%D0%BA%D1%82%D1%8B/software-%D0%BF%D1%80%D0%BE%D0%B3%D1%80%D0%B0%D0%BC%D0%BC%D1%8B/%D1%81%D0%B1%D0%BE%D1%80-%D0%B8-%D0%B0%D0%BD%D0%B0%D0%BB%D0%B8%D0%B7-%D0%B4%D0%B0%D0%BD%D0%BD%D1%8B%D1%85/%D0%BF%D0%B0%D1%80%D1%81%D0%B5%D1%80-%D0%BE%D1%82%D0%B7%D1%8B%D0%B2%D1%8B-%D1%84%D0%BE%D1%82%D0%BE%D0%B3%D1%80%D0%B0%D1%84%D0%B8%D0%B8-%D1%8F%D0%BD%D0%B4%D0%B5%D0%BA%D1%81-%D0%BA%D0%B0%D1%80%D1%82/, https://wlux.net/threads/32845/, https://www.youtube.com/watch?v=tgEb4oI4JCw, https://yandex.ru/video/preview/14247209919450051622</text:p>
          </table:table-cell>
        </table:table-row>
        <table:table-row table:style-name="ro1">
          <table:table-cell office:value-type="string" calcext:value-type="string">
            <text:p>парсер проверить позиции сайт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andex-position, https://arsenkin.ru/tools/positions/, https://blog.promopult.ru/seo/kak-snimat-pozicii-sajta-i-parsit-vydachu-bez-lishnej-rutiny.html, https://ktonanovenkogo.ru/seo/proshhaemsya-s-kamennym-vekom-i-nachinaem-parsit-google-s-pomoshhyu-xmlriver.html, https://noobov.net/tools/position-check/, https://parserrf.ru/, https://parsesite.ru/, https://semantika.su/, https://serphunt.ru/positions/, https://www.imagecms.net/blog/instrumenty/serp-parser-programma-dlia-proverki-pozitsii-saita-v-poiskovyh-sistemah</text:p>
          </table:table-cell>
        </table:table-row>
        <table:table-row table:style-name="ro1">
          <table:table-cell office:value-type="string" calcext:value-type="string">
            <text:p>парсеры ок</text:p>
          </table:table-cell>
          <table:table-cell office:value-type="string" calcext:value-type="string">
            <text:p>парсеры ок (4)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aldaev.pro/okparser-%D0%BC%D0%BD%D0%BE%D0%B3%D0%BE%D1%84%D1%83%D0%BD%D0%BA%D1%86%D0%B8%D0%BE%D0%BD%D0%B0%D0%BB%D1%8C%D0%BD%D1%8B%D0%B9-%D0%BF%D0%B0%D1%80%D1%81%D0%B5%D1%80-%D0%B4%D0%BB%D1%8F-%D0%BE%D0%B4%D0%BD/602/, https://in-scale.ru/blog/parser-odnoklassniki/, https://niksolovov.ru/parser-odnoklassnikov, https://otzyvmarketing.ru/articles/5-parserov-grupp-v-ok/, https://resize-web.ru/soft/parser-dlya-odnoklassnikov/, https://vc.ru/niksolovov/1152596-parser-dlya-odnoklassnikov-4-top-servisa-v-2025-godu, https://vk.barkov.net/parsing-odnoklassnikov, https://oktarget.ru/, https://targethunter.ru/blog/teper-u-targethunter-est-polnoczennyj-parser-odnoklassniki/, https://vk.com/oktarget_wildo</text:p>
          </table:table-cell>
        </table:table-row>
        <table:table-row table:style-name="ro1">
          <table:table-cell office:value-type="string" calcext:value-type="string">
            <text:p>парсер одноклассники</text:p>
          </table:table-cell>
          <table:table-cell office:value-type="string" calcext:value-type="string">
            <text:p>парсеры ок (4)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aldaev.pro/okparser-%D0%BC%D0%BD%D0%BE%D0%B3%D0%BE%D1%84%D1%83%D0%BD%D0%BA%D1%86%D0%B8%D0%BE%D0%BD%D0%B0%D0%BB%D1%8C%D0%BD%D1%8B%D0%B9-%D0%BF%D0%B0%D1%80%D1%81%D0%B5%D1%80-%D0%B4%D0%BB%D1%8F-%D0%BE%D0%B4%D0%BD/602/, https://in-scale.ru/blog/parser-odnoklassniki/, https://niksolovov.ru/parser-odnoklassnikov, https://otzyvmarketing.ru/articles/5-parserov-grupp-v-ok/, https://resize-web.ru/soft/parser-dlya-odnoklassnikov/, https://vc.ru/niksolovov/1152596-parser-dlya-odnoklassnikov-4-top-servisa-v-2025-godu, https://vk.barkov.net/parsing-odnoklassnikov, https://oktarget.ru/, https://targethunter.ru/blog/teper-u-targethunter-est-polnoczennyj-parser-odnoklassniki/, https://vk.com/oktarget_wildo</text:p>
          </table:table-cell>
        </table:table-row>
        <table:table-row table:style-name="ro1">
          <table:table-cell office:value-type="string" calcext:value-type="string">
            <text:p>парсер групп одноклассники</text:p>
          </table:table-cell>
          <table:table-cell office:value-type="string" calcext:value-type="string">
            <text:p>парсеры ок (4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aldaev.pro/okparser-%D0%BC%D0%BD%D0%BE%D0%B3%D0%BE%D1%84%D1%83%D0%BD%D0%BA%D1%86%D0%B8%D0%BE%D0%BD%D0%B0%D0%BB%D1%8C%D0%BD%D1%8B%D0%B9-%D0%BF%D0%B0%D1%80%D1%81%D0%B5%D1%80-%D0%B4%D0%BB%D1%8F-%D0%BE%D0%B4%D0%BD/602/, https://in-scale.ru/blog/parser-odnoklassniki/, https://niksolovov.ru/parser-odnoklassnikov, https://otzyvmarketing.ru/articles/5-parserov-grupp-v-ok/, https://resize-web.ru/soft/parser-dlya-odnoklassnikov/, https://vc.ru/niksolovov/1152596-parser-dlya-odnoklassnikov-4-top-servisa-v-2025-godu, https://vk.barkov.net/parsing-odnoklassnikov, https://oktarget.ru/, https://targethunter.ru/blog/teper-u-targethunter-est-polnoczennyj-parser-odnoklassniki/, https://vk.com/oktarget_wildo</text:p>
          </table:table-cell>
        </table:table-row>
        <table:table-row table:style-name="ro1">
          <table:table-cell office:value-type="string" calcext:value-type="string">
            <text:p>парсер групп пользователей в одноклассниках бесплатно</text:p>
          </table:table-cell>
          <table:table-cell office:value-type="string" calcext:value-type="string">
            <text:p>парсеры ок (4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aldaev.pro/okparser-%D0%BC%D0%BD%D0%BE%D0%B3%D0%BE%D1%84%D1%83%D0%BD%D0%BA%D1%86%D0%B8%D0%BE%D0%BD%D0%B0%D0%BB%D1%8C%D0%BD%D1%8B%D0%B9-%D0%BF%D0%B0%D1%80%D1%81%D0%B5%D1%80-%D0%B4%D0%BB%D1%8F-%D0%BE%D0%B4%D0%BD/602/, https://in-scale.ru/blog/parser-odnoklassniki/, https://niksolovov.ru/parser-odnoklassnikov, https://otzyvmarketing.ru/articles/5-parserov-grupp-v-ok/, https://resize-web.ru/soft/parser-dlya-odnoklassnikov/, https://vc.ru/niksolovov/1152596-parser-dlya-odnoklassnikov-4-top-servisa-v-2025-godu, https://vk.barkov.net/parsing-odnoklassnikov, https://oktarget.ru/, https://targethunter.ru/blog/teper-u-targethunter-est-polnoczennyj-parser-odnoklassniki/, https://vk.com/oktarget_wildo</text:p>
          </table:table-cell>
        </table:table-row>
        <table:table-row table:style-name="ro1">
          <table:table-cell office:value-type="string" calcext:value-type="string">
            <text:p>бесплатный хостинг для парсера</text:p>
          </table:table-cell>
          <table:table-cell office:value-type="string" calcext:value-type="string">
            <text:p>бесплатный хостинг для парсера (2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dminvps.ru/blog/vps-dlya-parsinga/, https://qna.habr.com/q/1066156, https://searchengines.guru/ru/forum/798746, https://www.parser.ru/hosters/, https://xmldatafeed.com/11-luchshih-oblachnyh-instrumentov-i-servisov-dlya-veb-parsinga-v-2022-godu/</text:p>
          </table:table-cell>
        </table:table-row>
        <table:table-row table:style-name="ro1">
          <table:table-cell office:value-type="string" calcext:value-type="string">
            <text:p>хостинг под парсер</text:p>
          </table:table-cell>
          <table:table-cell office:value-type="string" calcext:value-type="string">
            <text:p>бесплатный хостинг для парсера (2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dminvps.ru/blog/vps-dlya-parsinga/, https://qna.habr.com/q/1066156, https://searchengines.guru/ru/forum/798746, https://www.parser.ru/hosters/, https://xmldatafeed.com/11-luchshih-oblachnyh-instrumentov-i-servisov-dlya-veb-parsinga-v-2022-godu/</text:p>
          </table:table-cell>
        </table:table-row>
        <table:table-row table:style-name="ro1">
          <table:table-cell office:value-type="string" calcext:value-type="string">
            <text:p>парсер яндекс питон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secollector.ru/tools/avtomaticheskij-parsing-wordstat/, https://crawlbase.com/blog/scrape-yandex/, https://github.com/prepthedrill/yandex_maps_parser, https://habr.com/ru/articles/701478/, https://oxylabs.io/blog/how-to-scrape-yandex, https://pikabu.ru/story/parsim_yandeks_disk_pri_pomoshchi_python_10281045, https://python.su/forum/topic/39203/, https://webscrapingsite.com/resources/how-to-scrape-yandex/, https://www.youtube.com/watch?v=EuN8fVkNS_s, https://zinch.tech/c6UVwctW8lE</text:p>
          </table:table-cell>
        </table:table-row>
        <table:table-row table:style-name="ro1">
          <table:table-cell office:value-type="string" calcext:value-type="string">
            <text:p>парсер погоды python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killbox.ru/media/code/parsing-sayta-vmeste-s-python-i-bibliotekoy-beautiful-soup-prostaya-instruktsiya-v-tri-shaga/, https://begemot.ai/projects/2776567-parser-prognoza-pogody-na-python, https://github.com/berluskuni/Yandex_weather, https://habr.com/ru/companies/selectel/articles/734194/, https://habr.com/ru/sandbox/196004/, https://selectel.ru/blog/tutorials/weather-bot/, https://shakhbanov.org/parsing-pogody-na-python-ot-visual-crossing-api-do-postgresql/, https://thecode.media/weather-2/, https://vk.com/@pythonparser-parser-pogody</text:p>
          </table:table-cell>
        </table:table-row>
        <table:table-row table:style-name="ro1">
          <table:table-cell office:value-type="string" calcext:value-type="string">
            <text:p>бот парсер авито</text:p>
          </table:table-cell>
          <table:table-cell office:value-type="string" calcext:value-type="string">
            <text:p>бот парсер авито (4)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s/avito_parser_v1, https://dzen.ru/a/ZXl8yuUQoQmO7ZML, https://zenno.club/discussion/threads/avito-parser-s-opovescheniem-telegram-get-post.51485/, https://robastik.ru/blog/telegram-bot-full-manual/, https://rutube.ru/video/51595b5a051827497c030bbc0394720c/, https://scanurik.tech/, https://www.youtube.com/watch?v=P6Z_C8kjE9Y, https://github.com/Jagernau/Telegram_bot_avito_pars, https://otzyvmarketing.ru/articles/luchshie-parsery-avito/</text:p>
          </table:table-cell>
        </table:table-row>
        <table:table-row table:style-name="ro1">
          <table:table-cell office:value-type="string" calcext:value-type="string">
            <text:p>парсер авито телеграм</text:p>
          </table:table-cell>
          <table:table-cell office:value-type="string" calcext:value-type="string">
            <text:p>бот парсер авито (4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s/avito_parser_v1, https://dzen.ru/a/ZXl8yuUQoQmO7ZML, https://zenno.club/discussion/threads/avito-parser-s-opovescheniem-telegram-get-post.51485/, https://robastik.ru/blog/telegram-bot-full-manual/, https://rutube.ru/video/51595b5a051827497c030bbc0394720c/, https://scanurik.tech/, https://www.youtube.com/watch?v=P6Z_C8kjE9Y, https://github.com/Jagernau/Telegram_bot_avito_pars, https://otzyvmarketing.ru/articles/luchshie-parsery-avito/</text:p>
          </table:table-cell>
        </table:table-row>
        <table:table-row table:style-name="ro1">
          <table:table-cell office:value-type="string" calcext:value-type="string">
            <text:p>парсер авито тг</text:p>
          </table:table-cell>
          <table:table-cell office:value-type="string" calcext:value-type="string">
            <text:p>бот парсер авито (4)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s/avito_parser_v1, https://dzen.ru/a/ZXl8yuUQoQmO7ZML, https://zenno.club/discussion/threads/avito-parser-s-opovescheniem-telegram-get-post.51485/, https://robastik.ru/blog/telegram-bot-full-manual/, https://rutube.ru/video/51595b5a051827497c030bbc0394720c/, https://scanurik.tech/, https://www.youtube.com/watch?v=P6Z_C8kjE9Y, https://github.com/Jagernau/Telegram_bot_avito_pars, https://otzyvmarketing.ru/articles/luchshie-parsery-avito/</text:p>
          </table:table-cell>
        </table:table-row>
        <table:table-row table:style-name="ro1">
          <table:table-cell office:value-type="string" calcext:value-type="string">
            <text:p>парсер авито с уведомлением в тг</text:p>
          </table:table-cell>
          <table:table-cell office:value-type="string" calcext:value-type="string">
            <text:p>бот парсер авито (4)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.me/s/avito_parser_v1, https://dzen.ru/a/ZXl8yuUQoQmO7ZML, https://zenno.club/discussion/threads/avito-parser-s-opovescheniem-telegram-get-post.51485/, https://robastik.ru/blog/telegram-bot-full-manual/, https://rutube.ru/video/51595b5a051827497c030bbc0394720c/, https://scanurik.tech/, https://www.youtube.com/watch?v=P6Z_C8kjE9Y, https://github.com/Jagernau/Telegram_bot_avito_pars, https://otzyvmarketing.ru/articles/luchshie-parsery-avito/</text:p>
          </table:table-cell>
        </table:table-row>
        <table:table-row table:style-name="ro1">
          <table:table-cell office:value-type="string" calcext:value-type="string">
            <text:p>парсер фото вконтакте из альбома</text:p>
          </table:table-cell>
          <table:table-cell office:value-type="string" calcext:value-type="string">
            <text:p>парсер фото вконтакте из альбома (4)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khaustova/vk-photos-parser, https://postium.ru/10-parserov-polzovatelej-iz-grupp-vkontakte/, https://spparser.ru/articles/how-to-parse-photos-from-vk-albums, https://web-data-extractor.net/parser-foto-vkontakte/, https://aff1.ru/social/top-7-parserov-vkontakte-parsing-auditorii-fotografij-i-druzej, https://in-scale.ru/categories/parser-foto-v-vk/, https://niksolovov.ru/category_services/parser-foto-vk, https://profobus.ru/parser-foto-vk/, https://prozavr.ru/tools/parser_kartinok.php, https://rutube.ru/video/4cb8f3b840dd14892b56fa4d763aa1da/</text:p>
          </table:table-cell>
        </table:table-row>
        <table:table-row table:style-name="ro1">
          <table:table-cell office:value-type="string" calcext:value-type="string">
            <text:p>парсер фото вк</text:p>
          </table:table-cell>
          <table:table-cell office:value-type="string" calcext:value-type="string">
            <text:p>парсер фото вконтакте из альбома (4)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khaustova/vk-photos-parser, https://postium.ru/10-parserov-polzovatelej-iz-grupp-vkontakte/, https://spparser.ru/articles/how-to-parse-photos-from-vk-albums, https://web-data-extractor.net/parser-foto-vkontakte/, https://aff1.ru/social/top-7-parserov-vkontakte-parsing-auditorii-fotografij-i-druzej, https://in-scale.ru/categories/parser-foto-v-vk/, https://niksolovov.ru/category_services/parser-foto-vk, https://profobus.ru/parser-foto-vk/, https://prozavr.ru/tools/parser_kartinok.php, https://rutube.ru/video/4cb8f3b840dd14892b56fa4d763aa1da/</text:p>
          </table:table-cell>
        </table:table-row>
        <table:table-row table:style-name="ro1">
          <table:table-cell office:value-type="string" calcext:value-type="string">
            <text:p>парсер фото вк бесплатно</text:p>
          </table:table-cell>
          <table:table-cell office:value-type="string" calcext:value-type="string">
            <text:p>парсер фото вконтакте из альбома (4)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khaustova/vk-photos-parser, https://postium.ru/10-parserov-polzovatelej-iz-grupp-vkontakte/, https://spparser.ru/articles/how-to-parse-photos-from-vk-albums, https://web-data-extractor.net/parser-foto-vkontakte/, https://aff1.ru/social/top-7-parserov-vkontakte-parsing-auditorii-fotografij-i-druzej, https://in-scale.ru/categories/parser-foto-v-vk/, https://niksolovov.ru/category_services/parser-foto-vk, https://profobus.ru/parser-foto-vk/, https://prozavr.ru/tools/parser_kartinok.php, https://rutube.ru/video/4cb8f3b840dd14892b56fa4d763aa1da/</text:p>
          </table:table-cell>
        </table:table-row>
        <table:table-row table:style-name="ro1">
          <table:table-cell office:value-type="string" calcext:value-type="string">
            <text:p>парсер пингвин как выгружать фото</text:p>
          </table:table-cell>
          <table:table-cell office:value-type="string" calcext:value-type="string">
            <text:p>парсер фото вконтакте из альбома (4)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khaustova/vk-photos-parser, https://postium.ru/10-parserov-polzovatelej-iz-grupp-vkontakte/, https://spparser.ru/articles/how-to-parse-photos-from-vk-albums, https://web-data-extractor.net/parser-foto-vkontakte/, https://aff1.ru/social/top-7-parserov-vkontakte-parsing-auditorii-fotografij-i-druzej, https://in-scale.ru/categories/parser-foto-v-vk/, https://niksolovov.ru/category_services/parser-foto-vk, https://profobus.ru/parser-foto-vk/, https://prozavr.ru/tools/parser_kartinok.php, https://rutube.ru/video/4cb8f3b840dd14892b56fa4d763aa1da/</text:p>
          </table:table-cell>
        </table:table-row>
        <table:table-row table:style-name="ro1">
          <table:table-cell office:value-type="string" calcext:value-type="string">
            <text:p>парсер автозапчастей</text:p>
          </table:table-cell>
          <table:table-cell office:value-type="string" calcext:value-type="string">
            <text:p>парсер автозапчастей (2)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to-parser.ru/parser_exist_ru, https://dzen.ru/video/watch/65a91d16afa176716eb731f6, https://eplex.pro/parser2, https://excelvba.ru/programmes/Parser/samples/category/Parts, https://parsingsite.ru/product-category/avto, https://www.youtube.com/watch?v=2SPsCKWRraA</text:p>
          </table:table-cell>
        </table:table-row>
        <table:table-row table:style-name="ro1">
          <table:table-cell office:value-type="string" calcext:value-type="string">
            <text:p>парсер цен автозапчастей интернет магазинов</text:p>
          </table:table-cell>
          <table:table-cell office:value-type="string" calcext:value-type="string">
            <text:p>парсер автозапчастей (2)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to-parser.ru/parser_exist_ru, https://dzen.ru/video/watch/65a91d16afa176716eb731f6, https://eplex.pro/parser2, https://excelvba.ru/programmes/Parser/samples/category/Parts, https://parsingsite.ru/product-category/avto, https://www.youtube.com/watch?v=2SPsCKWRraA</text:p>
          </table:table-cell>
        </table:table-row>
        <table:table-row table:style-name="ro1">
          <table:table-cell table:style-name="ce5" office:value-type="string" calcext:value-type="string">
            <text:p>парсер исходного код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glossary/parser/, https://dzen.ru/a/ZdICSmxL0S64y_qq, https://habr.com/ru/companies/pt/articles/210772/, https://idatica.com/blog/programmy-dlya-parsinga-dannykh-v-2020-godu/, https://nuancesprog.ru/p/15991/, https://otus.ru/journal/parser-opisanie-i-primer-koda/, https://pr-cy.ru/news/p/10598-parsing-html-guide, https://romi.center/ru/learning/article/what-is-data-parsing, https://skillbox.ru/media/code/parsing-sayta-vmeste-s-python-i-bibliotekoy-beautiful-soup-prostaya-instruktsiya-v-tri-shaga/, https://thecode.media/parsing-2/</text:p>
          </table:table-cell>
        </table:table-row>
        <table:table-row table:style-name="ro1">
          <table:table-cell office:value-type="string" calcext:value-type="string">
            <text:p>linkedin scraper</text:p>
          </table:table-cell>
          <table:table-cell office:value-type="string" calcext:value-type="string">
            <text:p>linkedin scraper (3)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rightdata.com/products/web-scraper/linkedin, https://evaboot.com/blog/linkedin-scraping-tools, https://phantombuster.com/automations/linkedin/5589386912058181/linkedin-profile-scraper, https://www.scrapin.io/, https://apify.com/curious_coder/linkedin-profile-scraper, https://github.com/joeyism/linkedin_scraper, https://relevanceai.com/tools/linkedin-scraper, https://www.reddit.com/r/webscraping/comments/1ctawfs/opensource_linkedin_scraper/</text:p>
          </table:table-cell>
        </table:table-row>
        <table:table-row table:style-name="ro1">
          <table:table-cell office:value-type="string" calcext:value-type="string">
            <text:p>linkedin profile scraper</text:p>
          </table:table-cell>
          <table:table-cell office:value-type="string" calcext:value-type="string">
            <text:p>linkedin scraper (3)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rightdata.com/products/web-scraper/linkedin, https://evaboot.com/blog/linkedin-scraping-tools, https://phantombuster.com/automations/linkedin/5589386912058181/linkedin-profile-scraper, https://www.scrapin.io/, https://apify.com/curious_coder/linkedin-profile-scraper, https://github.com/joeyism/linkedin_scraper, https://relevanceai.com/tools/linkedin-scraper, https://www.reddit.com/r/webscraping/comments/1ctawfs/opensource_linkedin_scraper/</text:p>
          </table:table-cell>
        </table:table-row>
        <table:table-row table:style-name="ro1">
          <table:table-cell office:value-type="string" calcext:value-type="string">
            <text:p>best linkedin scraper</text:p>
          </table:table-cell>
          <table:table-cell office:value-type="string" calcext:value-type="string">
            <text:p>linkedin scraper (3)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rightdata.com/products/web-scraper/linkedin, https://evaboot.com/blog/linkedin-scraping-tools, https://phantombuster.com/automations/linkedin/5589386912058181/linkedin-profile-scraper, https://www.scrapin.io/, https://apify.com/curious_coder/linkedin-profile-scraper, https://github.com/joeyism/linkedin_scraper, https://relevanceai.com/tools/linkedin-scraper, https://www.reddit.com/r/webscraping/comments/1ctawfs/opensource_linkedin_scraper/</text:p>
          </table:table-cell>
        </table:table-row>
        <table:table-row table:style-name="ro1">
          <table:table-cell office:value-type="string" calcext:value-type="string">
            <text:p>парсер на java</text:p>
          </table:table-cell>
          <table:table-cell office:value-type="string" calcext:value-type="string">
            <text:p>парсер на java (2)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jhy/jsoup, https://javarush.com/groups/posts/2767-parsing-html-bibliotekoy-jsoup-, https://ru-brightdata.com/blog/how-tos-ru/web-scraping-with-jsoup, https://www.internet-technologies.ru/blog/solutions/parsing-saytov-s-pomoschyu-java.html, https://www.youtube.com/watch?v=Bw26a9tW7G8</text:p>
          </table:table-cell>
        </table:table-row>
        <table:table-row table:style-name="ro1">
          <table:table-cell office:value-type="string" calcext:value-type="string">
            <text:p>парсер сайтов на java</text:p>
          </table:table-cell>
          <table:table-cell office:value-type="string" calcext:value-type="string">
            <text:p>парсер на java (2)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jhy/jsoup, https://javarush.com/groups/posts/2767-parsing-html-bibliotekoy-jsoup-, https://ru-brightdata.com/blog/how-tos-ru/web-scraping-with-jsoup, https://www.internet-technologies.ru/blog/solutions/parsing-saytov-s-pomoschyu-java.html, https://www.youtube.com/watch?v=Bw26a9tW7G8</text:p>
          </table:table-cell>
        </table:table-row>
        <table:table-row table:style-name="ro1">
          <table:table-cell office:value-type="string" calcext:value-type="string">
            <text:p>фото парсер вб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atlabs.ru/besplatnye-chat-boty-dlya-marketplejsov/, https://github.com/RuslanAl1mov/Photo_parser_WB, https://habr.com/ru/companies/amvera/articles/834582/, https://happypython.ru/2022/07/21/parser-wildberries/, https://kwork.ru/land/parser-wildberries, https://rutube.ru/video/e4be1fe91f5fc144a734d8a6cea00d1e/, https://telegra.ph/Parsim-foto-s-wildberries-20-03-30, https://wbcon.ru/photo-demo/, https://wbninja.ru/parser/, https://www.youtube.com/watch?v=B8nxNK9QU0c</text:p>
          </table:table-cell>
        </table:table-row>
        <table:table-row table:style-name="ro1">
          <table:table-cell office:value-type="string" calcext:value-type="string">
            <text:p>парсер кс</text:p>
          </table:table-cell>
          <table:table-cell office:value-type="string" calcext:value-type="string">
            <text:p>парсер кс (2)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cts-csm-parser/lgpendbflolfepafakjbfaebjncifmde, https://cstradesoftware.com/ru/csmoney-parser/, https://github.com/Olexas/cs2_case_parser, https://ru.stackoverflow.com/questions/1559623/%D0%9A%D0%B0%D0%BA-%D1%81%D0%BF%D0%B0%D1%80%D1%81%D0%B8%D1%82%D1%8C-%D1%86%D0%B5%D0%BD%D1%8B-%D1%81-%D0%A2%D0%BE%D1%80%D0%B3%D0%BE%D0%B2%D0%BE%D0%B9-%D0%9F%D0%BB%D0%BE%D1%89%D0%B0%D0%B4%D0%BA%D0%B8-%D0%A1%D1%82%D0%B8%D0%BC, https://tgstat.com/ru/channel/@parsersteam</text:p>
          </table:table-cell>
        </table:table-row>
        <table:table-row table:style-name="ro1">
          <table:table-cell office:value-type="string" calcext:value-type="string">
            <text:p>парсер скинов кс2</text:p>
          </table:table-cell>
          <table:table-cell office:value-type="string" calcext:value-type="string">
            <text:p>парсер кс (2)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omewebstore.google.com/detail/cts-csm-parser/lgpendbflolfepafakjbfaebjncifmde, https://cstradesoftware.com/ru/csmoney-parser/, https://github.com/Olexas/cs2_case_parser, https://ru.stackoverflow.com/questions/1559623/%D0%9A%D0%B0%D0%BA-%D1%81%D0%BF%D0%B0%D1%80%D1%81%D0%B8%D1%82%D1%8C-%D1%86%D0%B5%D0%BD%D1%8B-%D1%81-%D0%A2%D0%BE%D1%80%D0%B3%D0%BE%D0%B2%D0%BE%D0%B9-%D0%9F%D0%BB%D0%BE%D1%89%D0%B0%D0%B4%D0%BA%D0%B8-%D0%A1%D1%82%D0%B8%D0%BC, https://tgstat.com/ru/channel/@parsersteam</text:p>
          </table:table-cell>
        </table:table-row>
        <table:table-row table:style-name="ro1">
          <table:table-cell office:value-type="string" calcext:value-type="string">
            <text:p>парсер скриншотов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froxy.com/ru/screen-scraping-what-it-is-and-how-it-works, https://github.com/AugustFU/LightShot_Parser, https://libraries.io/npm/lightshot-parser, https://lolz.live/threads/3031486/, https://one.ya2darkweb.pw/threads/82550/, https://parsingmaster.com/guide/parsing-screenshots-of-pages/, https://plati.market/itm/parser-images-screenshots-photos-imgupars-windows/2592598, https://tr-page.yandex.ru/translate?lang=en-ru&amp;url=https%3A%2F%2Fgithub.com%2FdeFiss%2Flightshot-parser%2Fblob%2Fmaster%2FREADME.md, https://www.youtube.com/watch?v=Ni1FJHS2I2I, https://xmldatafeed.com/polnoe-rukovodstvo-po-skrin-parsingu-2023-sravnenie-parserov-ekranov/</text:p>
          </table:table-cell>
        </table:table-row>
        <table:table-row table:style-name="ro1">
          <table:table-cell office:value-type="string" calcext:value-type="string">
            <text:p>парсер скриншотов lightsho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dway.org/threads/parser-skrinov-lightshot.12636/, https://github.com/AugustFU/LightShot_Parser, https://gitlab.com/cr1gger/lightshot-parser, https://habr.com/ru/articles/197228/, https://pikabu.ru/story/smotrim_chuzhie_skrinshotyi_iz_lightshot_6858034, https://telegra.ph/Parser-skrinshotov-fotohostinga-Lightshot-04-24, https://work-zilla.com/development-and-it/parsing-data/parser-screenshot-lightshot, https://www.jsdelivr.com/package/npm/lightshot-parser, https://www.npmjs.com/package/lightshot-parser, https://www.youtube.com/watch?v=Ni1FJHS2I2I</text:p>
          </table:table-cell>
        </table:table-row>
        <table:table-row table:style-name="ro1">
          <table:table-cell office:value-type="string" calcext:value-type="string">
            <text:p>парсер комментариев телеграмм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video/watch/66d9dc2fa6c837660b487c68, https://github.com/holmenov/TGParser-3.0, https://habr.com/ru/articles/829580/, https://partnerkin.com/blog/articles/parsing-telegram-chaty-kanaly, https://ru.stackoverflow.com/questions/1364723/%D0%9F%D0%B0%D1%80%D1%81%D0%B5%D1%80-%D0%BA%D0%BE%D0%BC%D0%BC%D0%B5%D0%BD%D1%82%D0%B0%D1%80%D0%B8%D0%B5%D0%B2-%D0%B8%D0%B7-%D0%BF%D0%BE%D1%81%D1%82%D0%B0-%D0%B2-telegram, https://ru.telegramexpert.pro/manuals/sbor-s-kommentariev, https://t.me/Parser_Comments_Bot, https://vc.ru/u/1335096-afftimes/531837-kak-parsit-kanaly-i-chaty-telegram, https://vk.barkov.net/tgcomments.aspx, https://www.calltouch.ru/blog/luchshie-servisy-i-boty-dlya-parsinga-telegram/</text:p>
          </table:table-cell>
        </table:table-row>
        <table:table-row table:style-name="ro1">
          <table:table-cell office:value-type="string" calcext:value-type="string">
            <text:p>парсинг ebay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hop-ebay, https://blog.froxy.com/ru/ebay-scraping-with-froxy-scraper, https://catalogloader.com/projects/parser-tovarov-ebay-com, https://elbuz.com/parser-ebay, https://ru-brightdata.com/blog/how-tos-ru/how-to-scrape-ebay-in-python, https://ru-brightdata.com/products/web-scraper/ebay, https://web-data-extractor.net/ebay-parser/, https://web-data-extractor.net/parser-prodavcov-i-cen-ebay/, https://www.adspower.com/ru/blog/poshagovoe-rukovodstvo-po-parsingu-na-ebay, https://www.diggernaut.ru/blog/uchimsja-parsit-dannye-s-ploshhadki-ebay/</text:p>
          </table:table-cell>
        </table:table-row>
        <table:table-row table:style-name="ro1">
          <table:table-cell office:value-type="string" calcext:value-type="string">
            <text:p>linkedin data scraping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vaboot.com/blog/linkedin-data-scraping-2, https://github.com/joeyism/linkedin_scraper, https://nubela.co/blog/is-linkedin-scraping-legal/, https://phantombuster.com/automations/linkedin/5589386912058181/linkedin-profile-scraper, https://scrapfly.io/blog/how-to-scrape-linkedin-person-profile-company-job-data/, https://www.kaspr.io/blog/how-to-scrape-data-from-linkedin, https://www.linkedin.com/pulse/what-scraping-linkedin-radhika-rajput-h3alc, https://www.radware.com/blog/security/the-linkedin-data-scraping-verdict-and-its-reversal/, https://www.reddit.com/r/webscraping/comments/p64rqq/linkedin_scraping/, https://www.scrapin.io/</text:p>
          </table:table-cell>
        </table:table-row>
        <table:table-row table:style-name="ro1">
          <table:table-cell office:value-type="string" calcext:value-type="string">
            <text:p>best scrape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bambulab.com/t/a-truly-better-bed-scraper-just-sharing-this-find/43508, https://www.eater.com/22994571/tovolo-jar-scraper-peanut-butter-spatula, https://www.epicurious.com/shopping/the-best-pan-scraper-is-actually-a-plastic-putty-knife, https://www.garagejournal.com/forum/threads/best-single-edge-razor-blade-scraper.514979/, https://www.google.com/search?sca_esv=1610bf8db0cd784a&amp;hl=en&amp;gl=US&amp;q=best+scraper&amp;udm=28&amp;ved=1t%3A238705&amp;ictx=111, https://www.musicmedic.com/the-worlds-best-scraper-set.html, https://www.nytimes.com/wirecutter/reviews/oxo-bench-scraper-review/, https://www.reddit.com/r/webscraping/comments/zg93ht/what_is_the_best_free_web_scraping_tool/, https://www.scraperapi.com/web-scraping/tools/, https://www.seriouseats.com/best-bench-scrapers-6341995</text:p>
          </table:table-cell>
        </table:table-row>
        <table:table-row table:style-name="ro1">
          <table:table-cell table:style-name="Default" office:value-type="string" calcext:value-type="string">
            <text:p>парсер новостей на python</text:p>
          </table:table-cell>
          <table:table-cell office:value-type="string" calcext:value-type="string">
            <text:p>парсер новостей на python (2)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an7ae/RIA-agency-news-parser, https://pythonist.ru/legkij-sposob-parsinga-novostnyh-statej-na-python/, https://ru-brightdata.com/blog/web-data-ru/how-to-scrape-news-articles</text:p>
          </table:table-cell>
        </table:table-row>
        <table:table-row table:style-name="ro1">
          <table:table-cell table:style-name="Default" office:value-type="string" calcext:value-type="string">
            <text:p>парсер новостей по ключевым словам</text:p>
          </table:table-cell>
          <table:table-cell office:value-type="string" calcext:value-type="string">
            <text:p>парсер новостей на python (2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an7ae/RIA-agency-news-parser, https://pythonist.ru/legkij-sposob-parsinga-novostnyh-statej-na-python/, https://ru-brightdata.com/blog/web-data-ru/how-to-scrape-news-articles</text:p>
          </table:table-cell>
        </table:table-row>
        <table:table-row table:style-name="ro1">
          <table:table-cell table:style-name="Default" office:value-type="string" calcext:value-type="string">
            <text:p>парсер кинопоиска</text:p>
          </table:table-cell>
          <table:table-cell office:value-type="string" calcext:value-type="string">
            <text:p>парсер кинопоиска (2)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ser-kino.org/, https://pikabu.ru/story/parser_kinopoiska_v_excel_11512493, https://ru-brightdata.com/products/web-scraper/kinopoisk, https://timthewebmaster.com/ru/articles/kak-napisat-parser-sajta-kinopoisk/, https://web-data-extractor.net/parser-kinopoisk/</text:p>
          </table:table-cell>
        </table:table-row>
        <table:table-row table:style-name="ro1">
          <table:table-cell table:style-name="Default" office:value-type="string" calcext:value-type="string">
            <text:p>онлайн парсер актеров с кинопоиска</text:p>
          </table:table-cell>
          <table:table-cell office:value-type="string" calcext:value-type="string">
            <text:p>парсер кинопоиска (2)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parser-kino.org/, https://pikabu.ru/story/parser_kinopoiska_v_excel_11512493, https://ru-brightdata.com/products/web-scraper/kinopoisk, https://timthewebmaster.com/ru/articles/kak-napisat-parser-sajta-kinopoisk/, https://web-data-extractor.net/parser-kinopoisk/</text:p>
          </table:table-cell>
        </table:table-row>
        <table:table-row table:style-name="ro1">
          <table:table-cell table:style-name="Default" office:value-type="string" calcext:value-type="string">
            <text:p>парсер музыки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leshka.org/moduls/6472-parser-muzyki-mp3go-dlya-dle.html, https://dzen.ru/a/ZIIpq6uEFG5mO9ih, https://github.com/deadrime/vk-songs-parser, https://habr.com/ru/articles/343294/, https://kwork.ru/script-programming/8284326/parser-zvuk-parser-tekstov-pesen-modul-dlya-dle, https://mse-script.net/threads/parser-muzyki-mp3go-dlja-dle-13.606/, https://pepper.ninja/blog/2018/10/09/parsing-po-audio-ili-kak-iskat-melomanov/, https://trafficcardinal.com/post/gonim-trafik-v-tg-kanaly-s-pomoshhyu-bota-parsera, https://www.youtube.com/watch?v=WJN1JFyVmrI, https://zerocoolpro.biz/forum/threads/parser-muzyki-mp3go-dlja-dle.17406/</text:p>
          </table:table-cell>
        </table:table-row>
        <table:table-row table:style-name="ro1">
          <table:table-cell table:style-name="Default" office:value-type="string" calcext:value-type="string">
            <text:p>x парсер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arketkot.ru/market/parsers/parser-content.html, https://resize-web.ru/prog/x-parser/, https://rutube.ru/video/86e8e63257680a83bc19b2150b66c0da/, https://saasmarket.ru/products/x-parser, https://searchengines.guru/ru/forum/553895, https://t.me/xsoftwaretm, https://www.youtube.com/watch?v=ialM9NuQgyw, https://x-parser.ru/, https://x-parser.ru/software/1-x-parser-light.html, https://yandex.ru/video/preview/12156778250427168360</text:p>
          </table:table-cell>
        </table:table-row>
        <table:table-row table:style-name="ro1">
          <table:table-cell table:style-name="Default" office:value-type="string" calcext:value-type="string">
            <text:p>парсинг amazon</text:p>
          </table:table-cell>
          <table:table-cell office:value-type="string" calcext:value-type="string">
            <text:p>парсинг amazon (4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hop-amazon, https://blog.froxy.com/ru/tools-to-scrape-data-from-amazon, https://habr.com/ru/articles/839028/, https://ru-brightdata.com/blog/how-tos-ru/how-to-scrape-amazon, https://web-data-extractor.net/parser-amazon/, https://www.adspower.com/ru/blog/podrobnoe-rukovodstvo-po-ispolzovaniyu-parsinga-amazon, https://www.diggernaut.ru/blog/pishem-parser-dlja-amazon-za-30-minut/, https://blog.octobrowser.net/ru/kak-izvlech-dannye-s-amazon, https://qna.habr.com/q/466798, https://cloudparser.ru/catalog/6448</text:p>
          </table:table-cell>
        </table:table-row>
        <table:table-row table:style-name="ro1">
          <table:table-cell table:style-name="Default" office:value-type="string" calcext:value-type="string">
            <text:p>парсер амазон</text:p>
          </table:table-cell>
          <table:table-cell office:value-type="string" calcext:value-type="string">
            <text:p>парсинг amazon (4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hop-amazon, https://blog.froxy.com/ru/tools-to-scrape-data-from-amazon, https://habr.com/ru/articles/839028/, https://ru-brightdata.com/blog/how-tos-ru/how-to-scrape-amazon, https://web-data-extractor.net/parser-amazon/, https://www.adspower.com/ru/blog/podrobnoe-rukovodstvo-po-ispolzovaniyu-parsinga-amazon, https://www.diggernaut.ru/blog/pishem-parser-dlja-amazon-za-30-minut/, https://blog.octobrowser.net/ru/kak-izvlech-dannye-s-amazon, https://qna.habr.com/q/466798, https://cloudparser.ru/catalog/6448</text:p>
          </table:table-cell>
        </table:table-row>
        <table:table-row table:style-name="ro1">
          <table:table-cell table:style-name="Default" office:value-type="string" calcext:value-type="string">
            <text:p>парсинг амазон</text:p>
          </table:table-cell>
          <table:table-cell office:value-type="string" calcext:value-type="string">
            <text:p>парсинг amazon (4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hop-amazon, https://blog.froxy.com/ru/tools-to-scrape-data-from-amazon, https://habr.com/ru/articles/839028/, https://ru-brightdata.com/blog/how-tos-ru/how-to-scrape-amazon, https://web-data-extractor.net/parser-amazon/, https://www.adspower.com/ru/blog/podrobnoe-rukovodstvo-po-ispolzovaniyu-parsinga-amazon, https://www.diggernaut.ru/blog/pishem-parser-dlja-amazon-za-30-minut/, https://blog.octobrowser.net/ru/kak-izvlech-dannye-s-amazon, https://qna.habr.com/q/466798, https://cloudparser.ru/catalog/6448</text:p>
          </table:table-cell>
        </table:table-row>
        <table:table-row table:style-name="ro1">
          <table:table-cell table:style-name="Default" office:value-type="string" calcext:value-type="string">
            <text:p>парсер amazon</text:p>
          </table:table-cell>
          <table:table-cell office:value-type="string" calcext:value-type="string">
            <text:p>парсинг amazon (4)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hop-amazon, https://blog.froxy.com/ru/tools-to-scrape-data-from-amazon, https://habr.com/ru/articles/839028/, https://ru-brightdata.com/blog/how-tos-ru/how-to-scrape-amazon, https://web-data-extractor.net/parser-amazon/, https://www.adspower.com/ru/blog/podrobnoe-rukovodstvo-po-ispolzovaniyu-parsinga-amazon, https://www.diggernaut.ru/blog/pishem-parser-dlja-amazon-za-30-minut/, https://blog.octobrowser.net/ru/kak-izvlech-dannye-s-amazon, https://qna.habr.com/q/466798, https://cloudparser.ru/catalog/6448</text:p>
          </table:table-cell>
        </table:table-row>
        <table:table-row table:style-name="ro1">
          <table:table-cell table:style-name="Default" office:value-type="string" calcext:value-type="string">
            <text:p>парсинг кинопоиска python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cademy.yandex.ru/handbook/data-analysis/article/parsing-dannyh-i-avtomatizaciya-brauzera-regulyarnye-vyrazheniya, https://blog.fossko.ru/all/parsing-saytov-cherez-piton/, https://dzen.ru/list/gadgets/parser-kinopoiska-python, https://github.com/evgenlipin/kinopoisk_ratings_parser, https://github.com/pensnarik/kinopoisk, https://habr.com/ru/articles/280238/, https://mipt-stats.gitlab.io/courses/ad_fivt/data_parsing.html, https://pypi.org/project/kinopoiskpy/, https://qna.habr.com/q/948657, https://ru.stackoverflow.com/questions/1415086/%D0%9D%D0%95-%D0%BF%D0%BE%D0%BB%D1%83%D1%87%D0%B0%D0%B5%D1%82%D1%81%D1%8F-%D1%81%D0%B4%D0%B5%D0%BB%D0%B0%D1%82%D1%8C-%D0%BF%D0%B0%D1%80%D1%81%D0%B8%D0%BD%D0%B3-%D1%81%D0%B0%D0%B9%D1%82%D0%B0</text:p>
          </table:table-cell>
        </table:table-row>
        <table:table-row table:style-name="ro1">
          <table:table-cell table:style-name="Default" office:value-type="string" calcext:value-type="string">
            <text:p>парсер hh python</text:p>
          </table:table-cell>
          <table:table-cell office:value-type="string" calcext:value-type="string">
            <text:p>парсер hh python (3)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464823/, https://office-menu.ru/python/96-api-hh, https://otvet.mail.ru/question/238063042, https://rutube.ru/video/2f5c6a4ce60ae9f4376e951e446e9c7e/, https://vc.ru/u/1510590-python-idea/688002-parser-hh-veb-prilozhenie-na-python, https://www.youtube.com/watch?v=0_xwepyuV1E, https://github.com/pashaapsky/hh.ru_parser, https://shakhbanov.org/kak-ispolzovat-api-hhru-dlya-parsinga-sbora-vakansiy-v-oblasti-data-science/, https://vk.com/video-16108331_456261197, https://yandex.ru/video/preview/7580061867542082947</text:p>
          </table:table-cell>
        </table:table-row>
        <table:table-row table:style-name="ro1">
          <table:table-cell table:style-name="Default" office:value-type="string" calcext:value-type="string">
            <text:p>парсер hh ru python</text:p>
          </table:table-cell>
          <table:table-cell office:value-type="string" calcext:value-type="string">
            <text:p>парсер hh python (3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464823/, https://office-menu.ru/python/96-api-hh, https://otvet.mail.ru/question/238063042, https://rutube.ru/video/2f5c6a4ce60ae9f4376e951e446e9c7e/, https://vc.ru/u/1510590-python-idea/688002-parser-hh-veb-prilozhenie-na-python, https://www.youtube.com/watch?v=0_xwepyuV1E, https://github.com/pashaapsky/hh.ru_parser, https://shakhbanov.org/kak-ispolzovat-api-hhru-dlya-parsinga-sbora-vakansiy-v-oblasti-data-science/, https://vk.com/video-16108331_456261197, https://yandex.ru/video/preview/7580061867542082947</text:p>
          </table:table-cell>
        </table:table-row>
        <table:table-row table:style-name="ro1">
          <table:table-cell table:style-name="Default" office:value-type="string" calcext:value-type="string">
            <text:p>парсер вакансий hh ru на python</text:p>
          </table:table-cell>
          <table:table-cell office:value-type="string" calcext:value-type="string">
            <text:p>парсер hh python (3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464823/, https://office-menu.ru/python/96-api-hh, https://otvet.mail.ru/question/238063042, https://rutube.ru/video/2f5c6a4ce60ae9f4376e951e446e9c7e/, https://vc.ru/u/1510590-python-idea/688002-parser-hh-veb-prilozhenie-na-python, https://www.youtube.com/watch?v=0_xwepyuV1E, https://github.com/pashaapsky/hh.ru_parser, https://shakhbanov.org/kak-ispolzovat-api-hhru-dlya-parsinga-sbora-vakansiy-v-oblasti-data-science/, https://vk.com/video-16108331_456261197, https://yandex.ru/video/preview/7580061867542082947</text:p>
          </table:table-cell>
        </table:table-row>
        <table:table-row table:style-name="ro1">
          <table:table-cell table:style-name="Default" office:value-type="string" calcext:value-type="string">
            <text:p>парсер на php</text:p>
          </table:table-cell>
          <table:table-cell office:value-type="string" calcext:value-type="string">
            <text:p>парсер на php (3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vk/articles/565028/, https://seorubl.ru/moi-proekty/parser-html-kontenta-na-php/, https://snipp.ru/php/phpquery, https://falbar.one/article/pishem-parser-kontenta-na-php, https://github.com/irpsv/php-http-parser, https://seo-love.ru/programmirovanie/php/966-pishem-php-parser-sajtov-s-nulya.html, https://tproger.ru/digest/parse-html-via-php, https://truetech.dev/ru/posts/parsing-saitov-php.html</text:p>
          </table:table-cell>
        </table:table-row>
        <table:table-row table:style-name="ro1">
          <table:table-cell table:style-name="Default" office:value-type="string" calcext:value-type="string">
            <text:p>парсер сайта на php</text:p>
          </table:table-cell>
          <table:table-cell office:value-type="string" calcext:value-type="string">
            <text:p>парсер на php (3)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vk/articles/565028/, https://seorubl.ru/moi-proekty/parser-html-kontenta-na-php/, https://snipp.ru/php/phpquery, https://falbar.one/article/pishem-parser-kontenta-na-php, https://github.com/irpsv/php-http-parser, https://seo-love.ru/programmirovanie/php/966-pishem-php-parser-sajtov-s-nulya.html, https://tproger.ru/digest/parse-html-via-php, https://truetech.dev/ru/posts/parsing-saitov-php.html</text:p>
          </table:table-cell>
        </table:table-row>
        <table:table-row table:style-name="ro1">
          <table:table-cell table:style-name="Default" office:value-type="string" calcext:value-type="string">
            <text:p>скачать парсер сайта на php</text:p>
          </table:table-cell>
          <table:table-cell office:value-type="string" calcext:value-type="string">
            <text:p>парсер на php (3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vk/articles/565028/, https://seorubl.ru/moi-proekty/parser-html-kontenta-na-php/, https://snipp.ru/php/phpquery, https://falbar.one/article/pishem-parser-kontenta-na-php, https://github.com/irpsv/php-http-parser, https://seo-love.ru/programmirovanie/php/966-pishem-php-parser-sajtov-s-nulya.html, https://tproger.ru/digest/parse-html-via-php, https://truetech.dev/ru/posts/parsing-saitov-php.html</text:p>
          </table:table-cell>
        </table:table-row>
        <table:table-row table:style-name="ro1">
          <table:table-cell table:style-name="Default" office:value-type="string" calcext:value-type="string">
            <text:p>python парсер цен</text:p>
          </table:table-cell>
          <table:table-cell office:value-type="string" calcext:value-type="string">
            <text:p>python парсер цен (2)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toolmark.ru/parser-python/, https://dzen.ru/a/YWwi9aDcaw7v0jrL, https://external.software/archives/12601, https://habr.com/ru/companies/amvera/articles/834582/, https://vc.ru/u/385637-dmitrii-kulagin/223783-kak-samostoyatelno-sparsit-dannye-s-internet-magazina-pri-pomoshi-python</text:p>
          </table:table-cell>
        </table:table-row>
        <table:table-row table:style-name="ro1">
          <table:table-cell table:style-name="Default" office:value-type="string" calcext:value-type="string">
            <text:p>python парсер товаров</text:p>
          </table:table-cell>
          <table:table-cell office:value-type="string" calcext:value-type="string">
            <text:p>python парсер цен (2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toolmark.ru/parser-python/, https://dzen.ru/a/YWwi9aDcaw7v0jrL, https://external.software/archives/12601, https://habr.com/ru/companies/amvera/articles/834582/, https://vc.ru/u/385637-dmitrii-kulagin/223783-kak-samostoyatelno-sparsit-dannye-s-internet-magazina-pri-pomoshi-python</text:p>
          </table:table-cell>
        </table:table-row>
        <table:table-row table:style-name="ro1">
          <table:table-cell table:style-name="Default" office:value-type="string" calcext:value-type="string">
            <text:p>парсер заголовков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rsenkin.ru/tools/check-h/, https://b2b-help.ru/platforma/headlines/, https://blog.cybermarketing.ru/kak-v-odin-klik-sobrat-metategi-i-zagolovki-s-lyubogo-sajta/, https://habr.com/ru/companies/click/articles/494020/, https://impulse.guru/blog/kak-sparsit-metategi-i-zagolovki-s-lyubogo-sajta/, https://promopult.ru/tools/parser_tag.html, https://prozavr.ru/tools/parser_title_description.php, https://serp.tools/ru/tools/title-description-h1, https://web-data-extractor.net/parser-metategov-i-zagolovkov/, https://www.urwatools.com/ru/http-headers-parser</text:p>
          </table:table-cell>
        </table:table-row>
        <table:table-row table:style-name="ro1">
          <table:table-cell table:style-name="Default" office:value-type="string" calcext:value-type="string">
            <text:p>парсер отзывов wildberrie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resources/445/, https://dzen.ru/a/Z68ESDanbRLqi7vO, https://excelvba.ru/programmes/Parser/samples/wildberries.ru/feedbacks, https://github.com/progmat64/wildberries_review_parser, https://habr.com/ru/companies/amvera/articles/834582/, https://kwork.ru/script-programming/35590027/parser-otzyvov-wildberries, https://parser.mpb-top.ru/, https://pikabu.ru/story/parser_otzyivov_ozon_i_wb_kotoryiy_delaet_ikh_rezyume_cherez_ii_12617924, https://wbcon.ru/service-parser-otzivov-wb/, https://www.youtube.com/watch?v=skpMbVn-DBo</text:p>
          </table:table-cell>
        </table:table-row>
        <table:table-row table:style-name="ro1">
          <table:table-cell table:style-name="Default" office:value-type="string" calcext:value-type="string">
            <text:p>parser facebook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threads/5490/, https://dzen.ru/a/ZflrZx8XcWyxjvvg, https://github.com/kevinzg/facebook-scraper, https://kwork.ru/script-programming/16305026/parsing-grupp-facebook, https://postium.ru/parsing-facebook-kak-sobrat-i-vygruzit-auditoriyu/, https://qna.habr.com/q/1262522, https://qna.habr.com/q/778133, https://ru-brightdata.com/products/web-scraper/facebook, https://web-data-extractor.net/parser-uchastnikov-grupp-facebook/, https://www.adspower.com/ru/blog/kak-parsit-facebook-2-prostyh-sposoba-dlya-koderov-i-nekoderov</text:p>
          </table:table-cell>
        </table:table-row>
        <table:table-row table:style-name="ro1">
          <table:table-cell table:style-name="Default" office:value-type="string" calcext:value-type="string">
            <text:p>price scraping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dome.co/guides/scraping/price-scraping/, https://prisync.com/blog/price-scraping/, https://prisync.com/price-scraping-software/, https://skuuudle.com/blog/price-scraping, https://www.imperva.com/learn/application-security/web-scraping-attack/, https://www.octoparse.com/blog/price-scraping-octoparse-free-web-scraping-software, https://www.radware.com/cyberpedia/bot-management/price-scraping/, https://www.reddit.com/r/laravel/comments/n8kaao/what_would_be_the_best_way_to_web_scrape_the/, https://www.scrapingdog.com/blog/scrape-prices/, https://www.zyte.com/blog/price-scraping-best-free-tool-to-scrape-prices/</text:p>
          </table:table-cell>
        </table:table-row>
        <table:table-row table:style-name="ro1">
          <table:table-cell table:style-name="Default" office:value-type="string" calcext:value-type="string">
            <text:p>парсер авито на python</text:p>
          </table:table-cell>
          <table:table-cell office:value-type="string" calcext:value-type="string">
            <text:p>парсер авито на python (4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by.net/threads/avtomatizirovannyi-sbor-dannykh-s-saita-besplatnykh-ob-yavlenii-s-pomoshch-yu-python.81366/, https://github.com/marinskiy/avito_parser, https://habr.com/ru/articles/537834/, https://happypython.ru/2022/07/25/avito-parser/, https://ru.stackoverflow.com/questions/1224935/python-requests-%D0%BA%D0%B0%D0%BA-%D0%BF%D0%B0%D1%80%D1%81%D0%B8%D1%82%D1%8C-%D0%B0%D0%B2%D0%B8%D1%82%D0%BE, https://rutube.ru/video/6b968942c21f3307d45ef8c26ac4c8f0/, https://vk.com/@pythonparser-parsim-sait-avito-parser-avito, https://www.youtube.com/watch?v=omXK-Ev6oSg, https://python.su/forum/topic/41929/?page=1, https://yandex.ru/video/preview/11298499944524909221</text:p>
          </table:table-cell>
        </table:table-row>
        <table:table-row table:style-name="ro1">
          <table:table-cell table:style-name="Default" office:value-type="string" calcext:value-type="string">
            <text:p>парсер авито питон</text:p>
          </table:table-cell>
          <table:table-cell office:value-type="string" calcext:value-type="string">
            <text:p>парсер авито на python (4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by.net/threads/avtomatizirovannyi-sbor-dannykh-s-saita-besplatnykh-ob-yavlenii-s-pomoshch-yu-python.81366/, https://github.com/marinskiy/avito_parser, https://habr.com/ru/articles/537834/, https://happypython.ru/2022/07/25/avito-parser/, https://ru.stackoverflow.com/questions/1224935/python-requests-%D0%BA%D0%B0%D0%BA-%D0%BF%D0%B0%D1%80%D1%81%D0%B8%D1%82%D1%8C-%D0%B0%D0%B2%D0%B8%D1%82%D0%BE, https://rutube.ru/video/6b968942c21f3307d45ef8c26ac4c8f0/, https://vk.com/@pythonparser-parsim-sait-avito-parser-avito, https://www.youtube.com/watch?v=omXK-Ev6oSg, https://python.su/forum/topic/41929/?page=1, https://yandex.ru/video/preview/11298499944524909221</text:p>
          </table:table-cell>
        </table:table-row>
        <table:table-row table:style-name="ro1">
          <table:table-cell table:style-name="Default" office:value-type="string" calcext:value-type="string">
            <text:p>авито парсер python по ссылке</text:p>
          </table:table-cell>
          <table:table-cell office:value-type="string" calcext:value-type="string">
            <text:p>парсер авито на python (4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by.net/threads/avtomatizirovannyi-sbor-dannykh-s-saita-besplatnykh-ob-yavlenii-s-pomoshch-yu-python.81366/, https://github.com/marinskiy/avito_parser, https://habr.com/ru/articles/537834/, https://happypython.ru/2022/07/25/avito-parser/, https://ru.stackoverflow.com/questions/1224935/python-requests-%D0%BA%D0%B0%D0%BA-%D0%BF%D0%B0%D1%80%D1%81%D0%B8%D1%82%D1%8C-%D0%B0%D0%B2%D0%B8%D1%82%D0%BE, https://rutube.ru/video/6b968942c21f3307d45ef8c26ac4c8f0/, https://vk.com/@pythonparser-parsim-sait-avito-parser-avito, https://www.youtube.com/watch?v=omXK-Ev6oSg, https://python.su/forum/topic/41929/?page=1, https://yandex.ru/video/preview/11298499944524909221</text:p>
          </table:table-cell>
        </table:table-row>
        <table:table-row table:style-name="ro1">
          <table:table-cell table:style-name="Default" office:value-type="string" calcext:value-type="string">
            <text:p>парсер avito на python</text:p>
          </table:table-cell>
          <table:table-cell office:value-type="string" calcext:value-type="string">
            <text:p>парсер авито на python (4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by.net/threads/avtomatizirovannyi-sbor-dannykh-s-saita-besplatnykh-ob-yavlenii-s-pomoshch-yu-python.81366/, https://github.com/marinskiy/avito_parser, https://habr.com/ru/articles/537834/, https://happypython.ru/2022/07/25/avito-parser/, https://ru.stackoverflow.com/questions/1224935/python-requests-%D0%BA%D0%B0%D0%BA-%D0%BF%D0%B0%D1%80%D1%81%D0%B8%D1%82%D1%8C-%D0%B0%D0%B2%D0%B8%D1%82%D0%BE, https://rutube.ru/video/6b968942c21f3307d45ef8c26ac4c8f0/, https://vk.com/@pythonparser-parsim-sait-avito-parser-avito, https://www.youtube.com/watch?v=omXK-Ev6oSg, https://python.su/forum/topic/41929/?page=1, https://yandex.ru/video/preview/11298499944524909221</text:p>
          </table:table-cell>
        </table:table-row>
        <table:table-row table:style-name="ro1">
          <table:table-cell table:style-name="Default" office:value-type="string" calcext:value-type="string">
            <text:p>динамический парсер</text:p>
          </table:table-cell>
          <table:table-cell office:value-type="string" calcext:value-type="string">
            <text:p>динамический парсер (2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xternal.software/archives/13738, https://proglib.io/p/samouchitel-po-python-dlya-nachinayushchih-chast-17-osnovy-skrapinga-i-parsinga-2023-03-13, https://ru-brightdata.com/blog/how-tos-ru/scrape-dynamic-websites-python, https://scrapingant.com/blog/scrape-dynamic-website-with-python, https://timeweb.cloud/tutorials/python/selenium-parsing-dinamicheskih-sajtov, https://www.youtube.com/watch?v=tCF-mzPzasE, https://www.zenrows.com/blog/dynamic-web-pages-scraping-python</text:p>
          </table:table-cell>
        </table:table-row>
        <table:table-row table:style-name="ro1">
          <table:table-cell table:style-name="Default" office:value-type="string" calcext:value-type="string">
            <text:p>парсер динамических сайтов</text:p>
          </table:table-cell>
          <table:table-cell office:value-type="string" calcext:value-type="string">
            <text:p>динамический парсер (2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xternal.software/archives/13738, https://proglib.io/p/samouchitel-po-python-dlya-nachinayushchih-chast-17-osnovy-skrapinga-i-parsinga-2023-03-13, https://ru-brightdata.com/blog/how-tos-ru/scrape-dynamic-websites-python, https://scrapingant.com/blog/scrape-dynamic-website-with-python, https://timeweb.cloud/tutorials/python/selenium-parsing-dinamicheskih-sajtov, https://www.youtube.com/watch?v=tCF-mzPzasE, https://www.zenrows.com/blog/dynamic-web-pages-scraping-python</text:p>
          </table:table-cell>
        </table:table-row>
        <table:table-row table:style-name="ro1">
          <table:table-cell table:style-name="Default" office:value-type="string" calcext:value-type="string">
            <text:p>парсер хабр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Develp10/habrpythonpasrser, https://habr.com/ru/articles/717556/, https://prohoster.info/blog/administrirovanie/kak-ya-parsil-habr-chast-1-trendy, https://ru.stackoverflow.com/questions/1322779/%D0%9A%D0%B0%D0%BA-%D0%B8%D0%B7-%D1%81%D1%82%D1%80%D0%B0%D0%BD%D0%B8%D1%86-%D0%B2%D1%8B%D1%82%D0%B0%D1%89%D0%B8%D1%82%D1%8C-%D0%BF%D0%BE%D1%81%D1%82%D1%8B-%D0%B8-%D0%B7%D0%B0%D0%B3%D0%BE%D0%BB%D0%BE%D0%B2%D0%BA%D0%B8-%D0%9D%D0%B0%D0%B4%D0%BE-%D0%B8%D0%B7-%D1%85%D0%B0%D0%B1%D1%80%D0%B0-url-fhttps-habr-c, https://telegra.ph/Pishem-Bota-Parser-statej-s-Habr-09-10, https://thecode.media/parsing-2/, https://tr-page.yandex.ru/translate?lang=en-ru&amp;url=https%3A%2F%2Fgithub.com%2Fpasukka%2Fhabr-parser%2Fblob%2Fmain%2FREADME.md, https://uproger.com/asinhronnyj-parser-habra-na-python/, https://vc.ru/dev/874254-kak-parsit-saity-s-pomoshyu-python-osnovy-raboty-s-requests-i-selenium, https://www.youtube.com/watch?v=eWa7drf-b4w</text:p>
          </table:table-cell>
        </table:table-row>
        <table:table-row table:style-name="ro1">
          <table:table-cell table:style-name="Default" office:value-type="string" calcext:value-type="string">
            <text:p>парсер отзывов озон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6nBbVWNw1-EPQsx, https://github.com/averagepythonfan/parsing_ozon, https://kwork.ru/projects/1830045/view, https://mneniya.pro/ozon-reviews/, https://parsingmaster.com/parsing-ozon/, https://parsingsite.ru/product/parser-ozon-ru, https://pikabu.ru/story/parser_otzyivov_ozon_i_wb_kotoryiy_delaet_ikh_rezyume_cherez_ii_12617924, https://ru.stackoverflow.com/questions/1506735/%D0%9A%D0%B0%D0%BA-%D0%BF%D0%B0%D1%80%D1%81%D0%B8%D1%82%D1%8C-%D0%BA%D1%80%D1%83%D0%BF%D0%BD%D1%8B%D0%B5-%D0%BC%D0%B0%D1%80%D0%BA%D0%B5%D1%82%D0%BF%D0%BB%D0%B5%D0%B9%D1%81%D1%8B-%D0%BF%D0%BE-%D1%82%D0%B8%D0%BF%D1%83-ozon-dns-%D0%B8-%D0%B4%D1%80%D1%83%D0%B3%D0%B8%D0%B5, https://t.me/review_scanner_bot, https://work-zilla.com/development-and-it/software-development/development-of-reviews-parser-for-ozon</text:p>
          </table:table-cell>
        </table:table-row>
        <table:table-row table:style-name="ro1">
          <table:table-cell table:style-name="Default" office:value-type="string" calcext:value-type="string">
            <text:p>парсер гугл карт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maps-google, https://github.com/anfixit/google-maps-parser, https://mapsscraper.ai/ru, https://outscraper.com/ru/google-maps-scraper/, https://ru-brightdata.com/blog/web-data-ru/how-to-scrape-google-maps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0%BE%D1%80%D0%B3%D0%B0%D0%BD%D0%B8%D0%B7%D0%B0%D1%86%D0%B8%D0%B9-%D0%B3%D1%83%D0%B3%D0%BB-%D0%BA%D0%B0%D1%80%D1%82/, https://wacombo.ru/parser-google/, https://www.lobstr.io/blog/best-google-maps-scraper, https://www.mapleadscraper.com/ru, https://xmlriver.com/parser-google-maps.html</text:p>
          </table:table-cell>
        </table:table-row>
        <table:table-row table:style-name="ro1">
          <table:table-cell table:style-name="Default" office:value-type="string" calcext:value-type="string">
            <text:p>парсер pdf python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aspose.com/ru/pdf/parse-pdf-in-python/, https://github.com/jstockwin/py-pdf-parser, https://habr.com/ru/companies/auriga/articles/843774/, https://konfuzio.com/en/pdf-parsing-python/, https://py-pdf-parser.readthedocs.io/_/downloads/en/stable/pdf/, https://pypi.org/project/py-pdf-parser/, https://python-scripts.com/exporting-data-from-pdf, https://tproger.ru/articles/osnovnye-zadachi-parsinga-pdf, https://www.geeksforgeeks.org/parsing-pdfs-in-python-with-tika/, https://www.pythonpool.com/python-pdf-parser/</text:p>
          </table:table-cell>
        </table:table-row>
        <table:table-row table:style-name="ro1">
          <table:table-cell table:style-name="Default" office:value-type="string" calcext:value-type="string">
            <text:p>многопоточный парсер python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b/ZPC01eZ98G-UNtGz, https://dzen.ru/list/gadgets/python-mnogopotochnyi-parsing, https://gist.github.com/c0b82f4004b19dd90b165c7c91950591, https://habr.com/ru/articles/323238/, https://newtechaudit.ru/python-parsing/, https://qna.habr.com/q/190917, https://ru.stackoverflow.com/questions/1044492/%D0%9A%D0%B0%D0%BA-%D1%81%D0%B4%D0%B5%D0%BB%D0%B0%D1%82%D1%8C-%D0%BC%D0%BD%D0%BE%D0%B3%D0%BE%D0%BF%D0%BE%D1%82%D0%BE%D1%87%D0%BD%D1%8B%D0%B9-%D0%BF%D0%B0%D1%80%D1%81%D0%B5%D1%80, https://rutube.ru/video/1a14a76558e626ffe408116efc34c604/, https://stepik.org/course/211110/?referral=Wzk3NTYxLDc4NjU5NzczMiwxNzQ0MDk0NjkyLjM1NjAxMTJd%3A1u22hY%3AQpUPr3wrEcSfZsCXysVblsszFQs, https://tenchat.ru/media/1180623-mnogopotochniy-parser</text:p>
          </table:table-cell>
        </table:table-row>
        <table:table-row table:style-name="ro1">
          <table:table-cell table:style-name="Default" office:value-type="string" calcext:value-type="string">
            <text:p>парсер скинов</text:p>
          </table:table-cell>
          <table:table-cell office:value-type="string" calcext:value-type="string">
            <text:p>парсер скинов (2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tradesoftware.com/ru/steam-float-parser/, https://github.com/progeroffline/lis-skins-parser, https://qna.habr.com/q/817695, https://ru.stackoverflow.com/questions/1559623/%D0%9A%D0%B0%D0%BA-%D1%81%D0%BF%D0%B0%D1%80%D1%81%D0%B8%D1%82%D1%8C-%D1%86%D0%B5%D0%BD%D1%8B-%D1%81-%D0%A2%D0%BE%D1%80%D0%B3%D0%BE%D0%B2%D0%BE%D0%B9-%D0%9F%D0%BB%D0%BE%D1%89%D0%B0%D0%B4%D0%BA%D0%B8-%D0%A1%D1%82%D0%B8%D0%BC, https://yougame.biz/threads/150986/</text:p>
          </table:table-cell>
        </table:table-row>
        <table:table-row table:style-name="ro1">
          <table:table-cell table:style-name="Default" office:value-type="string" calcext:value-type="string">
            <text:p>как создать свой парсер скинов стим</text:p>
          </table:table-cell>
          <table:table-cell office:value-type="string" calcext:value-type="string">
            <text:p>парсер скинов (2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tradesoftware.com/ru/steam-float-parser/, https://github.com/progeroffline/lis-skins-parser, https://qna.habr.com/q/817695, https://ru.stackoverflow.com/questions/1559623/%D0%9A%D0%B0%D0%BA-%D1%81%D0%BF%D0%B0%D1%80%D1%81%D0%B8%D1%82%D1%8C-%D1%86%D0%B5%D0%BD%D1%8B-%D1%81-%D0%A2%D0%BE%D1%80%D0%B3%D0%BE%D0%B2%D0%BE%D0%B9-%D0%9F%D0%BB%D0%BE%D1%89%D0%B0%D0%B4%D0%BA%D0%B8-%D0%A1%D1%82%D0%B8%D0%BC, https://yougame.biz/threads/150986/</text:p>
          </table:table-cell>
        </table:table-row>
        <table:table-row table:style-name="ro1">
          <table:table-cell table:style-name="Default" office:value-type="string" calcext:value-type="string">
            <text:p>парсер алиэкспресс</text:p>
          </table:table-cell>
          <table:table-cell office:value-type="string" calcext:value-type="string">
            <text:p>парсер алиэкспресс (2)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comalex/aliexpress_parser, https://oxylabs.io/blog/how-to-scrape-aliexpress, https://scrapfly.io/blog/how-to-scrape-aliexpress/</text:p>
          </table:table-cell>
        </table:table-row>
        <table:table-row table:style-name="ro1">
          <table:table-cell table:style-name="Default" office:value-type="string" calcext:value-type="string">
            <text:p>парсер алиэкспресс на python</text:p>
          </table:table-cell>
          <table:table-cell office:value-type="string" calcext:value-type="string">
            <text:p>парсер алиэкспресс (2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comalex/aliexpress_parser, https://oxylabs.io/blog/how-to-scrape-aliexpress, https://scrapfly.io/blog/how-to-scrape-aliexpress/</text:p>
          </table:table-cell>
        </table:table-row>
        <table:table-row table:style-name="ro1">
          <table:table-cell table:style-name="Default" office:value-type="string" calcext:value-type="string">
            <text:p>парсер яндекс музыки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arsing.pro/project/parsing-yandeks-muzyiki/, https://freelance.ru/portfolio/project/view/652884, https://github.com/grechman/Yandex-parser, https://kwork.ru/script-programming/28123885/gotoviy-parser-yandeks-muzyki, https://mse-script.net/threads/parser-muzyki-jandeks-muzyka-dlja-dle.863/, https://proglib.io/p/perenosim-treki-iz-yandeks-muzyki-v-spotify-s-pomoshchyu-python-2021-08-16, https://qna.habr.com/q/1261426, https://work-zilla.com/development-and-it/parsing-data/development-of-parsing-yandex-music, https://www.fl.ru/projects/5374055/parser-yandeks-muzyiki-dlya-dle.html, https://www.youtube.com/watch?v=o0IonsE7gwk</text:p>
          </table:table-cell>
        </table:table-row>
        <table:table-row table:style-name="ro1">
          <table:table-cell table:style-name="Default" office:value-type="string" calcext:value-type="string">
            <text:p>асинхронный парсер python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aquaracer/Asynchronous_Web_Scraper, https://habr.com/ru/articles/801981/, https://habr.com/ru/companies/sberbank/articles/748406/, https://kwork.ru/script-programming/17415020/napishu-asinkhronniy-parser-na-python-aiohttp-selenium-beautifulsoup4, https://medium.com/@MooonKing/%D0%B0%D1%81%D0%B8%D0%BD%D1%85%D1%80%D0%BE%D0%BD%D0%BD%D1%8B%D0%B9-%D0%BF%D0%B0%D1%80%D1%81%D0%B8%D0%BD%D0%B3-%D0%B2%D0%B5%D0%B1-%D1%81%D1%82%D1%80%D0%B0%D0%BD%D0%B8%D1%86%D1%8B-51e7b7c0b140, https://ru-brightdata.com/blog/web-data-ru/web-scraping-with-aiohttp, https://ru.stackoverflow.com/questions/1490362/%D0%9A%D0%B0%D0%BA-%D1%81%D0%B4%D0%B5%D0%BB%D0%B0%D1%82%D1%8C-%D0%B0%D1%81%D0%B8%D0%BD%D1%85%D1%80%D0%BE%D0%BD%D0%BD%D1%8B%D0%B9-%D0%BF%D0%B0%D1%80%D1%81%D0%B5%D1%80-%D1%80%D0%B0%D0%B1%D0%BE%D1%87%D0%B8%D0%BC, https://stepik.org/course/180686/info, https://stepik.org/course/180686/promo, https://timeweb.cloud/tutorials/python/poleznye-sovety-dlya-parsinga-dannyh-veb-sajtov</text:p>
          </table:table-cell>
        </table:table-row>
        <table:table-row table:style-name="ro1">
          <table:table-cell table:style-name="Default" office:value-type="string" calcext:value-type="string">
            <text:p>amazon scraper</text:p>
          </table:table-cell>
          <table:table-cell office:value-type="string" calcext:value-type="string">
            <text:p>amazon scraper (5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junglee/free-amazon-product-scraper, https://brightdata.com/products/web-scraper/amazon, https://oxylabs.io/blog/how-to-scrape-amazon-product-data, https://www.scraperapi.com/web-scraping/amazon/tools/, https://outscraper.com/amazon-scraper/, https://www.reddit.com/r/webscraping/comments/16mjqnu/a_guy_built_an_amazon_scraper_for_me_is_it_legal/, https://chromewebstore.google.com/detail/amazon-data-scraper/eknchphddjiibifimapmpjkkbgcgiajk?hl=en, https://github.com/omkarcloud/amazon-scraper, https://nodatanobusiness.com/solutions/amazon-product-scraper/, https://proxyway.com/best/best-amazon-scrapers</text:p>
          </table:table-cell>
        </table:table-row>
        <table:table-row table:style-name="ro1">
          <table:table-cell table:style-name="Default" office:value-type="string" calcext:value-type="string">
            <text:p>amazon data scraper</text:p>
          </table:table-cell>
          <table:table-cell office:value-type="string" calcext:value-type="string">
            <text:p>amazon scraper (5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junglee/free-amazon-product-scraper, https://brightdata.com/products/web-scraper/amazon, https://oxylabs.io/blog/how-to-scrape-amazon-product-data, https://www.scraperapi.com/web-scraping/amazon/tools/, https://outscraper.com/amazon-scraper/, https://www.reddit.com/r/webscraping/comments/16mjqnu/a_guy_built_an_amazon_scraper_for_me_is_it_legal/, https://chromewebstore.google.com/detail/amazon-data-scraper/eknchphddjiibifimapmpjkkbgcgiajk?hl=en, https://github.com/omkarcloud/amazon-scraper, https://nodatanobusiness.com/solutions/amazon-product-scraper/, https://proxyway.com/best/best-amazon-scrapers</text:p>
          </table:table-cell>
        </table:table-row>
        <table:table-row table:style-name="ro1">
          <table:table-cell table:style-name="Default" office:value-type="string" calcext:value-type="string">
            <text:p>scrape amazon product data</text:p>
          </table:table-cell>
          <table:table-cell office:value-type="string" calcext:value-type="string">
            <text:p>amazon scraper (5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junglee/free-amazon-product-scraper, https://brightdata.com/products/web-scraper/amazon, https://oxylabs.io/blog/how-to-scrape-amazon-product-data, https://www.scraperapi.com/web-scraping/amazon/tools/, https://outscraper.com/amazon-scraper/, https://www.reddit.com/r/webscraping/comments/16mjqnu/a_guy_built_an_amazon_scraper_for_me_is_it_legal/, https://chromewebstore.google.com/detail/amazon-data-scraper/eknchphddjiibifimapmpjkkbgcgiajk?hl=en, https://github.com/omkarcloud/amazon-scraper, https://nodatanobusiness.com/solutions/amazon-product-scraper/, https://proxyway.com/best/best-amazon-scrapers</text:p>
          </table:table-cell>
        </table:table-row>
        <table:table-row table:style-name="ro1">
          <table:table-cell table:style-name="Default" office:value-type="string" calcext:value-type="string">
            <text:p>amazon product scraper</text:p>
          </table:table-cell>
          <table:table-cell office:value-type="string" calcext:value-type="string">
            <text:p>amazon scraper (5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junglee/free-amazon-product-scraper, https://brightdata.com/products/web-scraper/amazon, https://oxylabs.io/blog/how-to-scrape-amazon-product-data, https://www.scraperapi.com/web-scraping/amazon/tools/, https://outscraper.com/amazon-scraper/, https://www.reddit.com/r/webscraping/comments/16mjqnu/a_guy_built_an_amazon_scraper_for_me_is_it_legal/, https://chromewebstore.google.com/detail/amazon-data-scraper/eknchphddjiibifimapmpjkkbgcgiajk?hl=en, https://github.com/omkarcloud/amazon-scraper, https://nodatanobusiness.com/solutions/amazon-product-scraper/, https://proxyway.com/best/best-amazon-scrapers</text:p>
          </table:table-cell>
        </table:table-row>
        <table:table-row table:style-name="ro1">
          <table:table-cell table:style-name="Default" office:value-type="string" calcext:value-type="string">
            <text:p>amazon price scraper</text:p>
          </table:table-cell>
          <table:table-cell office:value-type="string" calcext:value-type="string">
            <text:p>amazon scraper (5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junglee/free-amazon-product-scraper, https://brightdata.com/products/web-scraper/amazon, https://oxylabs.io/blog/how-to-scrape-amazon-product-data, https://www.scraperapi.com/web-scraping/amazon/tools/, https://outscraper.com/amazon-scraper/, https://www.reddit.com/r/webscraping/comments/16mjqnu/a_guy_built_an_amazon_scraper_for_me_is_it_legal/, https://chromewebstore.google.com/detail/amazon-data-scraper/eknchphddjiibifimapmpjkkbgcgiajk?hl=en, https://github.com/omkarcloud/amazon-scraper, https://nodatanobusiness.com/solutions/amazon-product-scraper/, https://proxyway.com/best/best-amazon-scrapers</text:p>
          </table:table-cell>
        </table:table-row>
        <table:table-row table:style-name="ro1">
          <table:table-cell table:style-name="Default" office:value-type="string" calcext:value-type="string">
            <text:p>парсер инстаграм аккаунтов python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chrisgreening/scrape-data-from-instagram-with-instascrape-5e3e, https://github.com/l-Il/Instagram-Parser, https://habr.com/ru/articles/535156/, https://opensmm.asia/lesson/instagram-api-parsing-levpasha/, https://proxy-seller.com/blog/how-to-scrape-instagram-data-using-python/, https://pypi.org/project/insta-scrape/, https://scrapfly.io/blog/how-to-scrape-instagram/, https://www.geeksforgeeks.org/scrape-instagram-using-instagramy-in-python/, https://www.promptcloud.com/blog/how-to-scrape-instagram-data-using-python/, https://www.youtube.com/watch?v=_WS0lDX2YWo</text:p>
          </table:table-cell>
        </table:table-row>
        <table:table-row table:style-name="ro1">
          <table:table-cell table:style-name="Default" office:value-type="string" calcext:value-type="string">
            <text:p>парсер отзывов отзовик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metacommerce.ru/zachem_biznesu_parsing_otzyvov_pokupatelej, https://blog.sibirix.ru/comment-services/, https://freelance.ru/projects/parsing-otzivov-s-https-otzovik-com-1184512.html, https://github.com/tranquilo108/otzovik_parser, https://kwork.ru/script-programming/22328699/parser-otzyvov-flamp-zoon-otzovik-yandeks, https://mneniya.pro/otzovik-reviews/, https://myreviews.ru/, https://pikabu.ru/story/parser_otzyivov_ozon_i_wb_kotoryiy_delaet_ikh_rezyume_cherez_ii_12617924, https://vc.ru/services/82015-kopiruem-otzyvy-s-otzovika-v-google-tablicu, https://zenno.club/discussion/threads/parser-otzyvov-otzovik.71209/</text:p>
          </table:table-cell>
        </table:table-row>
        <table:table-row table:style-name="ro1">
          <table:table-cell table:style-name="Default" office:value-type="string" calcext:value-type="string">
            <text:p>парсер картинок с яндекс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yandex-images, https://dzen.ru/a/ZXg4Pmq6Wy12fvQC, https://github.com/glebtk/Yandex-Images-Parser, https://habr.com/ru/sandbox/36487/, https://pypi.org/project/yandex-images-crawler/, https://resize-web.ru/soft/parser-yandeks-kartinok/, https://rutube.ru/video/3926c4d3c371b469d7e2c70721cd5e80/, https://ufahameleon.ru/soft.aspx?id=2, https://www.youtube.com/watch?v=-ANrjb2Mb9Q, https://zenno.club/discussion/threads/parsing-izobrazhenij-iz-jandeks-kartinok.77875/</text:p>
          </table:table-cell>
        </table:table-row>
        <table:table-row table:style-name="ro1">
          <table:table-cell table:style-name="Default" office:value-type="string" calcext:value-type="string">
            <text:p>парсер юла онлайн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глиса.рф/a/parser_yula-10014/, https://homecrm.ru/blog/parser-youla, https://kwork.ru/script-programming/1370955/parser-yuly-programma-dlya-sbora-telefonov-i-vsekh-dannykh-s-obyavleniy, https://ru.stackoverflow.com/questions/1279444/%D0%9F%D0%B0%D1%80%D1%81%D0%B8%D0%BD%D0%B3-%D1%81%D0%B0%D0%B9%D1%82%D0%B0-%D0%AE%D0%BB%D0%B0, https://rufago.ru/catalog/adboards/youla-ru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1%82%D0%B5%D0%BB%D0%B5%D1%84%D0%BE%D0%BD%D0%BE%D0%B2-%D1%81-%D0%B4%D0%BE%D1%81%D0%BA%D0%B8-%D0%BE%D0%B1%D1%8A%D1%8F%D0%B2%D0%BB%D0%B5%D0%BD%D0%B8%D0%B9-yoularu/, https://use.goodparser.ru/, https://web-data-extractor.net/parser-youla-io/, https://y-parser.ru/, https://zennolab.com/discussion/threads/parser-jula-youla-ru-shablon-k-zennoposter-na-zaprosax.106402/</text:p>
          </table:table-cell>
        </table:table-row>
        <table:table-row table:style-name="ro1">
          <table:table-cell table:style-name="Default" office:value-type="string" calcext:value-type="string">
            <text:p>instagram scraper python</text:p>
          </table:table-cell>
          <table:table-cell office:value-type="string" calcext:value-type="string">
            <text:p>instagram scraper python (2)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is-greening.github.io/instascrape/, https://medium.com/@moslemgannoun/lets-scrape-intagram-with-python-1ab4adc5f695, https://pypi.org/project/insta-scrape/, https://scrapfly.io/blog/how-to-scrape-instagram/</text:p>
          </table:table-cell>
        </table:table-row>
        <table:table-row table:style-name="ro1">
          <table:table-cell table:style-name="Default" office:value-type="string" calcext:value-type="string">
            <text:p>insta scrape</text:p>
          </table:table-cell>
          <table:table-cell office:value-type="string" calcext:value-type="string">
            <text:p>instagram scraper python (2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ris-greening.github.io/instascrape/, https://medium.com/@moslemgannoun/lets-scrape-intagram-with-python-1ab4adc5f695, https://pypi.org/project/insta-scrape/, https://scrapfly.io/blog/how-to-scrape-instagram/</text:p>
          </table:table-cell>
        </table:table-row>
        <table:table-row table:style-name="ro1">
          <table:table-cell table:style-name="Default" office:value-type="string" calcext:value-type="string">
            <text:p>google search scrape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apify/google-search-scraper, https://chromewebstore.google.com/detail/data-scraper-easy-web-scr/nndknepjnldbdbepjfgmncbggmopgden, https://chromewebstore.google.com/detail/google-search-results-scr/cmdkhofenchpdlkbpkheddfgfdmmobcc?hl=en, https://outscraper.com/google-search-scraper/, https://oxylabs.io/blog/how-to-scrape-google-search-results, https://scrapfly.io/blog/how-to-scrape-google/, https://searchscraper.io/, https://webscraper.io/, https://www.reddit.com/r/webscraping/comments/1bcs1pz/scraping_google_search_results_on_a_small_scale/, https://www.scraperapi.com/solutions/structured-data/google-search-scraper/</text:p>
          </table:table-cell>
        </table:table-row>
        <table:table-row table:style-name="ro1">
          <table:table-cell table:style-name="Default" office:value-type="string" calcext:value-type="string">
            <text:p>парсер вк видео</text:p>
          </table:table-cell>
          <table:table-cell office:value-type="string" calcext:value-type="string">
            <text:p>парсер вк видео (2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aldaev.pro/vkvideoparser-%D0%B1%D0%B5%D1%81%D0%BF%D0%BB%D0%B0%D1%82%D0%BD%D1%8B%D0%B9-%D0%BF%D0%B0%D1%80%D1%81%D0%B5%D1%80-%D0%B2%D0%B8%D0%B4%D0%B5%D0%BE%D0%B7%D0%B0%D0%BF%D0%B8%D1%81%D0%B5%D0%B9-%D0%B2%D0%BA/157/, https://otzyvmarketing.ru/articles/parsery-vkontakte/, https://rutube.ru/video/55e67c8bece5eab54ae30048d8e0d812/, https://vk.barkov.net/parser-video-vkontakte, https://vk.com/wall-58449641_4127, https://vk.targethunter.ru/take/clips, https://vkclipsparser.ru/, https://web-data-extractor.net/parser-video-vkontakte/, https://www.youtube.com/watch?v=K1kNf6oeUmI</text:p>
          </table:table-cell>
        </table:table-row>
        <table:table-row table:style-name="ro1">
          <table:table-cell table:style-name="Default" office:value-type="string" calcext:value-type="string">
            <text:p>парсер клипов вк</text:p>
          </table:table-cell>
          <table:table-cell office:value-type="string" calcext:value-type="string">
            <text:p>парсер вк видео (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aldaev.pro/vkvideoparser-%D0%B1%D0%B5%D1%81%D0%BF%D0%BB%D0%B0%D1%82%D0%BD%D1%8B%D0%B9-%D0%BF%D0%B0%D1%80%D1%81%D0%B5%D1%80-%D0%B2%D0%B8%D0%B4%D0%B5%D0%BE%D0%B7%D0%B0%D0%BF%D0%B8%D1%81%D0%B5%D0%B9-%D0%B2%D0%BA/157/, https://otzyvmarketing.ru/articles/parsery-vkontakte/, https://rutube.ru/video/55e67c8bece5eab54ae30048d8e0d812/, https://vk.barkov.net/parser-video-vkontakte, https://vk.com/wall-58449641_4127, https://vk.targethunter.ru/take/clips, https://vkclipsparser.ru/, https://web-data-extractor.net/parser-video-vkontakte/, https://www.youtube.com/watch?v=K1kNf6oeUmI</text:p>
          </table:table-cell>
        </table:table-row>
        <table:table-row table:style-name="ro1">
          <table:table-cell table:style-name="Default" office:value-type="string" calcext:value-type="string">
            <text:p>парсер кошельков</text:p>
          </table:table-cell>
          <table:table-cell office:value-type="string" calcext:value-type="string">
            <text:p>парсер кошельков (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146388/, https://privatekeyfinder.io/btc-parsers, https://telegra.ph/Skript-poiska-zabytyh-bitkoin-koshelkov-10-23, https://www.cryptohowtoeasy.com/article/bitcoin_wallet_parser</text:p>
          </table:table-cell>
        </table:table-row>
        <table:table-row table:style-name="ro1">
          <table:table-cell table:style-name="Default" office:value-type="string" calcext:value-type="string">
            <text:p>парсер биткоин кошельков</text:p>
          </table:table-cell>
          <table:table-cell office:value-type="string" calcext:value-type="string">
            <text:p>парсер кошельков (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146388/, https://privatekeyfinder.io/btc-parsers, https://telegra.ph/Skript-poiska-zabytyh-bitkoin-koshelkov-10-23, https://www.cryptohowtoeasy.com/article/bitcoin_wallet_parser</text:p>
          </table:table-cell>
        </table:table-row>
        <table:table-row table:style-name="ro1">
          <table:table-cell table:style-name="Default" office:value-type="string" calcext:value-type="string">
            <text:p>парсер на golang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froxy.com/ru/golang-scraper-why-go-and-the-best-libraries-to-use-for-parsing, https://dzen.ru/a/ZxIAD6lfOjPzfZC8, https://github.com/luminati-io/Golang-html-parsing, https://go-language.org/go-docs/go/parser/, https://habr.com/ru/articles/493088/, https://pkg.go.dev/go/parser, https://ru-brightdata.com/blog/how-tos-ru/web-scraping-go, https://uproger.com/veb-skrejping-s-konkurencziej-v-golang/, https://www.youtube.com/watch?v=tU7gTW2CfpE, https://www.zenrows.com/blog/golang-html-parser</text:p>
          </table:table-cell>
        </table:table-row>
        <table:table-row table:style-name="ro1">
          <table:table-cell table:style-name="Default" office:value-type="string" calcext:value-type="string">
            <text:p>парсер ключевых слов с сайт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6563.ru/parsey-yandex-wordstat, https://ddsi.ru/blog/parsery-klyuchevyh-slov/, https://habr.com/ru/companies/click/articles/494020/, https://puzat.ru/knowledge/parsing-klyuchevyx-slov, https://resize-web.ru/soft/parser-klyuchevyh-slov/, https://semkeys.ru/blog/parser-klyuchevyh-slov/, https://vc.ru/marketing/205881-top-10-programm-i-servisov-dlya-sbora-semanticheskogo-yadra, https://www.dmt.ru/publications/parsery-klyuchevykh-slov-instrumenty-i-metody-raboty/, https://www.rush-analytics.ru/land/parser-klyuchevyh-slov-onlajn-2, https://www.unisender.com/ru/blog/parsery-dlya-sbora-dannyh-s-sajtov/</text:p>
          </table:table-cell>
        </table:table-row>
        <table:table-row table:style-name="ro1">
          <table:table-cell table:style-name="Default" office:value-type="string" calcext:value-type="string">
            <text:p>парсер карточек товаров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a-parser-for-e-commerce/, https://catalogloader.com/projects/besplatnyj-parser-sajtov-catalogloader, https://github.com/AppleIpx/ozon_scraper, https://habr.com/ru/companies/amvera/articles/834582/, https://idatica.com/blog/parsing-internet-magazina-manual/, https://parser.market/parser-cen-ozon/, https://ppc.world/articles/17-parserov-dlya-raboty-na-marketpleysah-upravlyaem-stavkami-monitorim-ceny-analiziruem-konkurentov/, https://spparser.ru/, https://www.insales.ru/blogs/university/parsing-dannykh-dlya-internet-magazinov, https://www.unisender.com/ru/blog/parsery-dlya-sbora-dannyh-s-sajtov/</text:p>
          </table:table-cell>
        </table:table-row>
        <table:table-row table:style-name="ro1">
          <table:table-cell office:value-type="string" calcext:value-type="string">
            <text:p>web scraping companies</text:p>
          </table:table-cell>
          <table:table-cell office:value-type="string" calcext:value-type="string">
            <text:p>web scraping companies (2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, https://dataforest.ai/services/data-scraping, https://oxylabs.io/blog/best-web-scraping-companies, https://www.3idatascraping.com/, https://www.datahut.co/, https://www.scrapehero.com/, https://www.zyte.com/</text:p>
          </table:table-cell>
        </table:table-row>
        <table:table-row table:style-name="ro1">
          <table:table-cell office:value-type="string" calcext:value-type="string">
            <text:p>data scraping companies</text:p>
          </table:table-cell>
          <table:table-cell office:value-type="string" calcext:value-type="string">
            <text:p>web scraping companies (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, https://dataforest.ai/services/data-scraping, https://oxylabs.io/blog/best-web-scraping-companies, https://www.3idatascraping.com/, https://www.datahut.co/, https://www.scrapehero.com/, https://www.zyte.com/</text:p>
          </table:table-cell>
        </table:table-row>
        <table:table-row table:style-name="ro1">
          <table:table-cell office:value-type="string" calcext:value-type="string">
            <text:p>парсер почты россии</text:p>
          </table:table-cell>
          <table:table-cell office:value-type="string" calcext:value-type="string">
            <text:p>парсер почты россии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estlin/russian_mail_address_parser, https://habr.com/ru/articles/140319/, https://lolz.live/threads/2653607/, https://ru.stackoverflow.com/questions/76415/%D0%9F%D0%B0%D1%80%D1%81%D0%B5%D1%80-%D0%BF%D0%BE-%D0%B8%D0%B4%D0%B5%D0%BD%D1%82%D0%B8%D1%84%D0%B8%D0%BA%D0%B0%D1%82%D0%BE%D1%80%D1%83-%D0%BF%D0%BE%D1%87%D1%82%D1%8B-%D0%A0%D0%BE%D1%81%D1%81%D0%B8%D0%B8, https://www.cyberforum.ru/php/thread1764405.html</text:p>
          </table:table-cell>
        </table:table-row>
        <table:table-row table:style-name="ro1">
          <table:table-cell office:value-type="string" calcext:value-type="string">
            <text:p>парсер отслеживание почты россии</text:p>
          </table:table-cell>
          <table:table-cell office:value-type="string" calcext:value-type="string">
            <text:p>парсер почты россии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Restlin/russian_mail_address_parser, https://habr.com/ru/articles/140319/, https://lolz.live/threads/2653607/, https://ru.stackoverflow.com/questions/76415/%D0%9F%D0%B0%D1%80%D1%81%D0%B5%D1%80-%D0%BF%D0%BE-%D0%B8%D0%B4%D0%B5%D0%BD%D1%82%D0%B8%D1%84%D0%B8%D0%BA%D0%B0%D1%82%D0%BE%D1%80%D1%83-%D0%BF%D0%BE%D1%87%D1%82%D1%8B-%D0%A0%D0%BE%D1%81%D1%81%D0%B8%D0%B8, https://www.cyberforum.ru/php/thread1764405.html</text:p>
          </table:table-cell>
        </table:table-row>
        <table:table-row table:style-name="ro1">
          <table:table-cell office:value-type="string" calcext:value-type="string">
            <text:p>парсер с zakupki gov ru</text:p>
          </table:table-cell>
          <table:table-cell office:value-type="string" calcext:value-type="string">
            <text:p>парсер с zakupki gov ru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xcelvba.ru/programmes/Parser/samples/zakupki, https://github.com/Homyakin/ZakupkiParser, https://habr.com/ru/articles/666614/, https://infostart.ru/1c/tools/598685/, https://parserok.ru/parser-goszakupok-zakupki-gov-ru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1%80%D0%B5%D0%B5%D1%81%D1%82%D1%80%D0%B0-%D1%83%D1%87%D0%B0%D1%81%D1%82%D0%BD%D0%B8%D0%BA%D0%B8-%D0%B3%D0%BE%D1%81%D0%B7%D0%B0%D0%BA%D1%83%D0%BF%D0%BE%D0%BA/, https://tr-page.yandex.ru/translate?lang=en-ru&amp;url=https%3A%2F%2Fgithub.com%2Ftarbagan%2Fparser_zakupki.gov.ru%2Fblob%2Fmaster%2FREADME.md, https://www.bitrix24.ru/apps/app/gkopti.parser_gos_zakupok/, https://zenno.club/discussion/threads/parsing-gosudarstvennyx-zakupok-i-opyt-kotoryj-ja-iz-ehtogo-izvljok.98544/</text:p>
          </table:table-cell>
        </table:table-row>
        <table:table-row table:style-name="ro1">
          <table:table-cell office:value-type="string" calcext:value-type="string">
            <text:p>парсер сайта zakupki gov ru</text:p>
          </table:table-cell>
          <table:table-cell office:value-type="string" calcext:value-type="string">
            <text:p>парсер с zakupki gov ru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xcelvba.ru/programmes/Parser/samples/zakupki, https://github.com/Homyakin/ZakupkiParser, https://habr.com/ru/articles/666614/, https://infostart.ru/1c/tools/598685/, https://parserok.ru/parser-goszakupok-zakupki-gov-ru/, https://soksaitov.ru/%D1%83%D1%81%D0%BB%D1%83%D0%B3%D0%B8-%D0%BF%D1%80%D0%BE%D0%B4%D1%83%D0%BA%D1%82%D1%8B/software-%D0%BF%D1%80%D0%BE%D0%B3%D1%80%D0%B0%D0%BC%D0%BC%D1%8B/%D1%81%D0%B1%D0%BE%D1%80-%D0%BA%D0%BE%D0%BD%D1%82%D0%B0%D0%BA%D1%82%D0%BD%D1%8B%D1%85-%D0%B4%D0%B0%D0%BD%D0%BD%D1%8B%D1%85/%D0%BF%D0%B0%D1%80%D1%81%D0%B5%D1%80-%D1%80%D0%B5%D0%B5%D1%81%D1%82%D1%80%D0%B0-%D1%83%D1%87%D0%B0%D1%81%D1%82%D0%BD%D0%B8%D0%BA%D0%B8-%D0%B3%D0%BE%D1%81%D0%B7%D0%B0%D0%BA%D1%83%D0%BF%D0%BE%D0%BA/, https://tr-page.yandex.ru/translate?lang=en-ru&amp;url=https%3A%2F%2Fgithub.com%2Ftarbagan%2Fparser_zakupki.gov.ru%2Fblob%2Fmaster%2FREADME.md, https://www.bitrix24.ru/apps/app/gkopti.parser_gos_zakupok/, https://zenno.club/discussion/threads/parsing-gosudarstvennyx-zakupok-i-opyt-kotoryj-ja-iz-ehtogo-izvljok.98544/</text:p>
          </table:table-cell>
        </table:table-row>
        <table:table-row table:style-name="ro1">
          <table:table-cell office:value-type="string" calcext:value-type="string">
            <text:p>парсер фото из пинтерест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docs/parsers/se-pinterest, https://axiom.ai/scrape/pinterest, https://github.com/xjdeng/pinterest-image-scraper, https://prozavr.ru/tools/parser_kartinok.php, https://ru-brightdata.com/products/web-scraper/pinterest, https://vc.ru/u/1653266-servisy-i-programmy/654526-kak-ispolzovat-i-chem-parsit-kartinki-i-tekstovye-dannye-s-pinterest-v-2023, https://www.adspower.com/ru/blog/uproshchennyj-parsing-pinterest-ot-gotovyh-instrumentov-do-napisaniya-sobstvennogo-parsera, https://www.youtube.com/watch?v=NmzQro6BII0, https://xmldatafeed.com/kak-sparsit-dannye-s-pinterest-za-5-prostyh-shagov/, https://yougame.biz/threads/263669/</text:p>
          </table:table-cell>
        </table:table-row>
        <table:table-row table:style-name="ro1">
          <table:table-cell office:value-type="string" calcext:value-type="string">
            <text:p>парсер научных статей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schreij.github.io/projects/scholar-parser, https://elibrary.ru/qwiooc, https://esk-solutions.com/ru/information/394-polnoe-rukovodstvo-po-veb-parsingu-dla-akademiceskih-issledovanij.html, https://github.com/DmitryTsybulkin/scheduled-articles, https://habr.com/ru/articles/647873/, https://ru-brightdata.com/products/web-scraper/google-scholar-scraper, https://sky.pro/wiki/html/chto-takoe-parsing-sajtov-i-kak-ego-ispolzovat/, https://web-data-extractor.net/parser-statej/, https://www.hse.ru/ma/datajourn/news/261818537.html, https://x-parser.ru/tips/185-parser-statey-s-saytov-konkurentov.html</text:p>
          </table:table-cell>
        </table:table-row>
        <table:table-row table:style-name="ro1">
          <table:table-cell office:value-type="string" calcext:value-type="string">
            <text:p>парсер для файлов ods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alsrnv/ods_parser, https://habr.com/ru/companies/auriga/articles/555200/, https://products.aspose.app/cells/ru/parser/ods, https://products.aspose.com/total/ru/python-java/parse/ods/, https://products.conholdate.app/ru/parser/ods, https://products.fileformat.app/spreadsheet/parser/ods, https://products.groupdocs.app/ru/parser/ods, https://products.groupdocs.cloud/ru/parser/python/images/ods/, https://products.groupdocs.com/ru/parser/net/extract/text/ods/, https://www.npmjs.com/package/officeparser</text:p>
          </table:table-cell>
        </table:table-row>
        <table:table-row table:style-name="ro1">
          <table:table-cell office:value-type="string" calcext:value-type="string">
            <text:p>парсер новостей фондового рынка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edrj.ru/article/12-11-23, https://a-parser.com/resources/483/, https://github.com/riledv/stock-quotes-parser, https://habr.com/ru/articles/781006/, https://pikabu.ru/story/parsing_kotirovok_tsennyikh_bumag_v_microsoft_excel_i_google_tablitsyi_s_lyubogo_sayta_11932683, https://ru-brightdata.com/products/web-scraper/stock-market-scraper, https://rutube.ru/video/42dd56293a9b87985a8f8954ba79fe81/, https://smart-lab.ru/blog/969043.php, https://t.me/s/parserrus?q=%23MGNT, https://алготрейдинг.рф/moex/iss-moex/</text:p>
          </table:table-cell>
        </table:table-row>
        <table:table-row table:style-name="ro1">
          <table:table-cell office:value-type="string" calcext:value-type="string">
            <text:p>парсер из комментариев youtube whatsapp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resources/352/update?update=654, https://coder-castrov.vercel.app/blogs/novejshij-sposob-parsinga-kommentariev-na-youtube-s-ispolzovaniem-python-c6577fba-268, https://github.com/McElast/Youtube_comments_parser, https://habr.com/ru/articles/565812/, https://outscraper.com/ru/youtube-comments-scraper/, https://pythonist.ru/youtube-scraper-101-skraping-video-kommentariev-i-t-d/, https://vc.ru/marketing/1222396-kak-sparsit-uchastnikov-grupp-i-soobshestv-whatsapp, https://waneuro.ru/parser-group-whatsapp/, https://www.youtube.com/watch?v=vKcA4NKUdlA, https://zenno.club/discussion/threads/youtube-parser-v5-0-7-moschnyj-parser-dannyx-i-kontaktov-iz-youtube.40158/</text:p>
          </table:table-cell>
        </table:table-row>
        <table:table-row table:style-name="ro1">
          <table:table-cell office:value-type="string" calcext:value-type="string">
            <text:p>парсер яндекс дзен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-parser.com/threads/7329/, https://dzen.ru/a/ZPXSG57CLki-fwrO, https://github.com/klesarev/yandex-parser, https://kwork.ru/script-programming/15503514/parser-yandeks-dzen-statistika-statey-i-kanalov-dlya-analiza-i-raboty, https://kwork.ru/script-programming/17302217/prostoy-parser-statey-yandeks-dzen, https://qna.habr.com/q/1198340, https://research.sfu-kras.ru/publications/publication/49775035, https://vk.com/zenparser, https://www.weblancer.net/freelance/veb-programmirovanie-31/parser-saita-na-php-dzen-961081/, https://zennolab.com/discussion/threads/65078/</text:p>
          </table:table-cell>
        </table:table-row>
        <table:table-row table:style-name="ro1">
          <table:table-cell office:value-type="string" calcext:value-type="string">
            <text:p>reddit web scraping</text:p>
          </table:table-cell>
          <table:table-cell office:value-type="string" calcext:value-type="string">
            <text:p>reddit web scraping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trudax/reddit-scraper, https://medium.com/geekculture/a-complete-guide-to-web-scraping-reddit-with-python-16e292317a52, https://www.reddit.com/r/learnprogramming/comments/171rxlf/what_are_the_practical_uses_for_an_everyday/, https://www.reddit.com/r/node/comments/1cck36l/how_to_do_web_scraping/, https://www.reddit.com/r/webdev/comments/1ain86a/is_web_scraping_legal/, https://www.reddit.com/r/webdev/comments/1dgiii7/web_scraping_instead_of_reddit_api/, https://www.reddit.com/r/webscraping/, https://www.reddit.com/r/webscraping/comments/1c4jd72/where_to_begin_web_scraping/, https://www.scraperapi.com/web-scraping/reddit/</text:p>
          </table:table-cell>
        </table:table-row>
        <table:table-row table:style-name="ro1">
          <table:table-cell office:value-type="string" calcext:value-type="string">
            <text:p>web scraping reddit</text:p>
          </table:table-cell>
          <table:table-cell office:value-type="string" calcext:value-type="string">
            <text:p>reddit web scraping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trudax/reddit-scraper, https://medium.com/geekculture/a-complete-guide-to-web-scraping-reddit-with-python-16e292317a52, https://www.reddit.com/r/learnprogramming/comments/171rxlf/what_are_the_practical_uses_for_an_everyday/, https://www.reddit.com/r/node/comments/1cck36l/how_to_do_web_scraping/, https://www.reddit.com/r/webdev/comments/1ain86a/is_web_scraping_legal/, https://www.reddit.com/r/webdev/comments/1dgiii7/web_scraping_instead_of_reddit_api/, https://www.reddit.com/r/webscraping/, https://www.reddit.com/r/webscraping/comments/1c4jd72/where_to_begin_web_scraping/, https://www.scraperapi.com/web-scraping/reddit/</text:p>
          </table:table-cell>
        </table:table-row>
        <table:table-row table:style-name="ro1">
          <table:table-cell office:value-type="string" calcext:value-type="string">
            <text:p>scrape linkedin posts</text:p>
          </table:table-cell>
          <table:table-cell office:value-type="string" calcext:value-type="string">
            <text:p>scrape linkedin posts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curious_coder/linkedin-post-search-scraper, https://brightdata.com/products/web-scraper/linkedin/post, https://github.com/christophe-garon/Linkedin-Post-Scraper, https://keeplearning.dev/how-i-scraped-more-than-100-000-posts-on-linkedin-f0cf758b1d49, https://phantombuster.com/automations/linkedin/9136/linkedin-activity-extractor, https://www.nimbleway.com/nimble-api/web/linkedin/posts, https://www.octoparse.com/blog/scrape-linkedin-public-data, https://www.reddit.com/r/learnprogramming/comments/1fi1zf5/how_do_you_scrape_linkedin_posts_now_that_the/</text:p>
          </table:table-cell>
        </table:table-row>
        <table:table-row table:style-name="ro1">
          <table:table-cell office:value-type="string" calcext:value-type="string">
            <text:p>linkedin post scraper</text:p>
          </table:table-cell>
          <table:table-cell office:value-type="string" calcext:value-type="string">
            <text:p>scrape linkedin posts (2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curious_coder/linkedin-post-search-scraper, https://brightdata.com/products/web-scraper/linkedin/post, https://github.com/christophe-garon/Linkedin-Post-Scraper, https://keeplearning.dev/how-i-scraped-more-than-100-000-posts-on-linkedin-f0cf758b1d49, https://phantombuster.com/automations/linkedin/9136/linkedin-activity-extractor, https://www.nimbleway.com/nimble-api/web/linkedin/posts, https://www.octoparse.com/blog/scrape-linkedin-public-data, https://www.reddit.com/r/learnprogramming/comments/1fi1zf5/how_do_you_scrape_linkedin_posts_now_that_the/</text:p>
          </table:table-cell>
        </table:table-row>
        <table:table-row table:style-name="ro1">
          <table:table-cell office:value-type="string" calcext:value-type="string">
            <text:p>scrape instagram followers python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clothefobia/instagram-follower-scraper/api/python, https://github.com/NyanCyanide/InstagramScrapper, https://github.com/redianmarku/instagram-follower-scraper, https://matthewclarkson.com.au/blog/how-to-scrape-instagram-ultimate-guide/, https://medium.com/@moslemgannoun/lets-scrape-intagram-with-python-1ab4adc5f695, https://medium.com/nerd-for-tech/scrape-instagram-using-python-2576f09ebbb9, https://proxyscrape.com/blog/how-to-scrape-instagram-using-python, https://scrapfly.io/blog/how-to-scrape-instagram/, https://www.reddit.com/r/learnpython/comments/1fairy2/using_selenium_to_scrape_instagram/, https://www.scrapingdog.com/blog/scrape-instagram/</text:p>
          </table:table-cell>
        </table:table-row>
        <table:table-row table:style-name="ro1">
          <table:table-cell office:value-type="string" calcext:value-type="string">
            <text:p>google trends scraper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emastra/google-trends-scraper, https://axiom.ai/automate/google-trends-scraper, https://brightdata.com/blog/web-data/how-to-scrape-google-trends, https://github.com/dballinari/GoogleTrends-Scraper, https://medium.com/@datajournal/how-to-scrape-google-trends-5033c610c2d5, https://outscraper.com/google-trends-scraper/, https://oxylabs.io/products/scraper-api/serp/google/trends, https://scrapfly.io/blog/how-to-scrape-google-trends/, https://www.reddit.com/r/datasets/comments/12feust/scraping_google_trends_data_in_2023/, https://www.scraperapi.com/blog/google-trends-scraper/</text:p>
          </table:table-cell>
        </table:table-row>
        <table:table-row table:style-name="ro1">
          <table:table-cell office:value-type="string" calcext:value-type="string">
            <text:p>scrape google scholar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fy.com/marco.gullo/google-scholar-scraper, https://crawlbase.com/blog/scrape-google-scholar-results/, https://github.com/MahdiNavaei/Google-Scholar-Scraper, https://github.com/oxylabs/how-to-scrape-google-scholar, https://medium.com/@darshankhandelwal12/scrape-google-scholar-using-python-3f35a3a6597b, https://oxylabs.io/blog/how-to-scrape-google-scholar, https://serpapi.com/google-scholar-api, https://www.octoparse.com/blog/scrape-google-scholar, https://www.reddit.com/r/learnpython/comments/o44860/web_scraping_google_scholar/, https://www.scraperapi.com/blog/best-google-scholar-apis-proxies/</text:p>
          </table:table-cell>
        </table:table-row>
        <table:table-row table:style-name="ro1" table:number-rows-repeated="1047719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парсер-wordstat'.A838:'парсер-wordstat'.A1048576 'парсер-wordstat'.A765:'парсер-wordstat'.A778 'парсер-wordstat'.A1:'парсер-wordstat'.A724 'парсер-wordstat'.A726:'парсер-wordstat'.A763">
            <calcext:condition calcext:apply-style-name="Bad" calcext:value="duplicate" calcext:base-cell-address="'парсер-wordstat'.A1"/>
          </calcext:conditional-format>
          <calcext:conditional-format calcext:target-range-address="'парсер-wordstat'.A725:'парсер-wordstat'.A725">
            <calcext:condition calcext:apply-style-name="Bad" calcext:value="duplicate" calcext:base-cell-address="'парсер-wordstat'.A725"/>
          </calcext:conditional-format>
          <calcext:conditional-format calcext:target-range-address="'парсер-wordstat'.A764:'парсер-wordstat'.A764">
            <calcext:condition calcext:apply-style-name="Bad" calcext:value="duplicate" calcext:base-cell-address="'парсер-wordstat'.A764"/>
          </calcext:conditional-format>
        </calcext:conditional-formats>
      </table:table>
      <table:named-expressions/>
      <table:database-ranges>
        <table:database-range table:name="__Anonymous_Sheet_DB__0" table:target-range-address="'парсер-wordstat'.A1:'парсер-wordstat'.H1048576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 style:data-style-name="N2" text:time-value="20:27:11.8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22T20:28:16.997000000</dc:date>
    <meta:editing-duration>PT24M51S</meta:editing-duration>
    <meta:editing-cycles>6</meta:editing-cycles>
    <meta:generator>LibreOffice/24.2.1.2$Windows_X86_64 LibreOffice_project/db4def46b0453cc22e2d0305797cf981b68ef5ac</meta:generator>
    <meta:document-statistic meta:table-count="1" meta:cell-count="6848" meta:object-count="0"/>
  </office:meta>
</office:document-meta>
</file>